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8BA000005D8D3315AFB.jpg" manifest:media-type="image/jpeg"/>
  <manifest:file-entry manifest:full-path="Pictures/1000055A000006730000069D1DDA8316.svg" manifest:media-type="image/svg+xml"/>
  <manifest:file-entry manifest:full-path="Pictures/1000020A0000339D000019DC2A47BD2D.svg" manifest:media-type="image/svg+xml"/>
  <manifest:file-entry manifest:full-path="Pictures/1000000000000300000003007AFEFCBD.jpg" manifest:media-type="image/jpeg"/>
  <manifest:file-entry manifest:full-path="Pictures/1000000000000324000003DAE6EA6158.jpg" manifest:media-type="image/jpeg"/>
  <manifest:file-entry manifest:full-path="Pictures/100000000000025800000258E0782519.jpg" manifest:media-type="image/jpe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ntonio Bold" svg:font-family="'Antonio Bold'"/>
    <style:font-face style:name="Aptos" svg:font-family="Aptos"/>
    <style:font-face style:name="Arial" svg:font-family="Arial" style:font-family-generic="system" style:font-pitch="variable"/>
    <style:font-face style:name="Calibri" svg:font-family="Calibri"/>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Open Sauce" svg:font-family="'Open Sauce'"/>
    <style:font-face style:name="Open Sauce Bold" svg:font-family="'Open Sauce Bold'"/>
    <style:font-face style:name="Segoe UI" svg:font-family="'Segoe UI'" style:font-family-generic="swiss" style:font-pitch="variable"/>
    <style:font-face style:name="Segoe UI Variable Text Semiligh" svg:font-family="'Segoe UI Variable Text Semiligh'" style:font-pitch="variable"/>
    <style:font-face style:name="Segoe UI1" svg:font-family="'Segoe UI'" style:font-family-generic="system" style:font-pitch="variable"/>
    <style:font-face style:name="Söhne" svg:font-family="Söhne"/>
    <style:font-face style:name="Tahoma" svg:font-family="Tahoma" style:font-family-generic="system" style:font-pitch="variable"/>
    <style:font-face style:name="arial" svg:font-family="arial" style:font-family-generic="swiss" style:font-pitch="variable"/>
  </office:font-face-decls>
  <office:automatic-styles>
    <style:style style:name="dp1" style:family="drawing-page">
      <style:drawing-page-properties presentation:transition-speed="slow" presentation:background-visible="true" presentation:background-objects-visible="true" draw:fill="solid" draw:fill-color="#ffffff" draw:opacity="100%" presentation:display-footer="false" presentation:display-page-number="false" presentation:display-date-time="false" smil:type="fade" smil:subtype="crossfade" smil:fadeColor="#000000"/>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ffffff" draw:opacity="100%" presentation:display-footer="false" presentation:display-page-number="false" presentation:display-date-time="false"/>
    </style:style>
    <style:style style:name="dp4" style:family="drawing-page">
      <style:drawing-page-properties presentation:display-header="false" presentation:display-footer="false" presentation:display-page-number="false" presentation:display-date-time="false"/>
    </style:style>
    <style:style style:name="dp5" style:family="drawing-page">
      <style:drawing-page-properties presentation:background-visible="true" presentation:background-objects-visible="true" draw:fill="solid" draw:fill-color="#ffffff" draw:opacity="100%" presentation:display-footer="false" presentation:display-page-number="false" presentation:display-date-time="false" smil:type="fade" smil:subtype="crossfade" smil:fadeColor="#000000"/>
    </style:style>
    <style:style style:name="gr1" style:family="graphic">
      <style:graphic-properties style:writing-mode="lr-tb" loext:decorative="false"/>
    </style:style>
    <style:style style:name="gr2" style:family="graphic" style:parent-style-name="standard">
      <style:graphic-properties draw:stroke="none" draw:fill="solid" draw:fill-color="#48b281" draw:opacity="100%" draw:textarea-horizontal-align="left" draw:textarea-vertical-align="top" draw:auto-grow-height="false" draw:auto-grow-width="false" fo:padding-top="0.127cm" fo:padding-bottom="0.127cm" fo:padding-left="0.254cm" fo:padding-right="0.254cm" fo:wrap-option="wrap" style:writing-mode="lr-tb" loext:decorative="false"/>
      <style:paragraph-properties style:writing-mode="lr-tb"/>
    </style:style>
    <style:style style:name="gr3" style:family="graphic" style:parent-style-name="standard">
      <style:graphic-properties draw:stroke="none" draw:fill="solid" draw:fill-color="#f1eeee" draw:opacity="100%" draw:textarea-horizontal-align="left" draw:textarea-vertical-align="top" draw:auto-grow-height="false" draw:auto-grow-width="false" fo:padding-top="0.127cm" fo:padding-bottom="0.127cm" fo:padding-left="0.254cm" fo:padding-right="0.254cm" fo:wrap-option="wrap" style:writing-mode="lr-tb" loext:decorative="false"/>
      <style:paragraph-properties style:writing-mode="lr-tb"/>
    </style:style>
    <style:style style:name="gr4" style:family="graphic" style:parent-style-name="standard">
      <style:graphic-properties draw:stroke="none" draw:fill="bitmap" draw:fill-image-name="a776" style:repeat="stretch" draw:textarea-horizontal-align="left" draw:textarea-vertical-align="top" draw:auto-grow-height="false" draw:auto-grow-width="false" fo:padding-top="0.127cm" fo:padding-bottom="0.127cm" fo:padding-left="0.254cm" fo:padding-right="0.254cm" fo:wrap-option="wrap" style:writing-mode="lr-tb" loext:decorative="false"/>
      <style:paragraph-properties style:writing-mode="lr-tb"/>
    </style:style>
    <style:style style:name="gr5" style:family="graphic" style:parent-style-name="standard">
      <style:graphic-properties draw:stroke="none" draw:fill="bitmap" draw:fill-image-name="a769" style:repeat="stretch" draw:textarea-horizontal-align="left" draw:textarea-vertical-align="top" draw:auto-grow-height="false" draw:auto-grow-width="false" fo:padding-top="0.127cm" fo:padding-bottom="0.127cm" fo:padding-left="0.254cm" fo:padding-right="0.254cm" fo:wrap-option="wrap" style:writing-mode="lr-tb" loext:decorative="false"/>
      <style:paragraph-properties style:writing-mode="lr-tb"/>
    </style:style>
    <style:style style:name="gr6" style:family="graphic" style:parent-style-name="standard">
      <style:graphic-properties draw:stroke="none" draw:fill="none" draw:textarea-horizontal-align="left" draw:textarea-vertical-align="top" draw:auto-grow-height="true" draw:auto-grow-width="false" fo:min-height="0.691cm" fo:padding-top="0cm" fo:padding-bottom="0cm" fo:padding-left="0cm" fo:padding-right="0cm" fo:wrap-option="wrap" loext:decorative="false"/>
      <style:paragraph-properties style:writing-mode="lr-tb"/>
    </style:style>
    <style:style style:name="gr7" style:family="graphic" style:parent-style-name="standard">
      <style:graphic-properties draw:stroke="none" draw:fill="none" draw:textarea-horizontal-align="left" draw:textarea-vertical-align="top" draw:auto-grow-height="true" draw:auto-grow-width="false" fo:min-height="5.913cm" fo:padding-top="0cm" fo:padding-bottom="0cm" fo:padding-left="0cm" fo:padding-right="0cm" fo:wrap-option="wrap" loext:decorative="false"/>
    </style:style>
    <style:style style:name="gr8" style:family="graphic" style:parent-style-name="standard">
      <style:graphic-properties draw:stroke="none" draw:fill="none" draw:textarea-horizontal-align="center" draw:textarea-vertical-align="top" draw:auto-grow-height="true" draw:auto-grow-width="false" fo:min-height="0.858cm" fo:padding-top="0cm" fo:padding-bottom="0cm" fo:padding-left="0cm" fo:padding-right="0cm" fo:wrap-option="wrap" loext:decorative="false"/>
      <style:paragraph-properties style:writing-mode="lr-tb"/>
    </style:style>
    <style:style style:name="gr9" style:family="graphic" style:parent-style-name="standard">
      <style:graphic-properties draw:stroke="none" draw:fill="none" draw:textarea-horizontal-align="left" draw:textarea-vertical-align="top" draw:auto-grow-height="true" draw:auto-grow-width="false" fo:min-height="5.987cm" fo:padding-top="0.127cm" fo:padding-bottom="0.127cm" fo:padding-left="0.254cm" fo:padding-right="0.254cm" fo:wrap-option="wrap" loext:decorative="false"/>
      <style:paragraph-properties style:writing-mode="lr-tb"/>
    </style:style>
    <style:style style:name="gr10" style:family="graphic">
      <style:graphic-properties style:protect="size" loext:decorative="false"/>
    </style:style>
    <style:style style:name="gr11" style:family="graphic" style:parent-style-name="standard">
      <style:graphic-properties draw:stroke="none" draw:fill="bitmap" draw:fill-image-name="a790" style:repeat="stretch" draw:textarea-horizontal-align="left" draw:textarea-vertical-align="top" draw:auto-grow-height="false" draw:auto-grow-width="false" fo:padding-top="0.127cm" fo:padding-bottom="0.127cm" fo:padding-left="0.254cm" fo:padding-right="0.254cm" fo:wrap-option="wrap" style:writing-mode="lr-tb" loext:decorative="false"/>
      <style:paragraph-properties style:writing-mode="lr-tb"/>
    </style:style>
    <style:style style:name="gr12" style:family="graphic" style:parent-style-name="standard">
      <style:graphic-properties draw:stroke="none" draw:fill="none" draw:textarea-horizontal-align="left" draw:textarea-vertical-align="top" draw:auto-grow-height="true" draw:auto-grow-width="false" fo:min-height="2.91cm" fo:padding-top="0cm" fo:padding-bottom="0cm" fo:padding-left="0cm" fo:padding-right="0cm" fo:wrap-option="wrap" loext:decorative="false"/>
      <style:paragraph-properties style:writing-mode="lr-tb"/>
    </style:style>
    <style:style style:name="gr13" style:family="graphic" style:parent-style-name="standard">
      <style:graphic-properties draw:stroke="none" draw:fill="bitmap" draw:fill-image-name="a833" style:repeat="stretch" draw:textarea-horizontal-align="left" draw:textarea-vertical-align="top" draw:auto-grow-height="false" draw:auto-grow-width="false" fo:padding-top="0.127cm" fo:padding-bottom="0.127cm" fo:padding-left="0.254cm" fo:padding-right="0.254cm" fo:wrap-option="wrap" style:writing-mode="lr-tb" loext:decorative="false"/>
      <style:paragraph-properties style:writing-mode="lr-tb"/>
    </style:style>
    <style:style style:name="gr14" style:family="graphic" style:parent-style-name="standard">
      <style:graphic-properties draw:stroke="none" draw:fill="none" draw:textarea-horizontal-align="left" draw:textarea-vertical-align="top" draw:auto-grow-height="true" draw:auto-grow-width="false" fo:min-height="15.188cm" fo:padding-top="0cm" fo:padding-bottom="0cm" fo:padding-left="0cm" fo:padding-right="0cm" fo:wrap-option="wrap" loext:decorative="false"/>
      <style:paragraph-properties style:writing-mode="lr-tb"/>
    </style:style>
    <style:style style:name="gr15" style:family="graphic" style:parent-style-name="standard">
      <style:graphic-properties draw:stroke="none" draw:fill="none" draw:textarea-horizontal-align="left" draw:textarea-vertical-align="top" draw:auto-grow-height="true" draw:auto-grow-width="false" fo:min-height="2.934cm" fo:padding-top="0cm" fo:padding-bottom="0cm" fo:padding-left="0cm" fo:padding-right="0cm" fo:wrap-option="wrap" loext:decorative="false"/>
      <style:paragraph-properties style:writing-mode="lr-tb"/>
    </style:style>
    <style:style style:name="gr16" style:family="graphic" style:parent-style-name="standard">
      <style:graphic-properties draw:stroke="none" draw:fill="bitmap" draw:fill-image-name="a912" style:repeat="stretch" draw:textarea-horizontal-align="left" draw:textarea-vertical-align="top" draw:auto-grow-height="false" draw:auto-grow-width="false" fo:padding-top="0.127cm" fo:padding-bottom="0.127cm" fo:padding-left="0.254cm" fo:padding-right="0.254cm" fo:wrap-option="wrap" style:writing-mode="lr-tb" loext:decorative="false"/>
      <style:paragraph-properties style:writing-mode="lr-tb"/>
    </style:style>
    <style:style style:name="gr17" style:family="graphic" style:parent-style-name="standard">
      <style:graphic-properties draw:stroke="none" draw:fill="bitmap" draw:fill-image-name="a905" style:repeat="stretch" draw:textarea-horizontal-align="left" draw:textarea-vertical-align="top" draw:auto-grow-height="false" draw:auto-grow-width="false" fo:padding-top="0.127cm" fo:padding-bottom="0.127cm" fo:padding-left="0.254cm" fo:padding-right="0.254cm" fo:wrap-option="wrap" style:writing-mode="lr-tb" loext:decorative="false"/>
      <style:paragraph-properties style:writing-mode="lr-tb"/>
    </style:style>
    <style:style style:name="gr18" style:family="graphic" style:parent-style-name="standard">
      <style:graphic-properties draw:stroke="none" draw:fill="bitmap" draw:fill-image-name="a901" style:repeat="stretch" draw:textarea-horizontal-align="left" draw:textarea-vertical-align="top" draw:auto-grow-height="false" draw:auto-grow-width="false" fo:padding-top="0.127cm" fo:padding-bottom="0.127cm" fo:padding-left="0.254cm" fo:padding-right="0.254cm" fo:wrap-option="wrap" style:writing-mode="lr-tb" loext:decorative="false"/>
      <style:paragraph-properties style:writing-mode="lr-tb"/>
    </style:style>
    <style:style style:name="gr19" style:family="graphic" style:parent-style-name="standard">
      <style:graphic-properties draw:stroke="none" draw:fill="bitmap" draw:fill-image-name="a894" style:repeat="stretch" draw:textarea-horizontal-align="left" draw:textarea-vertical-align="top" draw:auto-grow-height="false" draw:auto-grow-width="false" fo:padding-top="0.127cm" fo:padding-bottom="0.127cm" fo:padding-left="0.254cm" fo:padding-right="0.254cm" fo:wrap-option="wrap" style:writing-mode="lr-tb" loext:decorative="false"/>
      <style:paragraph-properties style:writing-mode="lr-tb"/>
    </style:style>
    <style:style style:name="gr20" style:family="graphic" style:parent-style-name="standard">
      <style:graphic-properties draw:stroke="none" draw:fill="none" draw:textarea-horizontal-align="left" draw:textarea-vertical-align="top" draw:auto-grow-height="true" draw:auto-grow-width="false" fo:min-height="2.864cm" fo:padding-top="0cm" fo:padding-bottom="0cm" fo:padding-left="0cm" fo:padding-right="0cm" fo:wrap-option="wrap" loext:decorative="false"/>
      <style:paragraph-properties style:writing-mode="lr-tb"/>
    </style:style>
    <style:style style:name="gr21" style:family="graphic" style:parent-style-name="standard">
      <style:graphic-properties draw:stroke="none" draw:fill="none" draw:textarea-horizontal-align="left" draw:textarea-vertical-align="top" draw:auto-grow-height="true" draw:auto-grow-width="false" fo:min-height="24.972cm" fo:padding-top="0cm" fo:padding-bottom="0cm" fo:padding-left="0cm" fo:padding-right="0cm" fo:wrap-option="wrap" loext:decorative="false"/>
      <style:paragraph-properties style:writing-mode="lr-tb"/>
    </style:style>
    <style:style style:name="gr22" style:family="graphic" style:parent-style-name="standard">
      <style:graphic-properties draw:stroke="solid" svg:stroke-width="0.026cm" svg:stroke-color="#000000" svg:stroke-opacity="100%" svg:stroke-linecap="butt" draw:fill="none" draw:textarea-horizontal-align="left" draw:textarea-vertical-align="top" draw:auto-grow-height="false" draw:auto-grow-width="false" fo:padding-top="0.127cm" fo:padding-bottom="0.127cm" fo:padding-left="0.254cm" fo:padding-right="0.254cm" fo:wrap-option="wrap" style:writing-mode="lr-tb" loext:decorative="false"/>
      <style:paragraph-properties style:writing-mode="lr-tb"/>
    </style:style>
    <style:style style:name="gr23" style:family="graphic" style:parent-style-name="standard">
      <style:graphic-properties draw:stroke="none" draw:fill="none" draw:textarea-horizontal-align="center" draw:textarea-vertical-align="top" draw:auto-grow-height="true" draw:auto-grow-width="false" fo:min-height="2.636cm" fo:padding-top="0cm" fo:padding-bottom="0cm" fo:padding-left="0cm" fo:padding-right="0cm" fo:wrap-option="wrap" loext:decorative="false"/>
      <style:paragraph-properties style:writing-mode="lr-tb"/>
    </style:style>
    <style:style style:name="gr24" style:family="graphic">
      <style:graphic-properties loext:decorative="false"/>
    </style:style>
    <style:style style:name="gr25" style:family="graphic" style:parent-style-name="standard">
      <style:graphic-properties draw:stroke="none" draw:fill="none" draw:textarea-horizontal-align="left" draw:textarea-vertical-align="top" draw:auto-grow-height="true" draw:auto-grow-width="false" fo:min-height="13.814cm" fo:padding-top="0cm" fo:padding-bottom="0cm" fo:padding-left="0cm" fo:padding-right="0cm" fo:wrap-option="wrap" loext:decorative="false"/>
      <style:paragraph-properties style:writing-mode="lr-tb"/>
    </style:style>
    <style:style style:name="gr26" style:family="graphic" style:parent-style-name="standard">
      <style:graphic-properties draw:stroke="none" draw:fill="none" draw:textarea-horizontal-align="center" draw:textarea-vertical-align="top" draw:auto-grow-height="true" draw:auto-grow-width="false" fo:min-height="1.963cm" fo:padding-top="0cm" fo:padding-bottom="0cm" fo:padding-left="0cm" fo:padding-right="0cm" fo:wrap-option="wrap" loext:decorative="false"/>
      <style:paragraph-properties style:writing-mode="lr-tb"/>
    </style:style>
    <style:style style:name="gr27" style:family="graphic" style:parent-style-name="standard">
      <style:graphic-properties draw:stroke="none" draw:fill="none" draw:textarea-horizontal-align="left" draw:textarea-vertical-align="top" draw:auto-grow-height="true" draw:auto-grow-width="false" fo:min-height="2.058cm" fo:padding-top="0cm" fo:padding-bottom="0cm" fo:padding-left="0cm" fo:padding-right="0cm" fo:wrap-option="wrap" loext:decorative="false"/>
      <style:paragraph-properties style:writing-mode="lr-tb"/>
    </style:style>
    <style:style style:name="gr28" style:family="graphic" style:parent-style-name="standard">
      <style:graphic-properties draw:stroke="none" draw:fill="none" draw:textarea-horizontal-align="center" draw:textarea-vertical-align="top" draw:auto-grow-height="true" draw:auto-grow-width="false" fo:min-height="1.119cm" fo:padding-top="0cm" fo:padding-bottom="0cm" fo:padding-left="0cm" fo:padding-right="0cm" fo:wrap-option="wrap" loext:decorative="false"/>
      <style:paragraph-properties style:writing-mode="lr-tb"/>
    </style:style>
    <style:style style:name="gr29" style:family="graphic" style:parent-style-name="standard">
      <style:graphic-properties draw:stroke="none" draw:fill="none" draw:textarea-horizontal-align="left" draw:textarea-vertical-align="top" draw:auto-grow-height="true" draw:auto-grow-width="false" fo:min-height="4.196cm" fo:padding-top="0cm" fo:padding-bottom="0cm" fo:padding-left="0cm" fo:padding-right="0cm" fo:wrap-option="wrap" loext:decorative="false"/>
      <style:paragraph-properties style:writing-mode="lr-tb"/>
    </style:style>
    <style:style style:name="gr30" style:family="graphic" style:parent-style-name="standard">
      <style:graphic-properties draw:stroke="none" draw:fill="none" draw:textarea-horizontal-align="center" draw:textarea-vertical-align="top" draw:auto-grow-height="true" draw:auto-grow-width="false" fo:min-height="1.121cm" fo:padding-top="0cm" fo:padding-bottom="0cm" fo:padding-left="0cm" fo:padding-right="0cm" fo:wrap-option="wrap" loext:decorative="false"/>
      <style:paragraph-properties style:writing-mode="lr-tb"/>
    </style:style>
    <style:style style:name="gr31" style:family="graphic" style:parent-style-name="standard">
      <style:graphic-properties draw:stroke="none" draw:fill="bitmap" draw:fill-image-name="a936" style:repeat="stretch" draw:textarea-horizontal-align="left" draw:textarea-vertical-align="top" draw:auto-grow-height="false" draw:auto-grow-width="false" fo:padding-top="0.127cm" fo:padding-bottom="0.127cm" fo:padding-left="0.254cm" fo:padding-right="0.254cm" fo:wrap-option="wrap" style:writing-mode="lr-tb" loext:decorative="false"/>
      <style:paragraph-properties style:writing-mode="lr-tb"/>
    </style:style>
    <style:style style:name="gr32" style:family="graphic" style:parent-style-name="standard">
      <style:graphic-properties draw:stroke="none" draw:fill="none" draw:textarea-horizontal-align="center" draw:textarea-vertical-align="top" draw:auto-grow-height="true" draw:auto-grow-width="false" fo:min-height="5.718cm" fo:padding-top="0cm" fo:padding-bottom="0cm" fo:padding-left="0cm" fo:padding-right="0cm" fo:wrap-option="wrap" loext:decorative="false"/>
      <style:paragraph-properties style:writing-mode="lr-tb"/>
    </style:style>
    <style:style style:name="gr33" style:family="graphic" style:parent-style-name="standard">
      <style:graphic-properties draw:stroke="none" draw:fill="bitmap" draw:fill-image-name="a1108" style:repeat="stretch" draw:textarea-horizontal-align="left" draw:textarea-vertical-align="top" draw:auto-grow-height="false" draw:auto-grow-width="false" fo:padding-top="0.127cm" fo:padding-bottom="0.127cm" fo:padding-left="0.254cm" fo:padding-right="0.254cm" fo:wrap-option="wrap" style:writing-mode="lr-tb" loext:decorative="false"/>
      <style:paragraph-properties style:writing-mode="lr-tb"/>
    </style:style>
    <style:style style:name="gr34" style:family="graphic" style:parent-style-name="standard">
      <style:graphic-properties draw:stroke="solid" svg:stroke-width="0.026cm" svg:stroke-color="#4a7ebb" svg:stroke-opacity="100%" svg:stroke-linecap="butt" draw:fill="none" fo:padding-top="0.138cm" fo:padding-bottom="0.138cm" fo:padding-left="0.263cm" fo:padding-right="0.263cm" loext:decorative="false"/>
    </style:style>
    <style:style style:name="gr35" style:family="graphic" style:parent-style-name="standard">
      <style:graphic-properties draw:stroke="none" draw:fill="bitmap" draw:fill-image-name="a1211" style:repeat="stretch" draw:textarea-horizontal-align="left" draw:textarea-vertical-align="top" draw:auto-grow-height="false" draw:auto-grow-width="false" fo:padding-top="0.127cm" fo:padding-bottom="0.127cm" fo:padding-left="0.254cm" fo:padding-right="0.254cm" fo:wrap-option="wrap" style:writing-mode="lr-tb" loext:decorative="false"/>
      <style:paragraph-properties style:writing-mode="lr-tb"/>
    </style:style>
    <style:style style:name="gr36" style:family="graphic" style:parent-style-name="standard">
      <style:graphic-properties draw:stroke="none" draw:fill="solid" draw:fill-color="#68d6a3" draw:opacity="100%" draw:textarea-horizontal-align="left" draw:textarea-vertical-align="top" draw:auto-grow-height="false" draw:auto-grow-width="false" fo:padding-top="0.127cm" fo:padding-bottom="0.127cm" fo:padding-left="0.254cm" fo:padding-right="0.254cm" fo:wrap-option="wrap" style:writing-mode="lr-tb" loext:decorative="false"/>
      <style:paragraph-properties style:writing-mode="lr-tb"/>
    </style:style>
    <style:style style:name="gr37" style:family="graphic" style:parent-style-name="standard">
      <style:graphic-properties draw:stroke="none" draw:fill="none" draw:textarea-horizontal-align="left" draw:textarea-vertical-align="top" draw:auto-grow-height="true" draw:auto-grow-width="false" fo:min-height="8.216cm" fo:padding-top="0cm" fo:padding-bottom="0cm" fo:padding-left="0cm" fo:padding-right="0cm" fo:wrap-option="wrap" loext:decorative="false"/>
      <style:paragraph-properties style:writing-mode="lr-tb"/>
    </style:style>
    <style:style style:name="gr38" style:family="graphic" style:parent-style-name="standard">
      <style:graphic-properties draw:stroke="none" draw:fill="none" draw:textarea-horizontal-align="left" draw:textarea-vertical-align="top" draw:auto-grow-height="true" draw:auto-grow-width="false" fo:min-height="8.265cm" fo:padding-top="0cm" fo:padding-bottom="0cm" fo:padding-left="0cm" fo:padding-right="0cm" fo:wrap-option="wrap" loext:decorative="false"/>
      <style:paragraph-properties style:writing-mode="lr-tb"/>
    </style:style>
    <style:style style:name="gr39" style:family="graphic" style:parent-style-name="standard">
      <style:graphic-properties draw:stroke="none" draw:fill="bitmap" draw:fill-image-name="a1296" style:repeat="stretch" draw:textarea-horizontal-align="left" draw:textarea-vertical-align="top" draw:auto-grow-height="false" draw:auto-grow-width="false" fo:padding-top="0.127cm" fo:padding-bottom="0.127cm" fo:padding-left="0.254cm" fo:padding-right="0.254cm" fo:wrap-option="wrap" style:writing-mode="lr-tb" loext:decorative="false"/>
      <style:paragraph-properties style:writing-mode="lr-tb"/>
    </style:style>
    <style:style style:name="gr40" style:family="graphic" style:parent-style-name="standard">
      <style:graphic-properties draw:stroke="none" draw:fill="none" draw:textarea-horizontal-align="left" draw:textarea-vertical-align="top" draw:auto-grow-height="true" draw:auto-grow-width="false" fo:min-height="18.469cm" fo:padding-top="0.127cm" fo:padding-bottom="0.127cm" fo:padding-left="0.254cm" fo:padding-right="0.254cm" fo:wrap-option="wrap" loext:decorative="false"/>
      <style:paragraph-properties style:writing-mode="lr-tb"/>
    </style:style>
    <style:style style:name="gr41" style:family="graphic" style:parent-style-name="standard">
      <style:graphic-properties draw:stroke="none" draw:fill="bitmap" draw:fill-image-name="a1387" style:repeat="stretch" draw:textarea-horizontal-align="left" draw:textarea-vertical-align="top" draw:auto-grow-height="false" draw:auto-grow-width="false" fo:padding-top="0.127cm" fo:padding-bottom="0.127cm" fo:padding-left="0.254cm" fo:padding-right="0.254cm" fo:wrap-option="wrap" style:writing-mode="lr-tb" loext:decorative="false"/>
      <style:paragraph-properties style:writing-mode="lr-tb"/>
    </style:style>
    <style:style style:name="gr42" style:family="graphic" style:parent-style-name="standard">
      <style:graphic-properties draw:stroke="none" draw:fill="none" draw:textarea-horizontal-align="left" draw:textarea-vertical-align="top" draw:auto-grow-height="true" draw:auto-grow-width="false" fo:min-height="21.547cm" fo:padding-top="0.127cm" fo:padding-bottom="0.127cm" fo:padding-left="0.254cm" fo:padding-right="0.254cm" fo:wrap-option="wrap" loext:decorative="false"/>
      <style:paragraph-properties style:writing-mode="lr-tb"/>
    </style:style>
    <style:style style:name="gr43" style:family="graphic" style:parent-style-name="standard">
      <style:graphic-properties draw:stroke="none" draw:fill="none" draw:textarea-horizontal-align="left" draw:textarea-vertical-align="top" draw:auto-grow-height="true" draw:auto-grow-width="false" fo:min-height="1.125cm" fo:padding-top="0cm" fo:padding-bottom="0cm" fo:padding-left="0cm" fo:padding-right="0cm" fo:wrap-option="wrap" loext:decorative="false"/>
      <style:paragraph-properties style:writing-mode="lr-tb"/>
    </style:style>
    <style:style style:name="gr44" style:family="graphic" style:parent-style-name="standard">
      <style:graphic-properties draw:stroke="none" draw:fill="bitmap" draw:fill-image-name="a1524" style:repeat="stretch" draw:textarea-horizontal-align="left" draw:textarea-vertical-align="top" draw:auto-grow-height="false" draw:auto-grow-width="false" fo:padding-top="0.127cm" fo:padding-bottom="0.127cm" fo:padding-left="0.254cm" fo:padding-right="0.254cm" fo:wrap-option="wrap" style:writing-mode="lr-tb" loext:decorative="false"/>
      <style:paragraph-properties style:writing-mode="lr-tb"/>
    </style:style>
    <style:style style:name="gr45" style:family="graphic" style:parent-style-name="standard">
      <style:graphic-properties draw:stroke="none" draw:fill="none" draw:textarea-horizontal-align="left" draw:textarea-vertical-align="top" draw:auto-grow-height="true" draw:auto-grow-width="false" fo:min-height="24.625cm" fo:padding-top="0.127cm" fo:padding-bottom="0.127cm" fo:padding-left="0.254cm" fo:padding-right="0.254cm" fo:wrap-option="wrap" loext:decorative="false"/>
      <style:paragraph-properties style:writing-mode="lr-tb"/>
    </style:style>
    <style:style style:name="gr46" style:family="graphic" style:parent-style-name="standard">
      <style:graphic-properties draw:stroke="none" draw:fill="none" draw:textarea-horizontal-align="left" draw:textarea-vertical-align="top" draw:auto-grow-height="true" draw:auto-grow-width="false" fo:min-height="7.145cm" fo:padding-top="0cm" fo:padding-bottom="0cm" fo:padding-left="0cm" fo:padding-right="0cm" fo:wrap-option="wrap" loext:decorative="false"/>
      <style:paragraph-properties style:writing-mode="lr-tb"/>
    </style:style>
    <style:style style:name="gr47" style:family="graphic" style:parent-style-name="standard">
      <style:graphic-properties draw:stroke="none" draw:fill="none" draw:textarea-horizontal-align="center" draw:textarea-vertical-align="middle" draw:auto-grow-height="false" draw:auto-grow-width="false" fo:padding-top="0.141cm" fo:padding-bottom="0.141cm" fo:padding-left="0.141cm" fo:padding-right="0.141cm" fo:wrap-option="wrap" loext:decorative="false"/>
    </style:style>
    <style:style style:name="gr48" style:family="graphic" style:parent-style-name="standard">
      <style:graphic-properties draw:stroke="none" draw:fill="none" draw:textarea-horizontal-align="left" draw:textarea-vertical-align="top" draw:auto-grow-height="true" draw:auto-grow-width="false" fo:min-height="3.254cm" fo:padding-top="0cm" fo:padding-bottom="0cm" fo:padding-left="0cm" fo:padding-right="0cm" fo:wrap-option="wrap" loext:decorative="false"/>
      <style:paragraph-properties style:writing-mode="lr-tb"/>
    </style:style>
    <style:style style:name="gr49" style:family="graphic" style:parent-style-name="standard">
      <style:graphic-properties draw:stroke="none" draw:fill="none" draw:textarea-horizontal-align="left" draw:textarea-vertical-align="top" draw:auto-grow-height="true" draw:auto-grow-width="false" fo:min-height="1.176cm" fo:padding-top="0cm" fo:padding-bottom="0cm" fo:padding-left="0cm" fo:padding-right="0cm" fo:wrap-option="wrap" loext:decorative="false"/>
      <style:paragraph-properties style:writing-mode="lr-tb"/>
    </style:style>
    <style:style style:name="gr50" style:family="graphic" style:parent-style-name="standard">
      <style:graphic-properties draw:stroke="none" draw:fill="bitmap" draw:fill-image-name="a1611" style:repeat="stretch" draw:textarea-horizontal-align="left" draw:textarea-vertical-align="top" draw:auto-grow-height="false" draw:auto-grow-width="false" fo:padding-top="0.127cm" fo:padding-bottom="0.127cm" fo:padding-left="0.254cm" fo:padding-right="0.254cm" fo:wrap-option="wrap" style:writing-mode="lr-tb" loext:decorative="false"/>
      <style:paragraph-properties style:writing-mode="lr-tb"/>
    </style:style>
    <style:style style:name="gr51" style:family="graphic" style:parent-style-name="standard">
      <style:graphic-properties draw:stroke="none" draw:fill="bitmap" draw:fill-image-name="a1604" style:repeat="stretch" draw:textarea-horizontal-align="left" draw:textarea-vertical-align="top" draw:auto-grow-height="false" draw:auto-grow-width="false" fo:padding-top="0.127cm" fo:padding-bottom="0.127cm" fo:padding-left="0.254cm" fo:padding-right="0.254cm" fo:wrap-option="wrap" style:writing-mode="lr-tb" loext:decorative="false"/>
      <style:paragraph-properties style:writing-mode="lr-tb"/>
    </style:style>
    <style:style style:name="gr52" style:family="graphic" style:parent-style-name="standard">
      <style:graphic-properties draw:stroke="none" draw:fill="bitmap" draw:fill-image-name="a1600" style:repeat="stretch" draw:textarea-horizontal-align="left" draw:textarea-vertical-align="top" draw:auto-grow-height="false" draw:auto-grow-width="false" fo:padding-top="0.127cm" fo:padding-bottom="0.127cm" fo:padding-left="0.254cm" fo:padding-right="0.254cm" fo:wrap-option="wrap" style:writing-mode="lr-tb" loext:decorative="false"/>
      <style:paragraph-properties style:writing-mode="lr-tb"/>
    </style:style>
    <style:style style:name="gr53" style:family="graphic" style:parent-style-name="standard">
      <style:graphic-properties draw:stroke="none" draw:fill="bitmap" draw:fill-image-name="a1593" style:repeat="stretch" draw:textarea-horizontal-align="left" draw:textarea-vertical-align="top" draw:auto-grow-height="false" draw:auto-grow-width="false" fo:padding-top="0.127cm" fo:padding-bottom="0.127cm" fo:padding-left="0.254cm" fo:padding-right="0.254cm" fo:wrap-option="wrap" style:writing-mode="lr-tb" loext:decorative="false"/>
      <style:paragraph-properties style:writing-mode="lr-tb"/>
    </style:style>
    <style:style style:name="gr54" style:family="graphic" style:parent-style-name="standard">
      <style:graphic-properties draw:stroke="none" draw:fill="none" draw:textarea-horizontal-align="left" draw:textarea-vertical-align="top" draw:auto-grow-height="true" draw:auto-grow-width="false" fo:min-height="1.127cm" fo:padding-top="0cm" fo:padding-bottom="0cm" fo:padding-left="0cm" fo:padding-right="0cm" fo:wrap-option="wrap" loext:decorative="false"/>
      <style:paragraph-properties style:writing-mode="lr-tb"/>
    </style:style>
    <style:style style:name="pr1" style:family="presentation" style:parent-style-name="Master1-Layout7-blank-Blank-notes">
      <style:graphic-properties draw:fill-color="#ffffff" fo:min-height="13.364cm" loext:decorative="false"/>
      <style:paragraph-properties style:writing-mode="lr-tb"/>
    </style:style>
    <style:style style:name="pr2" style:family="presentation" style:parent-style-name="Master1-Layout7-blank-Blank-notes">
      <style:graphic-properties draw:stroke="none" draw:fill="none" draw:fill-color="#ffffff" draw:textarea-horizontal-align="left" draw:textarea-vertical-align="top" draw:auto-grow-height="false" draw:auto-grow-width="false" fo:min-height="11.43cm" fo:padding-top="0.127cm" fo:padding-bottom="0.127cm" fo:padding-left="0.254cm" fo:padding-right="0.254cm" fo:wrap-option="wrap" loext:decorative="false"/>
      <style:paragraph-properties style:writing-mode="lr-tb"/>
    </style:style>
    <style:style style:name="pr3" style:family="presentation" style:parent-style-name="Master1-Layout7-blank-Blank-backgroundobjects">
      <style:graphic-properties draw:stroke="none" draw:fill="none" draw:textarea-horizontal-align="left" draw:textarea-vertical-align="bottom" draw:auto-grow-height="false" draw:auto-grow-width="false" fo:padding-top="0.127cm" fo:padding-bottom="0.127cm" fo:padding-left="0.254cm" fo:padding-right="0.254cm" fo:wrap-option="wrap" loext:decorative="false"/>
      <style:paragraph-properties style:writing-mode="lr-tb"/>
    </style:style>
    <style:style style:name="pr4" style:family="presentation" style:parent-style-name="Master1-Layout7-blank-Blank-note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pr5" style:family="presentation" style:parent-style-name="Master1-Layout5-twoTxTwoObj-Comparison-outline1">
      <style:graphic-properties draw:stroke="none" draw:fill="none" draw:textarea-horizontal-align="left" draw:textarea-vertical-align="bottom"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pr6" style:family="presentation" style:parent-style-name="Master1-Layout5-twoTxTwoObj-Comparison-outline1">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pr7" style:family="presentation" style:parent-style-name="Master1-Layout5-twoTxTwoObj-Comparison-note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pr8" style:family="presentation" style:parent-style-name="Master1-Layout5-twoTxTwoObj-Compariso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loext:decorative="false"/>
      <style:paragraph-properties style:writing-mode="lr-tb"/>
    </style:style>
    <style:style style:name="pr9" style:family="presentation" style:parent-style-name="Master1-Layout7-blank-Blank-notes">
      <style:graphic-properties draw:fill-color="#ffffff" fo:min-height="10.001cm" loext:decorative="false"/>
      <style:paragraph-properties style:writing-mode="lr-tb"/>
    </style:style>
    <style:style style:name="P1" style:family="paragraph">
      <loext:graphic-properties draw:fill="solid" draw:fill-color="#48b281" draw:opacity="100%"/>
      <style:paragraph-properties style:writing-mode="lr-tb" style:font-independent-line-spacing="true"/>
    </style:style>
    <style:style style:name="P2" style:family="paragraph">
      <loext:graphic-properties draw:fill="solid" draw:fill-color="#f1eeee" draw:opacity="100%"/>
      <style:paragraph-properties style:writing-mode="lr-tb" style:font-independent-line-spacing="true"/>
    </style:style>
    <style:style style:name="P3" style:family="paragraph">
      <loext:graphic-properties draw:fill="bitmap" draw:fill-image-name="a776" style:repeat="stretch"/>
      <style:paragraph-properties style:writing-mode="lr-tb" style:font-independent-line-spacing="true"/>
    </style:style>
    <style:style style:name="P4" style:family="paragraph">
      <loext:graphic-properties draw:fill="bitmap" draw:fill-image-name="a769" style:repeat="stretch"/>
      <style:paragraph-properties style:writing-mode="lr-tb" style:font-independent-line-spacing="true"/>
    </style:style>
    <style:style style:name="P5" style:family="paragraph">
      <style:paragraph-properties fo:margin-left="0cm" fo:margin-right="0cm" fo:margin-top="0cm" fo:margin-bottom="0cm" fo:line-height="0.766cm" fo:text-align="start" fo:text-indent="0cm" style:punctuation-wrap="hanging" loext:tab-stop-distance="0cm" style:writing-mode="lr-tb">
        <style:tab-stops/>
      </style:paragraph-properties>
    </style:style>
    <style:style style:name="P6" style:family="paragraph">
      <loext:graphic-properties draw:fill="none"/>
      <style:paragraph-properties style:font-independent-line-spacing="true"/>
    </style:style>
    <style:style style:name="P7" style:family="paragraph">
      <style:paragraph-properties fo:margin-left="0cm" fo:margin-right="0cm" fo:margin-top="0cm" fo:margin-bottom="0cm" fo:line-height="0.917cm" fo:text-align="center" fo:text-indent="0cm" style:punctuation-wrap="hanging" loext:tab-stop-distance="0cm" style:writing-mode="lr-tb">
        <style:tab-stops/>
      </style:paragraph-properties>
    </style:style>
    <style:style style:name="P8" style:family="paragraph">
      <style:paragraph-properties fo:margin-left="0cm" fo:margin-right="0cm" fo:margin-top="0cm" fo:margin-bottom="0cm" fo:line-height="100%" fo:text-align="start" fo:text-indent="0cm" style:punctuation-wrap="hanging" loext:tab-stop-distance="0cm" style:writing-mode="lr-tb">
        <style:tab-stops/>
      </style:paragraph-properties>
    </style:style>
    <style:style style:name="P9" style:family="paragraph">
      <loext:graphic-properties draw:fill-color="#ffffff"/>
    </style:style>
    <style:style style:name="P10" style:family="paragraph">
      <loext:graphic-properties draw:fill="bitmap" draw:fill-image-name="a790" style:repeat="stretch"/>
      <style:paragraph-properties style:writing-mode="lr-tb" style:font-independent-line-spacing="true"/>
    </style:style>
    <style:style style:name="P11" style:family="paragraph">
      <style:paragraph-properties fo:margin-left="0cm" fo:margin-right="0cm" fo:margin-top="0cm" fo:margin-bottom="0cm" fo:line-height="2.963cm" fo:text-align="start" fo:text-indent="0cm" style:punctuation-wrap="hanging" loext:tab-stop-distance="0cm" style:writing-mode="lr-tb">
        <style:tab-stops/>
      </style:paragraph-properties>
    </style:style>
    <style:style style:name="P12" style:family="paragraph">
      <loext:graphic-properties draw:fill="bitmap" draw:fill-image-name="a833" style:repeat="stretch"/>
      <style:paragraph-properties style:writing-mode="lr-tb" style:font-independent-line-spacing="true"/>
    </style:style>
    <style:style style:name="P13" style:family="paragraph">
      <style:paragraph-properties fo:margin-left="2.2cm" fo:margin-right="0cm" fo:margin-top="0cm" fo:margin-bottom="0cm" fo:line-height="1.531cm" fo:text-align="start" fo:text-indent="-1.27cm" style:punctuation-wrap="hanging" loext:tab-stop-distance="0cm" style:writing-mode="lr-tb">
        <style:tab-stops/>
      </style:paragraph-properties>
    </style:style>
    <style:style style:name="P14" style:family="paragraph">
      <style:paragraph-properties fo:margin-left="0.93cm" fo:margin-right="0cm" fo:margin-top="0cm" fo:margin-bottom="0cm" fo:line-height="1.531cm" fo:text-align="start" fo:text-indent="0cm" style:punctuation-wrap="hanging" loext:tab-stop-distance="0cm" style:writing-mode="lr-tb">
        <style:tab-stops/>
      </style:paragraph-properties>
    </style:style>
    <style:style style:name="P15" style:family="paragraph">
      <style:paragraph-properties fo:margin-left="1.859cm" fo:margin-right="0cm" fo:margin-top="0cm" fo:margin-bottom="0cm" fo:line-height="1.531cm" fo:text-align="start" fo:text-indent="-0.93cm" style:punctuation-wrap="hanging" loext:tab-stop-distance="0cm" style:writing-mode="lr-tb">
        <style:tab-stops/>
      </style:paragraph-properties>
    </style:style>
    <style:style style:name="P16" style:family="paragraph">
      <loext:graphic-properties draw:fill="none" draw:fill-color="#ffffff"/>
      <style:paragraph-properties style:font-independent-line-spacing="true"/>
    </style:style>
    <style:style style:name="P17" style:family="paragraph">
      <style:paragraph-properties fo:margin-left="0cm" fo:margin-right="0cm" fo:margin-top="0cm" fo:margin-bottom="0cm" fo:line-height="100%" fo:text-align="end" fo:text-indent="0cm" style:punctuation-wrap="hanging" loext:tab-stop-distance="0cm" style:writing-mode="lr-tb">
        <style:tab-stops/>
      </style:paragraph-properties>
    </style:style>
    <style:style style:name="P18" style:family="paragraph">
      <loext:graphic-properties draw:fill="bitmap" draw:fill-image-name="a912" style:repeat="stretch"/>
      <style:paragraph-properties style:writing-mode="lr-tb" style:font-independent-line-spacing="true"/>
    </style:style>
    <style:style style:name="P19" style:family="paragraph">
      <loext:graphic-properties draw:fill="bitmap" draw:fill-image-name="a905" style:repeat="stretch"/>
      <style:paragraph-properties style:writing-mode="lr-tb" style:font-independent-line-spacing="true"/>
    </style:style>
    <style:style style:name="P20" style:family="paragraph">
      <loext:graphic-properties draw:fill="bitmap" draw:fill-image-name="a901" style:repeat="stretch"/>
      <style:paragraph-properties style:writing-mode="lr-tb" style:font-independent-line-spacing="true"/>
    </style:style>
    <style:style style:name="P21" style:family="paragraph">
      <loext:graphic-properties draw:fill="bitmap" draw:fill-image-name="a894" style:repeat="stretch"/>
      <style:paragraph-properties style:writing-mode="lr-tb" style:font-independent-line-spacing="true"/>
    </style:style>
    <style:style style:name="P22" style:family="paragraph">
      <style:paragraph-properties fo:margin-left="0cm" fo:margin-right="0cm" fo:margin-top="0cm" fo:margin-bottom="0cm" fo:line-height="1.055cm" fo:text-align="start" fo:text-indent="0cm" style:punctuation-wrap="hanging" loext:tab-stop-distance="0cm" style:writing-mode="lr-tb">
        <style:tab-stops/>
      </style:paragraph-properties>
    </style:style>
    <style:style style:name="P23" style:family="paragraph">
      <style:paragraph-properties fo:margin-left="1.439cm" fo:margin-right="0cm" fo:margin-top="0cm" fo:margin-bottom="0cm" fo:line-height="1.185cm" fo:text-align="start" fo:text-indent="-0.72cm" style:punctuation-wrap="hanging" loext:tab-stop-distance="0cm" style:writing-mode="lr-tb">
        <style:tab-stops/>
      </style:paragraph-properties>
    </style:style>
    <style:style style:name="P24" style:family="paragraph">
      <loext:graphic-properties draw:fill="none"/>
      <style:paragraph-properties style:writing-mode="lr-tb" style:font-independent-line-spacing="true"/>
    </style:style>
    <style:style style:name="P25" style:family="paragraph">
      <style:paragraph-properties fo:margin-left="0cm" fo:margin-right="0cm" fo:margin-top="0cm" fo:margin-bottom="0cm" fo:line-height="2.614cm" fo:text-align="center" fo:text-indent="0cm" style:punctuation-wrap="hanging" loext:tab-stop-distance="0cm" style:writing-mode="lr-tb">
        <style:tab-stops/>
      </style:paragraph-properties>
    </style:style>
    <style:style style:name="P26" style:family="paragraph">
      <style:paragraph-properties fo:margin-left="0.953cm" fo:margin-right="0cm" fo:margin-top="0cm" fo:margin-bottom="0cm" fo:line-height="1.055cm" fo:text-align="start" fo:text-indent="-0.953cm" style:punctuation-wrap="hanging" loext:tab-stop-distance="0cm" style:writing-mode="lr-tb">
        <style:tab-stops/>
      </style:paragraph-properties>
    </style:style>
    <style:style style:name="P27" style:family="paragraph">
      <style:paragraph-properties fo:margin-left="0cm" fo:margin-right="0cm" fo:margin-top="0cm" fo:margin-bottom="0cm" fo:line-height="1.192cm" fo:text-align="center" fo:text-indent="0cm" style:punctuation-wrap="hanging" loext:tab-stop-distance="0cm" style:writing-mode="lr-tb">
        <style:tab-stops/>
      </style:paragraph-properties>
    </style:style>
    <style:style style:name="P28" style:family="paragraph">
      <style:paragraph-properties fo:margin-left="0cm" fo:margin-right="0cm" fo:margin-top="0cm" fo:margin-bottom="0cm" fo:line-height="1.055cm" fo:text-align="center" fo:text-indent="0cm" style:punctuation-wrap="hanging" loext:tab-stop-distance="0cm" style:writing-mode="lr-tb">
        <style:tab-stops/>
      </style:paragraph-properties>
    </style:style>
    <style:style style:name="P29" style:family="paragraph">
      <loext:graphic-properties draw:fill="bitmap" draw:fill-image-name="a936" style:repeat="stretch"/>
      <style:paragraph-properties style:writing-mode="lr-tb" style:font-independent-line-spacing="true"/>
    </style:style>
    <style:style style:name="P30" style:family="paragraph">
      <style:paragraph-properties fo:margin-left="0cm" fo:margin-right="0cm" fo:margin-top="0cm" fo:margin-bottom="0cm" fo:line-height="1.457cm" fo:text-align="center" fo:text-indent="0cm" style:punctuation-wrap="hanging" loext:tab-stop-distance="0cm" style:writing-mode="lr-tb">
        <style:tab-stops/>
      </style:paragraph-properties>
    </style:style>
    <style:style style:name="P31" style:family="paragraph">
      <loext:graphic-properties draw:fill="bitmap" draw:fill-image-name="a1108" style:repeat="stretch"/>
      <style:paragraph-properties style:writing-mode="lr-tb" style:font-independent-line-spacing="true"/>
    </style:style>
    <style:style style:name="P32" style:family="paragraph">
      <style:paragraph-properties fo:margin-left="0cm" fo:margin-right="0cm" fo:margin-top="0.212cm" fo:margin-bottom="0cm" fo:line-height="100%" fo:text-align="start" fo:text-indent="0cm" style:punctuation-wrap="hanging" loext:tab-stop-distance="0cm" style:writing-mode="lr-tb">
        <style:tab-stops/>
      </style:paragraph-properties>
    </style:style>
    <style:style style:name="P33" style:family="paragraph">
      <style:paragraph-properties fo:margin-left="0.953cm" fo:margin-right="0cm" fo:margin-top="0.212cm" fo:margin-bottom="0cm" fo:line-height="100%" fo:text-align="start" fo:text-indent="-0.953cm" style:punctuation-wrap="hanging" loext:tab-stop-distance="0cm" style:writing-mode="lr-tb">
        <style:tab-stops/>
      </style:paragraph-properties>
    </style:style>
    <style:style style:name="P34" style:family="paragraph">
      <loext:graphic-properties draw:fill="none"/>
    </style:style>
    <style:style style:name="P35" style:family="paragraph">
      <loext:graphic-properties draw:fill="bitmap" draw:fill-image-name="a1211" style:repeat="stretch"/>
      <style:paragraph-properties style:writing-mode="lr-tb" style:font-independent-line-spacing="true"/>
    </style:style>
    <style:style style:name="P36" style:family="paragraph">
      <style:paragraph-properties fo:margin-left="2.064cm" fo:margin-right="0cm" fo:margin-top="0.176cm" fo:margin-bottom="0cm" fo:line-height="100%" fo:text-align="start" fo:text-indent="-0.794cm" style:punctuation-wrap="hanging" loext:tab-stop-distance="0cm" style:writing-mode="lr-tb">
        <style:tab-stops/>
      </style:paragraph-properties>
    </style:style>
    <style:style style:name="P37" style:family="paragraph">
      <style:paragraph-properties fo:margin-left="1.27cm" fo:margin-right="0cm" fo:margin-top="0.176cm" fo:margin-bottom="0cm" fo:line-height="100%" fo:text-align="start" fo:text-indent="0cm" style:punctuation-wrap="hanging" loext:tab-stop-distance="0cm" style:writing-mode="lr-tb">
        <style:tab-stops/>
      </style:paragraph-properties>
    </style:style>
    <style:style style:name="P38" style:family="paragraph">
      <loext:graphic-properties draw:fill="solid" draw:fill-color="#68d6a3" draw:opacity="100%"/>
      <style:paragraph-properties style:writing-mode="lr-tb" style:font-independent-line-spacing="true"/>
    </style:style>
    <style:style style:name="P39" style:family="paragraph">
      <style:paragraph-properties fo:margin-left="0cm" fo:margin-right="0cm" fo:margin-top="0cm" fo:margin-bottom="0cm" fo:line-height="2.746cm" fo:text-align="start" fo:text-indent="0cm" style:punctuation-wrap="hanging" loext:tab-stop-distance="0cm" style:writing-mode="lr-tb">
        <style:tab-stops/>
      </style:paragraph-properties>
    </style:style>
    <style:style style:name="P40" style:family="paragraph">
      <loext:graphic-properties draw:fill="bitmap" draw:fill-image-name="a1296" style:repeat="stretch"/>
      <style:paragraph-properties style:writing-mode="lr-tb" style:font-independent-line-spacing="true"/>
    </style:style>
    <style:style style:name="P41" style:family="paragraph">
      <loext:graphic-properties draw:fill="bitmap" draw:fill-image-name="a1387" style:repeat="stretch"/>
      <style:paragraph-properties style:writing-mode="lr-tb" style:font-independent-line-spacing="true"/>
    </style:style>
    <style:style style:name="P42" style:family="paragraph">
      <style:paragraph-properties fo:margin-left="0cm" fo:margin-right="0cm" fo:margin-top="0cm" fo:margin-bottom="0cm" fo:line-height="1.192cm" fo:text-align="start" fo:text-indent="0cm" style:punctuation-wrap="hanging" loext:tab-stop-distance="0cm" style:writing-mode="lr-tb">
        <style:tab-stops/>
      </style:paragraph-properties>
    </style:style>
    <style:style style:name="P43" style:family="paragraph">
      <loext:graphic-properties draw:fill="bitmap" draw:fill-image-name="a1524" style:repeat="stretch"/>
      <style:paragraph-properties style:writing-mode="lr-tb" style:font-independent-line-spacing="true"/>
    </style:style>
    <style:style style:name="P44" style:family="paragraph">
      <style:paragraph-properties fo:margin-left="0.794cm" fo:margin-right="0cm" fo:margin-top="0cm" fo:margin-bottom="0cm" fo:line-height="100%" fo:text-align="start" fo:text-indent="-0.794cm" style:punctuation-wrap="hanging" loext:tab-stop-distance="0cm" style:writing-mode="lr-tb">
        <style:tab-stops/>
      </style:paragraph-properties>
    </style:style>
    <style:style style:name="P45" style:family="paragraph">
      <style:paragraph-properties fo:margin-left="1.259cm" fo:margin-right="0cm" fo:margin-top="0cm" fo:margin-bottom="0cm" fo:line-height="1.037cm" fo:text-align="start" fo:text-indent="-0.63cm" style:punctuation-wrap="hanging" loext:tab-stop-distance="0cm" style:writing-mode="lr-tb">
        <style:tab-stops/>
      </style:paragraph-properties>
    </style:style>
    <style:style style:name="P46" style:family="paragraph">
      <style:paragraph-properties fo:margin-left="0cm" fo:margin-right="0cm" fo:margin-top="0cm" fo:margin-bottom="0cm" fo:line-height="3.297cm" fo:text-align="start" fo:text-indent="0cm" style:punctuation-wrap="hanging" loext:tab-stop-distance="0cm" style:writing-mode="lr-tb">
        <style:tab-stops/>
      </style:paragraph-properties>
    </style:style>
    <style:style style:name="P47" style:family="paragraph">
      <style:paragraph-properties fo:margin-left="0cm" fo:margin-right="0cm" fo:margin-top="0cm" fo:margin-bottom="0cm" fo:line-height="1.226cm" fo:text-align="start" fo:text-indent="0cm" style:punctuation-wrap="hanging" loext:tab-stop-distance="0cm" style:writing-mode="lr-tb">
        <style:tab-stops/>
      </style:paragraph-properties>
    </style:style>
    <style:style style:name="P48" style:family="paragraph">
      <loext:graphic-properties draw:fill="bitmap" draw:fill-image-name="a1611" style:repeat="stretch"/>
      <style:paragraph-properties style:writing-mode="lr-tb" style:font-independent-line-spacing="true"/>
    </style:style>
    <style:style style:name="P49" style:family="paragraph">
      <loext:graphic-properties draw:fill="bitmap" draw:fill-image-name="a1604" style:repeat="stretch"/>
      <style:paragraph-properties style:writing-mode="lr-tb" style:font-independent-line-spacing="true"/>
    </style:style>
    <style:style style:name="P50" style:family="paragraph">
      <loext:graphic-properties draw:fill="bitmap" draw:fill-image-name="a1600" style:repeat="stretch"/>
      <style:paragraph-properties style:writing-mode="lr-tb" style:font-independent-line-spacing="true"/>
    </style:style>
    <style:style style:name="P51" style:family="paragraph">
      <loext:graphic-properties draw:fill="bitmap" draw:fill-image-name="a1593" style:repeat="stretch"/>
      <style:paragraph-properties style:writing-mode="lr-tb" style:font-independent-line-spacing="true"/>
    </style:style>
    <style:style style:name="T1" style:family="text">
      <style:text-properties fo:font-variant="normal" fo:text-transform="none" fo:color="#000000" loext:opacity="100%" style:text-line-through-style="none" style:text-line-through-type="none" style:text-position="0% 100%" style:font-name="Open Sauce Bold" fo:font-size="15.5pt" fo:letter-spacing="normal" fo:language="en" fo:country="US" fo:font-style="normal" style:text-underline-style="none" fo:font-weight="normal" style:text-underline-mode="continuous" style:text-overline-mode="continuous" style:text-line-through-mode="continuous" style:letter-kerning="true" style:font-size-asian="15.5pt" style:font-style-asian="normal" style:font-weight-asian="normal" style:font-size-complex="15.5pt" style:font-style-complex="normal" style:font-weight-complex="normal"/>
    </style:style>
    <style:style style:name="T2" style:family="text">
      <style:text-properties fo:font-variant="normal" fo:text-transform="none" fo:color="#000000" loext:opacity="100%" style:text-line-through-style="none" style:text-line-through-type="none" style:text-position="0% 100%" style:font-name="Open Sauce" fo:font-size="20pt" fo:letter-spacing="normal" fo:language="en" fo:country="US"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T3" style:family="text">
      <style:text-properties fo:font-variant="normal" fo:text-transform="none" fo:color="#000000" loext:opacity="100%" style:text-line-through-style="none" style:text-line-through-type="none" style:text-position="0% 100%" style:font-name="Calibri" fo:font-size="80pt" fo:letter-spacing="normal" fo:language="en" fo:country="GB" fo:font-style="normal" style:text-underline-style="none" fo:font-weight="bold" style:text-underline-mode="continuous" style:text-overline-mode="continuous" style:text-line-through-mode="continuous" style:letter-kerning="true" style:font-size-asian="80pt" style:font-style-asian="normal" style:font-weight-asian="bold" style:font-size-complex="80pt" style:font-style-complex="normal" style:font-weight-complex="bold"/>
    </style:style>
    <style:style style:name="T4" style:family="text">
      <style:text-properties fo:font-variant="normal" fo:text-transform="none" fo:color="#000000" loext:opacity="100%" style:text-line-through-style="none" style:text-line-through-type="none" style:text-position="0% 100%" style:font-name="Calibri" fo:font-size="60pt" fo:letter-spacing="normal" fo:language="en" fo:country="GB" fo:font-style="normal" style:text-underline-style="none" fo:font-weight="bold" style:text-underline-mode="continuous" style:text-overline-mode="continuous" style:text-line-through-mode="continuous" style:letter-kerning="true" style:font-size-asian="60pt" style:font-style-asian="normal" style:font-weight-asian="bold" style:font-size-complex="60pt" style:font-style-complex="normal" style:font-weight-complex="bold"/>
    </style:style>
    <style:style style:name="T5" style:family="text">
      <style:text-properties fo:font-variant="normal" fo:text-transform="none" fo:color="#000000" loext:opacity="100%" style:text-line-through-style="none" style:text-line-through-type="none" style:text-position="0% 100%" style:font-name="Antonio Bold" fo:font-size="70pt" fo:letter-spacing="-0.049cm" fo:language="en" fo:country="US" fo:font-style="normal" style:text-underline-style="none" fo:font-weight="normal" style:text-underline-mode="continuous" style:text-overline-mode="continuous" style:text-line-through-mode="continuous" style:letter-kerning="true" style:font-size-asian="70pt" style:font-style-asian="normal" style:font-weight-asian="normal" style:font-size-complex="70pt" style:font-style-complex="normal" style:font-weight-complex="normal"/>
    </style:style>
    <style:style style:name="T6" style:family="text">
      <style:text-properties fo:font-variant="normal" fo:text-transform="none" fo:color="#000000" loext:opacity="100%" style:text-line-through-style="none" style:text-line-through-type="none" style:text-position="0% 100%" style:font-name="Open Sauce" fo:font-size="31pt" fo:letter-spacing="normal" fo:language="en" fo:country="US" fo:font-style="normal" style:text-underline-style="none" fo:font-weight="normal" style:text-underline-mode="continuous" style:text-overline-mode="continuous" style:text-line-through-mode="continuous" style:letter-kerning="true" style:font-size-asian="31pt" style:font-style-asian="normal" style:font-weight-asian="normal" style:font-size-complex="31pt" style:font-style-complex="normal" style:font-weight-complex="normal"/>
    </style:style>
    <style:style style:name="T7" style:family="text">
      <style:text-properties fo:font-variant="normal" fo:text-transform="none" fo:color="#5f6368" loext:opacity="100%" style:text-line-through-style="none" style:text-line-through-type="none" style:text-position="0% 100%" style:font-name="arial" fo:font-size="32pt" fo:letter-spacing="normal" fo:language="en" fo:country="GB" fo:font-style="normal" style:text-underline-style="none" fo:font-weight="bold" style:text-underline-mode="continuous" style:text-overline-mode="continuous" style:text-line-through-mode="continuous" style:letter-kerning="true" fo:background-color="#ffffff" style:font-size-asian="32pt" style:font-style-asian="normal" style:font-weight-asian="bold" style:font-size-complex="32pt" style:font-style-complex="normal" style:font-weight-complex="bold"/>
    </style:style>
    <style:style style:name="T8" style:family="text">
      <style:text-properties fo:font-variant="normal" fo:text-transform="none" fo:color="#000000" loext:opacity="100%" style:text-line-through-style="none" style:text-line-through-type="none" style:text-position="0% 100%" style:font-name="Open Sauce" fo:font-size="32pt" fo:letter-spacing="normal" fo:language="en" fo:country="US" fo:font-style="normal" style:text-underline-style="none" fo:font-weight="normal" style:text-underline-mode="continuous" style:text-overline-mode="continuous" style:text-line-through-mode="continuous" style:letter-kerning="true" style:font-size-asian="32pt" style:font-style-asian="normal" style:font-weight-asian="normal" style:font-size-complex="32pt" style:font-style-complex="normal" style:font-weight-complex="normal"/>
    </style:style>
    <style:style style:name="T9" style:family="text">
      <style:text-properties fo:font-variant="normal" fo:text-transform="none" fo:color="#000000" loext:opacity="100%" style:text-line-through-style="none" style:text-line-through-type="none" style:text-position="0% 100%" style:font-name="Aptos" fo:font-size="12pt" fo:letter-spacing="normal" fo:language="en" fo:country="GB"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T10" style:family="text">
      <style:text-properties fo:font-variant="normal" fo:text-transform="none" fo:color="#ffffff" loext:opacity="100%" style:text-line-through-style="none" style:text-line-through-type="none" style:text-position="0% 100%" style:font-name="Open Sauce Bold" fo:font-size="15.5pt" fo:letter-spacing="normal" fo:language="en" fo:country="US" fo:font-style="normal" style:text-underline-style="none" fo:font-weight="normal" style:text-underline-mode="continuous" style:text-overline-mode="continuous" style:text-line-through-mode="continuous" style:letter-kerning="true" style:font-size-asian="15.5pt" style:font-style-asian="normal" style:font-weight-asian="normal" style:font-size-complex="15.5pt" style:font-style-complex="normal" style:font-weight-complex="normal"/>
    </style:style>
    <style:style style:name="T11" style:family="text">
      <style:text-properties fo:font-variant="normal" fo:text-transform="none" fo:color="#ffffff" loext:opacity="100%" style:text-line-through-style="none" style:text-line-through-type="none" style:text-position="0% 100%" style:font-name="Antonio Bold" fo:font-size="70pt" fo:letter-spacing="-0.049cm" fo:language="en" fo:country="US" fo:font-style="normal" style:text-underline-style="none" fo:font-weight="normal" style:text-underline-mode="continuous" style:text-overline-mode="continuous" style:text-line-through-mode="continuous" style:letter-kerning="true" style:font-size-asian="70pt" style:font-style-asian="normal" style:font-weight-asian="normal" style:font-size-complex="70pt" style:font-style-complex="normal" style:font-weight-complex="normal"/>
    </style:style>
    <style:style style:name="T12" style:family="text">
      <style:text-properties fo:font-variant="normal" fo:text-transform="none" fo:color="#000000" loext:opacity="100%" style:text-line-through-style="none" style:text-line-through-type="none" style:text-position="0% 100%" style:font-name="Open Sauce" fo:font-size="24pt" fo:letter-spacing="normal" fo:language="en" fo:country="US"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T13" style:family="text">
      <style:text-properties fo:font-variant="normal" fo:text-transform="none" fo:color="#000000" loext:opacity="100%" style:text-line-through-style="none" style:text-line-through-type="none" style:text-position="0% 100%" style:font-name="Open Sauce" fo:font-size="23pt" fo:letter-spacing="normal" fo:language="en" fo:country="US" fo:font-style="normal" style:text-underline-style="none" fo:font-weight="normal" style:text-underline-mode="continuous" style:text-overline-mode="continuous" style:text-line-through-mode="continuous" style:letter-kerning="true" style:font-size-asian="23pt" style:font-style-asian="normal" style:font-weight-asian="normal" style:font-size-complex="23pt" style:font-style-complex="normal" style:font-weight-complex="normal"/>
    </style:style>
    <style:style style:name="T14" style:family="text">
      <style:text-properties fo:font-variant="normal" fo:text-transform="none" fo:color="#3f4041" loext:opacity="100%" style:text-line-through-style="none" style:text-line-through-type="none" style:text-position="0% 100%" style:font-name="Open Sauce" fo:font-size="24pt" fo:letter-spacing="normal" fo:language="en" fo:country="GB" fo:font-style="normal" style:text-underline-style="none" fo:font-weight="normal" style:text-underline-mode="continuous" style:text-overline-mode="continuous" style:text-line-through-mode="continuous" style:letter-kerning="true" fo:background-color="#ffffff" style:font-size-asian="24pt" style:font-style-asian="normal" style:font-weight-asian="normal" style:font-size-complex="24pt" style:font-style-complex="normal" style:font-weight-complex="normal"/>
    </style:style>
    <style:style style:name="T15" style:family="text">
      <style:text-properties fo:font-variant="normal" fo:text-transform="none" fo:color="#ffffff" loext:opacity="100%" style:text-line-through-style="none" style:text-line-through-type="none" style:text-position="0% 100%" style:font-name="Antonio Bold" fo:font-size="61.7000007629395pt" fo:letter-spacing="-0.043cm" fo:language="en" fo:country="US" fo:font-style="normal" style:text-underline-style="none" fo:font-weight="normal" style:text-underline-mode="continuous" style:text-overline-mode="continuous" style:text-line-through-mode="continuous" style:letter-kerning="true" style:font-size-asian="61.7000007629395pt" style:font-style-asian="normal" style:font-weight-asian="normal" style:font-size-complex="61.7000007629395pt" style:font-style-complex="normal" style:font-weight-complex="normal"/>
    </style:style>
    <style:style style:name="T16" style:family="text">
      <style:text-properties fo:font-variant="normal" fo:text-transform="none" fo:color="#000000" loext:opacity="100%" style:text-line-through-style="none" style:text-line-through-type="none" style:text-position="0% 100%" style:font-name="Open Sauce" fo:font-size="23pt" fo:letter-spacing="normal" fo:language="en" fo:country="GB" fo:font-style="italic" style:text-underline-style="none" fo:font-weight="normal" style:text-underline-mode="continuous" style:text-overline-mode="continuous" style:text-line-through-mode="continuous" style:letter-kerning="true" style:font-size-asian="23pt" style:font-style-asian="italic" style:font-weight-asian="normal" style:font-size-complex="23pt" style:font-style-complex="italic" style:font-weight-complex="normal"/>
    </style:style>
    <style:style style:name="T17" style:family="text">
      <style:text-properties fo:font-variant="normal" fo:text-transform="none" fo:color="#000000" loext:opacity="100%" style:text-line-through-style="none" style:text-line-through-type="none" style:text-position="0% 100%" style:font-name="Open Sauce" fo:font-size="23pt" fo:letter-spacing="normal" fo:language="en" fo:country="GB" fo:font-style="normal" style:text-underline-style="none" fo:font-weight="normal" style:text-underline-mode="continuous" style:text-overline-mode="continuous" style:text-line-through-mode="continuous" style:letter-kerning="true" style:font-size-asian="23pt" style:font-style-asian="normal" style:font-weight-asian="normal" style:font-size-complex="23pt" style:font-style-complex="normal" style:font-weight-complex="normal"/>
    </style:style>
    <style:style style:name="T18" style:family="text">
      <style:text-properties fo:font-variant="normal" fo:text-transform="none" fo:color="#000000" loext:opacity="100%" style:text-line-through-style="none" style:text-line-through-type="none" style:text-position="0% 100%" style:font-name="Open Sauce Bold" fo:font-size="26pt" fo:letter-spacing="normal" fo:language="en" fo:country="US" fo:font-style="normal" style:text-underline-style="none" fo:font-weight="normal" style:text-underline-mode="continuous" style:text-overline-mode="continuous" style:text-line-through-mode="continuous" style:letter-kerning="true" style:font-size-asian="26pt" style:font-style-asian="normal" style:font-weight-asian="normal" style:font-size-complex="26pt" style:font-style-complex="normal" style:font-weight-complex="normal"/>
    </style:style>
    <style:style style:name="T19" style:family="text">
      <style:text-properties fo:font-variant="normal" fo:text-transform="none" fo:color="#000000" loext:opacity="100%" style:text-line-through-style="none" style:text-line-through-type="none" style:text-position="0% 100%" style:font-name="Open Sauce Bold" fo:font-size="29.5pt" fo:letter-spacing="normal" fo:language="en" fo:country="US" fo:font-style="normal" style:text-underline-style="none" fo:font-weight="normal" style:text-underline-mode="continuous" style:text-overline-mode="continuous" style:text-line-through-mode="continuous" style:letter-kerning="true" style:font-size-asian="29.5pt" style:font-style-asian="normal" style:font-weight-asian="normal" style:font-size-complex="29.5pt" style:font-style-complex="normal" style:font-weight-complex="normal"/>
    </style:style>
    <style:style style:name="T20" style:family="text">
      <style:text-properties fo:font-variant="normal" fo:text-transform="none" fo:color="#000000" loext:opacity="100%" style:text-line-through-style="none" style:text-line-through-type="none" style:text-position="0% 100%" style:font-name="Calibri" fo:font-size="24pt" fo:letter-spacing="normal" fo:language="en" fo:country="GB" fo:font-style="normal" style:text-underline-style="none" fo:font-weight="bold" style:text-underline-mode="continuous" style:text-overline-mode="continuous" style:text-line-through-mode="continuous" style:letter-kerning="true" style:font-size-asian="24pt" style:font-style-asian="normal" style:font-weight-asian="bold" style:font-size-complex="24pt" style:font-style-complex="normal" style:font-weight-complex="bold"/>
    </style:style>
    <style:style style:name="T21" style:family="text">
      <style:text-properties fo:font-variant="normal" fo:text-transform="none" fo:color="#000000" loext:opacity="100%" style:text-line-through-style="none" style:text-line-through-type="none" style:text-position="0% 100%" style:font-name="Calibri" fo:font-size="24pt" fo:letter-spacing="normal" fo:language="en" fo:country="GB"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T22" style:family="text">
      <style:text-properties fo:font-variant="normal" fo:text-transform="none" fo:color="#0d0d0d" loext:opacity="100%" style:text-line-through-style="none" style:text-line-through-type="none" style:text-position="0% 100%" style:font-name="Söhne" fo:font-size="24pt" fo:letter-spacing="normal" fo:language="en" fo:country="GB" fo:font-style="normal" style:text-underline-style="none" fo:font-weight="bold" style:text-underline-mode="continuous" style:text-overline-mode="continuous" style:text-line-through-mode="continuous" style:letter-kerning="true" fo:background-color="#ffffff" style:font-size-asian="24pt" style:font-style-asian="normal" style:font-weight-asian="bold" style:font-size-complex="24pt" style:font-style-complex="normal" style:font-weight-complex="bold"/>
    </style:style>
    <style:style style:name="T23" style:family="text">
      <style:text-properties fo:font-variant="normal" fo:text-transform="none" fo:color="#0d0d0d" loext:opacity="100%" style:text-line-through-style="none" style:text-line-through-type="none" style:text-position="0% 100%" style:font-name="Söhne" fo:font-size="24pt" fo:letter-spacing="normal" fo:language="en" fo:country="GB" fo:font-style="normal" style:text-underline-style="none" fo:font-weight="normal" style:text-underline-mode="continuous" style:text-overline-mode="continuous" style:text-line-through-mode="continuous" style:letter-kerning="true" fo:background-color="#ffffff" style:font-size-asian="24pt" style:font-style-asian="normal" style:font-weight-asian="normal" style:font-size-complex="24pt" style:font-style-complex="normal" style:font-weight-complex="normal"/>
    </style:style>
    <style:style style:name="T24" style:family="text">
      <style:text-properties fo:font-variant="normal" fo:text-transform="none" fo:color="#0d0d0d" loext:opacity="100%" style:text-line-through-style="none" style:text-line-through-type="none" style:text-position="0% 100%" style:font-name="Söhne" fo:font-size="20pt" fo:letter-spacing="normal" fo:language="en" fo:country="GB" fo:font-style="normal" style:text-underline-style="none" fo:font-weight="normal" style:text-underline-mode="continuous" style:text-overline-mode="continuous" style:text-line-through-mode="continuous" style:letter-kerning="true" fo:background-color="#ffffff" style:font-size-asian="20pt" style:font-style-asian="normal" style:font-weight-asian="normal" style:font-size-complex="20pt" style:font-style-complex="normal" style:font-weight-complex="normal"/>
    </style:style>
    <style:style style:name="T25" style:family="text">
      <style:text-properties fo:font-variant="normal" fo:text-transform="none" fo:color="#000000" loext:opacity="100%" style:text-line-through-style="none" style:text-line-through-type="none" style:text-position="0% 100%" style:font-name="Antonio Bold" fo:font-size="64.9000015258789pt" fo:letter-spacing="-0.046cm" fo:language="en" fo:country="US" fo:font-style="normal" style:text-underline-style="none" fo:font-weight="normal" style:text-underline-mode="continuous" style:text-overline-mode="continuous" style:text-line-through-mode="continuous" style:letter-kerning="true" style:font-size-asian="64.9000015258789pt" style:font-style-asian="normal" style:font-weight-asian="normal" style:font-size-complex="64.9000015258789pt" style:font-style-complex="normal" style:font-weight-complex="normal"/>
    </style:style>
    <style:style style:name="T26" style:family="text">
      <style:text-properties fo:font-variant="normal" fo:text-transform="none" fo:color="#161616" loext:opacity="100%" style:text-line-through-style="none" style:text-line-through-type="none" style:text-position="0% 100%" style:font-name="Segoe UI" fo:font-size="24pt" fo:letter-spacing="normal" fo:language="en" fo:country="GB" fo:font-style="normal" style:text-underline-style="none" fo:font-weight="bold" style:text-underline-mode="continuous" style:text-overline-mode="continuous" style:text-line-through-mode="continuous" style:letter-kerning="true" fo:background-color="#ffffff" style:font-size-asian="24pt" style:font-style-asian="normal" style:font-weight-asian="bold" style:font-size-complex="24pt" style:font-style-complex="normal" style:font-weight-complex="bold"/>
    </style:style>
    <style:style style:name="T27" style:family="text">
      <style:text-properties fo:font-variant="normal" fo:text-transform="none" fo:color="#161616" loext:opacity="100%" style:text-line-through-style="none" style:text-line-through-type="none" style:text-position="0% 100%" style:font-name="Segoe UI" fo:font-size="24pt" fo:letter-spacing="normal" fo:language="en" fo:country="GB" fo:font-style="normal" style:text-underline-style="none" fo:font-weight="normal" style:text-underline-mode="continuous" style:text-overline-mode="continuous" style:text-line-through-mode="continuous" style:letter-kerning="true" fo:background-color="#ffffff" style:font-size-asian="24pt" style:font-style-asian="normal" style:font-weight-asian="normal" style:font-size-complex="24pt" style:font-style-complex="normal" style:font-weight-complex="normal"/>
    </style:style>
    <style:style style:name="T28" style:family="text">
      <style:text-properties fo:font-variant="normal" fo:text-transform="none" fo:color="#000000" loext:opacity="100%" style:text-line-through-style="none" style:text-line-through-type="none" style:text-position="0% 100%" style:font-name="Open Sauce" fo:font-size="24pt" fo:letter-spacing="normal" fo:language="en" fo:country="GB" fo:font-style="normal" style:text-underline-style="none" fo:font-weight="normal" style:text-underline-mode="continuous" style:text-overline-mode="continuous" style:text-line-through-mode="continuous" style:letter-kerning="true" fo:background-color="#ffffff" style:font-size-asian="24pt" style:font-style-asian="normal" style:font-weight-asian="normal" style:font-size-complex="24pt" style:font-style-complex="normal" style:font-weight-complex="normal"/>
    </style:style>
    <style:style style:name="T29" style:family="text">
      <style:text-properties fo:font-variant="normal" fo:text-transform="none" fo:color="#0d0d0d" loext:opacity="100%" style:text-line-through-style="none" style:text-line-through-type="none" style:text-position="0% 100%" style:font-name="Segoe UI Variable Text Semiligh" fo:font-size="24pt" fo:letter-spacing="normal" fo:language="en" fo:country="GB" fo:font-style="normal" style:text-underline-style="none" fo:font-weight="bold" style:text-underline-mode="continuous" style:text-overline-mode="continuous" style:text-line-through-mode="continuous" style:letter-kerning="true" fo:background-color="#ffffff" style:font-size-asian="24pt" style:font-style-asian="normal" style:font-weight-asian="bold" style:font-size-complex="24pt" style:font-style-complex="normal" style:font-weight-complex="bold"/>
    </style:style>
    <style:style style:name="T30" style:family="text">
      <style:text-properties fo:font-variant="normal" fo:text-transform="none" fo:color="#000000" loext:opacity="100%" style:text-line-through-style="none" style:text-line-through-type="none" style:text-position="0% 100%" style:font-name="Segoe UI Variable Text Semiligh" fo:font-size="24pt" fo:letter-spacing="normal" fo:language="en" fo:country="GB" fo:font-style="normal" style:text-underline-style="none" fo:font-weight="bold" style:text-underline-mode="continuous" style:text-overline-mode="continuous" style:text-line-through-mode="continuous" style:letter-kerning="true" style:font-size-asian="24pt" style:font-style-asian="normal" style:font-weight-asian="bold" style:font-size-complex="24pt" style:font-style-complex="normal" style:font-weight-complex="bold"/>
    </style:style>
    <style:style style:name="T31" style:family="text">
      <style:text-properties fo:font-variant="normal" fo:text-transform="none" fo:color="#161616" loext:opacity="100%" style:text-line-through-style="none" style:text-line-through-type="none" style:text-position="0% 100%" style:font-name="Segoe UI" fo:font-size="12pt" fo:letter-spacing="normal" fo:language="en" fo:country="GB" fo:font-style="normal" style:text-underline-style="none" fo:font-weight="normal" style:text-underline-mode="continuous" style:text-overline-mode="continuous" style:text-line-through-mode="continuous" style:letter-kerning="true" fo:background-color="#ffffff" style:font-size-asian="12pt" style:font-style-asian="normal" style:font-weight-asian="normal" style:font-size-complex="12pt" style:font-style-complex="normal" style:font-weight-complex="normal"/>
    </style:style>
    <style:style style:name="T32" style:family="text">
      <style:text-properties fo:font-variant="normal" fo:text-transform="none" fo:color="#000000" loext:opacity="100%" style:text-line-through-style="none" style:text-line-through-type="none" style:text-position="0% 100%" style:font-name="Calibri" fo:font-size="18pt" fo:letter-spacing="normal" fo:language="en" fo:country="GB"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T33" style:family="text">
      <style:text-properties fo:font-variant="normal" fo:text-transform="none" fo:color="#0d0d0d" loext:opacity="100%" style:text-line-through-style="none" style:text-line-through-type="none" style:text-position="0% 100%" style:font-name="Segoe UI Variable Text Semiligh" fo:font-size="18pt" fo:letter-spacing="normal" fo:language="en" fo:country="GB" fo:font-style="normal" style:text-underline-style="none" fo:font-weight="bold" style:text-underline-mode="continuous" style:text-overline-mode="continuous" style:text-line-through-mode="continuous" style:letter-kerning="true" fo:background-color="#ffffff" style:font-size-asian="18pt" style:font-style-asian="normal" style:font-weight-asian="bold" style:font-size-complex="18pt" style:font-style-complex="normal" style:font-weight-complex="bold"/>
    </style:style>
    <style:style style:name="T34" style:family="text">
      <style:text-properties fo:font-variant="normal" fo:text-transform="none" fo:color="#0d0d0d" loext:opacity="100%" style:text-line-through-style="none" style:text-line-through-type="none" style:text-position="0% 100%" style:font-name="Söhne" fo:font-size="18pt" fo:letter-spacing="normal" fo:language="fr" fo:country="FR" fo:font-style="normal" style:text-underline-style="none" fo:font-weight="bold" style:text-underline-mode="continuous" style:text-overline-mode="continuous" style:text-line-through-mode="continuous" style:letter-kerning="true" fo:background-color="#ffffff" style:font-size-asian="18pt" style:font-style-asian="normal" style:font-weight-asian="bold" style:font-size-complex="18pt" style:font-style-complex="normal" style:font-weight-complex="bold"/>
    </style:style>
    <style:style style:name="T35" style:family="text">
      <style:text-properties fo:font-variant="normal" fo:text-transform="none" fo:color="#0d0d0d" loext:opacity="100%" style:text-line-through-style="none" style:text-line-through-type="none" style:text-position="0% 100%" style:font-name="Söhne" fo:font-size="18pt" fo:letter-spacing="normal" fo:language="fr" fo:country="FR" fo:font-style="normal" style:text-underline-style="none" fo:font-weight="normal" style:text-underline-mode="continuous" style:text-overline-mode="continuous" style:text-line-through-mode="continuous" style:letter-kerning="true" fo:background-color="#ffffff" style:font-size-asian="18pt" style:font-style-asian="normal" style:font-weight-asian="normal" style:font-size-complex="18pt" style:font-style-complex="normal" style:font-weight-complex="normal"/>
    </style:style>
    <style:style style:name="T36" style:family="text">
      <style:text-properties fo:font-variant="normal" fo:text-transform="none" fo:color="#0d0d0d" loext:opacity="100%" style:text-line-through-style="none" style:text-line-through-type="none" style:text-position="0% 100%" style:font-name="Söhne" fo:font-size="18pt" fo:letter-spacing="normal" fo:language="en" fo:country="GB" fo:font-style="normal" style:text-underline-style="none" fo:font-weight="bold" style:text-underline-mode="continuous" style:text-overline-mode="continuous" style:text-line-through-mode="continuous" style:letter-kerning="true" fo:background-color="#ffffff" style:font-size-asian="18pt" style:font-style-asian="normal" style:font-weight-asian="bold" style:font-size-complex="18pt" style:font-style-complex="normal" style:font-weight-complex="bold"/>
    </style:style>
    <style:style style:name="T37" style:family="text">
      <style:text-properties fo:font-variant="normal" fo:text-transform="none" fo:color="#0d0d0d" loext:opacity="100%" style:text-line-through-style="none" style:text-line-through-type="none" style:text-position="0% 100%" style:font-name="Söhne" fo:font-size="18pt" fo:letter-spacing="normal" fo:language="en" fo:country="GB" fo:font-style="normal" style:text-underline-style="none" fo:font-weight="normal" style:text-underline-mode="continuous" style:text-overline-mode="continuous" style:text-line-through-mode="continuous" style:letter-kerning="true" fo:background-color="#ffffff" style:font-size-asian="18pt" style:font-style-asian="normal" style:font-weight-asian="normal" style:font-size-complex="18pt" style:font-style-complex="normal" style:font-weight-complex="normal"/>
    </style:style>
    <style:style style:name="T38" style:family="text">
      <style:text-properties fo:font-variant="normal" fo:text-transform="none" fo:color="#000000" loext:opacity="100%" style:text-line-through-style="none" style:text-line-through-type="none" style:text-position="0% 100%" style:font-name="Open Sauce" fo:font-size="21pt" fo:letter-spacing="normal" fo:language="en" fo:country="US" fo:font-style="normal" style:text-underline-style="none" fo:font-weight="normal" style:text-underline-mode="continuous" style:text-overline-mode="continuous" style:text-line-through-mode="continuous" style:letter-kerning="true" style:font-size-asian="21pt" style:font-style-asian="normal" style:font-weight-asian="normal" style:font-size-complex="21pt" style:font-style-complex="normal" style:font-weight-complex="normal"/>
    </style:style>
    <style:style style:name="T39" style:family="text">
      <style:text-properties fo:font-variant="normal" fo:text-transform="none" fo:color="#000000" loext:opacity="100%" style:text-line-through-style="none" style:text-line-through-type="none" style:text-position="0% 100%" style:font-name="Antonio Bold" fo:font-size="77.8000030517578pt" fo:letter-spacing="-0.055cm" fo:language="en" fo:country="US" fo:font-style="normal" style:text-underline-style="none" fo:font-weight="normal" style:text-underline-mode="continuous" style:text-overline-mode="continuous" style:text-line-through-mode="continuous" style:letter-kerning="true" style:font-size-asian="77.8000030517578pt" style:font-style-asian="normal" style:font-weight-asian="normal" style:font-size-complex="77.8000030517578pt" style:font-style-complex="normal" style:font-weight-complex="normal"/>
    </style:style>
    <style:style style:name="T40" style:family="text">
      <style:text-properties fo:font-variant="normal" fo:text-transform="none" fo:color="#000000" loext:opacity="100%" style:text-line-through-style="none" style:text-line-through-type="none" style:text-position="0% 100%" style:font-name="Open Sauce Bold" fo:font-size="26.7999992370605pt" fo:letter-spacing="normal" fo:language="en" fo:country="US" fo:font-style="normal" style:text-underline-style="none" fo:font-weight="normal" style:text-underline-mode="continuous" style:text-overline-mode="continuous" style:text-line-through-mode="continuous" style:letter-kerning="true" style:font-size-asian="26.7999992370605pt" style:font-style-asian="normal" style:font-weight-asian="normal" style:font-size-complex="26.7999992370605pt" style:font-style-complex="normal" style:font-weight-complex="normal"/>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1.27cm"/>
        <style:text-properties fo:font-family="Arial" style:font-family-generic="swiss" style:font-pitch="variable" style:use-window-font-color="true" fo:font-size="100%"/>
      </text:list-level-style-bullet>
      <text:list-level-style-bullet text:level="2" text:bullet-char="•">
        <style:list-level-properties text:space-before="0.93cm" text:min-label-width="1.27cm"/>
        <style:text-properties fo:font-family="Arial" style:font-family-generic="swiss" style:font-pitch="variable" style:use-window-font-color="true" fo:font-size="100%"/>
      </text:list-level-style-bullet>
      <text:list-level-style-bullet text:level="3" text:bullet-char="•">
        <style:list-level-properties text:space-before="2.2cm" text:min-label-width="1.27cm"/>
        <style:text-properties fo:font-family="Arial" style:font-family-generic="swiss" style:font-pitch="variable" style:use-window-font-color="true" fo:font-size="100%"/>
      </text:list-level-style-bullet>
      <text:list-level-style-bullet text:level="4" text:bullet-char="•">
        <style:list-level-properties text:space-before="3.47cm" text:min-label-width="1.27cm"/>
        <style:text-properties fo:font-family="Arial" style:font-family-generic="swiss" style:font-pitch="variable" style:use-window-font-color="true" fo:font-size="100%"/>
      </text:list-level-style-bullet>
      <text:list-level-style-bullet text:level="5" text:bullet-char="•">
        <style:list-level-properties text:space-before="4.74cm" text:min-label-width="1.27cm"/>
        <style:text-properties fo:font-family="Arial" style:font-family-generic="swiss" style:font-pitch="variable" style:use-window-font-color="true" fo:font-size="100%"/>
      </text:list-level-style-bullet>
      <text:list-level-style-bullet text:level="6" text:bullet-char="•">
        <style:list-level-properties text:space-before="6.01cm" text:min-label-width="1.27cm"/>
        <style:text-properties fo:font-family="Arial" style:font-family-generic="swiss" style:font-pitch="variable" style:use-window-font-color="true" fo:font-size="100%"/>
      </text:list-level-style-bullet>
      <text:list-level-style-bullet text:level="7" text:bullet-char="•">
        <style:list-level-properties text:space-before="7.28cm" text:min-label-width="1.27cm"/>
        <style:text-properties fo:font-family="Arial" style:font-family-generic="swiss" style:font-pitch="variable" style:use-window-font-color="true" fo:font-size="100%"/>
      </text:list-level-style-bullet>
      <text:list-level-style-bullet text:level="8" text:bullet-char="•">
        <style:list-level-properties text:space-before="8.55cm" text:min-label-width="1.27cm"/>
        <style:text-properties fo:font-family="Arial" style:font-family-generic="swiss" style:font-pitch="variable" style:use-window-font-color="true" fo:font-size="100%"/>
      </text:list-level-style-bullet>
      <text:list-level-style-bullet text:level="9" text:bullet-char="•">
        <style:list-level-properties text:space-before="9.82cm" text:min-label-width="1.27cm"/>
        <style:text-properties fo:font-family="Arial" style:font-family-generic="swiss" style:font-pitch="variable" style:use-window-font-color="true" fo:font-size="100%"/>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number text:level="1" style:num-format="">
        <style:list-level-properties/>
        <style:text-properties style:use-window-font-color="true" fo:font-size="45%"/>
      </text:list-level-style-number>
      <text:list-level-style-number text:level="2" style:num-format="">
        <style:list-level-properties text:space-before="0.93cm"/>
        <style:text-properties style:use-window-font-color="true" fo:font-size="45%"/>
      </text:list-level-style-number>
      <text:list-level-style-number text:level="3" style:num-format="">
        <style:list-level-properties text:space-before="2.2cm"/>
        <style:text-properties style:use-window-font-color="true" fo:font-size="45%"/>
      </text:list-level-style-number>
      <text:list-level-style-number text:level="4" style:num-format="">
        <style:list-level-properties text:space-before="3.47cm"/>
        <style:text-properties style:use-window-font-color="true" fo:font-size="45%"/>
      </text:list-level-style-number>
      <text:list-level-style-number text:level="5" style:num-format="">
        <style:list-level-properties text:space-before="4.74cm"/>
        <style:text-properties style:use-window-font-color="true" fo:font-size="45%"/>
      </text:list-level-style-number>
      <text:list-level-style-number text:level="6" style:num-format="">
        <style:list-level-properties text:space-before="6.01cm"/>
        <style:text-properties style:use-window-font-color="true" fo:font-size="45%"/>
      </text:list-level-style-number>
      <text:list-level-style-number text:level="7" style:num-format="">
        <style:list-level-properties text:space-before="7.28cm"/>
        <style:text-properties style:use-window-font-color="true" fo:font-size="45%"/>
      </text:list-level-style-number>
      <text:list-level-style-number text:level="8" style:num-format="">
        <style:list-level-properties text:space-before="8.55cm"/>
        <style:text-properties style:use-window-font-color="true" fo:font-size="45%"/>
      </text:list-level-style-number>
      <text:list-level-style-number text:level="9" style:num-format="">
        <style:list-level-properties text:space-before="9.82cm"/>
        <style:text-properties style:use-window-font-color="true" fo:font-size="45%"/>
      </text:list-level-style-number>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bullet text:level="1" text:bullet-char="•">
        <style:list-level-properties text:min-label-width="0.93cm"/>
        <style:text-properties fo:font-family="Arial" style:use-window-font-color="true" fo:font-size="100%"/>
      </text:list-level-style-bullet>
      <text:list-level-style-bullet text:level="2" text:bullet-char="•">
        <style:list-level-properties text:space-before="0.93cm" text:min-label-width="0.93cm"/>
        <style:text-properties fo:font-family="Arial" style:use-window-font-color="true" fo:font-size="100%"/>
      </text:list-level-style-bullet>
      <text:list-level-style-bullet text:level="3" text:bullet-char="•">
        <style:list-level-properties text:space-before="2.2cm" text:min-label-width="0.93cm"/>
        <style:text-properties fo:font-family="Arial" style:use-window-font-color="true" fo:font-size="100%"/>
      </text:list-level-style-bullet>
      <text:list-level-style-bullet text:level="4" text:bullet-char="•">
        <style:list-level-properties text:space-before="3.47cm" text:min-label-width="0.93cm"/>
        <style:text-properties fo:font-family="Arial" style:use-window-font-color="true" fo:font-size="100%"/>
      </text:list-level-style-bullet>
      <text:list-level-style-bullet text:level="5" text:bullet-char="•">
        <style:list-level-properties text:space-before="4.74cm" text:min-label-width="0.93cm"/>
        <style:text-properties fo:font-family="Arial" style:use-window-font-color="true" fo:font-size="100%"/>
      </text:list-level-style-bullet>
      <text:list-level-style-bullet text:level="6" text:bullet-char="•">
        <style:list-level-properties text:space-before="6.01cm" text:min-label-width="0.93cm"/>
        <style:text-properties fo:font-family="Arial" style:use-window-font-color="true" fo:font-size="100%"/>
      </text:list-level-style-bullet>
      <text:list-level-style-bullet text:level="7" text:bullet-char="•">
        <style:list-level-properties text:space-before="7.28cm" text:min-label-width="0.93cm"/>
        <style:text-properties fo:font-family="Arial" style:use-window-font-color="true" fo:font-size="100%"/>
      </text:list-level-style-bullet>
      <text:list-level-style-bullet text:level="8" text:bullet-char="•">
        <style:list-level-properties text:space-before="8.55cm" text:min-label-width="0.93cm"/>
        <style:text-properties fo:font-family="Arial" style:use-window-font-color="true" fo:font-size="100%"/>
      </text:list-level-style-bullet>
      <text:list-level-style-bullet text:level="9" text:bullet-char="•">
        <style:list-level-properties text:space-before="9.82cm" text:min-label-width="0.93cm"/>
        <style:text-properties fo:font-family="Arial" style:use-window-font-color="true" fo:font-size="100%"/>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6">
      <text:list-level-style-bullet text:level="1" text:bullet-char="•">
        <style:list-level-properties/>
        <style:text-properties fo:font-family="Arial" style:font-family-generic="swiss" style:font-pitch="variable" style:use-window-font-color="true" fo:font-size="100%"/>
      </text:list-level-style-bullet>
      <text:list-level-style-bullet text:level="2" text:bullet-char="•">
        <style:list-level-properties text:space-before="1.27cm"/>
        <style:text-properties fo:font-family="Arial" style:font-family-generic="swiss" style:font-pitch="variable" style:use-window-font-color="true" fo:font-size="100%"/>
      </text:list-level-style-bullet>
      <text:list-level-style-bullet text:level="3" text:bullet-char="•">
        <style:list-level-properties text:space-before="2.54cm"/>
        <style:text-properties fo:font-family="Arial" style:font-family-generic="swiss" style:font-pitch="variable" style:use-window-font-color="true" fo:font-size="100%"/>
      </text:list-level-style-bullet>
      <text:list-level-style-bullet text:level="4" text:bullet-char="•">
        <style:list-level-properties text:space-before="3.81cm"/>
        <style:text-properties fo:font-family="Arial" style:font-family-generic="swiss" style:font-pitch="variable" style:use-window-font-color="true" fo:font-size="100%"/>
      </text:list-level-style-bullet>
      <text:list-level-style-bullet text:level="5" text:bullet-char="•">
        <style:list-level-properties text:space-before="5.08cm"/>
        <style:text-properties fo:font-family="Arial" style:font-family-generic="swiss" style:font-pitch="variable" style:use-window-font-color="true" fo:font-size="100%"/>
      </text:list-level-style-bullet>
      <text:list-level-style-bullet text:level="6" text:bullet-char="•">
        <style:list-level-properties text:space-before="6.35cm"/>
        <style:text-properties fo:font-family="Arial" style:font-family-generic="swiss" style:font-pitch="variable" style:use-window-font-color="true" fo:font-size="100%"/>
      </text:list-level-style-bullet>
      <text:list-level-style-bullet text:level="7" text:bullet-char="•">
        <style:list-level-properties text:space-before="7.62cm"/>
        <style:text-properties fo:font-family="Arial" style:font-family-generic="swiss" style:font-pitch="variable" style:use-window-font-color="true" fo:font-size="100%"/>
      </text:list-level-style-bullet>
      <text:list-level-style-bullet text:level="8" text:bullet-char="•">
        <style:list-level-properties text:space-before="8.89cm"/>
        <style:text-properties fo:font-family="Arial" style:font-family-generic="swiss" style:font-pitch="variable" style:use-window-font-color="true" fo:font-size="100%"/>
      </text:list-level-style-bullet>
      <text:list-level-style-bullet text:level="9" text:bullet-char="•">
        <style:list-level-properties text:space-before="10.16cm"/>
        <style:text-properties fo:font-family="Arial" style:font-family-generic="swiss" style:font-pitch="variable" style:use-window-font-color="true" fo:font-size="100%"/>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7">
      <text:list-level-style-bullet text:level="1" text:bullet-char="•">
        <style:list-level-properties text:min-label-width="0.72cm"/>
        <style:text-properties fo:font-family="Arial" style:use-window-font-color="true" fo:font-size="100%"/>
      </text:list-level-style-bullet>
      <text:list-level-style-bullet text:level="2" text:bullet-char="•">
        <style:list-level-properties text:space-before="0.72cm" text:min-label-width="0.72cm"/>
        <style:text-properties fo:font-family="Arial" style:use-window-font-color="true" fo:font-size="100%"/>
      </text:list-level-style-bullet>
      <text:list-level-style-bullet text:level="3" text:bullet-char="•">
        <style:list-level-properties text:space-before="1.99cm" text:min-label-width="0.72cm"/>
        <style:text-properties fo:font-family="Arial" style:use-window-font-color="true" fo:font-size="100%"/>
      </text:list-level-style-bullet>
      <text:list-level-style-bullet text:level="4" text:bullet-char="•">
        <style:list-level-properties text:space-before="3.26cm" text:min-label-width="0.72cm"/>
        <style:text-properties fo:font-family="Arial" style:use-window-font-color="true" fo:font-size="100%"/>
      </text:list-level-style-bullet>
      <text:list-level-style-bullet text:level="5" text:bullet-char="•">
        <style:list-level-properties text:space-before="4.53cm" text:min-label-width="0.72cm"/>
        <style:text-properties fo:font-family="Arial" style:use-window-font-color="true" fo:font-size="100%"/>
      </text:list-level-style-bullet>
      <text:list-level-style-bullet text:level="6" text:bullet-char="•">
        <style:list-level-properties text:space-before="5.8cm" text:min-label-width="0.72cm"/>
        <style:text-properties fo:font-family="Arial" style:use-window-font-color="true" fo:font-size="100%"/>
      </text:list-level-style-bullet>
      <text:list-level-style-bullet text:level="7" text:bullet-char="•">
        <style:list-level-properties text:space-before="7.07cm" text:min-label-width="0.72cm"/>
        <style:text-properties fo:font-family="Arial" style:use-window-font-color="true" fo:font-size="100%"/>
      </text:list-level-style-bullet>
      <text:list-level-style-bullet text:level="8" text:bullet-char="•">
        <style:list-level-properties text:space-before="8.34cm" text:min-label-width="0.72cm"/>
        <style:text-properties fo:font-family="Arial" style:use-window-font-color="true" fo:font-size="100%"/>
      </text:list-level-style-bullet>
      <text:list-level-style-bullet text:level="9" text:bullet-char="•">
        <style:list-level-properties text:space-before="9.61cm" text:min-label-width="0.72cm"/>
        <style:text-properties fo:font-family="Arial" style:use-window-font-color="true" fo:font-size="100%"/>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8">
      <text:list-level-style-bullet text:level="1" text:bullet-char="•">
        <style:list-level-properties text:min-label-width="0.953cm"/>
        <style:text-properties fo:font-family="Arial" style:font-family-generic="swiss" style:font-pitch="variable" style:use-window-font-color="true" fo:font-size="100%"/>
      </text:list-level-style-bullet>
      <text:list-level-style-bullet text:level="2" text:bullet-char="•">
        <style:list-level-properties text:space-before="1.27cm" text:min-label-width="0.953cm"/>
        <style:text-properties fo:font-family="Arial" style:font-family-generic="swiss" style:font-pitch="variable" style:use-window-font-color="true" fo:font-size="100%"/>
      </text:list-level-style-bullet>
      <text:list-level-style-bullet text:level="3" text:bullet-char="•">
        <style:list-level-properties text:space-before="2.54cm" text:min-label-width="0.953cm"/>
        <style:text-properties fo:font-family="Arial" style:font-family-generic="swiss" style:font-pitch="variable" style:use-window-font-color="true" fo:font-size="100%"/>
      </text:list-level-style-bullet>
      <text:list-level-style-bullet text:level="4" text:bullet-char="•">
        <style:list-level-properties text:space-before="3.81cm" text:min-label-width="0.953cm"/>
        <style:text-properties fo:font-family="Arial" style:font-family-generic="swiss" style:font-pitch="variable" style:use-window-font-color="true" fo:font-size="100%"/>
      </text:list-level-style-bullet>
      <text:list-level-style-bullet text:level="5" text:bullet-char="•">
        <style:list-level-properties text:space-before="5.08cm" text:min-label-width="0.953cm"/>
        <style:text-properties fo:font-family="Arial" style:font-family-generic="swiss" style:font-pitch="variable" style:use-window-font-color="true" fo:font-size="100%"/>
      </text:list-level-style-bullet>
      <text:list-level-style-bullet text:level="6" text:bullet-char="•">
        <style:list-level-properties text:space-before="6.35cm" text:min-label-width="0.953cm"/>
        <style:text-properties fo:font-family="Arial" style:font-family-generic="swiss" style:font-pitch="variable" style:use-window-font-color="true" fo:font-size="100%"/>
      </text:list-level-style-bullet>
      <text:list-level-style-bullet text:level="7" text:bullet-char="•">
        <style:list-level-properties text:space-before="7.62cm" text:min-label-width="0.953cm"/>
        <style:text-properties fo:font-family="Arial" style:font-family-generic="swiss" style:font-pitch="variable" style:use-window-font-color="true" fo:font-size="100%"/>
      </text:list-level-style-bullet>
      <text:list-level-style-bullet text:level="8" text:bullet-char="•">
        <style:list-level-properties text:space-before="8.89cm" text:min-label-width="0.953cm"/>
        <style:text-properties fo:font-family="Arial" style:font-family-generic="swiss" style:font-pitch="variable" style:use-window-font-color="true" fo:font-size="100%"/>
      </text:list-level-style-bullet>
      <text:list-level-style-bullet text:level="9" text:bullet-char="•">
        <style:list-level-properties text:space-before="10.16cm" text:min-label-width="0.953cm"/>
        <style:text-properties fo:font-family="Arial" style:font-family-generic="swiss" style:font-pitch="variable" style:use-window-font-color="true" fo:font-size="100%"/>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9">
      <text:list-level-style-number text:level="1" style:num-format="">
        <style:list-level-properties/>
        <style:text-properties style:use-window-font-color="true" fo:font-size="45%"/>
      </text:list-level-style-number>
      <text:list-level-style-number text:level="2" style:num-format="">
        <style:list-level-properties text:space-before="1.27cm"/>
        <style:text-properties style:use-window-font-color="true" fo:font-size="45%"/>
      </text:list-level-style-number>
      <text:list-level-style-number text:level="3" style:num-format="">
        <style:list-level-properties text:space-before="2.54cm"/>
        <style:text-properties style:use-window-font-color="true" fo:font-size="45%"/>
      </text:list-level-style-number>
      <text:list-level-style-number text:level="4" style:num-format="">
        <style:list-level-properties text:space-before="3.81cm"/>
        <style:text-properties style:use-window-font-color="true" fo:font-size="45%"/>
      </text:list-level-style-number>
      <text:list-level-style-number text:level="5" style:num-format="">
        <style:list-level-properties text:space-before="5.08cm"/>
        <style:text-properties style:use-window-font-color="true" fo:font-size="45%"/>
      </text:list-level-style-number>
      <text:list-level-style-number text:level="6" style:num-format="">
        <style:list-level-properties text:space-before="6.35cm"/>
        <style:text-properties style:use-window-font-color="true" fo:font-size="45%"/>
      </text:list-level-style-number>
      <text:list-level-style-number text:level="7" style:num-format="">
        <style:list-level-properties text:space-before="7.62cm"/>
        <style:text-properties style:use-window-font-color="true" fo:font-size="45%"/>
      </text:list-level-style-number>
      <text:list-level-style-number text:level="8" style:num-format="">
        <style:list-level-properties text:space-before="8.89cm"/>
        <style:text-properties style:use-window-font-color="true" fo:font-size="45%"/>
      </text:list-level-style-number>
      <text:list-level-style-number text:level="9" style:num-format="">
        <style:list-level-properties text:space-before="10.16cm"/>
        <style:text-properties style:use-window-font-color="true" fo:font-size="45%"/>
      </text:list-level-style-number>
      <text:list-level-style-bullet text:level="10" text:bullet-char="●">
        <style:list-level-properties text:space-before="5.4cm" text:min-label-width="0.6cm"/>
        <style:text-properties fo:font-family="OpenSymbol" style:use-window-font-color="true" fo:font-size="45%"/>
      </text:list-level-style-bullet>
    </text:list-style>
    <text:list-style style:name="L10">
      <text:list-level-style-bullet text:level="1" text:bullet-char="•">
        <style:list-level-properties text:min-label-width="0.953cm"/>
        <style:text-properties fo:font-family="Arial" style:font-family-generic="swiss" style:font-pitch="variable" style:use-window-font-color="true" fo:font-size="100%"/>
      </text:list-level-style-bullet>
      <text:list-level-style-bullet text:level="2" text:bullet-char="•">
        <style:list-level-properties text:space-before="1.111cm" text:min-label-width="0.953cm"/>
        <style:text-properties fo:font-family="Arial" style:font-family-generic="swiss" style:font-pitch="variable" style:use-window-font-color="true" fo:font-size="100%"/>
      </text:list-level-style-bullet>
      <text:list-level-style-bullet text:level="3" text:bullet-char="•">
        <style:list-level-properties text:space-before="2.223cm" text:min-label-width="0.953cm"/>
        <style:text-properties fo:font-family="Arial" style:font-family-generic="swiss" style:font-pitch="variable" style:use-window-font-color="true" fo:font-size="100%"/>
      </text:list-level-style-bullet>
      <text:list-level-style-bullet text:level="4" text:bullet-char="•">
        <style:list-level-properties text:space-before="3.493cm" text:min-label-width="0.953cm"/>
        <style:text-properties fo:font-family="Arial" style:font-family-generic="swiss" style:font-pitch="variable" style:use-window-font-color="true" fo:font-size="100%"/>
      </text:list-level-style-bullet>
      <text:list-level-style-bullet text:level="5" text:bullet-char="•">
        <style:list-level-properties text:space-before="4.763cm" text:min-label-width="0.953cm"/>
        <style:text-properties fo:font-family="Arial" style:font-family-generic="swiss" style:font-pitch="variable" style:use-window-font-color="true" fo:font-size="100%"/>
      </text:list-level-style-bullet>
      <text:list-level-style-bullet text:level="6" text:bullet-char="•">
        <style:list-level-properties text:space-before="6.032cm" text:min-label-width="0.953cm"/>
        <style:text-properties fo:font-family="Arial" style:font-family-generic="swiss" style:font-pitch="variable" style:use-window-font-color="true" fo:font-size="100%"/>
      </text:list-level-style-bullet>
      <text:list-level-style-bullet text:level="7" text:bullet-char="•">
        <style:list-level-properties text:space-before="7.302cm" text:min-label-width="0.953cm"/>
        <style:text-properties fo:font-family="Arial" style:font-family-generic="swiss" style:font-pitch="variable" style:use-window-font-color="true" fo:font-size="100%"/>
      </text:list-level-style-bullet>
      <text:list-level-style-bullet text:level="8" text:bullet-char="•">
        <style:list-level-properties text:space-before="8.572cm" text:min-label-width="0.953cm"/>
        <style:text-properties fo:font-family="Arial" style:font-family-generic="swiss" style:font-pitch="variable" style:use-window-font-color="true" fo:font-size="100%"/>
      </text:list-level-style-bullet>
      <text:list-level-style-bullet text:level="9" text:bullet-char="•">
        <style:list-level-properties text:space-before="9.842cm" text:min-label-width="0.953cm"/>
        <style:text-properties fo:font-family="Arial" style:font-family-generic="swiss" style:font-pitch="variable" style:use-window-font-color="true" fo:font-size="100%"/>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1">
      <text:list-level-style-number text:level="1" style:num-format="">
        <style:list-level-properties/>
        <style:text-properties style:use-window-font-color="true" fo:font-size="45%"/>
      </text:list-level-style-number>
      <text:list-level-style-number text:level="2" style:num-format="">
        <style:list-level-properties text:space-before="1.111cm"/>
        <style:text-properties style:use-window-font-color="true" fo:font-size="45%"/>
      </text:list-level-style-number>
      <text:list-level-style-number text:level="3" style:num-format="">
        <style:list-level-properties text:space-before="2.223cm"/>
        <style:text-properties style:use-window-font-color="true" fo:font-size="45%"/>
      </text:list-level-style-number>
      <text:list-level-style-number text:level="4" style:num-format="">
        <style:list-level-properties text:space-before="3.493cm"/>
        <style:text-properties style:use-window-font-color="true" fo:font-size="45%"/>
      </text:list-level-style-number>
      <text:list-level-style-number text:level="5" style:num-format="">
        <style:list-level-properties text:space-before="4.763cm"/>
        <style:text-properties style:use-window-font-color="true" fo:font-size="45%"/>
      </text:list-level-style-number>
      <text:list-level-style-number text:level="6" style:num-format="">
        <style:list-level-properties text:space-before="6.032cm"/>
        <style:text-properties style:use-window-font-color="true" fo:font-size="45%"/>
      </text:list-level-style-number>
      <text:list-level-style-number text:level="7" style:num-format="">
        <style:list-level-properties text:space-before="7.302cm"/>
        <style:text-properties style:use-window-font-color="true" fo:font-size="45%"/>
      </text:list-level-style-number>
      <text:list-level-style-number text:level="8" style:num-format="">
        <style:list-level-properties text:space-before="8.572cm"/>
        <style:text-properties style:use-window-font-color="true" fo:font-size="45%"/>
      </text:list-level-style-number>
      <text:list-level-style-number text:level="9" style:num-format="">
        <style:list-level-properties text:space-before="9.842cm"/>
        <style:text-properties style:use-window-font-color="true" fo:font-size="45%"/>
      </text:list-level-style-number>
      <text:list-level-style-bullet text:level="10" text:bullet-char="●">
        <style:list-level-properties text:space-before="5.4cm" text:min-label-width="0.6cm"/>
        <style:text-properties fo:font-family="OpenSymbol" style:use-window-font-color="true" fo:font-size="45%"/>
      </text:list-level-style-bullet>
    </text:list-style>
    <text:list-style style:name="L12">
      <text:list-level-style-number text:level="1" style:num-suffix="." style:num-format="1">
        <style:list-level-properties text:min-label-width="0.953cm"/>
        <style:text-properties style:use-window-font-color="true" fo:font-size="100%"/>
      </text:list-level-style-number>
      <text:list-level-style-number text:level="2" style:num-suffix="." style:num-format="1">
        <style:list-level-properties text:space-before="1.111cm" text:min-label-width="0.953cm"/>
        <style:text-properties style:use-window-font-color="true" fo:font-size="100%"/>
      </text:list-level-style-number>
      <text:list-level-style-number text:level="3" style:num-suffix="." style:num-format="1">
        <style:list-level-properties text:space-before="2.223cm" text:min-label-width="0.953cm"/>
        <style:text-properties style:use-window-font-color="true" fo:font-size="100%"/>
      </text:list-level-style-number>
      <text:list-level-style-number text:level="4" style:num-suffix="." style:num-format="1">
        <style:list-level-properties text:space-before="3.493cm" text:min-label-width="0.953cm"/>
        <style:text-properties style:use-window-font-color="true" fo:font-size="100%"/>
      </text:list-level-style-number>
      <text:list-level-style-number text:level="5" style:num-suffix="." style:num-format="1">
        <style:list-level-properties text:space-before="4.763cm" text:min-label-width="0.953cm"/>
        <style:text-properties style:use-window-font-color="true" fo:font-size="100%"/>
      </text:list-level-style-number>
      <text:list-level-style-number text:level="6" style:num-suffix="." style:num-format="1">
        <style:list-level-properties text:space-before="6.032cm" text:min-label-width="0.953cm"/>
        <style:text-properties style:use-window-font-color="true" fo:font-size="100%"/>
      </text:list-level-style-number>
      <text:list-level-style-number text:level="7" style:num-suffix="." style:num-format="1">
        <style:list-level-properties text:space-before="7.302cm" text:min-label-width="0.953cm"/>
        <style:text-properties style:use-window-font-color="true" fo:font-size="100%"/>
      </text:list-level-style-number>
      <text:list-level-style-number text:level="8" style:num-suffix="." style:num-format="1">
        <style:list-level-properties text:space-before="8.572cm" text:min-label-width="0.953cm"/>
        <style:text-properties style:use-window-font-color="true" fo:font-size="100%"/>
      </text:list-level-style-number>
      <text:list-level-style-number text:level="9" style:num-suffix="." style:num-format="1">
        <style:list-level-properties text:space-before="9.842cm" text:min-label-width="0.953cm"/>
        <style:text-properties style:use-window-font-color="true" fo:font-size="100%"/>
      </text:list-level-style-number>
      <text:list-level-style-bullet text:level="10" text:bullet-char="●">
        <style:list-level-properties text:space-before="5.4cm" text:min-label-width="0.6cm"/>
        <style:text-properties fo:font-family="OpenSymbol" style:use-window-font-color="true" fo:font-size="45%"/>
      </text:list-level-style-bullet>
    </text:list-style>
    <text:list-style style:name="L13">
      <text:list-level-style-number text:level="1" style:num-suffix="." style:num-format="1">
        <style:list-level-properties text:space-before="0.159cm" text:min-label-width="0.794cm"/>
        <style:text-properties style:use-window-font-color="true" fo:font-size="100%"/>
      </text:list-level-style-number>
      <text:list-level-style-number text:level="2" style:num-suffix="." style:num-format="1">
        <style:list-level-properties text:space-before="1.27cm" text:min-label-width="0.794cm"/>
        <style:text-properties style:use-window-font-color="true" fo:font-size="100%"/>
      </text:list-level-style-number>
      <text:list-level-style-number text:level="3" style:num-suffix="." style:num-format="1">
        <style:list-level-properties text:space-before="2.381cm" text:min-label-width="0.794cm"/>
        <style:text-properties style:use-window-font-color="true" fo:font-size="100%"/>
      </text:list-level-style-number>
      <text:list-level-style-number text:level="4" style:num-suffix="." style:num-format="1">
        <style:list-level-properties text:space-before="3.651cm" text:min-label-width="0.794cm"/>
        <style:text-properties style:use-window-font-color="true" fo:font-size="100%"/>
      </text:list-level-style-number>
      <text:list-level-style-number text:level="5" style:num-suffix="." style:num-format="1">
        <style:list-level-properties text:space-before="4.921cm" text:min-label-width="0.794cm"/>
        <style:text-properties style:use-window-font-color="true" fo:font-size="100%"/>
      </text:list-level-style-number>
      <text:list-level-style-number text:level="6" style:num-suffix="." style:num-format="1">
        <style:list-level-properties text:space-before="6.191cm" text:min-label-width="0.794cm"/>
        <style:text-properties style:use-window-font-color="true" fo:font-size="100%"/>
      </text:list-level-style-number>
      <text:list-level-style-number text:level="7" style:num-suffix="." style:num-format="1">
        <style:list-level-properties text:space-before="7.461cm" text:min-label-width="0.794cm"/>
        <style:text-properties style:use-window-font-color="true" fo:font-size="100%"/>
      </text:list-level-style-number>
      <text:list-level-style-number text:level="8" style:num-suffix="." style:num-format="1">
        <style:list-level-properties text:space-before="8.731cm" text:min-label-width="0.794cm"/>
        <style:text-properties style:use-window-font-color="true" fo:font-size="100%"/>
      </text:list-level-style-number>
      <text:list-level-style-number text:level="9" style:num-suffix="." style:num-format="1">
        <style:list-level-properties text:space-before="10.001cm" text:min-label-width="0.794cm"/>
        <style:text-properties style:use-window-font-color="true" fo:font-size="100%"/>
      </text:list-level-style-number>
      <text:list-level-style-bullet text:level="10" text:bullet-char="●">
        <style:list-level-properties text:space-before="5.4cm" text:min-label-width="0.6cm"/>
        <style:text-properties fo:font-family="OpenSymbol" style:use-window-font-color="true" fo:font-size="45%"/>
      </text:list-level-style-bullet>
    </text:list-style>
    <text:list-style style:name="L14">
      <text:list-level-style-number text:level="1" style:num-format="">
        <style:list-level-properties text:space-before="0.159cm"/>
        <style:text-properties style:use-window-font-color="true" fo:font-size="45%"/>
      </text:list-level-style-number>
      <text:list-level-style-number text:level="2" style:num-format="">
        <style:list-level-properties text:space-before="1.27cm"/>
        <style:text-properties style:use-window-font-color="true" fo:font-size="45%"/>
      </text:list-level-style-number>
      <text:list-level-style-number text:level="3" style:num-format="">
        <style:list-level-properties text:space-before="2.381cm"/>
        <style:text-properties style:use-window-font-color="true" fo:font-size="45%"/>
      </text:list-level-style-number>
      <text:list-level-style-number text:level="4" style:num-format="">
        <style:list-level-properties text:space-before="3.651cm"/>
        <style:text-properties style:use-window-font-color="true" fo:font-size="45%"/>
      </text:list-level-style-number>
      <text:list-level-style-number text:level="5" style:num-format="">
        <style:list-level-properties text:space-before="4.921cm"/>
        <style:text-properties style:use-window-font-color="true" fo:font-size="45%"/>
      </text:list-level-style-number>
      <text:list-level-style-number text:level="6" style:num-format="">
        <style:list-level-properties text:space-before="6.191cm"/>
        <style:text-properties style:use-window-font-color="true" fo:font-size="45%"/>
      </text:list-level-style-number>
      <text:list-level-style-number text:level="7" style:num-format="">
        <style:list-level-properties text:space-before="7.461cm"/>
        <style:text-properties style:use-window-font-color="true" fo:font-size="45%"/>
      </text:list-level-style-number>
      <text:list-level-style-number text:level="8" style:num-format="">
        <style:list-level-properties text:space-before="8.731cm"/>
        <style:text-properties style:use-window-font-color="true" fo:font-size="45%"/>
      </text:list-level-style-number>
      <text:list-level-style-number text:level="9" style:num-format="">
        <style:list-level-properties text:space-before="10.001cm"/>
        <style:text-properties style:use-window-font-color="true" fo:font-size="45%"/>
      </text:list-level-style-number>
      <text:list-level-style-bullet text:level="10" text:bullet-char="●">
        <style:list-level-properties text:space-before="5.4cm" text:min-label-width="0.6cm"/>
        <style:text-properties fo:font-family="OpenSymbol" style:use-window-font-color="true" fo:font-size="45%"/>
      </text:list-level-style-bullet>
    </text:list-style>
    <text:list-style style:name="L15">
      <text:list-level-style-bullet text:level="1" text:bullet-char="-">
        <style:list-level-properties text:min-label-width="0.794cm"/>
        <style:text-properties style:use-window-font-color="true" fo:font-size="100%"/>
      </text:list-level-style-bullet>
      <text:list-level-style-bullet text:level="2" text:bullet-char="-">
        <style:list-level-properties text:space-before="1.27cm" text:min-label-width="0.794cm"/>
        <style:text-properties style:use-window-font-color="true" fo:font-size="100%"/>
      </text:list-level-style-bullet>
      <text:list-level-style-bullet text:level="3" text:bullet-char="-">
        <style:list-level-properties text:space-before="2.54cm" text:min-label-width="0.794cm"/>
        <style:text-properties style:use-window-font-color="true" fo:font-size="100%"/>
      </text:list-level-style-bullet>
      <text:list-level-style-bullet text:level="4" text:bullet-char="-">
        <style:list-level-properties text:space-before="3.81cm" text:min-label-width="0.794cm"/>
        <style:text-properties style:use-window-font-color="true" fo:font-size="100%"/>
      </text:list-level-style-bullet>
      <text:list-level-style-bullet text:level="5" text:bullet-char="-">
        <style:list-level-properties text:space-before="5.08cm" text:min-label-width="0.794cm"/>
        <style:text-properties style:use-window-font-color="true" fo:font-size="100%"/>
      </text:list-level-style-bullet>
      <text:list-level-style-bullet text:level="6" text:bullet-char="-">
        <style:list-level-properties text:space-before="6.35cm" text:min-label-width="0.794cm"/>
        <style:text-properties style:use-window-font-color="true" fo:font-size="100%"/>
      </text:list-level-style-bullet>
      <text:list-level-style-bullet text:level="7" text:bullet-char="-">
        <style:list-level-properties text:space-before="7.62cm" text:min-label-width="0.794cm"/>
        <style:text-properties style:use-window-font-color="true" fo:font-size="100%"/>
      </text:list-level-style-bullet>
      <text:list-level-style-bullet text:level="8" text:bullet-char="-">
        <style:list-level-properties text:space-before="8.89cm" text:min-label-width="0.794cm"/>
        <style:text-properties style:use-window-font-color="true" fo:font-size="100%"/>
      </text:list-level-style-bullet>
      <text:list-level-style-bullet text:level="9" text:bullet-char="-">
        <style:list-level-properties text:space-before="10.16cm" text:min-label-width="0.794cm"/>
        <style:text-properties style:use-window-font-color="true" fo:font-size="100%"/>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6">
      <text:list-level-style-bullet text:level="1" text:bullet-char="•">
        <style:list-level-properties text:min-label-width="0.794cm"/>
        <style:text-properties fo:font-family="Arial" style:font-family-generic="swiss" style:font-pitch="variable" style:use-window-font-color="true" fo:font-size="100%"/>
      </text:list-level-style-bullet>
      <text:list-level-style-bullet text:level="2" text:bullet-char="•">
        <style:list-level-properties text:space-before="1.27cm" text:min-label-width="0.794cm"/>
        <style:text-properties fo:font-family="Arial" style:font-family-generic="swiss" style:font-pitch="variable" style:use-window-font-color="true" fo:font-size="100%"/>
      </text:list-level-style-bullet>
      <text:list-level-style-bullet text:level="3" text:bullet-char="•">
        <style:list-level-properties text:space-before="2.54cm" text:min-label-width="0.794cm"/>
        <style:text-properties fo:font-family="Arial" style:font-family-generic="swiss" style:font-pitch="variable" style:use-window-font-color="true" fo:font-size="100%"/>
      </text:list-level-style-bullet>
      <text:list-level-style-bullet text:level="4" text:bullet-char="•">
        <style:list-level-properties text:space-before="3.81cm" text:min-label-width="0.794cm"/>
        <style:text-properties fo:font-family="Arial" style:font-family-generic="swiss" style:font-pitch="variable" style:use-window-font-color="true" fo:font-size="100%"/>
      </text:list-level-style-bullet>
      <text:list-level-style-bullet text:level="5" text:bullet-char="•">
        <style:list-level-properties text:space-before="5.08cm" text:min-label-width="0.794cm"/>
        <style:text-properties fo:font-family="Arial" style:font-family-generic="swiss" style:font-pitch="variable" style:use-window-font-color="true" fo:font-size="100%"/>
      </text:list-level-style-bullet>
      <text:list-level-style-bullet text:level="6" text:bullet-char="•">
        <style:list-level-properties text:space-before="6.35cm" text:min-label-width="0.794cm"/>
        <style:text-properties fo:font-family="Arial" style:font-family-generic="swiss" style:font-pitch="variable" style:use-window-font-color="true" fo:font-size="100%"/>
      </text:list-level-style-bullet>
      <text:list-level-style-bullet text:level="7" text:bullet-char="•">
        <style:list-level-properties text:space-before="7.62cm" text:min-label-width="0.794cm"/>
        <style:text-properties fo:font-family="Arial" style:font-family-generic="swiss" style:font-pitch="variable" style:use-window-font-color="true" fo:font-size="100%"/>
      </text:list-level-style-bullet>
      <text:list-level-style-bullet text:level="8" text:bullet-char="•">
        <style:list-level-properties text:space-before="8.89cm" text:min-label-width="0.794cm"/>
        <style:text-properties fo:font-family="Arial" style:font-family-generic="swiss" style:font-pitch="variable" style:use-window-font-color="true" fo:font-size="100%"/>
      </text:list-level-style-bullet>
      <text:list-level-style-bullet text:level="9" text:bullet-char="•">
        <style:list-level-properties text:space-before="10.16cm" text:min-label-width="0.794cm"/>
        <style:text-properties fo:font-family="Arial" style:font-family-generic="swiss" style:font-pitch="variable" style:use-window-font-color="true" fo:font-size="100%"/>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7">
      <text:list-level-style-bullet text:level="1" text:bullet-char="•">
        <style:list-level-properties text:min-label-width="0.63cm"/>
        <style:text-properties fo:font-family="Arial" style:use-window-font-color="true" fo:font-size="100%"/>
      </text:list-level-style-bullet>
      <text:list-level-style-bullet text:level="2" text:bullet-char="•">
        <style:list-level-properties text:space-before="0.63cm" text:min-label-width="0.63cm"/>
        <style:text-properties fo:font-family="Arial" style:use-window-font-color="true" fo:font-size="100%"/>
      </text:list-level-style-bullet>
      <text:list-level-style-bullet text:level="3" text:bullet-char="•">
        <style:list-level-properties text:space-before="1.9cm" text:min-label-width="0.63cm"/>
        <style:text-properties fo:font-family="Arial" style:use-window-font-color="true" fo:font-size="100%"/>
      </text:list-level-style-bullet>
      <text:list-level-style-bullet text:level="4" text:bullet-char="•">
        <style:list-level-properties text:space-before="3.17cm" text:min-label-width="0.63cm"/>
        <style:text-properties fo:font-family="Arial" style:use-window-font-color="true" fo:font-size="100%"/>
      </text:list-level-style-bullet>
      <text:list-level-style-bullet text:level="5" text:bullet-char="•">
        <style:list-level-properties text:space-before="4.44cm" text:min-label-width="0.63cm"/>
        <style:text-properties fo:font-family="Arial" style:use-window-font-color="true" fo:font-size="100%"/>
      </text:list-level-style-bullet>
      <text:list-level-style-bullet text:level="6" text:bullet-char="•">
        <style:list-level-properties text:space-before="5.71cm" text:min-label-width="0.63cm"/>
        <style:text-properties fo:font-family="Arial" style:use-window-font-color="true" fo:font-size="100%"/>
      </text:list-level-style-bullet>
      <text:list-level-style-bullet text:level="7" text:bullet-char="•">
        <style:list-level-properties text:space-before="6.98cm" text:min-label-width="0.63cm"/>
        <style:text-properties fo:font-family="Arial" style:use-window-font-color="true" fo:font-size="100%"/>
      </text:list-level-style-bullet>
      <text:list-level-style-bullet text:level="8" text:bullet-char="•">
        <style:list-level-properties text:space-before="8.25cm" text:min-label-width="0.63cm"/>
        <style:text-properties fo:font-family="Arial" style:use-window-font-color="true" fo:font-size="100%"/>
      </text:list-level-style-bullet>
      <text:list-level-style-bullet text:level="9" text:bullet-char="•">
        <style:list-level-properties text:space-before="9.52cm" text:min-label-width="0.63cm"/>
        <style:text-properties fo:font-family="Arial" style:use-window-font-color="true" fo:font-size="100%"/>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Slide1" draw:style-name="dp1" draw:master-page-name="Master1-Layout7-blank-Blank" presentation:presentation-page-layout-name="AL1T13" xml:id="id1" draw:id="id1">
        <draw:g draw:name="Group 2" draw:style-name="gr1">
          <draw:custom-shape draw:name="Freeform 3" draw:style-name="gr2" draw:text-style-name="P1" draw:layer="layout" svg:width="36.983cm" svg:height="36.983cm" svg:x="36.634cm" svg:y="-4.204cm">
            <text:p/>
            <draw:enhanced-geometry svg:viewBox="0 0 6350000 6350000" draw:text-areas="?f8 ?f10 ?f9 ?f11" draw:type="non-primitive" draw:enhanced-path="M 3175000 0 C 1421496 0 0 1421496 0 3175000 0 4928504 1421496 6350000 3175000 6350000 4928504 6350000 6350000 4928504 6350000 3175000 6350000 1421496 4928504 0 317500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350000"/>
              <draw:equation draw:name="f7" draw:formula="?f4 / 6350000"/>
              <draw:equation draw:name="f8" draw:formula="?f0 / ?f6"/>
              <draw:equation draw:name="f9" draw:formula="?f1 / ?f6"/>
              <draw:equation draw:name="f10" draw:formula="?f2 / ?f7"/>
              <draw:equation draw:name="f11" draw:formula="?f3 / ?f7"/>
            </draw:enhanced-geometry>
          </draw:custom-shape>
        </draw:g>
        <draw:g draw:name="Group 4" draw:style-name="gr1">
          <draw:custom-shape draw:name="Freeform 5" draw:style-name="gr3" draw:text-style-name="P2" draw:layer="layout" svg:width="33.293cm" svg:height="18.169cm" draw:transform="skewX (-9.85278943551695E-017) rotate (0.951378975262109) translate (25.62cm 17.806cm)">
            <text:p/>
            <draw:enhanced-geometry svg:viewBox="0 0 4022947 2195449" draw:text-areas="?f8 ?f10 ?f9 ?f11" draw:type="non-primitive" draw:enhanced-path="M 2925031 2195449 L 1097788 2195449 C 491490 2195449 0 1703959 0 1097661 0 491490 491490 0 1097788 0 L 2925158 0 C 3531457 0 4022947 491490 4022947 1097788 4022820 1703959 3531329 2195449 2925031 219544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22947"/>
              <draw:equation draw:name="f7" draw:formula="?f4 / 2195449"/>
              <draw:equation draw:name="f8" draw:formula="?f0 / ?f6"/>
              <draw:equation draw:name="f9" draw:formula="?f1 / ?f6"/>
              <draw:equation draw:name="f10" draw:formula="?f2 / ?f7"/>
              <draw:equation draw:name="f11" draw:formula="?f3 / ?f7"/>
            </draw:enhanced-geometry>
          </draw:custom-shape>
          <draw:custom-shape draw:name="Freeform 6" draw:style-name="gr3" draw:text-style-name="P2" draw:layer="layout" svg:width="33.608cm" svg:height="18.485cm" draw:transform="skewX (9.59359906867683E-017) rotate (0.951378975262109) translate (25.4cm 17.843cm)">
            <text:p/>
            <draw:enhanced-geometry svg:viewBox="0 0 4060920 2233549" draw:text-areas="?f8 ?f10 ?f9 ?f11" draw:type="non-primitive" draw:enhanced-path="M 2944081 2233549 L 1116838 2233549 C 501015 2233549 0 1732534 0 1116838 0 501015 501015 0 1116838 0 L 2944208 0 C 3559904 0 4060920 501015 4060920 1116838 4060920 1732534 3559904 2233549 2944081 2233549 Z M 1116838 38100 C 521970 38100 38100 521970 38100 1116838 38100 1711579 521970 2195576 1116838 2195576 L 2944208 2195576 C 3538950 2195576 4022947 1711706 4022947 1116838 4022820 521970 3538949 38100 2944081 38100 L 1116838 3810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60920"/>
              <draw:equation draw:name="f7" draw:formula="?f4 / 2233549"/>
              <draw:equation draw:name="f8" draw:formula="?f0 / ?f6"/>
              <draw:equation draw:name="f9" draw:formula="?f1 / ?f6"/>
              <draw:equation draw:name="f10" draw:formula="?f2 / ?f7"/>
              <draw:equation draw:name="f11" draw:formula="?f3 / ?f7"/>
            </draw:enhanced-geometry>
          </draw:custom-shape>
        </draw:g>
        <draw:g draw:name="Group 7" draw:style-name="gr1">
          <draw:custom-shape draw:name="Freeform 8" draw:style-name="gr4" draw:text-style-name="P3" draw:layer="layout" svg:width="14.573cm" svg:height="14.573cm" svg:x="31.131cm" svg:y="8.18cm">
            <text:p/>
            <draw:enhanced-geometry svg:viewBox="0 0 6350000 6349975" draw:text-areas="?f8 ?f10 ?f9 ?f11" draw:type="non-primitive" draw:enhanced-path="M 6350000 3175025 C 6350000 4928451 4928476 6349975 3175000 6349975 1421498 6349975 0 4928451 0 3175025 0 1421511 1421498 0 3175000 0 4928502 0 6350000 1421511 6350000 31750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350000"/>
              <draw:equation draw:name="f7" draw:formula="?f4 / 6349975"/>
              <draw:equation draw:name="f8" draw:formula="?f0 / ?f6"/>
              <draw:equation draw:name="f9" draw:formula="?f1 / ?f6"/>
              <draw:equation draw:name="f10" draw:formula="?f2 / ?f7"/>
              <draw:equation draw:name="f11" draw:formula="?f3 / ?f7"/>
            </draw:enhanced-geometry>
          </draw:custom-shape>
        </draw:g>
        <draw:g draw:name="Group 9" draw:style-name="gr1">
          <draw:custom-shape draw:name="Freeform 10" draw:style-name="gr5" draw:text-style-name="P4" draw:layer="layout" svg:width="1.935cm" svg:height="1.993cm" svg:x="2.9cm" svg:y="2.802cm">
            <text:p/>
            <draw:enhanced-geometry svg:viewBox="0 0 928685 956511" draw:text-areas="?f8 ?f10 ?f9 ?f11" draw:type="non-primitive" draw:enhanced-path="M 0 0 L 928685 0 928685 956511 0 956511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8685"/>
              <draw:equation draw:name="f7" draw:formula="?f4 / 956511"/>
              <draw:equation draw:name="f8" draw:formula="?f0 / ?f6"/>
              <draw:equation draw:name="f9" draw:formula="?f1 / ?f6"/>
              <draw:equation draw:name="f10" draw:formula="?f2 / ?f7"/>
              <draw:equation draw:name="f11" draw:formula="?f3 / ?f7"/>
            </draw:enhanced-geometry>
          </draw:custom-shape>
          <draw:frame draw:name="TextBox 11" draw:style-name="gr6" draw:text-style-name="P6" draw:layer="layout" svg:width="6.362cm" svg:height="0.767cm" svg:x="5.813cm" svg:y="3.423cm">
            <draw:text-box>
              <text:p text:style-name="P5"><text:span text:style-name="T1">Techgrounds</text:span></text:p>
            </draw:text-box>
          </draw:frame>
        </draw:g>
        <draw:frame draw:name="TextBox 13" draw:style-name="gr7" draw:text-style-name="P6" draw:layer="layout" svg:width="23.202cm" svg:height="5.913cm" svg:x="2.858cm" svg:y="7.802cm">
          <draw:text-box>
            <text:p/>
          </draw:text-box>
        </draw:frame>
        <draw:frame draw:name="TextBox 15" draw:style-name="gr8" draw:text-style-name="P6" draw:layer="layout" svg:width="6.201cm" svg:height="0.918cm" svg:x="2.9cm" svg:y="21.35cm">
          <draw:text-box>
            <text:p text:style-name="P7"><text:span text:style-name="T2">22-04-2024</text:span></text:p>
          </draw:text-box>
        </draw:frame>
        <draw:frame draw:name="TextBox 15" draw:style-name="gr9" draw:text-style-name="P6" draw:layer="layout" svg:width="29.341cm" svg:height="6.241cm" svg:x="2.223cm" svg:y="11.152cm">
          <draw:text-box>
            <text:p text:style-name="P8"><text:span text:style-name="T3">Asymmetric Encryption:</text:span></text:p>
            <text:p text:style-name="P8"><text:span text:style-name="T4">Securing Data in the Cloud</text:span></text:p>
          </draw:text-box>
        </draw:frame>
        <anim:par presentation:node-type="timing-root">
          <anim:par smil:begin="id1.begin">
            <anim:transitionFilter smil:dur="3s" smil:type="fade" smil:subtype="crossfade"/>
          </anim:par>
          <anim:seq smil:dur="0s" presentation:node-type="main-sequence"/>
        </anim:par>
        <presentation:notes draw:style-name="dp2">
          <draw:page-thumbnail draw:style-name="gr10" draw:layer="layout" svg:width="19.798cm" svg:height="11.136cm" svg:x="0.6cm" svg:y="2.257cm" draw:page-number="1" presentation:class="page"/>
          <draw:frame presentation:style-name="pr1" draw:text-style-name="P9" draw:layer="layout" svg:width="16.799cm" svg:height="13.364cm" svg:x="2.1cm" svg:y="14.107cm" presentation:class="notes" presentation:placeholder="true">
            <draw:text-box/>
          </draw:frame>
        </presentation:notes>
      </draw:page>
      <draw:page draw:name="Slide3" draw:style-name="dp3" draw:master-page-name="Master1-Layout7-blank-Blank" presentation:presentation-page-layout-name="AL1T13">
        <draw:custom-shape draw:name="Freeform 2" draw:style-name="gr11" draw:text-style-name="P10" draw:layer="layout" svg:width="29.088cm" svg:height="14.544cm" svg:x="29.644cm" svg:y="17.072cm">
          <text:p/>
          <draw:enhanced-geometry svg:viewBox="0 0 10471590 5235795" draw:text-areas="?f8 ?f10 ?f9 ?f11" draw:type="non-primitive" draw:enhanced-path="M 0 0 L 10471590 0 10471590 5235795 0 5235795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471590"/>
            <draw:equation draw:name="f7" draw:formula="?f4 / 5235795"/>
            <draw:equation draw:name="f8" draw:formula="?f0 / ?f6"/>
            <draw:equation draw:name="f9" draw:formula="?f1 / ?f6"/>
            <draw:equation draw:name="f10" draw:formula="?f2 / ?f7"/>
            <draw:equation draw:name="f11" draw:formula="?f3 / ?f7"/>
          </draw:enhanced-geometry>
        </draw:custom-shape>
        <draw:frame draw:name="TextBox 3" draw:style-name="gr12" draw:text-style-name="P6" draw:layer="layout" svg:width="14.177cm" svg:height="5.927cm" svg:x="2.858cm" svg:y="18.566cm">
          <draw:text-box>
            <text:p text:style-name="P11"><text:span text:style-name="T5">Introduction</text:span></text:p>
          </draw:text-box>
        </draw:frame>
        <draw:g draw:name="Group 4" draw:style-name="gr1">
          <draw:custom-shape draw:name="Freeform 5" draw:style-name="gr13" draw:text-style-name="P12" draw:layer="layout" svg:width="1.935cm" svg:height="1.993cm" svg:x="2.9cm" svg:y="2.802cm">
            <text:p/>
            <draw:enhanced-geometry svg:viewBox="0 0 928685 956511" draw:text-areas="?f8 ?f10 ?f9 ?f11" draw:type="non-primitive" draw:enhanced-path="M 0 0 L 928685 0 928685 956511 0 956511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8685"/>
              <draw:equation draw:name="f7" draw:formula="?f4 / 956511"/>
              <draw:equation draw:name="f8" draw:formula="?f0 / ?f6"/>
              <draw:equation draw:name="f9" draw:formula="?f1 / ?f6"/>
              <draw:equation draw:name="f10" draw:formula="?f2 / ?f7"/>
              <draw:equation draw:name="f11" draw:formula="?f3 / ?f7"/>
            </draw:enhanced-geometry>
          </draw:custom-shape>
          <draw:frame draw:name="TextBox 6" draw:style-name="gr6" draw:text-style-name="P6" draw:layer="layout" svg:width="6.362cm" svg:height="0.767cm" svg:x="5.813cm" svg:y="3.423cm">
            <draw:text-box>
              <text:p text:style-name="P5"><text:span text:style-name="T1">Techgrounds</text:span></text:p>
            </draw:text-box>
          </draw:frame>
        </draw:g>
        <draw:frame draw:name="TextBox 7" draw:style-name="gr14" draw:text-style-name="P6" draw:layer="layout" svg:width="25.518cm" svg:height="16.842cm" svg:x="23.897cm" svg:y="2.672cm">
          <draw:text-box>
            <text:list text:style-name="L2">
              <text:list-item>
                <text:list>
                  <text:list-item>
                    <text:p text:style-name="P13"><text:span text:style-name="T6">Overview of asymmetric vs symmetric encryption</text:span></text:p>
                  </text:list-item>
                </text:list>
              </text:list-item>
            </text:list>
            <text:list text:style-name="L3">
              <text:list-item>
                <text:list>
                  <text:list-item>
                    <text:p text:style-name="P14"><text:span text:style-name="T6"/></text:p>
                  </text:list-item>
                </text:list>
              </text:list-item>
            </text:list>
            <text:list text:style-name="L4">
              <text:list-item>
                <text:list>
                  <text:list-item>
                    <text:p text:style-name="P15"><text:span text:style-name="T6">What was our assignment?</text:span></text:p>
                  </text:list-item>
                  <text:list-item>
                    <text:p text:style-name="P15"><text:span text:style-name="T6"/></text:p>
                  </text:list-item>
                  <text:list-item>
                    <text:p text:style-name="P15"><text:span text:style-name="T6">How did we do it?</text:span><text:span text:style-name="T7"> </text:span></text:p>
                  </text:list-item>
                  <text:list-item>
                    <text:p text:style-name="P15"><text:span text:style-name="T7"/></text:p>
                  </text:list-item>
                  <text:list-item>
                    <text:p text:style-name="P15"><text:span text:style-name="T8">The importance of encryption in the Cloud</text:span></text:p>
                  </text:list-item>
                  <text:list-item>
                    <text:p text:style-name="P15"><text:span text:style-name="T7"/></text:p>
                  </text:list-item>
                  <text:list-item>
                    <text:p text:style-name="P15"><text:span text:style-name="T6"/></text:p>
                  </text:list-item>
                </text:list>
              </text:list-item>
            </text:list>
          </draw:text-box>
        </draw:frame>
        <draw:frame draw:name="TextBox 9" draw:style-name="gr15" draw:text-style-name="P6" draw:layer="layout" svg:width="25.518cm" svg:height="2.934cm" svg:x="23.897cm" svg:y="12.744cm">
          <draw:text-box>
            <text:p/>
          </draw:text-box>
        </draw:frame>
        <presentation:notes draw:style-name="dp4">
          <draw:page-thumbnail draw:name="Slide Image Placeholder 1" draw:style-name="gr10" draw:layer="layout" svg:width="15.24cm" svg:height="8.572cm" svg:x="1.905cm" svg:y="3.175cm" draw:page-number="2" presentation:class="page"/>
          <draw:frame draw:name="Notes Placeholder 2" presentation:style-name="pr2" draw:text-style-name="P16" draw:layer="layout" svg:width="15.24cm" svg:height="10.001cm" svg:x="1.905cm" svg:y="12.224cm" presentation:class="notes" presentation:placeholder="true">
            <draw:text-box/>
          </draw:frame>
          <draw:frame draw:name="Slide Number Placeholder 3" presentation:style-name="pr3" draw:text-style-name="P6" draw:layer="layout" svg:width="8.255cm" svg:height="1.274cm" svg:x="10.791cm" svg:y="24.126cm" presentation:class="page-number">
            <draw:text-box>
              <text:p text:style-name="P17"><text:span text:style-name="T9"><text:page-number>&lt;nummer&gt;</text:page-number></text:span></text:p>
            </draw:text-box>
          </draw:frame>
        </presentation:notes>
      </draw:page>
      <draw:page draw:name="Slide18" draw:style-name="dp3" draw:master-page-name="Master1-Layout7-blank-Blank" presentation:presentation-page-layout-name="AL1T13">
        <draw:g draw:name="Group 2" draw:style-name="gr1">
          <draw:custom-shape draw:name="Freeform 3" draw:style-name="gr16" draw:text-style-name="P18" draw:layer="layout" svg:width="4.963cm" svg:height="4.963cm" svg:x="42.552cm" svg:y="2.313cm">
            <text:p/>
            <draw:enhanced-geometry svg:viewBox="0 0 6350000 6349975" draw:text-areas="?f8 ?f10 ?f9 ?f11" draw:type="non-primitive" draw:enhanced-path="M 6350000 3175025 C 6350000 4928451 4928476 6349975 3175000 6349975 1421498 6349975 0 4928451 0 3175025 0 1421511 1421498 0 3175000 0 4928502 0 6350000 1421511 6350000 31750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350000"/>
              <draw:equation draw:name="f7" draw:formula="?f4 / 6349975"/>
              <draw:equation draw:name="f8" draw:formula="?f0 / ?f6"/>
              <draw:equation draw:name="f9" draw:formula="?f1 / ?f6"/>
              <draw:equation draw:name="f10" draw:formula="?f2 / ?f7"/>
              <draw:equation draw:name="f11" draw:formula="?f3 / ?f7"/>
            </draw:enhanced-geometry>
          </draw:custom-shape>
        </draw:g>
        <draw:g draw:name="Group 4" draw:style-name="gr1">
          <draw:custom-shape draw:name="Freeform 5" draw:style-name="gr2" draw:text-style-name="P1" draw:layer="layout" svg:width="36.983cm" svg:height="36.983cm" svg:x="-17.433cm" svg:y="-4.204cm">
            <text:p/>
            <draw:enhanced-geometry svg:viewBox="0 0 6350000 6350000" draw:text-areas="?f8 ?f10 ?f9 ?f11" draw:type="non-primitive" draw:enhanced-path="M 3175000 0 C 1421496 0 0 1421496 0 3175000 0 4928504 1421496 6350000 3175000 6350000 4928504 6350000 6350000 4928504 6350000 3175000 6350000 1421496 4928504 0 317500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350000"/>
              <draw:equation draw:name="f7" draw:formula="?f4 / 6350000"/>
              <draw:equation draw:name="f8" draw:formula="?f0 / ?f6"/>
              <draw:equation draw:name="f9" draw:formula="?f1 / ?f6"/>
              <draw:equation draw:name="f10" draw:formula="?f2 / ?f7"/>
              <draw:equation draw:name="f11" draw:formula="?f3 / ?f7"/>
            </draw:enhanced-geometry>
          </draw:custom-shape>
        </draw:g>
        <draw:g draw:name="Group 6" draw:style-name="gr1">
          <draw:custom-shape draw:name="Freeform 7" draw:style-name="gr17" draw:text-style-name="P19" draw:layer="layout" svg:width="4.963cm" svg:height="4.963cm" svg:x="42.552cm" svg:y="14.287cm">
            <text:p/>
            <draw:enhanced-geometry svg:viewBox="0 0 6350000 6349975" draw:text-areas="?f8 ?f10 ?f9 ?f11" draw:type="non-primitive" draw:enhanced-path="M 6350000 3175025 C 6350000 4928451 4928476 6349975 3175000 6349975 1421498 6349975 0 4928451 0 3175025 0 1421511 1421498 0 3175000 0 4928502 0 6350000 1421511 6350000 31750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350000"/>
              <draw:equation draw:name="f7" draw:formula="?f4 / 6349975"/>
              <draw:equation draw:name="f8" draw:formula="?f0 / ?f6"/>
              <draw:equation draw:name="f9" draw:formula="?f1 / ?f6"/>
              <draw:equation draw:name="f10" draw:formula="?f2 / ?f7"/>
              <draw:equation draw:name="f11" draw:formula="?f3 / ?f7"/>
            </draw:enhanced-geometry>
          </draw:custom-shape>
        </draw:g>
        <draw:g draw:name="Group 8" draw:style-name="gr1">
          <draw:custom-shape draw:name="Freeform 9" draw:style-name="gr18" draw:text-style-name="P20" draw:layer="layout" svg:width="4.963cm" svg:height="4.963cm" svg:x="42.552cm" svg:y="8.296cm">
            <text:p/>
            <draw:enhanced-geometry svg:viewBox="0 0 6350000 6349975" draw:text-areas="?f8 ?f10 ?f9 ?f11" draw:type="non-primitive" draw:enhanced-path="M 6350000 3175025 C 6350000 4928451 4928476 6349975 3175000 6349975 1421498 6349975 0 4928451 0 3175025 0 1421511 1421498 0 3175000 0 4928502 0 6350000 1421511 6350000 31750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350000"/>
              <draw:equation draw:name="f7" draw:formula="?f4 / 6349975"/>
              <draw:equation draw:name="f8" draw:formula="?f0 / ?f6"/>
              <draw:equation draw:name="f9" draw:formula="?f1 / ?f6"/>
              <draw:equation draw:name="f10" draw:formula="?f2 / ?f7"/>
              <draw:equation draw:name="f11" draw:formula="?f3 / ?f7"/>
            </draw:enhanced-geometry>
          </draw:custom-shape>
        </draw:g>
        <draw:g draw:name="Group 10" draw:style-name="gr1">
          <draw:custom-shape draw:name="Freeform 11" draw:style-name="gr19" draw:text-style-name="P21" draw:layer="layout" svg:width="1.935cm" svg:height="1.993cm" svg:x="2.9cm" svg:y="2.802cm">
            <text:p/>
            <draw:enhanced-geometry svg:viewBox="0 0 928685 956511" draw:text-areas="?f8 ?f10 ?f9 ?f11" draw:type="non-primitive" draw:enhanced-path="M 0 0 L 928685 0 928685 956511 0 956511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8685"/>
              <draw:equation draw:name="f7" draw:formula="?f4 / 956511"/>
              <draw:equation draw:name="f8" draw:formula="?f0 / ?f6"/>
              <draw:equation draw:name="f9" draw:formula="?f1 / ?f6"/>
              <draw:equation draw:name="f10" draw:formula="?f2 / ?f7"/>
              <draw:equation draw:name="f11" draw:formula="?f3 / ?f7"/>
            </draw:enhanced-geometry>
          </draw:custom-shape>
          <draw:frame draw:name="TextBox 12" draw:style-name="gr6" draw:text-style-name="P6" draw:layer="layout" svg:width="6.362cm" svg:height="0.767cm" svg:x="5.813cm" svg:y="3.423cm">
            <draw:text-box>
              <text:p text:style-name="P5"><text:span text:style-name="T10">Techgrounds</text:span></text:p>
            </draw:text-box>
          </draw:frame>
        </draw:g>
        <draw:frame draw:name="TextBox 13" draw:style-name="gr20" draw:text-style-name="P6" draw:layer="layout" svg:width="12.741cm" svg:height="2.964cm" svg:x="0.594cm" svg:y="12.846cm">
          <draw:text-box>
            <text:p text:style-name="P11"><text:span text:style-name="T11">The Job</text:span></text:p>
          </draw:text-box>
        </draw:frame>
        <draw:frame draw:name="TextBox 14" draw:style-name="gr21" draw:text-style-name="P6" draw:layer="layout" svg:width="16.595cm" svg:height="24.972cm" svg:x="23.843cm" svg:y="1.802cm">
          <draw:text-box>
            <text:p text:style-name="P22"><text:span text:style-name="T12">The assignment was:</text:span></text:p>
            <text:p text:style-name="P22"><text:span text:style-name="T13"/></text:p>
            <text:list text:style-name="L6">
              <text:list-item>
                <text:p text:style-name="P8"><text:span text:style-name="T14">Generate a key pair.</text:span></text:p>
              </text:list-item>
            </text:list>
            <text:p text:style-name="P8"><text:span text:style-name="T14"/></text:p>
            <text:list text:continue-numbering="true" text:style-name="L6">
              <text:list-item>
                <text:p text:style-name="P8"><text:span text:style-name="T14">Send an asymmetrically encrypted message to one of your peers via the public Slack channel. </text:span></text:p>
              </text:list-item>
              <text:list-item>
                <text:p text:style-name="P8"><text:span text:style-name="T14"/></text:p>
              </text:list-item>
              <text:list-item>
                <text:p text:style-name="P8"><text:span text:style-name="T14">They should be able to decrypt the message using a key. </text:span></text:p>
              </text:list-item>
              <text:list-item>
                <text:p text:style-name="P8"><text:span text:style-name="T14"/></text:p>
              </text:list-item>
              <text:list-item>
                <text:p text:style-name="P8"><text:span text:style-name="T14">The recipient should be able to read the message, but it should remain a secret to everyone else. </text:span></text:p>
              </text:list-item>
              <text:list-item>
                <text:p text:style-name="P8"><text:span text:style-name="T14"/></text:p>
              </text:list-item>
              <text:list-item>
                <text:p text:style-name="P8"><text:span text:style-name="T14">You are not allowed to use any private messages or other communication channels besides the public Slack channel.</text:span></text:p>
              </text:list-item>
              <text:list-item>
                <text:p text:style-name="P8"><text:span text:style-name="T14"/></text:p>
              </text:list-item>
              <text:list-item>
                <text:p text:style-name="P8"><text:span text:style-name="T14"><text:s/></text:span><text:span text:style-name="T14">Analyse the difference between this method and symmetric encryption.</text:span></text:p>
              </text:list-item>
            </text:list>
            <text:list text:style-name="L7">
              <text:list-item>
                <text:list>
                  <text:list-item>
                    <text:p text:style-name="P23"><text:span text:style-name="T12"/></text:p>
                  </text:list-item>
                  <text:list-item>
                    <text:p text:style-name="P23"><text:span text:style-name="T12"/></text:p>
                  </text:list-item>
                </text:list>
              </text:list-item>
            </text:list>
          </draw:text-box>
        </draw:frame>
        <presentation:notes draw:style-name="dp4">
          <draw:page-thumbnail draw:name="Slide Image Placeholder 1" draw:style-name="gr10" draw:layer="layout" svg:width="15.24cm" svg:height="8.572cm" svg:x="1.905cm" svg:y="3.175cm" draw:page-number="3" presentation:class="page"/>
          <draw:frame draw:name="Notes Placeholder 2" presentation:style-name="pr2" draw:text-style-name="P16" draw:layer="layout" svg:width="15.24cm" svg:height="10.001cm" svg:x="1.905cm" svg:y="12.224cm" presentation:class="notes" presentation:placeholder="true">
            <draw:text-box/>
          </draw:frame>
          <draw:frame draw:name="Slide Number Placeholder 3" presentation:style-name="pr3" draw:text-style-name="P6" draw:layer="layout" svg:width="8.255cm" svg:height="1.274cm" svg:x="10.791cm" svg:y="24.126cm" presentation:class="page-number">
            <draw:text-box>
              <text:p text:style-name="P17"><text:span text:style-name="T9"><text:page-number>&lt;nummer&gt;</text:page-number></text:span></text:p>
            </draw:text-box>
          </draw:frame>
        </presentation:notes>
      </draw:page>
      <draw:page draw:name="Slide6" draw:style-name="dp3" draw:master-page-name="Master1-Layout7-blank-Blank" presentation:presentation-page-layout-name="AL1T13">
        <draw:g draw:name="Group 2" draw:style-name="gr1">
          <draw:custom-shape draw:name="Freeform 3" draw:style-name="gr2" draw:text-style-name="P1" draw:layer="layout" svg:width="36.983cm" svg:height="32.355cm" svg:x="6.909cm" svg:y="-25.794cm">
            <text:p/>
            <draw:enhanced-geometry svg:viewBox="0 0 6350000 6350000" draw:text-areas="?f8 ?f10 ?f9 ?f11" draw:type="non-primitive" draw:enhanced-path="M 3175000 0 C 1421496 0 0 1421496 0 3175000 0 4928504 1421496 6350000 3175000 6350000 4928504 6350000 6350000 4928504 6350000 3175000 6350000 1421496 4928504 0 317500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350000"/>
              <draw:equation draw:name="f7" draw:formula="?f4 / 6350000"/>
              <draw:equation draw:name="f8" draw:formula="?f0 / ?f6"/>
              <draw:equation draw:name="f9" draw:formula="?f1 / ?f6"/>
              <draw:equation draw:name="f10" draw:formula="?f2 / ?f7"/>
              <draw:equation draw:name="f11" draw:formula="?f3 / ?f7"/>
            </draw:enhanced-geometry>
          </draw:custom-shape>
        </draw:g>
        <draw:custom-shape draw:name="AutoShape 4" draw:style-name="gr3" draw:text-style-name="P2" draw:layer="layout" svg:width="50.8cm" svg:height="0.026cm" svg:x="0cm" svg:y="28.549cm">
          <text:p/>
          <draw:enhanced-geometry svg:viewBox="0 0 21600 21600" draw:type="non-primitive" draw:enhanced-path="M 0 0 L 21600 0 21600 21600 0 21600 Z N"/>
        </draw:custom-shape>
        <draw:custom-shape draw:name="AutoShape 5" draw:style-name="gr22" draw:text-style-name="P24" draw:layer="layout" svg:width="7.427cm" svg:height="0.001cm" draw:transform="rotate (1.5707963267949) translate (17.429cm 20.96cm)">
          <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custom-shape draw:name="AutoShape 6" draw:style-name="gr22" draw:text-style-name="P24" draw:layer="layout" svg:width="7.427cm" svg:height="0.001cm" draw:transform="rotate (1.5707963267949) translate (33.371cm 20.96cm)">
          <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frame draw:name="TextBox 7" draw:style-name="gr23" draw:text-style-name="P6" draw:layer="layout" svg:width="20.865cm" svg:height="2.636cm" svg:x="14.967cm" svg:y="0cm">
          <draw:text-box>
            <text:p text:style-name="P25"><text:span text:style-name="T15">How did we do it?</text:span></text:p>
          </draw:text-box>
        </draw:frame>
        <draw:g draw:name="Group 8" draw:style-name="gr24">
          <draw:frame draw:name="TextBox 9" draw:style-name="gr25" draw:text-style-name="P6" draw:layer="layout" svg:width="14.611cm" svg:height="14.771cm" svg:x="1.994cm" svg:y="10.486cm">
            <draw:text-box>
              <text:list text:style-name="L8">
                <text:list-item>
                  <text:p text:style-name="P26"><text:span text:style-name="T16">Recipient </text:span><text:span text:style-name="T17">generates a key pair: private and public key.</text:span></text:p>
                </text:list-item>
              </text:list>
              <text:p text:style-name="P22"><text:span text:style-name="T17"/></text:p>
              <text:list text:continue-numbering="true" text:style-name="L8">
                <text:list-item>
                  <text:p text:style-name="P26"><text:span text:style-name="T16">Public key sent to the sender</text:span><text:span text:style-name="T17">, who creates a message, encrypts it with the recipient's public key, and sends it. </text:span></text:p>
                </text:list-item>
                <text:list-item>
                  <text:p text:style-name="P26"><text:span text:style-name="T17"/></text:p>
                </text:list-item>
                <text:list-item>
                  <text:p text:style-name="P26"><text:span text:style-name="T17">The </text:span><text:span text:style-name="T16">recipient uses the private key </text:span><text:span text:style-name="T17">to unscramble the message.</text:span></text:p>
                </text:list-item>
                <text:list-item>
                  <text:p text:style-name="P26"><text:span text:style-name="T17"/></text:p>
                </text:list-item>
                <text:list-item>
                  <text:p text:style-name="P26"><text:span text:style-name="T17"><text:s/></text:span><text:span text:style-name="T17">If the recipient wants to respond, the process moves in reverse. </text:span></text:p>
                </text:list-item>
              </text:list>
            </draw:text-box>
          </draw:frame>
          <draw:frame draw:name="TextBox 10" draw:style-name="gr26" draw:text-style-name="P6" draw:layer="layout" svg:width="13.201cm" svg:height="1.963cm" svg:x="2.858cm" svg:y="6.614cm">
            <draw:text-box>
              <text:p text:style-name="P27"><text:span text:style-name="T18">PROCESS</text:span><text:span text:style-name="T18"><text:tab/></text:span></text:p>
            </draw:text-box>
          </draw:frame>
        </draw:g>
        <draw:g draw:name="Group 11" draw:style-name="gr24">
          <draw:frame draw:name="TextBox 12" draw:style-name="gr27" draw:text-style-name="P6" draw:layer="layout" svg:width="13.201cm" svg:height="2.111cm" svg:x="18.114cm" svg:y="13.652cm">
            <draw:text-box>
              <text:list text:style-name="L8">
                <text:list-item>
                  <text:p text:style-name="P26"><text:span text:style-name="T13">DevGlan</text:span></text:p>
                </text:list-item>
              </text:list>
              <text:p text:style-name="P28"><text:span text:style-name="T13"/></text:p>
            </draw:text-box>
          </draw:frame>
          <draw:frame draw:name="TextBox 13" draw:style-name="gr28" draw:text-style-name="P6" draw:layer="layout" svg:width="13.201cm" svg:height="1.193cm" svg:x="18.203cm" svg:y="10.582cm">
            <draw:text-box>
              <text:p text:style-name="P27"><text:span text:style-name="T18">TOOLS</text:span></text:p>
            </draw:text-box>
          </draw:frame>
        </draw:g>
        <draw:g draw:name="Group 14" draw:style-name="gr24">
          <draw:frame draw:name="TextBox 15" draw:style-name="gr29" draw:text-style-name="P6" draw:layer="layout" svg:width="13.201cm" svg:height="4.221cm" svg:x="35.403cm" svg:y="17.816cm">
            <draw:text-box>
              <text:list text:style-name="L8">
                <text:list-item>
                  <text:p text:style-name="P26"><text:span text:style-name="T13">Successfully sent encrypted messages to each other</text:span></text:p>
                </text:list-item>
              </text:list>
              <text:p text:style-name="P28"><text:span text:style-name="T13"/></text:p>
              <text:p text:style-name="P28"><text:span text:style-name="T13"/></text:p>
            </draw:text-box>
          </draw:frame>
          <draw:frame draw:name="TextBox 16" draw:style-name="gr30" draw:text-style-name="P6" draw:layer="layout" svg:width="13.201cm" svg:height="1.193cm" svg:x="34.422cm" svg:y="15.083cm">
            <draw:text-box>
              <text:p text:style-name="P27"><text:span text:style-name="T18">RESULTS</text:span></text:p>
            </draw:text-box>
          </draw:frame>
        </draw:g>
        <draw:g draw:name="Group 18" draw:style-name="gr1">
          <draw:custom-shape draw:name="Freeform 19" draw:style-name="gr31" draw:text-style-name="P29" draw:layer="layout" svg:width="1.935cm" svg:height="1.993cm" svg:x="43.305cm" svg:y="0.445cm">
            <text:p/>
            <draw:enhanced-geometry svg:viewBox="0 0 928685 956511" draw:text-areas="?f8 ?f10 ?f9 ?f11" draw:type="non-primitive" draw:enhanced-path="M 0 0 L 928685 0 928685 956511 0 956511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8685"/>
              <draw:equation draw:name="f7" draw:formula="?f4 / 956511"/>
              <draw:equation draw:name="f8" draw:formula="?f0 / ?f6"/>
              <draw:equation draw:name="f9" draw:formula="?f1 / ?f6"/>
              <draw:equation draw:name="f10" draw:formula="?f2 / ?f7"/>
              <draw:equation draw:name="f11" draw:formula="?f3 / ?f7"/>
            </draw:enhanced-geometry>
          </draw:custom-shape>
          <draw:frame draw:name="TextBox 20" draw:style-name="gr6" draw:text-style-name="P6" draw:layer="layout" svg:width="6.362cm" svg:height="0.767cm" svg:x="46.218cm" svg:y="1.066cm">
            <draw:text-box>
              <text:p text:style-name="P5"><text:span text:style-name="T1">Techgrounds</text:span></text:p>
            </draw:text-box>
          </draw:frame>
        </draw:g>
        <presentation:notes draw:style-name="dp4">
          <draw:page-thumbnail draw:name="Slide Image Placeholder 1" draw:style-name="gr10" draw:layer="layout" svg:width="15.24cm" svg:height="8.572cm" svg:x="1.905cm" svg:y="3.175cm" draw:page-number="4" presentation:class="page"/>
          <draw:frame draw:name="Notes Placeholder 2" presentation:style-name="pr4" draw:text-style-name="P6" draw:layer="layout" svg:width="15.24cm" svg:height="10.001cm" svg:x="1.905cm" svg:y="12.224cm" presentation:class="notes">
            <draw:text-box>
              <text:p text:style-name="P8"><text:span text:style-name="T9">IDPS – Intrusion Detection and Prevention Systems detects and respond to suspicious network activity in real time</text:span></text:p>
              <text:p text:style-name="P8"><text:span text:style-name="T9"/></text:p>
              <text:p text:style-name="P8"><text:span text:style-name="T9"/></text:p>
            </draw:text-box>
          </draw:frame>
          <draw:frame draw:name="Slide Number Placeholder 3" presentation:style-name="pr3" draw:text-style-name="P6" draw:layer="layout" svg:width="8.255cm" svg:height="1.274cm" svg:x="10.791cm" svg:y="24.126cm" presentation:class="page-number">
            <draw:text-box>
              <text:p text:style-name="P17"><text:span text:style-name="T9"><text:page-number>&lt;nummer&gt;</text:page-number></text:span></text:p>
            </draw:text-box>
          </draw:frame>
        </presentation:notes>
      </draw:page>
      <draw:page draw:name="Slide5" draw:style-name="dp3" draw:master-page-name="Master1-Layout5-twoTxTwoObj-Comparison">
        <draw:g draw:name="Group 2" draw:style-name="gr1">
          <draw:custom-shape draw:name="Freeform 3" draw:style-name="gr2" draw:text-style-name="P1" draw:layer="layout" svg:width="36.983cm" svg:height="31.826cm" svg:x="7.545cm" svg:y="-24.325cm">
            <text:p/>
            <draw:enhanced-geometry svg:viewBox="0 0 6350000 6350000" draw:text-areas="?f8 ?f10 ?f9 ?f11" draw:type="non-primitive" draw:enhanced-path="M 3175000 0 C 1421496 0 0 1421496 0 3175000 0 4928504 1421496 6350000 3175000 6350000 4928504 6350000 6350000 4928504 6350000 3175000 6350000 1421496 4928504 0 317500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350000"/>
              <draw:equation draw:name="f7" draw:formula="?f4 / 6350000"/>
              <draw:equation draw:name="f8" draw:formula="?f0 / ?f6"/>
              <draw:equation draw:name="f9" draw:formula="?f1 / ?f6"/>
              <draw:equation draw:name="f10" draw:formula="?f2 / ?f7"/>
              <draw:equation draw:name="f11" draw:formula="?f3 / ?f7"/>
            </draw:enhanced-geometry>
          </draw:custom-shape>
        </draw:g>
        <draw:custom-shape draw:name="AutoShape 4" draw:style-name="gr3" draw:text-style-name="P2" draw:layer="layout" svg:width="50.8cm" svg:height="3.903cm" svg:x="0cm" svg:y="24.672cm">
          <text:p/>
          <draw:enhanced-geometry svg:viewBox="0 0 21600 21600" draw:type="non-primitive" draw:enhanced-path="M 0 0 L 21600 0 21600 21600 0 21600 Z N"/>
        </draw:custom-shape>
        <draw:frame draw:name="TextBox 7" draw:style-name="gr23" draw:text-style-name="P6" draw:layer="layout" svg:width="20.865cm" svg:height="5.229cm" svg:x="14.967cm" svg:y="1.071cm">
          <draw:text-box>
            <text:p text:style-name="P25"><text:span text:style-name="T15">Symmetric vs Asymmetric </text:span></text:p>
          </draw:text-box>
        </draw:frame>
        <draw:frame draw:name="TextBox 17" draw:style-name="gr32" draw:text-style-name="P6" draw:layer="layout" svg:width="9.074cm" svg:height="7.286cm" svg:x="1.864cm" svg:y="2.8cm">
          <draw:text-box>
            <text:p text:style-name="P30"><text:span text:style-name="T19">Potential Security Risks Associated with Each Method</text:span></text:p>
          </draw:text-box>
        </draw:frame>
        <draw:g draw:name="Group 18" draw:style-name="gr1">
          <draw:custom-shape draw:name="Freeform 19" draw:style-name="gr33" draw:text-style-name="P31" draw:layer="layout" svg:width="1.935cm" svg:height="1.993cm" svg:x="43.305cm" svg:y="0.445cm">
            <text:p/>
            <draw:enhanced-geometry svg:viewBox="0 0 928685 956511" draw:text-areas="?f8 ?f10 ?f9 ?f11" draw:type="non-primitive" draw:enhanced-path="M 0 0 L 928685 0 928685 956511 0 956511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8685"/>
              <draw:equation draw:name="f7" draw:formula="?f4 / 956511"/>
              <draw:equation draw:name="f8" draw:formula="?f0 / ?f6"/>
              <draw:equation draw:name="f9" draw:formula="?f1 / ?f6"/>
              <draw:equation draw:name="f10" draw:formula="?f2 / ?f7"/>
              <draw:equation draw:name="f11" draw:formula="?f3 / ?f7"/>
            </draw:enhanced-geometry>
          </draw:custom-shape>
          <draw:frame draw:name="TextBox 20" draw:style-name="gr6" draw:text-style-name="P6" draw:layer="layout" svg:width="6.362cm" svg:height="0.767cm" svg:x="46.218cm" svg:y="1.066cm">
            <draw:text-box>
              <text:p text:style-name="P5"><text:span text:style-name="T1">Techgrounds</text:span></text:p>
            </draw:text-box>
          </draw:frame>
        </draw:g>
        <draw:frame draw:name="Text Placeholder 26" presentation:style-name="pr5" draw:text-style-name="P6" draw:layer="layout" svg:width="11.223cm" svg:height="1.777cm" svg:x="1.75cm" svg:y="10.676cm" presentation:class="outline">
          <draw:text-box>
            <text:list text:style-name="L9">
              <text:list-item>
                <text:p text:style-name="P32"><text:span text:style-name="T20">Symmetric Encryption</text:span></text:p>
              </text:list-item>
            </text:list>
          </draw:text-box>
        </draw:frame>
        <draw:frame draw:name="Content Placeholder 27" presentation:style-name="pr6" draw:text-style-name="P6" draw:layer="layout" svg:width="22.399cm" svg:height="14.038cm" svg:x="1.75cm" svg:y="12.459cm" presentation:class="outline">
          <draw:text-box>
            <text:list text:style-name="L10">
              <text:list-item>
                <text:p text:style-name="P33"><text:span text:style-name="T21">Uses single key </text:span></text:p>
              </text:list-item>
              <text:list-item>
                <text:p text:style-name="P33"><text:span text:style-name="T21"/></text:p>
              </text:list-item>
            </text:list>
            <text:list text:style-name="L11">
              <text:list-item>
                <text:p text:style-name="P32"><text:span text:style-name="T20">Pros:</text:span></text:p>
              </text:list-item>
            </text:list>
            <text:list text:style-name="L10">
              <text:list-item>
                <text:p text:style-name="P33"><text:span text:style-name="T21">Fast, efficient for large amounts of data</text:span></text:p>
              </text:list-item>
              <text:list-item>
                <text:p text:style-name="P33"><text:span text:style-name="T21">Simple set up and implementation</text:span></text:p>
              </text:list-item>
              <text:list-item>
                <text:p text:style-name="P33"><text:span text:style-name="T21">Low resource utilization</text:span></text:p>
              </text:list-item>
              <text:list-item>
                <text:p text:style-name="P33"><text:span text:style-name="T21"/></text:p>
              </text:list-item>
              <text:list-item>
                <text:p text:style-name="P33"><text:span text:style-name="T21"/></text:p>
              </text:list-item>
            </text:list>
            <text:list text:style-name="L11">
              <text:list-item>
                <text:p text:style-name="P32"><text:span text:style-name="T20">Cons:</text:span></text:p>
              </text:list-item>
            </text:list>
            <text:list text:style-name="L10">
              <text:list-item>
                <text:p text:style-name="P33"><text:span text:style-name="T21">Only provides confidentiality</text:span></text:p>
              </text:list-item>
              <text:list-item>
                <text:p text:style-name="P33"><text:span text:style-name="T21"/></text:p>
              </text:list-item>
              <text:list-item>
                <text:p text:style-name="P33"><text:span text:style-name="T21"/></text:p>
              </text:list-item>
            </text:list>
          </draw:text-box>
        </draw:frame>
        <draw:frame draw:name="Text Placeholder 28" presentation:style-name="pr5" draw:text-style-name="P6" draw:layer="layout" svg:width="11.227cm" svg:height="1.777cm" svg:x="35.833cm" svg:y="9.669cm" presentation:class="outline">
          <draw:text-box>
            <text:list text:style-name="L9">
              <text:list-item>
                <text:p text:style-name="P32"><text:span text:style-name="T20">Asymmetric Encryption</text:span></text:p>
              </text:list-item>
            </text:list>
          </draw:text-box>
        </draw:frame>
        <draw:frame draw:name="Content Placeholder 29" presentation:style-name="pr6" draw:text-style-name="P6" draw:layer="layout" svg:width="20.916cm" svg:height="16.41cm" svg:x="26.143cm" svg:y="11.425cm" presentation:class="outline">
          <draw:text-box>
            <text:list text:style-name="L10">
              <text:list-item>
                <text:p text:style-name="P33"><text:span text:style-name="T21">Uses two keys: Public and Private</text:span></text:p>
              </text:list-item>
              <text:list-item>
                <text:p text:style-name="P33"><text:span text:style-name="T21"/></text:p>
              </text:list-item>
              <text:list-item>
                <text:p text:style-name="P33"><text:span text:style-name="T21"/></text:p>
              </text:list-item>
            </text:list>
            <text:list text:style-name="L11">
              <text:list-item>
                <text:p text:style-name="P32"><text:span text:style-name="T20">Pros:</text:span></text:p>
              </text:list-item>
            </text:list>
            <text:list text:style-name="L10">
              <text:list-item>
                <text:p text:style-name="P33"><text:span text:style-name="T21">Decryption key not shared</text:span></text:p>
              </text:list-item>
              <text:list-item>
                <text:p text:style-name="P33"><text:span text:style-name="T21">Longer key lengths =more secure</text:span></text:p>
              </text:list-item>
              <text:list-item>
                <text:p text:style-name="P33"><text:span text:style-name="T21">Provides confidentiality, authenticity and non-repudiation</text:span></text:p>
              </text:list-item>
              <text:list-item>
                <text:p text:style-name="P33"><text:span text:style-name="T21"/></text:p>
              </text:list-item>
            </text:list>
            <text:list text:style-name="L11">
              <text:list-item>
                <text:p text:style-name="P32"><text:span text:style-name="T20">Cons:</text:span></text:p>
              </text:list-item>
            </text:list>
            <text:list text:style-name="L10">
              <text:list-item>
                <text:p text:style-name="P33"><text:span text:style-name="T21">Man In the Middle Attack risk</text:span></text:p>
              </text:list-item>
              <text:list-item>
                <text:p text:style-name="P33"><text:span text:style-name="T21">Sustainability</text:span></text:p>
              </text:list-item>
              <text:list-item>
                <text:p text:style-name="P33"><text:span text:style-name="T21">High resource use</text:span></text:p>
              </text:list-item>
              <text:list-item>
                <text:p text:style-name="P33"><text:span text:style-name="T21"/></text:p>
              </text:list-item>
              <text:list-item>
                <text:p text:style-name="P33"><text:span text:style-name="T21"/></text:p>
              </text:list-item>
            </text:list>
          </draw:text-box>
        </draw:frame>
        <draw:connector draw:name="Straight Connector 31" draw:style-name="gr34" draw:text-style-name="P34" draw:layer="layout" draw:type="line" svg:x1="24.657cm" svg:y1="11.693cm" svg:x2="24.657cm" svg:y2="25.775cm" svg:d="M24657 11693v14082" svg:viewBox="0 0 1 14083">
          <text:p/>
        </draw:connector>
        <presentation:notes draw:style-name="dp4">
          <draw:page-thumbnail draw:name="Slide Image Placeholder 1" draw:style-name="gr10" draw:layer="layout" svg:width="15.24cm" svg:height="8.572cm" svg:x="1.905cm" svg:y="3.175cm" draw:page-number="5" presentation:class="page"/>
          <draw:frame draw:name="Notes Placeholder 2" presentation:style-name="pr7" draw:text-style-name="P6" draw:layer="layout" svg:width="15.24cm" svg:height="10.001cm" svg:x="1.905cm" svg:y="12.224cm" presentation:class="notes">
            <draw:text-box>
              <text:p text:style-name="P8"><text:span text:style-name="T9">Web server – exploitation by hackers compromising database integrity, consequences are compromising customer data (payment details, personal information)</text:span></text:p>
              <text:p text:style-name="P8"><text:span text:style-name="T9"/></text:p>
            </draw:text-box>
          </draw:frame>
          <draw:frame draw:name="Slide Number Placeholder 3" presentation:style-name="pr8" draw:text-style-name="P6" draw:layer="layout" svg:width="8.255cm" svg:height="1.274cm" svg:x="10.791cm" svg:y="24.126cm" presentation:class="page-number">
            <draw:text-box>
              <text:p text:style-name="P17"><text:span text:style-name="T9"><text:page-number>&lt;nummer&gt;</text:page-number></text:span></text:p>
            </draw:text-box>
          </draw:frame>
        </presentation:notes>
      </draw:page>
      <draw:page draw:name="Slide21" draw:style-name="dp3" draw:master-page-name="Master1-Layout5-twoTxTwoObj-Comparison">
        <draw:g draw:name="Group 2" draw:style-name="gr1">
          <draw:custom-shape draw:name="Freeform 3" draw:style-name="gr2" draw:text-style-name="P1" draw:layer="layout" svg:width="36.983cm" svg:height="31.826cm" svg:x="7.545cm" svg:y="-24.325cm">
            <text:p/>
            <draw:enhanced-geometry svg:viewBox="0 0 6350000 6350000" draw:text-areas="?f8 ?f10 ?f9 ?f11" draw:type="non-primitive" draw:enhanced-path="M 3175000 0 C 1421496 0 0 1421496 0 3175000 0 4928504 1421496 6350000 3175000 6350000 4928504 6350000 6350000 4928504 6350000 3175000 6350000 1421496 4928504 0 317500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350000"/>
              <draw:equation draw:name="f7" draw:formula="?f4 / 6350000"/>
              <draw:equation draw:name="f8" draw:formula="?f0 / ?f6"/>
              <draw:equation draw:name="f9" draw:formula="?f1 / ?f6"/>
              <draw:equation draw:name="f10" draw:formula="?f2 / ?f7"/>
              <draw:equation draw:name="f11" draw:formula="?f3 / ?f7"/>
            </draw:enhanced-geometry>
          </draw:custom-shape>
        </draw:g>
        <draw:custom-shape draw:name="AutoShape 4" draw:style-name="gr3" draw:text-style-name="P2" draw:layer="layout" svg:width="50.8cm" svg:height="3.903cm" svg:x="0cm" svg:y="24.672cm">
          <text:p/>
          <draw:enhanced-geometry svg:viewBox="0 0 21600 21600" draw:type="non-primitive" draw:enhanced-path="M 0 0 L 21600 0 21600 21600 0 21600 Z N"/>
        </draw:custom-shape>
        <draw:frame draw:name="TextBox 7" draw:style-name="gr23" draw:text-style-name="P6" draw:layer="layout" svg:width="20.865cm" svg:height="5.229cm" svg:x="14.967cm" svg:y="1.071cm">
          <draw:text-box>
            <text:p text:style-name="P25"><text:span text:style-name="T15">Symmetric vs Asymmetric </text:span></text:p>
          </draw:text-box>
        </draw:frame>
        <draw:g draw:name="Group 18" draw:style-name="gr1">
          <draw:custom-shape draw:name="Freeform 19" draw:style-name="gr35" draw:text-style-name="P35" draw:layer="layout" svg:width="1.935cm" svg:height="1.993cm" svg:x="43.305cm" svg:y="0.445cm">
            <text:p/>
            <draw:enhanced-geometry svg:viewBox="0 0 928685 956511" draw:text-areas="?f8 ?f10 ?f9 ?f11" draw:type="non-primitive" draw:enhanced-path="M 0 0 L 928685 0 928685 956511 0 956511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8685"/>
              <draw:equation draw:name="f7" draw:formula="?f4 / 956511"/>
              <draw:equation draw:name="f8" draw:formula="?f0 / ?f6"/>
              <draw:equation draw:name="f9" draw:formula="?f1 / ?f6"/>
              <draw:equation draw:name="f10" draw:formula="?f2 / ?f7"/>
              <draw:equation draw:name="f11" draw:formula="?f3 / ?f7"/>
            </draw:enhanced-geometry>
          </draw:custom-shape>
          <draw:frame draw:name="TextBox 20" draw:style-name="gr6" draw:text-style-name="P6" draw:layer="layout" svg:width="6.362cm" svg:height="0.767cm" svg:x="46.218cm" svg:y="1.066cm">
            <draw:text-box>
              <text:p text:style-name="P5"><text:span text:style-name="T1">Techgrounds</text:span></text:p>
            </draw:text-box>
          </draw:frame>
        </draw:g>
        <draw:frame draw:name="Text Placeholder 26" presentation:style-name="pr5" draw:text-style-name="P6" draw:layer="layout" svg:width="16.133cm" svg:height="4.136cm" svg:x="1.75cm" svg:y="1.412cm" presentation:class="outline">
          <draw:text-box>
            <text:list text:style-name="L9">
              <text:list-item>
                <text:p text:style-name="P32"><text:span text:style-name="T20">Symmetric Encryption Algorithms</text:span></text:p>
              </text:list-item>
            </text:list>
          </draw:text-box>
        </draw:frame>
        <draw:frame draw:name="Content Placeholder 27" presentation:style-name="pr6" draw:text-style-name="P6" draw:layer="layout" svg:width="22.399cm" svg:height="18.996cm" svg:x="1.75cm" svg:y="7.501cm" presentation:class="outline">
          <draw:text-box>
            <text:list text:style-name="L12">
              <text:list-item>
                <text:p text:style-name="P33"><text:span text:style-name="T21"><text:s/></text:span><text:span text:style-name="T22">Advanced Encryption Standard (AES)</text:span><text:span text:style-name="T23">:</text:span></text:p>
              </text:list-item>
            </text:list>
            <text:list text:style-name="L13">
              <text:list-item>
                <text:list>
                  <text:list-item>
                    <text:p text:style-name="P36"><text:span text:style-name="T24">AES is a symmetric encryption algorithm widely adopted as the standard for encrypting data. It operates on fixed-size blocks of data (128 bits), using cipher keys of 128, 192, or 256 bits. AES is known for its efficiency and security.</text:span></text:p>
                  </text:list-item>
                </text:list>
              </text:list-item>
            </text:list>
            <text:list text:style-name="L14">
              <text:list-item>
                <text:list>
                  <text:list-item>
                    <text:p text:style-name="P37"><text:span text:style-name="T24"/></text:p>
                  </text:list-item>
                </text:list>
              </text:list-item>
            </text:list>
            <text:list text:style-name="L12">
              <text:list-item>
                <text:p text:style-name="P33"><text:span text:style-name="T22">Triple DES (3DES)</text:span><text:span text:style-name="T23">:</text:span></text:p>
              </text:list-item>
            </text:list>
            <text:list text:style-name="L13">
              <text:list-item>
                <text:list>
                  <text:list-item>
                    <text:p text:style-name="P36"><text:span text:style-name="T24">3DES is a symmetric encryption algorithm based on the Data Encryption Standard (DES). It applies the DES cipher algorithm three times to each data block, enhancing security. Despite its security, it's gradually being replaced by AES due to its slower speed and vulnerability to certain attacks.</text:span></text:p>
                  </text:list-item>
                </text:list>
              </text:list-item>
            </text:list>
            <text:list text:style-name="L14">
              <text:list-item>
                <text:list>
                  <text:list-item>
                    <text:p text:style-name="P37"><text:span text:style-name="T24"/></text:p>
                  </text:list-item>
                </text:list>
              </text:list-item>
            </text:list>
            <text:list text:style-name="L12">
              <text:list-item>
                <text:p text:style-name="P33"><text:span text:style-name="T22">Blowfish</text:span><text:span text:style-name="T23">:</text:span></text:p>
              </text:list-item>
            </text:list>
            <text:list text:style-name="L13">
              <text:list-item>
                <text:list>
                  <text:list-item>
                    <text:p text:style-name="P36"><text:span text:style-name="T24">Blowfish is a symmetric key block cipher designed to replace DES. It operates on 64-bit blocks and supports key sizes from 32 bits to 448 bits. Blowfish is known for its simplicity and speed, making it suitable for both software and hardware implementations.</text:span></text:p>
                  </text:list-item>
                </text:list>
              </text:list-item>
            </text:list>
            <text:list text:style-name="L10">
              <text:list-item>
                <text:p text:style-name="P33"><text:span text:style-name="T21"/></text:p>
              </text:list-item>
            </text:list>
          </draw:text-box>
        </draw:frame>
        <draw:frame draw:name="Text Placeholder 28" presentation:style-name="pr5" draw:text-style-name="P6" draw:layer="layout" svg:width="14.967cm" svg:height="1.777cm" svg:x="37.044cm" svg:y="3.904cm" presentation:class="outline">
          <draw:text-box>
            <text:list text:style-name="L9">
              <text:list-item>
                <text:p text:style-name="P32"><text:span text:style-name="T20">Asymmetric Encryption Algorithms</text:span></text:p>
              </text:list-item>
            </text:list>
          </draw:text-box>
        </draw:frame>
        <draw:frame draw:name="Content Placeholder 29" presentation:style-name="pr6" draw:text-style-name="P6" draw:layer="layout" svg:width="20.916cm" svg:height="16.41cm" svg:x="27.353cm" svg:y="7.501cm" presentation:class="outline">
          <draw:text-box>
            <text:list text:style-name="L12">
              <text:list-item>
                <text:p text:style-name="P33"><text:span text:style-name="T22">RSA (Rivest-Shamir-Adleman)</text:span><text:span text:style-name="T23">:</text:span></text:p>
              </text:list-item>
            </text:list>
            <text:list text:style-name="L13">
              <text:list-item>
                <text:list>
                  <text:list-item>
                    <text:p text:style-name="P36"><text:span text:style-name="T24">RSA widely-used asymmetric encryption algorithm. It relies on the practical difficulty of factoring the product of two large prime numbers. RSA is commonly used for secure data transmission, digital signatures, and key exchange protocols.</text:span></text:p>
                  </text:list-item>
                </text:list>
              </text:list-item>
            </text:list>
            <text:list text:style-name="L14">
              <text:list-item>
                <text:list>
                  <text:list-item>
                    <text:p text:style-name="P37"><text:span text:style-name="T24"/></text:p>
                  </text:list-item>
                </text:list>
              </text:list-item>
            </text:list>
            <text:list text:style-name="L12">
              <text:list-item>
                <text:p text:style-name="P33"><text:span text:style-name="T22">Elliptic Curve Cryptography (ECC)</text:span><text:span text:style-name="T23">:</text:span></text:p>
              </text:list-item>
            </text:list>
            <text:list text:style-name="L13">
              <text:list-item>
                <text:list>
                  <text:list-item>
                    <text:p text:style-name="P36"><text:span text:style-name="T24">ECC is an asymmetric encryption algorithm based on the algebraic structure of elliptic curves over finite fields. It offers equivalent security to RSA but with significantly shorter key lengths, making it more efficient in terms of computational resources and bandwidth. ECC is often used in environments where resource constraints are a concern, such as mobile devices and IoT devices.</text:span></text:p>
                  </text:list-item>
                </text:list>
              </text:list-item>
            </text:list>
            <text:list text:style-name="L14">
              <text:list-item>
                <text:list>
                  <text:list-item>
                    <text:p text:style-name="P37"><text:span text:style-name="T24"/></text:p>
                  </text:list-item>
                </text:list>
              </text:list-item>
            </text:list>
            <text:list text:style-name="L12">
              <text:list-item>
                <text:p text:style-name="P33"><text:span text:style-name="T22">Diffie-Hellman Key Exchange</text:span><text:span text:style-name="T23">:</text:span></text:p>
              </text:list-item>
            </text:list>
            <text:list text:style-name="L13">
              <text:list-item>
                <text:list>
                  <text:list-item>
                    <text:p text:style-name="P36"><text:span text:style-name="T24">Diffie-Hellman is a key exchange protocol rather than a pure encryption algorithm. It allows two parties to establish a shared secret key over an insecure channel without prior arrangements. Diffie-Hellman key exchange is a fundamental component of many cryptographic protocols, including TLS (Transport Layer Security) used for securing web communications. It's often combined with symmetric encryption algorithms for secure communication sessions.</text:span></text:p>
                  </text:list-item>
                </text:list>
              </text:list-item>
            </text:list>
            <text:list text:style-name="L10">
              <text:list-item>
                <text:p text:style-name="P33"><text:span text:style-name="T21"/></text:p>
              </text:list-item>
              <text:list-item>
                <text:p text:style-name="P33"><text:span text:style-name="T21"/></text:p>
              </text:list-item>
            </text:list>
          </draw:text-box>
        </draw:frame>
        <draw:connector draw:name="Straight Connector 31" draw:style-name="gr34" draw:text-style-name="P34" draw:layer="layout" draw:type="line" svg:x1="24.657cm" svg:y1="11.693cm" svg:x2="24.657cm" svg:y2="25.775cm" svg:d="M24657 11693v14082" svg:viewBox="0 0 1 14083">
          <text:p/>
        </draw:connector>
        <presentation:notes draw:style-name="dp4">
          <draw:page-thumbnail draw:name="Slide Image Placeholder 1" draw:style-name="gr10" draw:layer="layout" svg:width="15.24cm" svg:height="8.572cm" svg:x="1.905cm" svg:y="3.175cm" draw:page-number="6" presentation:class="page"/>
          <draw:frame draw:name="Notes Placeholder 2" presentation:style-name="pr7" draw:text-style-name="P6" draw:layer="layout" svg:width="15.24cm" svg:height="10.001cm" svg:x="1.905cm" svg:y="12.224cm" presentation:class="notes">
            <draw:text-box>
              <text:p text:style-name="P8"><text:span text:style-name="T9">Web server – exploitation by hackers compromising database integrity, consequences are compromising customer data (payment details, personal information)</text:span></text:p>
              <text:p text:style-name="P8"><text:span text:style-name="T9"/></text:p>
            </draw:text-box>
          </draw:frame>
          <draw:frame draw:name="Slide Number Placeholder 3" presentation:style-name="pr8" draw:text-style-name="P6" draw:layer="layout" svg:width="8.255cm" svg:height="1.274cm" svg:x="10.791cm" svg:y="24.126cm" presentation:class="page-number">
            <draw:text-box>
              <text:p text:style-name="P17"><text:span text:style-name="T9"><text:page-number>&lt;nummer&gt;</text:page-number></text:span></text:p>
            </draw:text-box>
          </draw:frame>
        </presentation:notes>
      </draw:page>
      <draw:page draw:name="Slide19" draw:style-name="dp3" draw:master-page-name="Master1-Layout7-blank-Blank" presentation:presentation-page-layout-name="AL1T13">
        <draw:custom-shape draw:name="AutoShape 2" draw:style-name="gr2" draw:text-style-name="P1" draw:layer="layout" svg:width="15.088cm" svg:height="28.575cm" svg:x="-0.079cm" svg:y="0cm">
          <text:p/>
          <draw:enhanced-geometry svg:viewBox="0 0 21600 21600" draw:type="non-primitive" draw:enhanced-path="M 0 0 L 21600 0 21600 21600 0 21600 Z N"/>
        </draw:custom-shape>
        <draw:g draw:name="Group 3" draw:style-name="gr1">
          <draw:custom-shape draw:name="Freeform 4" draw:style-name="gr36" draw:text-style-name="P38" draw:layer="layout" svg:width="32.621cm" svg:height="21.018cm" draw:transform="rotate (0.951378975262109) translate (-17.406cm 31.687cm)">
            <text:p/>
            <draw:enhanced-geometry svg:viewBox="0 0 3941724 2539695" draw:text-areas="?f8 ?f10 ?f9 ?f11" draw:type="non-primitive" draw:enhanced-path="M 2843808 2539695 L 1097788 2539695 C 491490 2539695 0 1971139 0 1269774 0 568556 491490 0 1097788 0 L 2843936 0 C 3450234 0 3941724 568556 3941724 1269921 3941597 1971139 3450106 2539695 2843808 253969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941724"/>
              <draw:equation draw:name="f7" draw:formula="?f4 / 2539695"/>
              <draw:equation draw:name="f8" draw:formula="?f0 / ?f6"/>
              <draw:equation draw:name="f9" draw:formula="?f1 / ?f6"/>
              <draw:equation draw:name="f10" draw:formula="?f2 / ?f7"/>
              <draw:equation draw:name="f11" draw:formula="?f3 / ?f7"/>
            </draw:enhanced-geometry>
          </draw:custom-shape>
          <draw:custom-shape draw:name="Freeform 5" draw:style-name="gr36" draw:text-style-name="P38" draw:layer="layout" svg:width="32.936cm" svg:height="21.383cm" draw:transform="skewX (8.46266439835392E-017) rotate (0.951378975262109) translate (-17.646cm 31.71cm)">
            <text:p/>
            <draw:enhanced-geometry svg:viewBox="0 0 3979697 2583769" draw:text-areas="?f8 ?f10 ?f9 ?f11" draw:type="non-primitive" draw:enhanced-path="M 2862858 2583769 L 1116838 2583769 C 501015 2583769 0 2004195 0 1291958 0 579574 501015 0 1116838 0 L 2862986 0 C 3478681 0 3979697 579574 3979697 1291958 3979697 2004195 3478681 2583769 2862858 2583769 Z M 1116838 44074 C 521970 44074 38100 603815 38100 1291958 38100 1979954 521970 2539842 1116838 2539842 L 2862986 2539842 C 3457727 2539842 3941724 1980101 3941724 1291958 3941597 603815 3457727 44074 2862858 44074 L 1116838 44074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979697"/>
              <draw:equation draw:name="f7" draw:formula="?f4 / 2583769"/>
              <draw:equation draw:name="f8" draw:formula="?f0 / ?f6"/>
              <draw:equation draw:name="f9" draw:formula="?f1 / ?f6"/>
              <draw:equation draw:name="f10" draw:formula="?f2 / ?f7"/>
              <draw:equation draw:name="f11" draw:formula="?f3 / ?f7"/>
            </draw:enhanced-geometry>
          </draw:custom-shape>
        </draw:g>
        <draw:frame draw:name="TextBox 6" draw:style-name="gr37" draw:text-style-name="P6" draw:layer="layout" svg:width="21.069cm" svg:height="8.239cm" svg:x="0.136cm" svg:y="0.213cm">
          <draw:text-box>
            <text:p text:style-name="P39"><text:span text:style-name="T25">Importance of Encryption in </text:span></text:p>
            <text:p text:style-name="P39"><text:span text:style-name="T25">the Cloud</text:span></text:p>
          </draw:text-box>
        </draw:frame>
        <draw:frame draw:name="TextBox 7" draw:style-name="gr38" draw:text-style-name="P6" draw:layer="layout" svg:width="31.014cm" svg:height="8.356cm" svg:x="15.55cm" svg:y="6.34cm">
          <draw:text-box>
            <text:p text:style-name="P22"><text:span text:style-name="T13"/></text:p>
            <text:p text:style-name="P8"><text:span text:style-name="T26">Secure access to Linux VMs with SSH</text:span></text:p>
            <text:p text:style-name="P8"><text:span text:style-name="T27">Remote management uses </text:span><text:span text:style-name="T27"><text:a xlink:href="https://learn.microsoft.com/en-us/azure/virtual-machines/linux/ssh-from-windows" xlink:type="simple">Secure Shell</text:a></text:span><text:span text:style-name="T27"> (SSH) to connect to Linux VMs running in Azure. </text:span></text:p>
            <text:p text:style-name="P8"><text:span text:style-name="T27"/></text:p>
            <text:p text:style-name="P8"><text:span text:style-name="T27">SSH uses a public/private key pair (asymmetric encryption) for authentication.</text:span></text:p>
            <text:p text:style-name="P22"><text:span text:style-name="T28"/></text:p>
            <text:p text:style-name="P22"><text:span text:style-name="T28"/></text:p>
          </draw:text-box>
        </draw:frame>
        <draw:g draw:name="Group 11" draw:style-name="gr1">
          <draw:custom-shape draw:name="Freeform 12" draw:style-name="gr39" draw:text-style-name="P40" draw:layer="layout" svg:width="1.935cm" svg:height="1.993cm" svg:x="43.305cm" svg:y="0.445cm">
            <text:p/>
            <draw:enhanced-geometry svg:viewBox="0 0 928685 956511" draw:text-areas="?f8 ?f10 ?f9 ?f11" draw:type="non-primitive" draw:enhanced-path="M 0 0 L 928685 0 928685 956511 0 956511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8685"/>
              <draw:equation draw:name="f7" draw:formula="?f4 / 956511"/>
              <draw:equation draw:name="f8" draw:formula="?f0 / ?f6"/>
              <draw:equation draw:name="f9" draw:formula="?f1 / ?f6"/>
              <draw:equation draw:name="f10" draw:formula="?f2 / ?f7"/>
              <draw:equation draw:name="f11" draw:formula="?f3 / ?f7"/>
            </draw:enhanced-geometry>
          </draw:custom-shape>
          <draw:frame draw:name="TextBox 13" draw:style-name="gr6" draw:text-style-name="P6" draw:layer="layout" svg:width="6.362cm" svg:height="0.767cm" svg:x="46.218cm" svg:y="1.066cm">
            <draw:text-box>
              <text:p text:style-name="P5"><text:span text:style-name="T1">Techgrounds</text:span></text:p>
            </draw:text-box>
          </draw:frame>
        </draw:g>
        <draw:frame draw:name="TextBox 9" draw:style-name="gr40" draw:text-style-name="P6" draw:layer="layout" svg:width="30.668cm" svg:height="18.723cm" svg:x="15.55cm" svg:y="3.61cm">
          <draw:text-box>
            <text:p text:style-name="P8"><text:span text:style-name="T29">One aspect of asymmetric encryption we’ve encountered:</text:span></text:p>
            <text:p text:style-name="P8"><text:span text:style-name="T29"/></text:p>
            <text:p text:style-name="P8"><text:span text:style-name="T29"/></text:p>
            <text:p text:style-name="P8"><text:span text:style-name="T29"/></text:p>
            <text:p text:style-name="P8"><text:span text:style-name="T29"/></text:p>
            <text:p text:style-name="P8"><text:span text:style-name="T29"/></text:p>
            <text:p text:style-name="P8"><text:span text:style-name="T29"/></text:p>
            <text:p text:style-name="P8"><text:span text:style-name="T29"/></text:p>
            <text:p text:style-name="P8"><text:span text:style-name="T29"/></text:p>
            <text:p text:style-name="P8"><text:span text:style-name="T29"/></text:p>
            <text:p text:style-name="P8"><text:span text:style-name="T29"/></text:p>
            <text:p text:style-name="P8"><text:span text:style-name="T29"/></text:p>
            <text:p text:style-name="P8"><text:span text:style-name="T29"/></text:p>
            <text:p text:style-name="P8"><text:span text:style-name="T29"/></text:p>
            <text:p text:style-name="P8"><text:span text:style-name="T29"/></text:p>
            <text:p text:style-name="P8"><text:span text:style-name="T29"/></text:p>
            <text:p text:style-name="P8"><text:span text:style-name="T29"/></text:p>
            <text:p text:style-name="P8"><text:span text:style-name="T30"/></text:p>
          </draw:text-box>
        </draw:frame>
        <presentation:notes draw:style-name="dp4">
          <draw:page-thumbnail draw:name="Slide Image Placeholder 1" draw:style-name="gr10" draw:layer="layout" svg:width="15.24cm" svg:height="8.572cm" svg:x="1.905cm" svg:y="3.175cm" draw:page-number="7" presentation:class="page"/>
          <draw:frame draw:name="Notes Placeholder 2" presentation:style-name="pr4" draw:text-style-name="P6" draw:layer="layout" svg:width="15.24cm" svg:height="10.001cm" svg:x="1.905cm" svg:y="12.224cm" presentation:class="notes">
            <draw:text-box>
              <text:p text:style-name="P8"><text:span text:style-name="T31">SSH is an encrypted connection protocol that allows secure sign-ins over unsecured connections. It is the default connection protocol for Linux VMs hosted in Azure. By using SSH keys for authentication, you eliminate the need for passwords to sign in. </text:span></text:p>
            </draw:text-box>
          </draw:frame>
          <draw:frame draw:name="Slide Number Placeholder 3" presentation:style-name="pr3" draw:text-style-name="P6" draw:layer="layout" svg:width="8.255cm" svg:height="1.274cm" svg:x="10.791cm" svg:y="24.126cm" presentation:class="page-number">
            <draw:text-box>
              <text:p text:style-name="P17"><text:span text:style-name="T9"><text:page-number>&lt;nummer&gt;</text:page-number></text:span></text:p>
            </draw:text-box>
          </draw:frame>
        </presentation:notes>
      </draw:page>
      <draw:page draw:name="Slide22" draw:style-name="dp3" draw:master-page-name="Master1-Layout7-blank-Blank" presentation:presentation-page-layout-name="AL1T13">
        <draw:custom-shape draw:name="AutoShape 2" draw:style-name="gr2" draw:text-style-name="P1" draw:layer="layout" svg:width="15.088cm" svg:height="28.575cm" svg:x="-0.079cm" svg:y="0cm">
          <text:p/>
          <draw:enhanced-geometry svg:viewBox="0 0 21600 21600" draw:type="non-primitive" draw:enhanced-path="M 0 0 L 21600 0 21600 21600 0 21600 Z N"/>
        </draw:custom-shape>
        <draw:g draw:name="Group 3" draw:style-name="gr1">
          <draw:custom-shape draw:name="Freeform 4" draw:style-name="gr36" draw:text-style-name="P38" draw:layer="layout" svg:width="32.621cm" svg:height="21.018cm" draw:transform="rotate (0.951378975262109) translate (-17.406cm 31.687cm)">
            <text:p/>
            <draw:enhanced-geometry svg:viewBox="0 0 3941724 2539695" draw:text-areas="?f8 ?f10 ?f9 ?f11" draw:type="non-primitive" draw:enhanced-path="M 2843808 2539695 L 1097788 2539695 C 491490 2539695 0 1971139 0 1269774 0 568556 491490 0 1097788 0 L 2843936 0 C 3450234 0 3941724 568556 3941724 1269921 3941597 1971139 3450106 2539695 2843808 253969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941724"/>
              <draw:equation draw:name="f7" draw:formula="?f4 / 2539695"/>
              <draw:equation draw:name="f8" draw:formula="?f0 / ?f6"/>
              <draw:equation draw:name="f9" draw:formula="?f1 / ?f6"/>
              <draw:equation draw:name="f10" draw:formula="?f2 / ?f7"/>
              <draw:equation draw:name="f11" draw:formula="?f3 / ?f7"/>
            </draw:enhanced-geometry>
          </draw:custom-shape>
          <draw:custom-shape draw:name="Freeform 5" draw:style-name="gr36" draw:text-style-name="P38" draw:layer="layout" svg:width="32.936cm" svg:height="21.383cm" draw:transform="skewX (8.46266439835392E-017) rotate (0.951378975262109) translate (-17.646cm 31.71cm)">
            <text:p/>
            <draw:enhanced-geometry svg:viewBox="0 0 3979697 2583769" draw:text-areas="?f8 ?f10 ?f9 ?f11" draw:type="non-primitive" draw:enhanced-path="M 2862858 2583769 L 1116838 2583769 C 501015 2583769 0 2004195 0 1291958 0 579574 501015 0 1116838 0 L 2862986 0 C 3478681 0 3979697 579574 3979697 1291958 3979697 2004195 3478681 2583769 2862858 2583769 Z M 1116838 44074 C 521970 44074 38100 603815 38100 1291958 38100 1979954 521970 2539842 1116838 2539842 L 2862986 2539842 C 3457727 2539842 3941724 1980101 3941724 1291958 3941597 603815 3457727 44074 2862858 44074 L 1116838 44074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979697"/>
              <draw:equation draw:name="f7" draw:formula="?f4 / 2583769"/>
              <draw:equation draw:name="f8" draw:formula="?f0 / ?f6"/>
              <draw:equation draw:name="f9" draw:formula="?f1 / ?f6"/>
              <draw:equation draw:name="f10" draw:formula="?f2 / ?f7"/>
              <draw:equation draw:name="f11" draw:formula="?f3 / ?f7"/>
            </draw:enhanced-geometry>
          </draw:custom-shape>
        </draw:g>
        <draw:frame draw:name="TextBox 6" draw:style-name="gr37" draw:text-style-name="P6" draw:layer="layout" svg:width="21.069cm" svg:height="8.239cm" svg:x="0.136cm" svg:y="0.213cm">
          <draw:text-box>
            <text:p text:style-name="P39"><text:span text:style-name="T25">Importance of Encryption in </text:span></text:p>
            <text:p text:style-name="P39"><text:span text:style-name="T25">the Cloud</text:span></text:p>
          </draw:text-box>
        </draw:frame>
        <draw:g draw:name="Group 11" draw:style-name="gr1">
          <draw:custom-shape draw:name="Freeform 12" draw:style-name="gr41" draw:text-style-name="P41" draw:layer="layout" svg:width="1.935cm" svg:height="1.993cm" svg:x="43.305cm" svg:y="0.445cm">
            <text:p/>
            <draw:enhanced-geometry svg:viewBox="0 0 928685 956511" draw:text-areas="?f8 ?f10 ?f9 ?f11" draw:type="non-primitive" draw:enhanced-path="M 0 0 L 928685 0 928685 956511 0 956511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8685"/>
              <draw:equation draw:name="f7" draw:formula="?f4 / 956511"/>
              <draw:equation draw:name="f8" draw:formula="?f0 / ?f6"/>
              <draw:equation draw:name="f9" draw:formula="?f1 / ?f6"/>
              <draw:equation draw:name="f10" draw:formula="?f2 / ?f7"/>
              <draw:equation draw:name="f11" draw:formula="?f3 / ?f7"/>
            </draw:enhanced-geometry>
          </draw:custom-shape>
          <draw:frame draw:name="TextBox 13" draw:style-name="gr6" draw:text-style-name="P6" draw:layer="layout" svg:width="6.362cm" svg:height="0.767cm" svg:x="46.218cm" svg:y="1.066cm">
            <draw:text-box>
              <text:p text:style-name="P5"><text:span text:style-name="T1">Techgrounds</text:span></text:p>
            </draw:text-box>
          </draw:frame>
        </draw:g>
        <draw:frame draw:name="TextBox 8" draw:style-name="gr42" draw:text-style-name="P6" draw:layer="layout" svg:width="33.192cm" svg:height="21.801cm" svg:x="17.231cm" svg:y="1.757cm">
          <draw:text-box>
            <text:p text:style-name="P8"><text:span text:style-name="T32">1. Data Confidentiality:</text:span></text:p>
            <text:p text:style-name="P8"><text:span text:style-name="T32"><text:s text:c="3"/></text:span><text:span text:style-name="T32">- Ensures sensitive data remains unreadable to unauthorized parties.</text:span></text:p>
            <text:p text:style-name="P8"><text:span text:style-name="T32"><text:s text:c="3"/></text:span><text:span text:style-name="T32">- Protects customer data, financial records, and intellectual property.</text:span></text:p>
            <text:p text:style-name="P8"><text:span text:style-name="T32"/></text:p>
            <text:p text:style-name="P8"><text:span text:style-name="T32">2. Data Integrity:</text:span></text:p>
            <text:p text:style-name="P8"><text:span text:style-name="T32"><text:s text:c="3"/></text:span><text:span text:style-name="T32">- Detects and prevents unauthorized modifications or tampering.</text:span></text:p>
            <text:p text:style-name="P8"><text:span text:style-name="T32"><text:s text:c="3"/></text:span><text:span text:style-name="T32">- Ensures data remains unchanged and trustworthy.</text:span></text:p>
            <text:p text:style-name="P8"><text:span text:style-name="T32"/></text:p>
            <text:p text:style-name="P8"><text:span text:style-name="T32">3. Compliance Requirements:</text:span></text:p>
            <text:p text:style-name="P8"><text:span text:style-name="T32"><text:s text:c="3"/></text:span><text:span text:style-name="T32">- Helps organizations comply with industry regulations (e.g., GDPR, HIPAA).</text:span></text:p>
            <text:p text:style-name="P8"><text:span text:style-name="T32"><text:s text:c="3"/></text:span><text:span text:style-name="T32">- Protects against legal and financial consequences.</text:span></text:p>
            <text:p text:style-name="P8"><text:span text:style-name="T32"/></text:p>
            <text:p text:style-name="P8"><text:span text:style-name="T32">4. Mitigation of Insider Threats:</text:span></text:p>
            <text:p text:style-name="P8"><text:span text:style-name="T32"><text:s text:c="3"/></text:span><text:span text:style-name="T32">- Limits access to sensitive data, even within the organization.</text:span></text:p>
            <text:p text:style-name="P8"><text:span text:style-name="T32"><text:s text:c="3"/></text:span><text:span text:style-name="T32">- Renders data unreadable to unauthorized insiders.</text:span></text:p>
            <text:p text:style-name="P8"><text:span text:style-name="T32"/></text:p>
            <text:p text:style-name="P8"><text:span text:style-name="T32">5. Protection Against Data Breaches:</text:span></text:p>
            <text:p text:style-name="P8"><text:span text:style-name="T32"><text:s text:c="3"/></text:span><text:span text:style-name="T32">- Serves as a last line of defense against data breaches.</text:span></text:p>
            <text:p text:style-name="P8"><text:span text:style-name="T32"><text:s text:c="3"/></text:span><text:span text:style-name="T32">- Reduces the risk of exposing sensitive information.</text:span></text:p>
            <text:p text:style-name="P8"><text:span text:style-name="T32"/></text:p>
            <text:p text:style-name="P8"><text:span text:style-name="T32">6. Secure Data Sharing:</text:span></text:p>
            <text:p text:style-name="P8"><text:span text:style-name="T32"><text:s text:c="3"/></text:span><text:span text:style-name="T32">- Facilitates secure data sharing and collaboration.</text:span></text:p>
            <text:p text:style-name="P8"><text:span text:style-name="T32"><text:s text:c="3"/></text:span><text:span text:style-name="T32">- Enables encrypted transmission and access by authorized parties.</text:span></text:p>
            <text:p text:style-name="P8"><text:span text:style-name="T32"/></text:p>
            <text:p text:style-name="P8"><text:span text:style-name="T32">7. Trust and Assurance:</text:span></text:p>
            <text:p text:style-name="P8"><text:span text:style-name="T32"><text:s text:c="3"/></text:span><text:span text:style-name="T32">- Builds trust with customers and stakeholders.</text:span></text:p>
            <text:p text:style-name="P8"><text:span text:style-name="T32"><text:s text:c="3"/></text:span><text:span text:style-name="T32">- Demonstrates commitment to data security and privacy.</text:span></text:p>
            <text:p text:style-name="P8"><text:span text:style-name="T32"/></text:p>
          </draw:text-box>
        </draw:frame>
        <presentation:notes draw:style-name="dp4">
          <draw:page-thumbnail draw:name="Slide Image Placeholder 1" draw:style-name="gr10" draw:layer="layout" svg:width="15.24cm" svg:height="8.572cm" svg:x="1.905cm" svg:y="3.175cm" draw:page-number="8" presentation:class="page"/>
          <draw:frame draw:name="Notes Placeholder 2" presentation:style-name="pr4" draw:text-style-name="P6" draw:layer="layout" svg:width="15.24cm" svg:height="10.001cm" svg:x="1.905cm" svg:y="12.224cm" presentation:class="notes">
            <draw:text-box>
              <text:p text:style-name="P8"><text:span text:style-name="T31">SSH is an encrypted connection protocol that allows secure sign-ins over unsecured connections. It is the default connection protocol for Linux VMs hosted in Azure. By using SSH keys for authentication, you eliminate the need for passwords to sign in. </text:span></text:p>
            </draw:text-box>
          </draw:frame>
          <draw:frame draw:name="Slide Number Placeholder 3" presentation:style-name="pr3" draw:text-style-name="P6" draw:layer="layout" svg:width="8.255cm" svg:height="1.274cm" svg:x="10.791cm" svg:y="24.126cm" presentation:class="page-number">
            <draw:text-box>
              <text:p text:style-name="P17"><text:span text:style-name="T9"><text:page-number>&lt;nummer&gt;</text:page-number></text:span></text:p>
            </draw:text-box>
          </draw:frame>
        </presentation:notes>
      </draw:page>
      <draw:page draw:name="Slide20" draw:style-name="dp3" draw:master-page-name="Master1-Layout7-blank-Blank" presentation:presentation-page-layout-name="AL1T13">
        <draw:custom-shape draw:name="AutoShape 2" draw:style-name="gr2" draw:text-style-name="P1" draw:layer="layout" svg:width="15.088cm" svg:height="28.575cm" svg:x="-0.079cm" svg:y="0cm">
          <text:p/>
          <draw:enhanced-geometry svg:viewBox="0 0 21600 21600" draw:type="non-primitive" draw:enhanced-path="M 0 0 L 21600 0 21600 21600 0 21600 Z N"/>
        </draw:custom-shape>
        <draw:g draw:name="Group 3" draw:style-name="gr1">
          <draw:custom-shape draw:name="Freeform 4" draw:style-name="gr36" draw:text-style-name="P38" draw:layer="layout" svg:width="32.621cm" svg:height="21.018cm" draw:transform="rotate (0.951378975262109) translate (-17.406cm 31.687cm)">
            <text:p/>
            <draw:enhanced-geometry svg:viewBox="0 0 3941724 2539695" draw:text-areas="?f8 ?f10 ?f9 ?f11" draw:type="non-primitive" draw:enhanced-path="M 2843808 2539695 L 1097788 2539695 C 491490 2539695 0 1971139 0 1269774 0 568556 491490 0 1097788 0 L 2843936 0 C 3450234 0 3941724 568556 3941724 1269921 3941597 1971139 3450106 2539695 2843808 253969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941724"/>
              <draw:equation draw:name="f7" draw:formula="?f4 / 2539695"/>
              <draw:equation draw:name="f8" draw:formula="?f0 / ?f6"/>
              <draw:equation draw:name="f9" draw:formula="?f1 / ?f6"/>
              <draw:equation draw:name="f10" draw:formula="?f2 / ?f7"/>
              <draw:equation draw:name="f11" draw:formula="?f3 / ?f7"/>
            </draw:enhanced-geometry>
          </draw:custom-shape>
          <draw:custom-shape draw:name="Freeform 5" draw:style-name="gr36" draw:text-style-name="P38" draw:layer="layout" svg:width="32.936cm" svg:height="21.383cm" draw:transform="skewX (8.46266439835392E-017) rotate (0.951378975262109) translate (-17.646cm 31.71cm)">
            <text:p/>
            <draw:enhanced-geometry svg:viewBox="0 0 3979697 2583769" draw:text-areas="?f8 ?f10 ?f9 ?f11" draw:type="non-primitive" draw:enhanced-path="M 2862858 2583769 L 1116838 2583769 C 501015 2583769 0 2004195 0 1291958 0 579574 501015 0 1116838 0 L 2862986 0 C 3478681 0 3979697 579574 3979697 1291958 3979697 2004195 3478681 2583769 2862858 2583769 Z M 1116838 44074 C 521970 44074 38100 603815 38100 1291958 38100 1979954 521970 2539842 1116838 2539842 L 2862986 2539842 C 3457727 2539842 3941724 1980101 3941724 1291958 3941597 603815 3457727 44074 2862858 44074 L 1116838 44074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979697"/>
              <draw:equation draw:name="f7" draw:formula="?f4 / 2583769"/>
              <draw:equation draw:name="f8" draw:formula="?f0 / ?f6"/>
              <draw:equation draw:name="f9" draw:formula="?f1 / ?f6"/>
              <draw:equation draw:name="f10" draw:formula="?f2 / ?f7"/>
              <draw:equation draw:name="f11" draw:formula="?f3 / ?f7"/>
            </draw:enhanced-geometry>
          </draw:custom-shape>
        </draw:g>
        <draw:frame draw:name="TextBox 6" draw:style-name="gr37" draw:text-style-name="P6" draw:layer="layout" svg:width="21.069cm" svg:height="8.239cm" svg:x="0.136cm" svg:y="0.213cm">
          <draw:text-box>
            <text:p text:style-name="P39"><text:span text:style-name="T25">Importance of Encryption in </text:span></text:p>
            <text:p text:style-name="P39"><text:span text:style-name="T25">the Cloud</text:span></text:p>
          </draw:text-box>
        </draw:frame>
        <draw:frame draw:name="TextBox 8" draw:style-name="gr43" draw:text-style-name="P6" draw:layer="layout" svg:width="30.668cm" svg:height="1.193cm" svg:x="15.598cm" svg:y="1.147cm">
          <draw:text-box>
            <text:p text:style-name="P42"><text:span text:style-name="T18">Encryption in Azure</text:span></text:p>
          </draw:text-box>
        </draw:frame>
        <draw:g draw:name="Group 11" draw:style-name="gr1">
          <draw:custom-shape draw:name="Freeform 12" draw:style-name="gr44" draw:text-style-name="P43" draw:layer="layout" svg:width="1.935cm" svg:height="1.993cm" svg:x="43.305cm" svg:y="0.445cm">
            <text:p/>
            <draw:enhanced-geometry svg:viewBox="0 0 928685 956511" draw:text-areas="?f8 ?f10 ?f9 ?f11" draw:type="non-primitive" draw:enhanced-path="M 0 0 L 928685 0 928685 956511 0 956511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8685"/>
              <draw:equation draw:name="f7" draw:formula="?f4 / 956511"/>
              <draw:equation draw:name="f8" draw:formula="?f0 / ?f6"/>
              <draw:equation draw:name="f9" draw:formula="?f1 / ?f6"/>
              <draw:equation draw:name="f10" draw:formula="?f2 / ?f7"/>
              <draw:equation draw:name="f11" draw:formula="?f3 / ?f7"/>
            </draw:enhanced-geometry>
          </draw:custom-shape>
          <draw:frame draw:name="TextBox 13" draw:style-name="gr6" draw:text-style-name="P6" draw:layer="layout" svg:width="6.362cm" svg:height="0.767cm" svg:x="46.218cm" svg:y="1.066cm">
            <draw:text-box>
              <text:p text:style-name="P5"><text:span text:style-name="T1">Techgrounds</text:span></text:p>
            </draw:text-box>
          </draw:frame>
        </draw:g>
        <draw:frame draw:name="TextBox 13" draw:style-name="gr45" draw:text-style-name="P6" draw:layer="layout" svg:width="33.219cm" svg:height="24.879cm" svg:x="15.009cm" svg:y="4.618cm">
          <draw:text-box>
            <text:p text:style-name="P8"><text:span text:style-name="T33">Encryption plays a crucial role in safeguarding sensitive information and ensuring the integrity and confidentiality of data stored and processed in Azure. <text:s/>Here are some other features in Azure that uses encryption:</text:span></text:p>
            <text:p text:style-name="P8"><text:span text:style-name="T33"/></text:p>
            <text:p text:style-name="P8"><text:span text:style-name="T33"/></text:p>
            <text:p text:style-name="P8"><text:span text:style-name="T34">Azure Storage Service Encryption (SSE):</text:span></text:p>
            <text:list text:style-name="L15">
              <text:list-item>
                <text:p text:style-name="P44"><text:span text:style-name="T35">Encryption-at-rest </text:span></text:p>
              </text:list-item>
              <text:list-item>
                <text:p text:style-name="P44"><text:span text:style-name="T35">Symmetric encryption AND assymmetric encryption</text:span></text:p>
              </text:list-item>
            </text:list>
            <text:p text:style-name="P8"><text:span text:style-name="T35"/></text:p>
            <text:p text:style-name="P8"><text:span text:style-name="T34"/></text:p>
            <text:p text:style-name="P8"><text:span text:style-name="T36">Azure Disk Encryption (ADE):</text:span></text:p>
            <text:p text:style-name="P8"><text:span text:style-name="T36">-</text:span><text:span text:style-name="T37">Symmetric encryption to encrypt disk volumes</text:span></text:p>
            <text:p text:style-name="P8"><text:span text:style-name="T37">- Keys stored in Key Vault</text:span></text:p>
            <text:p text:style-name="P8"><text:span text:style-name="T34"/></text:p>
            <text:p text:style-name="P8"><text:span text:style-name="T34"/></text:p>
            <text:p text:style-name="P8"><text:span text:style-name="T34"/></text:p>
            <text:p text:style-name="P8"><text:span text:style-name="T36">Azure SQL Database Transparent Data Encryption (TDE):</text:span></text:p>
            <text:p text:style-name="P8"><text:span text:style-name="T36">- Symmetric encryption for database files at rest</text:span></text:p>
            <text:p text:style-name="P8"><text:span text:style-name="T34"/></text:p>
            <text:p text:style-name="P8"><text:span text:style-name="T34"/></text:p>
            <text:p text:style-name="P8"><text:span text:style-name="T34"/></text:p>
            <text:p text:style-name="P8"><text:span text:style-name="T36">Azure Key Vault:</text:span></text:p>
            <text:list text:style-name="L16">
              <text:list-item>
                <text:p text:style-name="P44"><text:span text:style-name="T34">Stores and manages cryptographic keys and certificates</text:span></text:p>
              </text:list-item>
              <text:list-item>
                <text:p text:style-name="P44"><text:span text:style-name="T34">Key generation, encryption, decryption, signing and verification</text:span></text:p>
              </text:list-item>
            </text:list>
            <text:p text:style-name="P8"><text:span text:style-name="T34"/></text:p>
            <text:p text:style-name="P8"><text:span text:style-name="T34"/></text:p>
            <text:p text:style-name="P8"><text:span text:style-name="T34"/></text:p>
            <text:p text:style-name="P8"><text:span text:style-name="T36">Azure Active Directory (Azure AD):</text:span></text:p>
            <text:list text:continue-numbering="true" text:style-name="L16">
              <text:list-item>
                <text:p text:style-name="P44"><text:span text:style-name="T36">Identity Access Management service </text:span></text:p>
              </text:list-item>
              <text:list-item>
                <text:p text:style-name="P44"><text:span text:style-name="T36">Asymmetric for authentication and token signing</text:span></text:p>
              </text:list-item>
              <text:list-item>
                <text:p text:style-name="P44"><text:span text:style-name="T36"/></text:p>
              </text:list-item>
            </text:list>
            <text:p text:style-name="P8"><text:span text:style-name="T36"/></text:p>
            <text:p text:style-name="P8"><text:span text:style-name="T32"/></text:p>
          </draw:text-box>
        </draw:frame>
        <presentation:notes draw:style-name="dp4">
          <draw:page-thumbnail draw:name="Slide Image Placeholder 1" draw:style-name="gr10" draw:layer="layout" svg:width="15.24cm" svg:height="8.572cm" svg:x="1.905cm" svg:y="3.175cm" draw:page-number="9" presentation:class="page"/>
          <draw:frame draw:name="Notes Placeholder 2" presentation:style-name="pr4" draw:text-style-name="P6" draw:layer="layout" svg:width="15.24cm" svg:height="10.001cm" svg:x="1.905cm" svg:y="12.224cm" presentation:class="notes">
            <draw:text-box>
              <text:p text:style-name="P8"><text:span text:style-name="T31">SSH is an encrypted connection protocol that allows secure sign-ins over unsecured connections. It is the default connection protocol for Linux VMs hosted in Azure. By using SSH keys for authentication, you eliminate the need for passwords to sign in. </text:span></text:p>
            </draw:text-box>
          </draw:frame>
          <draw:frame draw:name="Slide Number Placeholder 3" presentation:style-name="pr3" draw:text-style-name="P6" draw:layer="layout" svg:width="8.255cm" svg:height="1.274cm" svg:x="10.791cm" svg:y="24.126cm" presentation:class="page-number">
            <draw:text-box>
              <text:p text:style-name="P17"><text:span text:style-name="T9"><text:page-number>&lt;nummer&gt;</text:page-number></text:span></text:p>
            </draw:text-box>
          </draw:frame>
        </presentation:notes>
      </draw:page>
      <draw:page draw:name="Slide9" draw:style-name="dp3" draw:master-page-name="Master1-Layout7-blank-Blank" presentation:presentation-page-layout-name="AL1T13">
        <draw:frame draw:name="TextBox 2" draw:style-name="gr46" draw:text-style-name="P6" draw:layer="layout" svg:width="32.517cm" svg:height="7.26cm" svg:x="1.47cm" svg:y="13.122cm">
          <draw:text-box>
            <text:list text:style-name="L17">
              <text:list-item>
                <text:list>
                  <text:list-item>
                    <text:p text:style-name="P45"><text:span text:style-name="T38">Highlighted the importance of encryption</text:span></text:p>
                  </text:list-item>
                  <text:list-item>
                    <text:p text:style-name="P45"><text:span text:style-name="T38"/></text:p>
                  </text:list-item>
                  <text:list-item>
                    <text:p text:style-name="P45"><text:span text:style-name="T38">Reviewed asymmetric encryption process</text:span></text:p>
                  </text:list-item>
                  <text:list-item>
                    <text:p text:style-name="P45"><text:span text:style-name="T38"/></text:p>
                  </text:list-item>
                  <text:list-item>
                    <text:p text:style-name="P45"><text:span text:style-name="T38">Comparison between symmetric and asymmetric encryption</text:span></text:p>
                  </text:list-item>
                  <text:list-item>
                    <text:p text:style-name="P45"><text:span text:style-name="T38"/></text:p>
                  </text:list-item>
                  <text:list-item>
                    <text:p text:style-name="P45"><text:span text:style-name="T38">Thank you for your collaboration and participation!</text:span></text:p>
                  </text:list-item>
                </text:list>
              </text:list-item>
            </text:list>
          </draw:text-box>
        </draw:frame>
        <draw:custom-shape draw:name="AutoShape 3" draw:style-name="gr2" draw:text-style-name="P1" draw:layer="layout" svg:width="50.8cm" svg:height="4.43cm" svg:x="0cm" svg:y="23.808cm">
          <text:p/>
          <draw:enhanced-geometry svg:viewBox="0 0 21600 21600" draw:type="non-primitive" draw:enhanced-path="M 0 0 L 21600 0 21600 21600 0 21600 Z N"/>
        </draw:custom-shape>
        <draw:g draw:name="Group 4" draw:style-name="gr1">
          <draw:custom-shape draw:name="Freeform 5" draw:style-name="gr2" draw:text-style-name="P1" draw:layer="layout" svg:width="19.977cm" svg:height="19.977cm" svg:x="32.813cm" svg:y="-1.564cm">
            <text:p/>
            <draw:enhanced-geometry svg:viewBox="0 0 812800 812800" draw:text-areas="?f8 ?f10 ?f9 ?f11" draw:type="non-primitive" draw:enhanced-path="M 406400 0 L 812800 406400 406400 812800 0 406400 40640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12800"/>
              <draw:equation draw:name="f7" draw:formula="?f4 / 812800"/>
              <draw:equation draw:name="f8" draw:formula="?f0 / ?f6"/>
              <draw:equation draw:name="f9" draw:formula="?f1 / ?f6"/>
              <draw:equation draw:name="f10" draw:formula="?f2 / ?f7"/>
              <draw:equation draw:name="f11" draw:formula="?f3 / ?f7"/>
            </draw:enhanced-geometry>
          </draw:custom-shape>
          <draw:frame draw:name="TextBox 6" draw:style-name="gr47" draw:text-style-name="P6" draw:layer="layout" svg:width="13.11cm" svg:height="13.812cm" svg:x="36.247cm" svg:y="1.167cm">
            <draw:text-box>
              <text:p/>
            </draw:text-box>
          </draw:frame>
        </draw:g>
        <draw:frame draw:name="TextBox 7" draw:style-name="gr48" draw:text-style-name="P6" draw:layer="layout" svg:width="7.725cm" svg:height="6.595cm" svg:x="1.47cm" svg:y="4.07cm">
          <draw:text-box>
            <text:p text:style-name="P46"><text:span text:style-name="T39">Closing</text:span></text:p>
          </draw:text-box>
        </draw:frame>
        <draw:frame draw:name="TextBox 8" draw:style-name="gr49" draw:text-style-name="P6" draw:layer="layout" svg:width="5.288cm" svg:height="2.453cm" svg:x="1.905cm" svg:y="8.073cm">
          <draw:text-box>
            <text:p text:style-name="P47"><text:span text:style-name="T40">SUMMARY</text:span></text:p>
          </draw:text-box>
        </draw:frame>
        <presentation:notes draw:style-name="dp2">
          <draw:page-thumbnail draw:style-name="gr10" draw:layer="layout" svg:width="15.24cm" svg:height="8.572cm" svg:x="1.905cm" svg:y="3.175cm" draw:page-number="10" presentation:class="page"/>
          <draw:frame presentation:style-name="pr9" draw:text-style-name="P9" draw:layer="layout" svg:width="15.24cm" svg:height="10.001cm" svg:x="1.905cm" svg:y="12.224cm" presentation:class="notes" presentation:placeholder="true">
            <draw:text-box/>
          </draw:frame>
        </presentation:notes>
      </draw:page>
      <draw:page draw:name="Slide13" draw:style-name="dp5" draw:master-page-name="Master1-Layout7-blank-Blank" presentation:presentation-page-layout-name="AL1T13" xml:id="id2" draw:id="id2">
        <draw:g draw:name="Group 2" draw:style-name="gr1">
          <draw:custom-shape draw:name="Freeform 3" draw:style-name="gr50" draw:text-style-name="P48" draw:layer="layout" svg:width="4.963cm" svg:height="4.963cm" svg:x="42.552cm" svg:y="2.313cm">
            <text:p/>
            <draw:enhanced-geometry svg:viewBox="0 0 6350000 6349975" draw:text-areas="?f8 ?f10 ?f9 ?f11" draw:type="non-primitive" draw:enhanced-path="M 6350000 3175025 C 6350000 4928451 4928476 6349975 3175000 6349975 1421498 6349975 0 4928451 0 3175025 0 1421511 1421498 0 3175000 0 4928502 0 6350000 1421511 6350000 31750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350000"/>
              <draw:equation draw:name="f7" draw:formula="?f4 / 6349975"/>
              <draw:equation draw:name="f8" draw:formula="?f0 / ?f6"/>
              <draw:equation draw:name="f9" draw:formula="?f1 / ?f6"/>
              <draw:equation draw:name="f10" draw:formula="?f2 / ?f7"/>
              <draw:equation draw:name="f11" draw:formula="?f3 / ?f7"/>
            </draw:enhanced-geometry>
          </draw:custom-shape>
        </draw:g>
        <draw:g draw:name="Group 4" draw:style-name="gr1">
          <draw:custom-shape draw:name="Freeform 5" draw:style-name="gr2" draw:text-style-name="P1" draw:layer="layout" svg:width="36.983cm" svg:height="36.983cm" svg:x="-17.433cm" svg:y="-4.204cm">
            <text:p/>
            <draw:enhanced-geometry svg:viewBox="0 0 6350000 6350000" draw:text-areas="?f8 ?f10 ?f9 ?f11" draw:type="non-primitive" draw:enhanced-path="M 3175000 0 C 1421496 0 0 1421496 0 3175000 0 4928504 1421496 6350000 3175000 6350000 4928504 6350000 6350000 4928504 6350000 3175000 6350000 1421496 4928504 0 317500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350000"/>
              <draw:equation draw:name="f7" draw:formula="?f4 / 6350000"/>
              <draw:equation draw:name="f8" draw:formula="?f0 / ?f6"/>
              <draw:equation draw:name="f9" draw:formula="?f1 / ?f6"/>
              <draw:equation draw:name="f10" draw:formula="?f2 / ?f7"/>
              <draw:equation draw:name="f11" draw:formula="?f3 / ?f7"/>
            </draw:enhanced-geometry>
          </draw:custom-shape>
        </draw:g>
        <draw:g draw:name="Group 6" draw:style-name="gr1">
          <draw:custom-shape draw:name="Freeform 7" draw:style-name="gr51" draw:text-style-name="P49" draw:layer="layout" svg:width="4.963cm" svg:height="4.963cm" svg:x="42.552cm" svg:y="14.287cm">
            <text:p/>
            <draw:enhanced-geometry svg:viewBox="0 0 6350000 6349975" draw:text-areas="?f8 ?f10 ?f9 ?f11" draw:type="non-primitive" draw:enhanced-path="M 6350000 3175025 C 6350000 4928451 4928476 6349975 3175000 6349975 1421498 6349975 0 4928451 0 3175025 0 1421511 1421498 0 3175000 0 4928502 0 6350000 1421511 6350000 31750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350000"/>
              <draw:equation draw:name="f7" draw:formula="?f4 / 6349975"/>
              <draw:equation draw:name="f8" draw:formula="?f0 / ?f6"/>
              <draw:equation draw:name="f9" draw:formula="?f1 / ?f6"/>
              <draw:equation draw:name="f10" draw:formula="?f2 / ?f7"/>
              <draw:equation draw:name="f11" draw:formula="?f3 / ?f7"/>
            </draw:enhanced-geometry>
          </draw:custom-shape>
        </draw:g>
        <draw:g draw:name="Group 8" draw:style-name="gr1">
          <draw:custom-shape draw:name="Freeform 9" draw:style-name="gr52" draw:text-style-name="P50" draw:layer="layout" svg:width="4.963cm" svg:height="4.963cm" svg:x="42.552cm" svg:y="8.296cm">
            <text:p/>
            <draw:enhanced-geometry svg:viewBox="0 0 6350000 6349975" draw:text-areas="?f8 ?f10 ?f9 ?f11" draw:type="non-primitive" draw:enhanced-path="M 6350000 3175025 C 6350000 4928451 4928476 6349975 3175000 6349975 1421498 6349975 0 4928451 0 3175025 0 1421511 1421498 0 3175000 0 4928502 0 6350000 1421511 6350000 317502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350000"/>
              <draw:equation draw:name="f7" draw:formula="?f4 / 6349975"/>
              <draw:equation draw:name="f8" draw:formula="?f0 / ?f6"/>
              <draw:equation draw:name="f9" draw:formula="?f1 / ?f6"/>
              <draw:equation draw:name="f10" draw:formula="?f2 / ?f7"/>
              <draw:equation draw:name="f11" draw:formula="?f3 / ?f7"/>
            </draw:enhanced-geometry>
          </draw:custom-shape>
        </draw:g>
        <draw:g draw:name="Group 10" draw:style-name="gr1">
          <draw:custom-shape draw:name="Freeform 11" draw:style-name="gr53" draw:text-style-name="P51" draw:layer="layout" svg:width="1.935cm" svg:height="1.993cm" svg:x="2.9cm" svg:y="2.802cm">
            <text:p/>
            <draw:enhanced-geometry svg:viewBox="0 0 928685 956511" draw:text-areas="?f8 ?f10 ?f9 ?f11" draw:type="non-primitive" draw:enhanced-path="M 0 0 L 928685 0 928685 956511 0 956511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8685"/>
              <draw:equation draw:name="f7" draw:formula="?f4 / 956511"/>
              <draw:equation draw:name="f8" draw:formula="?f0 / ?f6"/>
              <draw:equation draw:name="f9" draw:formula="?f1 / ?f6"/>
              <draw:equation draw:name="f10" draw:formula="?f2 / ?f7"/>
              <draw:equation draw:name="f11" draw:formula="?f3 / ?f7"/>
            </draw:enhanced-geometry>
          </draw:custom-shape>
          <draw:frame draw:name="TextBox 12" draw:style-name="gr6" draw:text-style-name="P6" draw:layer="layout" svg:width="6.362cm" svg:height="0.767cm" svg:x="5.813cm" svg:y="3.423cm">
            <draw:text-box>
              <text:p text:style-name="P5"><text:span text:style-name="T10">Techgrounds</text:span></text:p>
            </draw:text-box>
          </draw:frame>
        </draw:g>
        <draw:frame draw:name="TextBox 13" draw:style-name="gr12" draw:text-style-name="P6" draw:layer="layout" svg:width="5.374cm" svg:height="5.927cm" svg:x="7.538cm" svg:y="12.846cm">
          <draw:text-box>
            <text:p text:style-name="P11"><text:span text:style-name="T11">Q&amp;A</text:span></text:p>
          </draw:text-box>
        </draw:frame>
        <draw:frame draw:name="TextBox 14" draw:style-name="gr54" draw:text-style-name="P6" draw:layer="layout" svg:width="16.595cm" svg:height="1.186cm" svg:x="23.183cm" svg:y="12.93cm">
          <draw:text-box>
            <text:list text:style-name="L7">
              <text:list-item>
                <text:list>
                  <text:list-item>
                    <text:p text:style-name="P23"><text:span text:style-name="T12">Any questions?</text:span></text:p>
                  </text:list-item>
                </text:list>
              </text:list-item>
            </text:list>
          </draw:text-box>
        </draw:frame>
        <anim:par presentation:node-type="timing-root">
          <anim:par smil:begin="id2.begin">
            <anim:transitionFilter smil:dur="2s" smil:type="fade" smil:subtype="crossfade"/>
          </anim:par>
        </anim:par>
        <presentation:notes draw:style-name="dp4">
          <draw:page-thumbnail draw:name="Slide Image Placeholder 1" draw:style-name="gr10" draw:layer="layout" svg:width="15.24cm" svg:height="8.572cm" svg:x="1.905cm" svg:y="3.175cm" draw:page-number="11" presentation:class="page"/>
          <draw:frame draw:name="Notes Placeholder 2" presentation:style-name="pr4" draw:text-style-name="P6" draw:layer="layout" svg:width="15.24cm" svg:height="10.001cm" svg:x="1.905cm" svg:y="12.224cm" presentation:class="notes">
            <draw:text-box>
              <text:p text:style-name="P8"><text:span text:style-name="T9">.</text:span></text:p>
            </draw:text-box>
          </draw:frame>
          <draw:frame draw:name="Slide Number Placeholder 3" presentation:style-name="pr3" draw:text-style-name="P6" draw:layer="layout" svg:width="8.255cm" svg:height="1.274cm" svg:x="10.791cm" svg:y="24.126cm" presentation:class="page-number">
            <draw:text-box>
              <text:p text:style-name="P17"><text:span text:style-name="T9"><text:page-number>&lt;nummer&gt;</text:page-number></text:span></text:p>
            </draw:text-box>
          </draw:frame>
        </presentation:notes>
      </draw:page>
      <presentation:settings presentation:force-manual="true" presentation:mouse-visible="tru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ntonio Bold" svg:font-family="'Antonio Bold'"/>
    <style:font-face style:name="Aptos" svg:font-family="Aptos"/>
    <style:font-face style:name="Arial" svg:font-family="Arial" style:font-family-generic="system" style:font-pitch="variable"/>
    <style:font-face style:name="Calibri" svg:font-family="Calibri"/>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Open Sauce" svg:font-family="'Open Sauce'"/>
    <style:font-face style:name="Open Sauce Bold" svg:font-family="'Open Sauce Bold'"/>
    <style:font-face style:name="Segoe UI" svg:font-family="'Segoe UI'" style:font-family-generic="swiss" style:font-pitch="variable"/>
    <style:font-face style:name="Segoe UI Variable Text Semiligh" svg:font-family="'Segoe UI Variable Text Semiligh'" style:font-pitch="variable"/>
    <style:font-face style:name="Segoe UI1" svg:font-family="'Segoe UI'" style:font-family-generic="system" style:font-pitch="variable"/>
    <style:font-face style:name="Söhne" svg:font-family="Söhne"/>
    <style:font-face style:name="Tahoma" svg:font-family="Tahoma" style:font-family-generic="system" style:font-pitch="variable"/>
    <style:font-face style:name="arial" svg:font-family="arial" style:font-family-generic="swiss" style:font-pitch="variable"/>
  </office:font-face-decls>
  <office:styles>
    <draw:gradient draw:name="Blauw_20_gevuld" draw:display-name="Blauw gevuld"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Geel_20_gevuld" draw:display-name="Geel gevuld"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evul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Groen_20_gevuld" draw:display-name="Groen gevuld"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Rood_20_gevuld" draw:display-name="Rood gevul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Vormen"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fill-image draw:name="a1108" xlink:href="Pictures/1000055A000006730000069D1DDA8316.svg" xlink:type="simple" xlink:show="embed" xlink:actuate="onLoad"/>
    <draw:fill-image draw:name="a1211" xlink:href="Pictures/1000055A000006730000069D1DDA8316.svg" xlink:type="simple" xlink:show="embed" xlink:actuate="onLoad"/>
    <draw:fill-image draw:name="a1296" xlink:href="Pictures/1000055A000006730000069D1DDA8316.svg" xlink:type="simple" xlink:show="embed" xlink:actuate="onLoad"/>
    <draw:fill-image draw:name="a1387" xlink:href="Pictures/1000055A000006730000069D1DDA8316.svg" xlink:type="simple" xlink:show="embed" xlink:actuate="onLoad"/>
    <draw:fill-image draw:name="a1524" xlink:href="Pictures/1000055A000006730000069D1DDA8316.svg" xlink:type="simple" xlink:show="embed" xlink:actuate="onLoad"/>
    <draw:fill-image draw:name="a1593" xlink:href="Pictures/1000055A000006730000069D1DDA8316.svg" xlink:type="simple" xlink:show="embed" xlink:actuate="onLoad"/>
    <draw:fill-image draw:name="a1600" xlink:href="Pictures/1000000000000300000003007AFEFCBD.jpg" xlink:type="simple" xlink:show="embed" xlink:actuate="onLoad"/>
    <draw:fill-image draw:name="a1604" xlink:href="Pictures/1000000000000324000003DAE6EA6158.jpg" xlink:type="simple" xlink:show="embed" xlink:actuate="onLoad"/>
    <draw:fill-image draw:name="a1611" xlink:href="Pictures/100000000000025800000258E0782519.jpg" xlink:type="simple" xlink:show="embed" xlink:actuate="onLoad"/>
    <draw:fill-image draw:name="a769" xlink:href="Pictures/1000055A000006730000069D1DDA8316.svg" xlink:type="simple" xlink:show="embed" xlink:actuate="onLoad"/>
    <draw:fill-image draw:name="a776" xlink:href="Pictures/10000000000008BA000005D8D3315AFB.jpg" xlink:type="simple" xlink:show="embed" xlink:actuate="onLoad"/>
    <draw:fill-image draw:name="a790" xlink:href="Pictures/1000020A0000339D000019DC2A47BD2D.svg" xlink:type="simple" xlink:show="embed" xlink:actuate="onLoad"/>
    <draw:fill-image draw:name="a833" xlink:href="Pictures/1000055A000006730000069D1DDA8316.svg" xlink:type="simple" xlink:show="embed" xlink:actuate="onLoad"/>
    <draw:fill-image draw:name="a894" xlink:href="Pictures/1000055A000006730000069D1DDA8316.svg" xlink:type="simple" xlink:show="embed" xlink:actuate="onLoad"/>
    <draw:fill-image draw:name="a901" xlink:href="Pictures/1000000000000300000003007AFEFCBD.jpg" xlink:type="simple" xlink:show="embed" xlink:actuate="onLoad"/>
    <draw:fill-image draw:name="a905" xlink:href="Pictures/1000000000000324000003DAE6EA6158.jpg" xlink:type="simple" xlink:show="embed" xlink:actuate="onLoad"/>
    <draw:fill-image draw:name="a912" xlink:href="Pictures/100000000000025800000258E0782519.jpg" xlink:type="simple" xlink:show="embed" xlink:actuate="onLoad"/>
    <draw:fill-image draw:name="a936" xlink:href="Pictures/1000055A000006730000069D1DDA8316.svg" xlink:type="simple" xlink:show="embed" xlink:actuate="onLoad"/>
    <draw:marker draw:name="Arrow" svg:viewBox="0 0 20 30" svg:d="M10 0l-10 30h20z"/>
    <style:default-style style:family="graphic">
      <style:graphic-properties draw:stroke="solid" svg:stroke-width="0.053cm" svg:stroke-color="#042433" draw:stroke-linejoin="miter" svg:stroke-linecap="butt" draw:fill-color="#156082" fo:wrap-option="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nl" fo:country="NL" style:font-name-asian="Segoe UI1"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Vormen"/>
      <style:text-properties fo:font-size="14pt" fo:font-weight="bold"/>
    </style:style>
    <style:style style:name="Filled" style:family="graphic" style:parent-style-name="Shapes">
      <style:graphic-properties draw:fill="gradient" draw:fill-gradient-name="Gevuld"/>
    </style:style>
    <style:style style:name="Filled_20_Blue" style:display-name="Filled Blue" style:family="graphic" style:parent-style-name="Filled">
      <style:graphic-properties draw:fill-gradient-name="Blauw_20_gevuld"/>
      <style:text-properties fo:color="#ffffff" loext:opacity="100%"/>
    </style:style>
    <style:style style:name="Filled_20_Green" style:display-name="Filled Green" style:family="graphic" style:parent-style-name="Filled">
      <style:graphic-properties draw:fill-gradient-name="Groen_20_gevuld"/>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Rood_20_gevuld"/>
      <style:text-properties fo:color="#ffffff" loext:opacity="100%"/>
    </style:style>
    <style:style style:name="Filled_20_Yellow" style:display-name="Filled Yellow" style:family="graphic" style:parent-style-name="Filled">
      <style:graphic-properties draw:fill-gradient-name="Geel_20_gevuld"/>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Master1-Office-Theme-background" style:family="presentation">
      <style:graphic-properties draw:stroke="none" draw:fill="solid" draw:fill-color="#ffffff" draw:opacity="100%"/>
      <style:text-properties style:letter-kerning="true"/>
    </style:style>
    <style:style style:name="Master1-Office-Theme-backgroundobjects" style:family="presentation">
      <style:graphic-properties draw:textarea-horizontal-align="justify" draw:shadow="hidden" draw:shadow-offset-x="0.2cm" draw:shadow-offset-y="0.2cm" draw:shadow-color="#808080"/>
      <style:text-properties style:letter-kerning="true"/>
    </style:style>
    <style:style style:name="Master1-Office-Them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Office-Theme-outline1" style:family="presentation">
      <style:graphic-properties draw:stroke="none" draw:fill="none" draw:auto-grow-height="false" draw:fit-to-size="false" style:shrink-to-fit="true">
        <text:list-style style:name="Master1-Office-Them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Office-Theme-outline2" style:family="presentation" style:parent-style-name="Master1-Office-Theme-outline1">
      <style:paragraph-properties fo:margin-top="0.4cm" fo:margin-bottom="0cm"/>
      <style:text-properties fo:font-size="28pt" style:font-size-asian="28pt" style:font-size-complex="28pt"/>
    </style:style>
    <style:style style:name="Master1-Office-Theme-outline3" style:family="presentation" style:parent-style-name="Master1-Office-Theme-outline2">
      <style:paragraph-properties fo:margin-top="0.3cm" fo:margin-bottom="0cm"/>
      <style:text-properties fo:font-size="24pt" style:font-size-asian="24pt" style:font-size-complex="24pt"/>
    </style:style>
    <style:style style:name="Master1-Office-Theme-outline4" style:family="presentation" style:parent-style-name="Master1-Office-Theme-outline3">
      <style:paragraph-properties fo:margin-top="0.2cm" fo:margin-bottom="0cm"/>
      <style:text-properties fo:font-size="20pt" style:font-size-asian="20pt" style:font-size-complex="20pt"/>
    </style:style>
    <style:style style:name="Master1-Office-Theme-outline5" style:family="presentation" style:parent-style-name="Master1-Office-Theme-outline4">
      <style:paragraph-properties fo:margin-top="0.1cm" fo:margin-bottom="0cm"/>
      <style:text-properties fo:font-size="20pt" style:font-size-asian="20pt" style:font-size-complex="20pt"/>
    </style:style>
    <style:style style:name="Master1-Office-Theme-outline6" style:family="presentation" style:parent-style-name="Master1-Office-Theme-outline5">
      <style:paragraph-properties fo:margin-top="0.1cm" fo:margin-bottom="0cm"/>
      <style:text-properties fo:font-size="20pt" style:font-size-asian="20pt" style:font-size-complex="20pt"/>
    </style:style>
    <style:style style:name="Master1-Office-Theme-outline7" style:family="presentation" style:parent-style-name="Master1-Office-Theme-outline6">
      <style:paragraph-properties fo:margin-top="0.1cm" fo:margin-bottom="0cm"/>
      <style:text-properties fo:font-size="20pt" style:font-size-asian="20pt" style:font-size-complex="20pt"/>
    </style:style>
    <style:style style:name="Master1-Office-Theme-outline8" style:family="presentation" style:parent-style-name="Master1-Office-Theme-outline7">
      <style:paragraph-properties fo:margin-top="0.1cm" fo:margin-bottom="0cm"/>
      <style:text-properties fo:font-size="20pt" style:font-size-asian="20pt" style:font-size-complex="20pt"/>
    </style:style>
    <style:style style:name="Master1-Office-Theme-outline9" style:family="presentation" style:parent-style-name="Master1-Office-Theme-outline8">
      <style:paragraph-properties fo:margin-top="0.1cm" fo:margin-bottom="0cm"/>
      <style:text-properties fo:font-size="20pt" style:font-size-asian="20pt" style:font-size-complex="20pt"/>
    </style:style>
    <style:style style:name="Master1-Office-Theme-subtitle" style:family="presentation">
      <style:graphic-properties draw:stroke="none" draw:fill="none" draw:textarea-vertical-align="middle">
        <text:list-style style:name="Master1-Office-Them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Office-Theme-title" style:family="presentation">
      <style:graphic-properties draw:stroke="none" draw:fill="none" draw:textarea-vertical-align="middle">
        <text:list-style style:name="Master1-Office-Them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title-Title-Slide-background" style:family="presentation">
      <style:graphic-properties draw:stroke="none" draw:fill="solid" draw:fill-color="#ffffff" draw:opacity="100%"/>
      <style:text-properties style:letter-kerning="true"/>
    </style:style>
    <style:style style:name="Master1-Layout1-title-Title-Slide-backgroundobjects" style:family="presentation">
      <style:graphic-properties draw:textarea-horizontal-align="justify" draw:shadow="hidden" draw:shadow-offset-x="0.2cm" draw:shadow-offset-y="0.2cm" draw:shadow-color="#808080"/>
      <style:text-properties style:letter-kerning="true"/>
    </style:style>
    <style:style style:name="Master1-Layout1-title-Title-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title-Title-Slide-outline1" style:family="presentation">
      <style:graphic-properties draw:stroke="none" draw:fill="none" draw:auto-grow-height="false" draw:fit-to-size="false" style:shrink-to-fit="true">
        <text:list-style style:name="Master1-Layout1-title-Title-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le-Slide-outline2" style:family="presentation" style:parent-style-name="Master1-Layout1-title-Title-Slide-outline1">
      <style:paragraph-properties fo:margin-top="0.4cm" fo:margin-bottom="0cm"/>
      <style:text-properties fo:font-size="28pt" style:font-size-asian="28pt" style:font-size-complex="28pt"/>
    </style:style>
    <style:style style:name="Master1-Layout1-title-Title-Slide-outline3" style:family="presentation" style:parent-style-name="Master1-Layout1-title-Title-Slide-outline2">
      <style:paragraph-properties fo:margin-top="0.3cm" fo:margin-bottom="0cm"/>
      <style:text-properties fo:font-size="24pt" style:font-size-asian="24pt" style:font-size-complex="24pt"/>
    </style:style>
    <style:style style:name="Master1-Layout1-title-Title-Slide-outline4" style:family="presentation" style:parent-style-name="Master1-Layout1-title-Title-Slide-outline3">
      <style:paragraph-properties fo:margin-top="0.2cm" fo:margin-bottom="0cm"/>
      <style:text-properties fo:font-size="20pt" style:font-size-asian="20pt" style:font-size-complex="20pt"/>
    </style:style>
    <style:style style:name="Master1-Layout1-title-Title-Slide-outline5" style:family="presentation" style:parent-style-name="Master1-Layout1-title-Title-Slide-outline4">
      <style:paragraph-properties fo:margin-top="0.1cm" fo:margin-bottom="0cm"/>
      <style:text-properties fo:font-size="20pt" style:font-size-asian="20pt" style:font-size-complex="20pt"/>
    </style:style>
    <style:style style:name="Master1-Layout1-title-Title-Slide-outline6" style:family="presentation" style:parent-style-name="Master1-Layout1-title-Title-Slide-outline5">
      <style:paragraph-properties fo:margin-top="0.1cm" fo:margin-bottom="0cm"/>
      <style:text-properties fo:font-size="20pt" style:font-size-asian="20pt" style:font-size-complex="20pt"/>
    </style:style>
    <style:style style:name="Master1-Layout1-title-Title-Slide-outline7" style:family="presentation" style:parent-style-name="Master1-Layout1-title-Title-Slide-outline6">
      <style:paragraph-properties fo:margin-top="0.1cm" fo:margin-bottom="0cm"/>
      <style:text-properties fo:font-size="20pt" style:font-size-asian="20pt" style:font-size-complex="20pt"/>
    </style:style>
    <style:style style:name="Master1-Layout1-title-Title-Slide-outline8" style:family="presentation" style:parent-style-name="Master1-Layout1-title-Title-Slide-outline7">
      <style:paragraph-properties fo:margin-top="0.1cm" fo:margin-bottom="0cm"/>
      <style:text-properties fo:font-size="20pt" style:font-size-asian="20pt" style:font-size-complex="20pt"/>
    </style:style>
    <style:style style:name="Master1-Layout1-title-Title-Slide-outline9" style:family="presentation" style:parent-style-name="Master1-Layout1-title-Title-Slide-outline8">
      <style:paragraph-properties fo:margin-top="0.1cm" fo:margin-bottom="0cm"/>
      <style:text-properties fo:font-size="20pt" style:font-size-asian="20pt" style:font-size-complex="20pt"/>
    </style:style>
    <style:style style:name="Master1-Layout1-title-Title-Slide-subtitle" style:family="presentation">
      <style:graphic-properties draw:stroke="none" draw:fill="none" draw:textarea-vertical-align="middle">
        <text:list-style style:name="Master1-Layout1-title-Title-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le-Slide-title" style:family="presentation">
      <style:graphic-properties draw:stroke="none" draw:fill="none" draw:textarea-vertical-align="middle">
        <text:list-style style:name="Master1-Layout1-title-Title-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obj-Title-and-Content-background" style:family="presentation">
      <style:graphic-properties draw:stroke="none" draw:fill="solid" draw:fill-color="#ffffff" draw:opacity="100%"/>
      <style:text-properties style:letter-kerning="true"/>
    </style:style>
    <style:style style:name="Master1-Layout2-obj-Title-and-Content-backgroundobjects" style:family="presentation">
      <style:graphic-properties draw:textarea-horizontal-align="justify" draw:shadow="hidden" draw:shadow-offset-x="0.2cm" draw:shadow-offset-y="0.2cm" draw:shadow-color="#808080"/>
      <style:text-properties style:letter-kerning="true"/>
    </style:style>
    <style:style style:name="Master1-Layout2-obj-Title-and-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obj-Title-and-Content-outline1" style:family="presentation">
      <style:graphic-properties draw:stroke="none" draw:fill="none" draw:auto-grow-height="false" draw:fit-to-size="false" style:shrink-to-fit="true">
        <text:list-style style:name="Master1-Layout2-obj-Title-and-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outline2" style:family="presentation" style:parent-style-name="Master1-Layout2-obj-Title-and-Content-outline1">
      <style:paragraph-properties fo:margin-top="0.4cm" fo:margin-bottom="0cm"/>
      <style:text-properties fo:font-size="28pt" style:font-size-asian="28pt" style:font-size-complex="28pt"/>
    </style:style>
    <style:style style:name="Master1-Layout2-obj-Title-and-Content-outline3" style:family="presentation" style:parent-style-name="Master1-Layout2-obj-Title-and-Content-outline2">
      <style:paragraph-properties fo:margin-top="0.3cm" fo:margin-bottom="0cm"/>
      <style:text-properties fo:font-size="24pt" style:font-size-asian="24pt" style:font-size-complex="24pt"/>
    </style:style>
    <style:style style:name="Master1-Layout2-obj-Title-and-Content-outline4" style:family="presentation" style:parent-style-name="Master1-Layout2-obj-Title-and-Content-outline3">
      <style:paragraph-properties fo:margin-top="0.2cm" fo:margin-bottom="0cm"/>
      <style:text-properties fo:font-size="20pt" style:font-size-asian="20pt" style:font-size-complex="20pt"/>
    </style:style>
    <style:style style:name="Master1-Layout2-obj-Title-and-Content-outline5" style:family="presentation" style:parent-style-name="Master1-Layout2-obj-Title-and-Content-outline4">
      <style:paragraph-properties fo:margin-top="0.1cm" fo:margin-bottom="0cm"/>
      <style:text-properties fo:font-size="20pt" style:font-size-asian="20pt" style:font-size-complex="20pt"/>
    </style:style>
    <style:style style:name="Master1-Layout2-obj-Title-and-Content-outline6" style:family="presentation" style:parent-style-name="Master1-Layout2-obj-Title-and-Content-outline5">
      <style:paragraph-properties fo:margin-top="0.1cm" fo:margin-bottom="0cm"/>
      <style:text-properties fo:font-size="20pt" style:font-size-asian="20pt" style:font-size-complex="20pt"/>
    </style:style>
    <style:style style:name="Master1-Layout2-obj-Title-and-Content-outline7" style:family="presentation" style:parent-style-name="Master1-Layout2-obj-Title-and-Content-outline6">
      <style:paragraph-properties fo:margin-top="0.1cm" fo:margin-bottom="0cm"/>
      <style:text-properties fo:font-size="20pt" style:font-size-asian="20pt" style:font-size-complex="20pt"/>
    </style:style>
    <style:style style:name="Master1-Layout2-obj-Title-and-Content-outline8" style:family="presentation" style:parent-style-name="Master1-Layout2-obj-Title-and-Content-outline7">
      <style:paragraph-properties fo:margin-top="0.1cm" fo:margin-bottom="0cm"/>
      <style:text-properties fo:font-size="20pt" style:font-size-asian="20pt" style:font-size-complex="20pt"/>
    </style:style>
    <style:style style:name="Master1-Layout2-obj-Title-and-Content-outline9" style:family="presentation" style:parent-style-name="Master1-Layout2-obj-Title-and-Content-outline8">
      <style:paragraph-properties fo:margin-top="0.1cm" fo:margin-bottom="0cm"/>
      <style:text-properties fo:font-size="20pt" style:font-size-asian="20pt" style:font-size-complex="20pt"/>
    </style:style>
    <style:style style:name="Master1-Layout2-obj-Title-and-Content-subtitle" style:family="presentation">
      <style:graphic-properties draw:stroke="none" draw:fill="none" draw:textarea-vertical-align="middle">
        <text:list-style style:name="Master1-Layout2-obj-Title-and-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title" style:family="presentation">
      <style:graphic-properties draw:stroke="none" draw:fill="none" draw:textarea-vertical-align="middle">
        <text:list-style style:name="Master1-Layout2-obj-Title-and-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secHead-Section-Header-background" style:family="presentation">
      <style:graphic-properties draw:stroke="none" draw:fill="solid" draw:fill-color="#ffffff" draw:opacity="100%"/>
      <style:text-properties style:letter-kerning="true"/>
    </style:style>
    <style:style style:name="Master1-Layout3-secHead-Section-Header-backgroundobjects" style:family="presentation">
      <style:graphic-properties draw:textarea-horizontal-align="justify" draw:shadow="hidden" draw:shadow-offset-x="0.2cm" draw:shadow-offset-y="0.2cm" draw:shadow-color="#808080"/>
      <style:text-properties style:letter-kerning="true"/>
    </style:style>
    <style:style style:name="Master1-Layout3-secHead-Section-Head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secHead-Section-Header-outline1" style:family="presentation">
      <style:graphic-properties draw:stroke="none" draw:fill="none" draw:auto-grow-height="false" draw:fit-to-size="false" style:shrink-to-fit="true">
        <text:list-style style:name="Master1-Layout3-secHead-Section-Header-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Section-Header-outline2" style:family="presentation" style:parent-style-name="Master1-Layout3-secHead-Section-Header-outline1">
      <style:paragraph-properties fo:margin-top="0.4cm" fo:margin-bottom="0cm"/>
      <style:text-properties fo:font-size="28pt" style:font-size-asian="28pt" style:font-size-complex="28pt"/>
    </style:style>
    <style:style style:name="Master1-Layout3-secHead-Section-Header-outline3" style:family="presentation" style:parent-style-name="Master1-Layout3-secHead-Section-Header-outline2">
      <style:paragraph-properties fo:margin-top="0.3cm" fo:margin-bottom="0cm"/>
      <style:text-properties fo:font-size="24pt" style:font-size-asian="24pt" style:font-size-complex="24pt"/>
    </style:style>
    <style:style style:name="Master1-Layout3-secHead-Section-Header-outline4" style:family="presentation" style:parent-style-name="Master1-Layout3-secHead-Section-Header-outline3">
      <style:paragraph-properties fo:margin-top="0.2cm" fo:margin-bottom="0cm"/>
      <style:text-properties fo:font-size="20pt" style:font-size-asian="20pt" style:font-size-complex="20pt"/>
    </style:style>
    <style:style style:name="Master1-Layout3-secHead-Section-Header-outline5" style:family="presentation" style:parent-style-name="Master1-Layout3-secHead-Section-Header-outline4">
      <style:paragraph-properties fo:margin-top="0.1cm" fo:margin-bottom="0cm"/>
      <style:text-properties fo:font-size="20pt" style:font-size-asian="20pt" style:font-size-complex="20pt"/>
    </style:style>
    <style:style style:name="Master1-Layout3-secHead-Section-Header-outline6" style:family="presentation" style:parent-style-name="Master1-Layout3-secHead-Section-Header-outline5">
      <style:paragraph-properties fo:margin-top="0.1cm" fo:margin-bottom="0cm"/>
      <style:text-properties fo:font-size="20pt" style:font-size-asian="20pt" style:font-size-complex="20pt"/>
    </style:style>
    <style:style style:name="Master1-Layout3-secHead-Section-Header-outline7" style:family="presentation" style:parent-style-name="Master1-Layout3-secHead-Section-Header-outline6">
      <style:paragraph-properties fo:margin-top="0.1cm" fo:margin-bottom="0cm"/>
      <style:text-properties fo:font-size="20pt" style:font-size-asian="20pt" style:font-size-complex="20pt"/>
    </style:style>
    <style:style style:name="Master1-Layout3-secHead-Section-Header-outline8" style:family="presentation" style:parent-style-name="Master1-Layout3-secHead-Section-Header-outline7">
      <style:paragraph-properties fo:margin-top="0.1cm" fo:margin-bottom="0cm"/>
      <style:text-properties fo:font-size="20pt" style:font-size-asian="20pt" style:font-size-complex="20pt"/>
    </style:style>
    <style:style style:name="Master1-Layout3-secHead-Section-Header-outline9" style:family="presentation" style:parent-style-name="Master1-Layout3-secHead-Section-Header-outline8">
      <style:paragraph-properties fo:margin-top="0.1cm" fo:margin-bottom="0cm"/>
      <style:text-properties fo:font-size="20pt" style:font-size-asian="20pt" style:font-size-complex="20pt"/>
    </style:style>
    <style:style style:name="Master1-Layout3-secHead-Section-Header-subtitle" style:family="presentation">
      <style:graphic-properties draw:stroke="none" draw:fill="none" draw:textarea-vertical-align="middle">
        <text:list-style style:name="Master1-Layout3-secHead-Section-Header-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Section-Header-title" style:family="presentation">
      <style:graphic-properties draw:stroke="none" draw:fill="none" draw:textarea-vertical-align="middle">
        <text:list-style style:name="Master1-Layout3-secHead-Section-Header-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twoObj-Two-Content-background" style:family="presentation">
      <style:graphic-properties draw:stroke="none" draw:fill="solid" draw:fill-color="#ffffff" draw:opacity="100%"/>
      <style:text-properties style:letter-kerning="true"/>
    </style:style>
    <style:style style:name="Master1-Layout4-twoObj-Two-Content-backgroundobjects" style:family="presentation">
      <style:graphic-properties draw:textarea-horizontal-align="justify" draw:shadow="hidden" draw:shadow-offset-x="0.2cm" draw:shadow-offset-y="0.2cm" draw:shadow-color="#808080"/>
      <style:text-properties style:letter-kerning="true"/>
    </style:style>
    <style:style style:name="Master1-Layout4-twoObj-Two-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twoObj-Two-Content-outline1" style:family="presentation">
      <style:graphic-properties draw:stroke="none" draw:fill="none" draw:auto-grow-height="false" draw:fit-to-size="false" style:shrink-to-fit="true">
        <text:list-style style:name="Master1-Layout4-twoObj-Two-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Two-Content-outline2" style:family="presentation" style:parent-style-name="Master1-Layout4-twoObj-Two-Content-outline1">
      <style:paragraph-properties fo:margin-top="0.4cm" fo:margin-bottom="0cm"/>
      <style:text-properties fo:font-size="28pt" style:font-size-asian="28pt" style:font-size-complex="28pt"/>
    </style:style>
    <style:style style:name="Master1-Layout4-twoObj-Two-Content-outline3" style:family="presentation" style:parent-style-name="Master1-Layout4-twoObj-Two-Content-outline2">
      <style:paragraph-properties fo:margin-top="0.3cm" fo:margin-bottom="0cm"/>
      <style:text-properties fo:font-size="24pt" style:font-size-asian="24pt" style:font-size-complex="24pt"/>
    </style:style>
    <style:style style:name="Master1-Layout4-twoObj-Two-Content-outline4" style:family="presentation" style:parent-style-name="Master1-Layout4-twoObj-Two-Content-outline3">
      <style:paragraph-properties fo:margin-top="0.2cm" fo:margin-bottom="0cm"/>
      <style:text-properties fo:font-size="20pt" style:font-size-asian="20pt" style:font-size-complex="20pt"/>
    </style:style>
    <style:style style:name="Master1-Layout4-twoObj-Two-Content-outline5" style:family="presentation" style:parent-style-name="Master1-Layout4-twoObj-Two-Content-outline4">
      <style:paragraph-properties fo:margin-top="0.1cm" fo:margin-bottom="0cm"/>
      <style:text-properties fo:font-size="20pt" style:font-size-asian="20pt" style:font-size-complex="20pt"/>
    </style:style>
    <style:style style:name="Master1-Layout4-twoObj-Two-Content-outline6" style:family="presentation" style:parent-style-name="Master1-Layout4-twoObj-Two-Content-outline5">
      <style:paragraph-properties fo:margin-top="0.1cm" fo:margin-bottom="0cm"/>
      <style:text-properties fo:font-size="20pt" style:font-size-asian="20pt" style:font-size-complex="20pt"/>
    </style:style>
    <style:style style:name="Master1-Layout4-twoObj-Two-Content-outline7" style:family="presentation" style:parent-style-name="Master1-Layout4-twoObj-Two-Content-outline6">
      <style:paragraph-properties fo:margin-top="0.1cm" fo:margin-bottom="0cm"/>
      <style:text-properties fo:font-size="20pt" style:font-size-asian="20pt" style:font-size-complex="20pt"/>
    </style:style>
    <style:style style:name="Master1-Layout4-twoObj-Two-Content-outline8" style:family="presentation" style:parent-style-name="Master1-Layout4-twoObj-Two-Content-outline7">
      <style:paragraph-properties fo:margin-top="0.1cm" fo:margin-bottom="0cm"/>
      <style:text-properties fo:font-size="20pt" style:font-size-asian="20pt" style:font-size-complex="20pt"/>
    </style:style>
    <style:style style:name="Master1-Layout4-twoObj-Two-Content-outline9" style:family="presentation" style:parent-style-name="Master1-Layout4-twoObj-Two-Content-outline8">
      <style:paragraph-properties fo:margin-top="0.1cm" fo:margin-bottom="0cm"/>
      <style:text-properties fo:font-size="20pt" style:font-size-asian="20pt" style:font-size-complex="20pt"/>
    </style:style>
    <style:style style:name="Master1-Layout4-twoObj-Two-Content-subtitle" style:family="presentation">
      <style:graphic-properties draw:stroke="none" draw:fill="none" draw:textarea-vertical-align="middle">
        <text:list-style style:name="Master1-Layout4-twoObj-Two-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Two-Content-title" style:family="presentation">
      <style:graphic-properties draw:stroke="none" draw:fill="none" draw:textarea-vertical-align="middle">
        <text:list-style style:name="Master1-Layout4-twoObj-Two-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twoTxTwoObj-Comparison-background" style:family="presentation">
      <style:graphic-properties draw:stroke="none" draw:fill="solid" draw:fill-color="#ffffff" draw:opacity="100%"/>
      <style:text-properties style:letter-kerning="true"/>
    </style:style>
    <style:style style:name="Master1-Layout5-twoTxTwoObj-Comparison-backgroundobjects" style:family="presentation">
      <style:graphic-properties draw:textarea-horizontal-align="justify" draw:shadow="hidden" draw:shadow-offset-x="0.2cm" draw:shadow-offset-y="0.2cm" draw:shadow-color="#808080"/>
      <style:text-properties style:letter-kerning="true"/>
    </style:style>
    <style:style style:name="Master1-Layout5-twoTxTwoObj-Comparis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twoTxTwoObj-Comparison-outline1" style:family="presentation">
      <style:graphic-properties draw:stroke="none" draw:fill="none" draw:auto-grow-height="false" draw:fit-to-size="false" style:shrink-to-fit="true">
        <text:list-style style:name="Master1-Layout5-twoTxTwoObj-Comparis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ison-outline2" style:family="presentation" style:parent-style-name="Master1-Layout5-twoTxTwoObj-Comparison-outline1">
      <style:paragraph-properties fo:margin-top="0.4cm" fo:margin-bottom="0cm"/>
      <style:text-properties fo:font-size="28pt" style:font-size-asian="28pt" style:font-size-complex="28pt"/>
    </style:style>
    <style:style style:name="Master1-Layout5-twoTxTwoObj-Comparison-outline3" style:family="presentation" style:parent-style-name="Master1-Layout5-twoTxTwoObj-Comparison-outline2">
      <style:paragraph-properties fo:margin-top="0.3cm" fo:margin-bottom="0cm"/>
      <style:text-properties fo:font-size="24pt" style:font-size-asian="24pt" style:font-size-complex="24pt"/>
    </style:style>
    <style:style style:name="Master1-Layout5-twoTxTwoObj-Comparison-outline4" style:family="presentation" style:parent-style-name="Master1-Layout5-twoTxTwoObj-Comparison-outline3">
      <style:paragraph-properties fo:margin-top="0.2cm" fo:margin-bottom="0cm"/>
      <style:text-properties fo:font-size="20pt" style:font-size-asian="20pt" style:font-size-complex="20pt"/>
    </style:style>
    <style:style style:name="Master1-Layout5-twoTxTwoObj-Comparison-outline5" style:family="presentation" style:parent-style-name="Master1-Layout5-twoTxTwoObj-Comparison-outline4">
      <style:paragraph-properties fo:margin-top="0.1cm" fo:margin-bottom="0cm"/>
      <style:text-properties fo:font-size="20pt" style:font-size-asian="20pt" style:font-size-complex="20pt"/>
    </style:style>
    <style:style style:name="Master1-Layout5-twoTxTwoObj-Comparison-outline6" style:family="presentation" style:parent-style-name="Master1-Layout5-twoTxTwoObj-Comparison-outline5">
      <style:paragraph-properties fo:margin-top="0.1cm" fo:margin-bottom="0cm"/>
      <style:text-properties fo:font-size="20pt" style:font-size-asian="20pt" style:font-size-complex="20pt"/>
    </style:style>
    <style:style style:name="Master1-Layout5-twoTxTwoObj-Comparison-outline7" style:family="presentation" style:parent-style-name="Master1-Layout5-twoTxTwoObj-Comparison-outline6">
      <style:paragraph-properties fo:margin-top="0.1cm" fo:margin-bottom="0cm"/>
      <style:text-properties fo:font-size="20pt" style:font-size-asian="20pt" style:font-size-complex="20pt"/>
    </style:style>
    <style:style style:name="Master1-Layout5-twoTxTwoObj-Comparison-outline8" style:family="presentation" style:parent-style-name="Master1-Layout5-twoTxTwoObj-Comparison-outline7">
      <style:paragraph-properties fo:margin-top="0.1cm" fo:margin-bottom="0cm"/>
      <style:text-properties fo:font-size="20pt" style:font-size-asian="20pt" style:font-size-complex="20pt"/>
    </style:style>
    <style:style style:name="Master1-Layout5-twoTxTwoObj-Comparison-outline9" style:family="presentation" style:parent-style-name="Master1-Layout5-twoTxTwoObj-Comparison-outline8">
      <style:paragraph-properties fo:margin-top="0.1cm" fo:margin-bottom="0cm"/>
      <style:text-properties fo:font-size="20pt" style:font-size-asian="20pt" style:font-size-complex="20pt"/>
    </style:style>
    <style:style style:name="Master1-Layout5-twoTxTwoObj-Comparison-subtitle" style:family="presentation">
      <style:graphic-properties draw:stroke="none" draw:fill="none" draw:textarea-vertical-align="middle">
        <text:list-style style:name="Master1-Layout5-twoTxTwoObj-Comparis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ison-title" style:family="presentation">
      <style:graphic-properties draw:stroke="none" draw:fill="none" draw:textarea-vertical-align="middle">
        <text:list-style style:name="Master1-Layout5-twoTxTwoObj-Comparis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6-titleOnly-Title-Only-background" style:family="presentation">
      <style:graphic-properties draw:stroke="none" draw:fill="solid" draw:fill-color="#ffffff" draw:opacity="100%"/>
      <style:text-properties style:letter-kerning="true"/>
    </style:style>
    <style:style style:name="Master1-Layout6-titleOnly-Title-Only-backgroundobjects" style:family="presentation">
      <style:graphic-properties draw:textarea-horizontal-align="justify" draw:shadow="hidden" draw:shadow-offset-x="0.2cm" draw:shadow-offset-y="0.2cm" draw:shadow-color="#808080"/>
      <style:text-properties style:letter-kerning="true"/>
    </style:style>
    <style:style style:name="Master1-Layout6-titleOnly-Title-Onl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6-titleOnly-Title-Only-outline1" style:family="presentation">
      <style:graphic-properties draw:stroke="none" draw:fill="none" draw:auto-grow-height="false" draw:fit-to-size="false" style:shrink-to-fit="true">
        <text:list-style style:name="Master1-Layout6-titleOnly-Title-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le-Only-outline2" style:family="presentation" style:parent-style-name="Master1-Layout6-titleOnly-Title-Only-outline1">
      <style:paragraph-properties fo:margin-top="0.4cm" fo:margin-bottom="0cm"/>
      <style:text-properties fo:font-size="28pt" style:font-size-asian="28pt" style:font-size-complex="28pt"/>
    </style:style>
    <style:style style:name="Master1-Layout6-titleOnly-Title-Only-outline3" style:family="presentation" style:parent-style-name="Master1-Layout6-titleOnly-Title-Only-outline2">
      <style:paragraph-properties fo:margin-top="0.3cm" fo:margin-bottom="0cm"/>
      <style:text-properties fo:font-size="24pt" style:font-size-asian="24pt" style:font-size-complex="24pt"/>
    </style:style>
    <style:style style:name="Master1-Layout6-titleOnly-Title-Only-outline4" style:family="presentation" style:parent-style-name="Master1-Layout6-titleOnly-Title-Only-outline3">
      <style:paragraph-properties fo:margin-top="0.2cm" fo:margin-bottom="0cm"/>
      <style:text-properties fo:font-size="20pt" style:font-size-asian="20pt" style:font-size-complex="20pt"/>
    </style:style>
    <style:style style:name="Master1-Layout6-titleOnly-Title-Only-outline5" style:family="presentation" style:parent-style-name="Master1-Layout6-titleOnly-Title-Only-outline4">
      <style:paragraph-properties fo:margin-top="0.1cm" fo:margin-bottom="0cm"/>
      <style:text-properties fo:font-size="20pt" style:font-size-asian="20pt" style:font-size-complex="20pt"/>
    </style:style>
    <style:style style:name="Master1-Layout6-titleOnly-Title-Only-outline6" style:family="presentation" style:parent-style-name="Master1-Layout6-titleOnly-Title-Only-outline5">
      <style:paragraph-properties fo:margin-top="0.1cm" fo:margin-bottom="0cm"/>
      <style:text-properties fo:font-size="20pt" style:font-size-asian="20pt" style:font-size-complex="20pt"/>
    </style:style>
    <style:style style:name="Master1-Layout6-titleOnly-Title-Only-outline7" style:family="presentation" style:parent-style-name="Master1-Layout6-titleOnly-Title-Only-outline6">
      <style:paragraph-properties fo:margin-top="0.1cm" fo:margin-bottom="0cm"/>
      <style:text-properties fo:font-size="20pt" style:font-size-asian="20pt" style:font-size-complex="20pt"/>
    </style:style>
    <style:style style:name="Master1-Layout6-titleOnly-Title-Only-outline8" style:family="presentation" style:parent-style-name="Master1-Layout6-titleOnly-Title-Only-outline7">
      <style:paragraph-properties fo:margin-top="0.1cm" fo:margin-bottom="0cm"/>
      <style:text-properties fo:font-size="20pt" style:font-size-asian="20pt" style:font-size-complex="20pt"/>
    </style:style>
    <style:style style:name="Master1-Layout6-titleOnly-Title-Only-outline9" style:family="presentation" style:parent-style-name="Master1-Layout6-titleOnly-Title-Only-outline8">
      <style:paragraph-properties fo:margin-top="0.1cm" fo:margin-bottom="0cm"/>
      <style:text-properties fo:font-size="20pt" style:font-size-asian="20pt" style:font-size-complex="20pt"/>
    </style:style>
    <style:style style:name="Master1-Layout6-titleOnly-Title-Only-subtitle" style:family="presentation">
      <style:graphic-properties draw:stroke="none" draw:fill="none" draw:textarea-vertical-align="middle">
        <text:list-style style:name="Master1-Layout6-titleOnly-Title-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le-Only-title" style:family="presentation">
      <style:graphic-properties draw:stroke="none" draw:fill="none" draw:textarea-vertical-align="middle">
        <text:list-style style:name="Master1-Layout6-titleOnly-Title-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Blank-background" style:family="presentation">
      <style:graphic-properties draw:stroke="none" draw:fill="solid" draw:fill-color="#ffffff" draw:opacity="100%"/>
      <style:text-properties style:letter-kerning="true"/>
    </style:style>
    <style:style style:name="Master1-Layout7-blank-Blank-backgroundobjects" style:family="presentation">
      <style:graphic-properties draw:textarea-horizontal-align="justify" draw:shadow="hidden" draw:shadow-offset-x="0.2cm" draw:shadow-offset-y="0.2cm" draw:shadow-color="#808080"/>
      <style:text-properties style:letter-kerning="true"/>
    </style:style>
    <style:style style:name="Master1-Layout7-blank-Blank-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7-blank-Blank-outline1" style:family="presentation">
      <style:graphic-properties draw:stroke="none" draw:fill="none" draw:auto-grow-height="false" draw:fit-to-size="false" style:shrink-to-fit="true">
        <text:list-style style:name="Master1-Layout7-blank-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outline2" style:family="presentation" style:parent-style-name="Master1-Layout7-blank-Blank-outline1">
      <style:paragraph-properties fo:margin-top="0.4cm" fo:margin-bottom="0cm"/>
      <style:text-properties fo:font-size="28pt" style:font-size-asian="28pt" style:font-size-complex="28pt"/>
    </style:style>
    <style:style style:name="Master1-Layout7-blank-Blank-outline3" style:family="presentation" style:parent-style-name="Master1-Layout7-blank-Blank-outline2">
      <style:paragraph-properties fo:margin-top="0.3cm" fo:margin-bottom="0cm"/>
      <style:text-properties fo:font-size="24pt" style:font-size-asian="24pt" style:font-size-complex="24pt"/>
    </style:style>
    <style:style style:name="Master1-Layout7-blank-Blank-outline4" style:family="presentation" style:parent-style-name="Master1-Layout7-blank-Blank-outline3">
      <style:paragraph-properties fo:margin-top="0.2cm" fo:margin-bottom="0cm"/>
      <style:text-properties fo:font-size="20pt" style:font-size-asian="20pt" style:font-size-complex="20pt"/>
    </style:style>
    <style:style style:name="Master1-Layout7-blank-Blank-outline5" style:family="presentation" style:parent-style-name="Master1-Layout7-blank-Blank-outline4">
      <style:paragraph-properties fo:margin-top="0.1cm" fo:margin-bottom="0cm"/>
      <style:text-properties fo:font-size="20pt" style:font-size-asian="20pt" style:font-size-complex="20pt"/>
    </style:style>
    <style:style style:name="Master1-Layout7-blank-Blank-outline6" style:family="presentation" style:parent-style-name="Master1-Layout7-blank-Blank-outline5">
      <style:paragraph-properties fo:margin-top="0.1cm" fo:margin-bottom="0cm"/>
      <style:text-properties fo:font-size="20pt" style:font-size-asian="20pt" style:font-size-complex="20pt"/>
    </style:style>
    <style:style style:name="Master1-Layout7-blank-Blank-outline7" style:family="presentation" style:parent-style-name="Master1-Layout7-blank-Blank-outline6">
      <style:paragraph-properties fo:margin-top="0.1cm" fo:margin-bottom="0cm"/>
      <style:text-properties fo:font-size="20pt" style:font-size-asian="20pt" style:font-size-complex="20pt"/>
    </style:style>
    <style:style style:name="Master1-Layout7-blank-Blank-outline8" style:family="presentation" style:parent-style-name="Master1-Layout7-blank-Blank-outline7">
      <style:paragraph-properties fo:margin-top="0.1cm" fo:margin-bottom="0cm"/>
      <style:text-properties fo:font-size="20pt" style:font-size-asian="20pt" style:font-size-complex="20pt"/>
    </style:style>
    <style:style style:name="Master1-Layout7-blank-Blank-outline9" style:family="presentation" style:parent-style-name="Master1-Layout7-blank-Blank-outline8">
      <style:paragraph-properties fo:margin-top="0.1cm" fo:margin-bottom="0cm"/>
      <style:text-properties fo:font-size="20pt" style:font-size-asian="20pt" style:font-size-complex="20pt"/>
    </style:style>
    <style:style style:name="Master1-Layout7-blank-Blank-subtitle" style:family="presentation">
      <style:graphic-properties draw:stroke="none" draw:fill="none" draw:textarea-vertical-align="middle">
        <text:list-style style:name="Master1-Layout7-blank-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title" style:family="presentation">
      <style:graphic-properties draw:stroke="none" draw:fill="none" draw:textarea-vertical-align="middle">
        <text:list-style style:name="Master1-Layout7-blank-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8-objTx-Content-with-Caption-background" style:family="presentation">
      <style:graphic-properties draw:stroke="none" draw:fill="solid" draw:fill-color="#ffffff" draw:opacity="100%"/>
      <style:text-properties style:letter-kerning="true"/>
    </style:style>
    <style:style style:name="Master1-Layout8-objTx-Content-with-Caption-backgroundobjects" style:family="presentation">
      <style:graphic-properties draw:textarea-horizontal-align="justify" draw:shadow="hidden" draw:shadow-offset-x="0.2cm" draw:shadow-offset-y="0.2cm" draw:shadow-color="#808080"/>
      <style:text-properties style:letter-kerning="true"/>
    </style:style>
    <style:style style:name="Master1-Layout8-objTx-Content-with-Ca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8-objTx-Content-with-Caption-outline1" style:family="presentation">
      <style:graphic-properties draw:stroke="none" draw:fill="none" draw:auto-grow-height="false" draw:fit-to-size="false" style:shrink-to-fit="true">
        <text:list-style style:name="Master1-Layout8-objTx-Content-with-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t-with-Caption-outline2" style:family="presentation" style:parent-style-name="Master1-Layout8-objTx-Content-with-Caption-outline1">
      <style:paragraph-properties fo:margin-top="0.4cm" fo:margin-bottom="0cm"/>
      <style:text-properties fo:font-size="28pt" style:font-size-asian="28pt" style:font-size-complex="28pt"/>
    </style:style>
    <style:style style:name="Master1-Layout8-objTx-Content-with-Caption-outline3" style:family="presentation" style:parent-style-name="Master1-Layout8-objTx-Content-with-Caption-outline2">
      <style:paragraph-properties fo:margin-top="0.3cm" fo:margin-bottom="0cm"/>
      <style:text-properties fo:font-size="24pt" style:font-size-asian="24pt" style:font-size-complex="24pt"/>
    </style:style>
    <style:style style:name="Master1-Layout8-objTx-Content-with-Caption-outline4" style:family="presentation" style:parent-style-name="Master1-Layout8-objTx-Content-with-Caption-outline3">
      <style:paragraph-properties fo:margin-top="0.2cm" fo:margin-bottom="0cm"/>
      <style:text-properties fo:font-size="20pt" style:font-size-asian="20pt" style:font-size-complex="20pt"/>
    </style:style>
    <style:style style:name="Master1-Layout8-objTx-Content-with-Caption-outline5" style:family="presentation" style:parent-style-name="Master1-Layout8-objTx-Content-with-Caption-outline4">
      <style:paragraph-properties fo:margin-top="0.1cm" fo:margin-bottom="0cm"/>
      <style:text-properties fo:font-size="20pt" style:font-size-asian="20pt" style:font-size-complex="20pt"/>
    </style:style>
    <style:style style:name="Master1-Layout8-objTx-Content-with-Caption-outline6" style:family="presentation" style:parent-style-name="Master1-Layout8-objTx-Content-with-Caption-outline5">
      <style:paragraph-properties fo:margin-top="0.1cm" fo:margin-bottom="0cm"/>
      <style:text-properties fo:font-size="20pt" style:font-size-asian="20pt" style:font-size-complex="20pt"/>
    </style:style>
    <style:style style:name="Master1-Layout8-objTx-Content-with-Caption-outline7" style:family="presentation" style:parent-style-name="Master1-Layout8-objTx-Content-with-Caption-outline6">
      <style:paragraph-properties fo:margin-top="0.1cm" fo:margin-bottom="0cm"/>
      <style:text-properties fo:font-size="20pt" style:font-size-asian="20pt" style:font-size-complex="20pt"/>
    </style:style>
    <style:style style:name="Master1-Layout8-objTx-Content-with-Caption-outline8" style:family="presentation" style:parent-style-name="Master1-Layout8-objTx-Content-with-Caption-outline7">
      <style:paragraph-properties fo:margin-top="0.1cm" fo:margin-bottom="0cm"/>
      <style:text-properties fo:font-size="20pt" style:font-size-asian="20pt" style:font-size-complex="20pt"/>
    </style:style>
    <style:style style:name="Master1-Layout8-objTx-Content-with-Caption-outline9" style:family="presentation" style:parent-style-name="Master1-Layout8-objTx-Content-with-Caption-outline8">
      <style:paragraph-properties fo:margin-top="0.1cm" fo:margin-bottom="0cm"/>
      <style:text-properties fo:font-size="20pt" style:font-size-asian="20pt" style:font-size-complex="20pt"/>
    </style:style>
    <style:style style:name="Master1-Layout8-objTx-Content-with-Caption-subtitle" style:family="presentation">
      <style:graphic-properties draw:stroke="none" draw:fill="none" draw:textarea-vertical-align="middle">
        <text:list-style style:name="Master1-Layout8-objTx-Content-with-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t-with-Caption-title" style:family="presentation">
      <style:graphic-properties draw:stroke="none" draw:fill="none" draw:textarea-vertical-align="middle">
        <text:list-style style:name="Master1-Layout8-objTx-Content-with-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9-picTx-Picture-with-Caption-background" style:family="presentation">
      <style:graphic-properties draw:stroke="none" draw:fill="solid" draw:fill-color="#ffffff" draw:opacity="100%"/>
      <style:text-properties style:letter-kerning="true"/>
    </style:style>
    <style:style style:name="Master1-Layout9-picTx-Picture-with-Caption-backgroundobjects" style:family="presentation">
      <style:graphic-properties draw:textarea-horizontal-align="justify" draw:shadow="hidden" draw:shadow-offset-x="0.2cm" draw:shadow-offset-y="0.2cm" draw:shadow-color="#808080"/>
      <style:text-properties style:letter-kerning="true"/>
    </style:style>
    <style:style style:name="Master1-Layout9-picTx-Picture-with-Ca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9-picTx-Picture-with-Caption-outline1" style:family="presentation">
      <style:graphic-properties draw:stroke="none" draw:fill="none" draw:auto-grow-height="false" draw:fit-to-size="false" style:shrink-to-fit="true">
        <text:list-style style:name="Master1-Layout9-picTx-Picture-with-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Picture-with-Caption-outline2" style:family="presentation" style:parent-style-name="Master1-Layout9-picTx-Picture-with-Caption-outline1">
      <style:paragraph-properties fo:margin-top="0.4cm" fo:margin-bottom="0cm"/>
      <style:text-properties fo:font-size="28pt" style:font-size-asian="28pt" style:font-size-complex="28pt"/>
    </style:style>
    <style:style style:name="Master1-Layout9-picTx-Picture-with-Caption-outline3" style:family="presentation" style:parent-style-name="Master1-Layout9-picTx-Picture-with-Caption-outline2">
      <style:paragraph-properties fo:margin-top="0.3cm" fo:margin-bottom="0cm"/>
      <style:text-properties fo:font-size="24pt" style:font-size-asian="24pt" style:font-size-complex="24pt"/>
    </style:style>
    <style:style style:name="Master1-Layout9-picTx-Picture-with-Caption-outline4" style:family="presentation" style:parent-style-name="Master1-Layout9-picTx-Picture-with-Caption-outline3">
      <style:paragraph-properties fo:margin-top="0.2cm" fo:margin-bottom="0cm"/>
      <style:text-properties fo:font-size="20pt" style:font-size-asian="20pt" style:font-size-complex="20pt"/>
    </style:style>
    <style:style style:name="Master1-Layout9-picTx-Picture-with-Caption-outline5" style:family="presentation" style:parent-style-name="Master1-Layout9-picTx-Picture-with-Caption-outline4">
      <style:paragraph-properties fo:margin-top="0.1cm" fo:margin-bottom="0cm"/>
      <style:text-properties fo:font-size="20pt" style:font-size-asian="20pt" style:font-size-complex="20pt"/>
    </style:style>
    <style:style style:name="Master1-Layout9-picTx-Picture-with-Caption-outline6" style:family="presentation" style:parent-style-name="Master1-Layout9-picTx-Picture-with-Caption-outline5">
      <style:paragraph-properties fo:margin-top="0.1cm" fo:margin-bottom="0cm"/>
      <style:text-properties fo:font-size="20pt" style:font-size-asian="20pt" style:font-size-complex="20pt"/>
    </style:style>
    <style:style style:name="Master1-Layout9-picTx-Picture-with-Caption-outline7" style:family="presentation" style:parent-style-name="Master1-Layout9-picTx-Picture-with-Caption-outline6">
      <style:paragraph-properties fo:margin-top="0.1cm" fo:margin-bottom="0cm"/>
      <style:text-properties fo:font-size="20pt" style:font-size-asian="20pt" style:font-size-complex="20pt"/>
    </style:style>
    <style:style style:name="Master1-Layout9-picTx-Picture-with-Caption-outline8" style:family="presentation" style:parent-style-name="Master1-Layout9-picTx-Picture-with-Caption-outline7">
      <style:paragraph-properties fo:margin-top="0.1cm" fo:margin-bottom="0cm"/>
      <style:text-properties fo:font-size="20pt" style:font-size-asian="20pt" style:font-size-complex="20pt"/>
    </style:style>
    <style:style style:name="Master1-Layout9-picTx-Picture-with-Caption-outline9" style:family="presentation" style:parent-style-name="Master1-Layout9-picTx-Picture-with-Caption-outline8">
      <style:paragraph-properties fo:margin-top="0.1cm" fo:margin-bottom="0cm"/>
      <style:text-properties fo:font-size="20pt" style:font-size-asian="20pt" style:font-size-complex="20pt"/>
    </style:style>
    <style:style style:name="Master1-Layout9-picTx-Picture-with-Caption-subtitle" style:family="presentation">
      <style:graphic-properties draw:stroke="none" draw:fill="none" draw:textarea-vertical-align="middle">
        <text:list-style style:name="Master1-Layout9-picTx-Picture-with-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Picture-with-Caption-title" style:family="presentation">
      <style:graphic-properties draw:stroke="none" draw:fill="none" draw:textarea-vertical-align="middle">
        <text:list-style style:name="Master1-Layout9-picTx-Picture-with-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0-vertTx-Title-and-Vertical-Text-background" style:family="presentation">
      <style:graphic-properties draw:stroke="none" draw:fill="solid" draw:fill-color="#ffffff" draw:opacity="100%"/>
      <style:text-properties style:letter-kerning="true"/>
    </style:style>
    <style:style style:name="Master1-Layout10-vertTx-Title-and-Vertical-Text-backgroundobjects" style:family="presentation">
      <style:graphic-properties draw:textarea-horizontal-align="justify" draw:shadow="hidden" draw:shadow-offset-x="0.2cm" draw:shadow-offset-y="0.2cm" draw:shadow-color="#808080"/>
      <style:text-properties style:letter-kerning="true"/>
    </style:style>
    <style:style style:name="Master1-Layout10-vertTx-Title-and-Vertical-Tex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0-vertTx-Title-and-Vertical-Text-outline1" style:family="presentation">
      <style:graphic-properties draw:stroke="none" draw:fill="none" draw:auto-grow-height="false" draw:fit-to-size="false" style:shrink-to-fit="true">
        <text:list-style style:name="Master1-Layout10-vertTx-Title-and-Vertical-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le-and-Vertical-Text-outline2" style:family="presentation" style:parent-style-name="Master1-Layout10-vertTx-Title-and-Vertical-Text-outline1">
      <style:paragraph-properties fo:margin-top="0.4cm" fo:margin-bottom="0cm"/>
      <style:text-properties fo:font-size="28pt" style:font-size-asian="28pt" style:font-size-complex="28pt"/>
    </style:style>
    <style:style style:name="Master1-Layout10-vertTx-Title-and-Vertical-Text-outline3" style:family="presentation" style:parent-style-name="Master1-Layout10-vertTx-Title-and-Vertical-Text-outline2">
      <style:paragraph-properties fo:margin-top="0.3cm" fo:margin-bottom="0cm"/>
      <style:text-properties fo:font-size="24pt" style:font-size-asian="24pt" style:font-size-complex="24pt"/>
    </style:style>
    <style:style style:name="Master1-Layout10-vertTx-Title-and-Vertical-Text-outline4" style:family="presentation" style:parent-style-name="Master1-Layout10-vertTx-Title-and-Vertical-Text-outline3">
      <style:paragraph-properties fo:margin-top="0.2cm" fo:margin-bottom="0cm"/>
      <style:text-properties fo:font-size="20pt" style:font-size-asian="20pt" style:font-size-complex="20pt"/>
    </style:style>
    <style:style style:name="Master1-Layout10-vertTx-Title-and-Vertical-Text-outline5" style:family="presentation" style:parent-style-name="Master1-Layout10-vertTx-Title-and-Vertical-Text-outline4">
      <style:paragraph-properties fo:margin-top="0.1cm" fo:margin-bottom="0cm"/>
      <style:text-properties fo:font-size="20pt" style:font-size-asian="20pt" style:font-size-complex="20pt"/>
    </style:style>
    <style:style style:name="Master1-Layout10-vertTx-Title-and-Vertical-Text-outline6" style:family="presentation" style:parent-style-name="Master1-Layout10-vertTx-Title-and-Vertical-Text-outline5">
      <style:paragraph-properties fo:margin-top="0.1cm" fo:margin-bottom="0cm"/>
      <style:text-properties fo:font-size="20pt" style:font-size-asian="20pt" style:font-size-complex="20pt"/>
    </style:style>
    <style:style style:name="Master1-Layout10-vertTx-Title-and-Vertical-Text-outline7" style:family="presentation" style:parent-style-name="Master1-Layout10-vertTx-Title-and-Vertical-Text-outline6">
      <style:paragraph-properties fo:margin-top="0.1cm" fo:margin-bottom="0cm"/>
      <style:text-properties fo:font-size="20pt" style:font-size-asian="20pt" style:font-size-complex="20pt"/>
    </style:style>
    <style:style style:name="Master1-Layout10-vertTx-Title-and-Vertical-Text-outline8" style:family="presentation" style:parent-style-name="Master1-Layout10-vertTx-Title-and-Vertical-Text-outline7">
      <style:paragraph-properties fo:margin-top="0.1cm" fo:margin-bottom="0cm"/>
      <style:text-properties fo:font-size="20pt" style:font-size-asian="20pt" style:font-size-complex="20pt"/>
    </style:style>
    <style:style style:name="Master1-Layout10-vertTx-Title-and-Vertical-Text-outline9" style:family="presentation" style:parent-style-name="Master1-Layout10-vertTx-Title-and-Vertical-Text-outline8">
      <style:paragraph-properties fo:margin-top="0.1cm" fo:margin-bottom="0cm"/>
      <style:text-properties fo:font-size="20pt" style:font-size-asian="20pt" style:font-size-complex="20pt"/>
    </style:style>
    <style:style style:name="Master1-Layout10-vertTx-Title-and-Vertical-Text-subtitle" style:family="presentation">
      <style:graphic-properties draw:stroke="none" draw:fill="none" draw:textarea-vertical-align="middle">
        <text:list-style style:name="Master1-Layout10-vertTx-Title-and-Vertical-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le-and-Vertical-Text-title" style:family="presentation">
      <style:graphic-properties draw:stroke="none" draw:fill="none" draw:textarea-vertical-align="middle">
        <text:list-style style:name="Master1-Layout10-vertTx-Title-and-Vertical-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1-vertTitleAndTx-Vertical-Title-and-Text-background" style:family="presentation">
      <style:graphic-properties draw:stroke="none" draw:fill="solid" draw:fill-color="#ffffff" draw:opacity="100%"/>
      <style:text-properties style:letter-kerning="true"/>
    </style:style>
    <style:style style:name="Master1-Layout11-vertTitleAndTx-Vertical-Title-and-Text-backgroundobjects" style:family="presentation">
      <style:graphic-properties draw:textarea-horizontal-align="justify" draw:shadow="hidden" draw:shadow-offset-x="0.2cm" draw:shadow-offset-y="0.2cm" draw:shadow-color="#808080"/>
      <style:text-properties style:letter-kerning="true"/>
    </style:style>
    <style:style style:name="Master1-Layout11-vertTitleAndTx-Vertical-Title-and-Tex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1-vertTitleAndTx-Vertical-Title-and-Text-outline1" style:family="presentation">
      <style:graphic-properties draw:stroke="none" draw:fill="none" draw:auto-grow-height="false" draw:fit-to-size="false" style:shrink-to-fit="true">
        <text:list-style style:name="Master1-Layout11-vertTitleAndTx-Vertical-Title-and-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Vertical-Title-and-Text-outline2" style:family="presentation" style:parent-style-name="Master1-Layout11-vertTitleAndTx-Vertical-Title-and-Text-outline1">
      <style:paragraph-properties fo:margin-top="0.4cm" fo:margin-bottom="0cm"/>
      <style:text-properties fo:font-size="28pt" style:font-size-asian="28pt" style:font-size-complex="28pt"/>
    </style:style>
    <style:style style:name="Master1-Layout11-vertTitleAndTx-Vertical-Title-and-Text-outline3" style:family="presentation" style:parent-style-name="Master1-Layout11-vertTitleAndTx-Vertical-Title-and-Text-outline2">
      <style:paragraph-properties fo:margin-top="0.3cm" fo:margin-bottom="0cm"/>
      <style:text-properties fo:font-size="24pt" style:font-size-asian="24pt" style:font-size-complex="24pt"/>
    </style:style>
    <style:style style:name="Master1-Layout11-vertTitleAndTx-Vertical-Title-and-Text-outline4" style:family="presentation" style:parent-style-name="Master1-Layout11-vertTitleAndTx-Vertical-Title-and-Text-outline3">
      <style:paragraph-properties fo:margin-top="0.2cm" fo:margin-bottom="0cm"/>
      <style:text-properties fo:font-size="20pt" style:font-size-asian="20pt" style:font-size-complex="20pt"/>
    </style:style>
    <style:style style:name="Master1-Layout11-vertTitleAndTx-Vertical-Title-and-Text-outline5" style:family="presentation" style:parent-style-name="Master1-Layout11-vertTitleAndTx-Vertical-Title-and-Text-outline4">
      <style:paragraph-properties fo:margin-top="0.1cm" fo:margin-bottom="0cm"/>
      <style:text-properties fo:font-size="20pt" style:font-size-asian="20pt" style:font-size-complex="20pt"/>
    </style:style>
    <style:style style:name="Master1-Layout11-vertTitleAndTx-Vertical-Title-and-Text-outline6" style:family="presentation" style:parent-style-name="Master1-Layout11-vertTitleAndTx-Vertical-Title-and-Text-outline5">
      <style:paragraph-properties fo:margin-top="0.1cm" fo:margin-bottom="0cm"/>
      <style:text-properties fo:font-size="20pt" style:font-size-asian="20pt" style:font-size-complex="20pt"/>
    </style:style>
    <style:style style:name="Master1-Layout11-vertTitleAndTx-Vertical-Title-and-Text-outline7" style:family="presentation" style:parent-style-name="Master1-Layout11-vertTitleAndTx-Vertical-Title-and-Text-outline6">
      <style:paragraph-properties fo:margin-top="0.1cm" fo:margin-bottom="0cm"/>
      <style:text-properties fo:font-size="20pt" style:font-size-asian="20pt" style:font-size-complex="20pt"/>
    </style:style>
    <style:style style:name="Master1-Layout11-vertTitleAndTx-Vertical-Title-and-Text-outline8" style:family="presentation" style:parent-style-name="Master1-Layout11-vertTitleAndTx-Vertical-Title-and-Text-outline7">
      <style:paragraph-properties fo:margin-top="0.1cm" fo:margin-bottom="0cm"/>
      <style:text-properties fo:font-size="20pt" style:font-size-asian="20pt" style:font-size-complex="20pt"/>
    </style:style>
    <style:style style:name="Master1-Layout11-vertTitleAndTx-Vertical-Title-and-Text-outline9" style:family="presentation" style:parent-style-name="Master1-Layout11-vertTitleAndTx-Vertical-Title-and-Text-outline8">
      <style:paragraph-properties fo:margin-top="0.1cm" fo:margin-bottom="0cm"/>
      <style:text-properties fo:font-size="20pt" style:font-size-asian="20pt" style:font-size-complex="20pt"/>
    </style:style>
    <style:style style:name="Master1-Layout11-vertTitleAndTx-Vertical-Title-and-Text-subtitle" style:family="presentation">
      <style:graphic-properties draw:stroke="none" draw:fill="none" draw:textarea-vertical-align="middle">
        <text:list-style style:name="Master1-Layout11-vertTitleAndTx-Vertical-Title-and-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Vertical-Title-and-Text-title" style:family="presentation">
      <style:graphic-properties draw:stroke="none" draw:fill="none" draw:textarea-vertical-align="middle">
        <text:list-style style:name="Master1-Layout11-vertTitleAndTx-Vertical-Title-and-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3">
      <presentation:placeholder presentation:object="title" svg:x="2.058cm" svg:y="1.743cm" svg:width="23.912cm" svg:height="3.507cm"/>
      <presentation:placeholder presentation:object="object"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50.8cm" fo:page-height="28.57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draw:opacity="100%"/>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Master1-Office-Theme-title">
      <style:graphic-properties draw:stroke="none" draw:fill="none" draw:textarea-horizontal-align="center" draw:textarea-vertical-align="middle"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2" style:family="presentation" style:parent-style-name="Master1-Office-Theme-outline1">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3" style:family="presentation" style:parent-style-name="Master1-Office-Them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4" style:family="presentation" style:parent-style-name="Master1-Office-Theme-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5" style:family="presentation" style:parent-style-name="Master1-Office-Theme-backgroundobject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6" style:family="presentation" style:parent-style-name="Master1-Office-Theme-note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7" style:family="presentation" style:parent-style-name="Master1-Office-Theme-backgroundobjects">
      <style:graphic-properties draw:stroke="none" draw:fill="none" draw:textarea-horizontal-align="left" draw:textarea-vertical-align="bottom" draw:auto-grow-height="false" draw:auto-grow-width="false" fo:padding-top="0.127cm" fo:padding-bottom="0.127cm" fo:padding-left="0.254cm" fo:padding-right="0.254cm" fo:wrap-option="wrap" loext:decorative="false"/>
      <style:paragraph-properties style:writing-mode="lr-tb"/>
    </style:style>
    <style:style style:name="Mpr8" style:family="presentation" style:parent-style-name="Master1-Layout1-title-Title-Slide-title">
      <style:graphic-properties draw:stroke="none" draw:fill="none" draw:textarea-horizontal-align="center" draw:textarea-vertical-align="middle"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9" style:family="presentation" style:parent-style-name="Master1-Layout1-title-Title-Slide-subtitle">
      <style:graphic-properties draw:stroke="none" draw:fill="none" draw:textarea-horizontal-align="center" draw:textarea-vertical-align="top"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10" style:family="presentation" style:parent-style-name="Master1-Layout1-title-Title-Slid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11" style:family="presentation" style:parent-style-name="Master1-Layout1-title-Title-Slide-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12" style:family="presentation" style:parent-style-name="Master1-Layout1-title-Title-Slide-backgroundobject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13" style:family="presentation" style:parent-style-name="Master1-Layout1-title-Title-Slide-note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14" style:family="presentation" style:parent-style-name="Master1-Layout1-title-Title-Slide-backgroundobjects">
      <style:graphic-properties draw:stroke="none" draw:fill="none" draw:textarea-horizontal-align="left" draw:textarea-vertical-align="bottom" draw:auto-grow-height="false" draw:auto-grow-width="false" fo:padding-top="0.127cm" fo:padding-bottom="0.127cm" fo:padding-left="0.254cm" fo:padding-right="0.254cm" fo:wrap-option="wrap" loext:decorative="false"/>
      <style:paragraph-properties style:writing-mode="lr-tb"/>
    </style:style>
    <style:style style:name="Mpr15" style:family="presentation" style:parent-style-name="Master1-Layout2-obj-Title-and-Content-title">
      <style:graphic-properties draw:stroke="none" draw:fill="none" draw:textarea-horizontal-align="center" draw:textarea-vertical-align="middle"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16" style:family="presentation" style:parent-style-name="Master1-Layout2-obj-Title-and-Content-title">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17" style:family="presentation" style:parent-style-name="Master1-Layout2-obj-Title-and-Conten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18" style:family="presentation" style:parent-style-name="Master1-Layout2-obj-Title-and-Content-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19" style:family="presentation" style:parent-style-name="Master1-Layout2-obj-Title-and-Content-backgroundobject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20" style:family="presentation" style:parent-style-name="Master1-Layout2-obj-Title-and-Content-note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21" style:family="presentation" style:parent-style-name="Master1-Layout2-obj-Title-and-Conten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loext:decorative="false"/>
      <style:paragraph-properties style:writing-mode="lr-tb"/>
    </style:style>
    <style:style style:name="Mpr22" style:family="presentation" style:parent-style-name="Master1-Layout3-secHead-Section-Header-title">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23" style:family="presentation" style:parent-style-name="Master1-Layout3-secHead-Section-Header-outline1">
      <style:graphic-properties draw:stroke="none" draw:fill="none" draw:textarea-horizontal-align="left" draw:textarea-vertical-align="bottom"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24" style:family="presentation" style:parent-style-name="Master1-Layout3-secHead-Section-Header-backgroundobjects">
      <style:graphic-properties draw:stroke="none" draw:fill="none" draw:textarea-horizontal-align="left"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25" style:family="presentation" style:parent-style-name="Master1-Layout3-secHead-Section-Header-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26" style:family="presentation" style:parent-style-name="Master1-Layout3-secHead-Section-Header-backgroundobject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27" style:family="presentation" style:parent-style-name="Master1-Layout3-secHead-Section-Header-note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28" style:family="presentation" style:parent-style-name="Master1-Layout3-secHead-Section-Header-backgroundobjects">
      <style:graphic-properties draw:stroke="none" draw:fill="none" draw:textarea-horizontal-align="left" draw:textarea-vertical-align="bottom" draw:auto-grow-height="false" draw:auto-grow-width="false" fo:padding-top="0.127cm" fo:padding-bottom="0.127cm" fo:padding-left="0.254cm" fo:padding-right="0.254cm" fo:wrap-option="wrap" loext:decorative="false"/>
      <style:paragraph-properties style:writing-mode="lr-tb"/>
    </style:style>
    <style:style style:name="Mpr29" style:family="presentation" style:parent-style-name="Master1-Layout4-twoObj-Two-Content-title">
      <style:graphic-properties draw:stroke="none" draw:fill="none" draw:textarea-horizontal-align="center" draw:textarea-vertical-align="middle"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30" style:family="presentation" style:parent-style-name="Master1-Layout4-twoObj-Two-Content-title">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31" style:family="presentation" style:parent-style-name="Master1-Layout4-twoObj-Two-Conten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32" style:family="presentation" style:parent-style-name="Master1-Layout4-twoObj-Two-Content-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33" style:family="presentation" style:parent-style-name="Master1-Layout4-twoObj-Two-Content-backgroundobject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34" style:family="presentation" style:parent-style-name="Master1-Layout4-twoObj-Two-Content-note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35" style:family="presentation" style:parent-style-name="Master1-Layout4-twoObj-Two-Conten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loext:decorative="false"/>
      <style:paragraph-properties style:writing-mode="lr-tb"/>
    </style:style>
    <style:style style:name="Mpr36" style:family="presentation" style:parent-style-name="Master1-Layout5-twoTxTwoObj-Comparison-title">
      <style:graphic-properties draw:stroke="none" draw:fill="none" draw:textarea-horizontal-align="center" draw:textarea-vertical-align="middle"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37" style:family="presentation" style:parent-style-name="Master1-Layout5-twoTxTwoObj-Comparison-outline1">
      <style:graphic-properties draw:stroke="none" draw:fill="none" draw:textarea-horizontal-align="left" draw:textarea-vertical-align="bottom"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38" style:family="presentation" style:parent-style-name="Master1-Layout5-twoTxTwoObj-Comparison-title">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39" style:family="presentation" style:parent-style-name="Master1-Layout5-twoTxTwoObj-Comparison-backgroundobjects">
      <style:graphic-properties draw:stroke="none" draw:fill="none" draw:textarea-horizontal-align="left"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40" style:family="presentation" style:parent-style-name="Master1-Layout5-twoTxTwoObj-Comparison-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41" style:family="presentation" style:parent-style-name="Master1-Layout5-twoTxTwoObj-Comparison-backgroundobject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42" style:family="presentation" style:parent-style-name="Master1-Layout5-twoTxTwoObj-Comparison-note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43" style:family="presentation" style:parent-style-name="Master1-Layout5-twoTxTwoObj-Compariso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loext:decorative="false"/>
      <style:paragraph-properties style:writing-mode="lr-tb"/>
    </style:style>
    <style:style style:name="Mpr44" style:family="presentation" style:parent-style-name="Master1-Layout6-titleOnly-Title-Only-title">
      <style:graphic-properties draw:stroke="none" draw:fill="none" draw:textarea-horizontal-align="center" draw:textarea-vertical-align="middle"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45" style:family="presentation" style:parent-style-name="Master1-Layout6-titleOnly-Title-Only-backgroundobjects">
      <style:graphic-properties draw:stroke="none" draw:fill="none" draw:textarea-horizontal-align="left"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46" style:family="presentation" style:parent-style-name="Master1-Layout6-titleOnly-Title-Only-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47" style:family="presentation" style:parent-style-name="Master1-Layout6-titleOnly-Title-Only-backgroundobject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48" style:family="presentation" style:parent-style-name="Master1-Layout6-titleOnly-Title-Only-note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49" style:family="presentation" style:parent-style-name="Master1-Layout6-titleOnly-Title-Only-backgroundobjects">
      <style:graphic-properties draw:stroke="none" draw:fill="none" draw:textarea-horizontal-align="left" draw:textarea-vertical-align="bottom" draw:auto-grow-height="false" draw:auto-grow-width="false" fo:padding-top="0.127cm" fo:padding-bottom="0.127cm" fo:padding-left="0.254cm" fo:padding-right="0.254cm" fo:wrap-option="wrap" loext:decorative="false"/>
      <style:paragraph-properties style:writing-mode="lr-tb"/>
    </style:style>
    <style:style style:name="Mpr50" style:family="presentation" style:parent-style-name="Master1-Layout7-blank-Blank-backgroundobjects">
      <style:graphic-properties draw:stroke="none" draw:fill="none" draw:textarea-horizontal-align="left"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51" style:family="presentation" style:parent-style-name="Master1-Layout7-blank-Blank-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52" style:family="presentation" style:parent-style-name="Master1-Layout7-blank-Blank-backgroundobject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53" style:family="presentation" style:parent-style-name="Master1-Layout7-blank-Blank-note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54" style:family="presentation" style:parent-style-name="Master1-Layout7-blank-Blank-backgroundobjects">
      <style:graphic-properties draw:stroke="none" draw:fill="none" draw:textarea-horizontal-align="left" draw:textarea-vertical-align="bottom" draw:auto-grow-height="false" draw:auto-grow-width="false" fo:padding-top="0.127cm" fo:padding-bottom="0.127cm" fo:padding-left="0.254cm" fo:padding-right="0.254cm" fo:wrap-option="wrap" loext:decorative="false"/>
      <style:paragraph-properties style:writing-mode="lr-tb"/>
    </style:style>
    <style:style style:name="Mpr55" style:family="presentation" style:parent-style-name="Master1-Layout8-objTx-Content-with-Caption-title">
      <style:graphic-properties draw:stroke="none" draw:fill="none" draw:textarea-horizontal-align="left" draw:textarea-vertical-align="bottom"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56" style:family="presentation" style:parent-style-name="Master1-Layout8-objTx-Content-with-Caption-title">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57" style:family="presentation" style:parent-style-name="Master1-Layout8-objTx-Content-with-Caption-outline1">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58" style:family="presentation" style:parent-style-name="Master1-Layout8-objTx-Content-with-Caption-backgroundobjects">
      <style:graphic-properties draw:stroke="none" draw:fill="none" draw:textarea-horizontal-align="left"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59" style:family="presentation" style:parent-style-name="Master1-Layout8-objTx-Content-with-Caption-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60" style:family="presentation" style:parent-style-name="Master1-Layout8-objTx-Content-with-Caption-backgroundobject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61" style:family="presentation" style:parent-style-name="Master1-Layout8-objTx-Content-with-Caption-note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62" style:family="presentation" style:parent-style-name="Master1-Layout8-objTx-Content-with-Captio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loext:decorative="false"/>
      <style:paragraph-properties style:writing-mode="lr-tb"/>
    </style:style>
    <style:style style:name="Mpr63" style:family="presentation" style:parent-style-name="Master1-Layout9-picTx-Picture-with-Caption-title">
      <style:graphic-properties draw:stroke="none" draw:fill="none" draw:textarea-horizontal-align="left" draw:textarea-vertical-align="bottom"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64" style:family="presentation" style:parent-style-name="Master1-Layout9-picTx-Picture-with-Caption-title">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65" style:family="presentation" style:parent-style-name="Master1-Layout9-picTx-Picture-with-Caption-outline1">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66" style:family="presentation" style:parent-style-name="Master1-Layout9-picTx-Picture-with-Caption-backgroundobjects">
      <style:graphic-properties draw:stroke="none" draw:fill="none" draw:textarea-horizontal-align="left"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67" style:family="presentation" style:parent-style-name="Master1-Layout9-picTx-Picture-with-Caption-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68" style:family="presentation" style:parent-style-name="Master1-Layout9-picTx-Picture-with-Caption-backgroundobject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69" style:family="presentation" style:parent-style-name="Master1-Layout9-picTx-Picture-with-Caption-note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70" style:family="presentation" style:parent-style-name="Master1-Layout9-picTx-Picture-with-Captio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loext:decorative="false"/>
      <style:paragraph-properties style:writing-mode="lr-tb"/>
    </style:style>
    <style:style style:name="Mpr71" style:family="presentation" style:parent-style-name="Master1-Layout10-vertTx-Title-and-Vertical-Text-title">
      <style:graphic-properties draw:stroke="none" draw:fill="none" draw:textarea-horizontal-align="center" draw:textarea-vertical-align="middle"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72" style:family="presentation" style:parent-style-name="Master1-Layout10-vertTx-Title-and-Vertical-Text-outline1">
      <style:graphic-properties draw:stroke="none" draw:fill="none" draw:textarea-horizontal-align="right" draw:textarea-vertical-align="top" draw:auto-grow-height="false" draw:auto-grow-width="false" draw:fit-to-size="false" style:shrink-to-fit="true" fo:padding-top="0.127cm" fo:padding-bottom="0.127cm" fo:padding-left="0.254cm" fo:padding-right="0.254cm" fo:wrap-option="wrap" loext:decorative="false"/>
      <style:paragraph-properties style:writing-mode="tb-rl"/>
    </style:style>
    <style:style style:name="Mpr73" style:family="presentation" style:parent-style-name="Master1-Layout10-vertTx-Title-and-Vertical-Tex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74" style:family="presentation" style:parent-style-name="Master1-Layout10-vertTx-Title-and-Vertical-Text-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75" style:family="presentation" style:parent-style-name="Master1-Layout10-vertTx-Title-and-Vertical-Text-backgroundobject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76" style:family="presentation" style:parent-style-name="Master1-Layout10-vertTx-Title-and-Vertical-Text-note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77" style:family="presentation" style:parent-style-name="Master1-Layout10-vertTx-Title-and-Vertical-Tex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loext:decorative="false"/>
      <style:paragraph-properties style:writing-mode="lr-tb"/>
    </style:style>
    <style:style style:name="Mpr78" style:family="presentation" style:parent-style-name="Master1-Layout11-vertTitleAndTx-Vertical-Title-and-Text-title">
      <style:graphic-properties draw:stroke="none" draw:fill="none" draw:textarea-horizontal-align="center" draw:textarea-vertical-align="middle" draw:auto-grow-height="false" draw:auto-grow-width="false" draw:fit-to-size="false" style:shrink-to-fit="true" fo:min-width="45.72cm" fo:padding-top="0.127cm" fo:padding-bottom="0.127cm" fo:padding-left="0.254cm" fo:padding-right="0.254cm" fo:wrap-option="wrap" loext:decorative="false"/>
      <style:paragraph-properties style:writing-mode="tb-rl"/>
    </style:style>
    <style:style style:name="Mpr79" style:family="presentation" style:parent-style-name="Master1-Layout11-vertTitleAndTx-Vertical-Title-and-Text-outline1">
      <style:graphic-properties draw:stroke="none" draw:fill="none" draw:textarea-horizontal-align="right" draw:textarea-vertical-align="top" draw:auto-grow-height="false" draw:auto-grow-width="false" draw:fit-to-size="false" style:shrink-to-fit="true" fo:padding-top="0.127cm" fo:padding-bottom="0.127cm" fo:padding-left="0.254cm" fo:padding-right="0.254cm" fo:wrap-option="wrap" loext:decorative="false"/>
      <style:paragraph-properties style:writing-mode="tb-rl"/>
    </style:style>
    <style:style style:name="Mpr80" style:family="presentation" style:parent-style-name="Master1-Layout11-vertTitleAndTx-Vertical-Title-and-Tex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81" style:family="presentation" style:parent-style-name="Master1-Layout11-vertTitleAndTx-Vertical-Title-and-Text-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82" style:family="presentation" style:parent-style-name="Master1-Layout11-vertTitleAndTx-Vertical-Title-and-Text-backgroundobject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83" style:family="presentation" style:parent-style-name="Master1-Layout11-vertTitleAndTx-Vertical-Title-and-Text-note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84" style:family="presentation" style:parent-style-name="Master1-Layout11-vertTitleAndTx-Vertical-Title-and-Tex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center" fo:text-indent="0cm" style:punctuation-wrap="hanging" loext:tab-stop-distance="0cm" style:writing-mode="lr-tb">
        <style:tab-stops/>
      </style:paragraph-properties>
    </style:style>
    <style:style style:name="MP6" style:family="paragraph">
      <loext:graphic-properties draw:fill="none"/>
      <style:paragraph-properties style:font-independent-line-spacing="true"/>
    </style:style>
    <style:style style:name="MP7" style:family="paragraph">
      <style:paragraph-properties fo:margin-left="0.953cm" fo:margin-right="0cm" fo:margin-top="0.282cm" fo:margin-bottom="0cm" fo:line-height="100%" fo:text-align="start" fo:text-indent="-0.953cm" style:punctuation-wrap="hanging" loext:tab-stop-distance="0cm" style:writing-mode="lr-tb">
        <style:tab-stops/>
      </style:paragraph-properties>
    </style:style>
    <style:style style:name="MP8" style:family="paragraph">
      <style:paragraph-properties fo:margin-left="2.064cm" fo:margin-right="0cm" fo:margin-top="0.247cm" fo:margin-bottom="0cm" fo:line-height="100%" fo:text-align="start" fo:text-indent="-0.794cm" style:punctuation-wrap="hanging" loext:tab-stop-distance="0cm" style:writing-mode="lr-tb">
        <style:tab-stops/>
      </style:paragraph-properties>
    </style:style>
    <style:style style:name="MP9" style:family="paragraph">
      <style:paragraph-properties fo:margin-left="3.175cm" fo:margin-right="0cm" fo:margin-top="0.212cm" fo:margin-bottom="0cm" fo:line-height="100%" fo:text-align="start" fo:text-indent="-0.635cm" style:punctuation-wrap="hanging" loext:tab-stop-distance="0cm" style:writing-mode="lr-tb">
        <style:tab-stops/>
      </style:paragraph-properties>
    </style:style>
    <style:style style:name="MP10" style:family="paragraph">
      <style:paragraph-properties fo:margin-left="4.445cm" fo:margin-right="0cm" fo:margin-top="0.176cm" fo:margin-bottom="0cm" fo:line-height="100%" fo:text-align="start" fo:text-indent="-0.635cm" style:punctuation-wrap="hanging" loext:tab-stop-distance="0cm" style:writing-mode="lr-tb">
        <style:tab-stops/>
      </style:paragraph-properties>
    </style:style>
    <style:style style:name="MP11" style:family="paragraph">
      <style:paragraph-properties fo:margin-left="5.715cm" fo:margin-right="0cm" fo:margin-top="0.176cm" fo:margin-bottom="0cm" fo:line-height="100%" fo:text-align="start" fo:text-indent="-0.635cm" style:punctuation-wrap="hanging" loext:tab-stop-distance="0cm" style:writing-mode="lr-tb">
        <style:tab-stops/>
      </style:paragraph-properties>
    </style:style>
    <style:style style:name="MP12" style:family="paragraph">
      <style:paragraph-properties fo:margin-left="0cm" fo:margin-right="0cm" fo:margin-top="0cm" fo:margin-bottom="0cm" fo:line-height="100%" fo:text-align="start" fo:text-indent="0cm" style:punctuation-wrap="hanging" loext:tab-stop-distance="0cm" style:writing-mode="lr-tb">
        <style:tab-stops/>
      </style:paragraph-properties>
    </style:style>
    <style:style style:name="MP13" style:family="paragraph">
      <style:paragraph-properties fo:margin-left="0cm" fo:margin-right="0cm" fo:margin-top="0cm" fo:margin-bottom="0cm" fo:line-height="100%" fo:text-align="end" fo:text-indent="0cm" style:punctuation-wrap="hanging" loext:tab-stop-distance="0cm" style:writing-mode="lr-tb">
        <style:tab-stops/>
      </style:paragraph-properties>
    </style:style>
    <style:style style:name="MP14" style:family="paragraph">
      <style:paragraph-properties fo:margin-left="1.27cm" fo:margin-right="0cm" fo:margin-top="0cm" fo:margin-bottom="0cm" fo:line-height="100%" fo:text-align="start" fo:text-indent="0cm" style:punctuation-wrap="hanging" loext:tab-stop-distance="0cm" style:writing-mode="lr-tb">
        <style:tab-stops/>
      </style:paragraph-properties>
    </style:style>
    <style:style style:name="MP15" style:family="paragraph">
      <style:paragraph-properties fo:margin-left="2.54cm" fo:margin-right="0cm" fo:margin-top="0cm" fo:margin-bottom="0cm" fo:line-height="100%" fo:text-align="start" fo:text-indent="0cm" style:punctuation-wrap="hanging" loext:tab-stop-distance="0cm" style:writing-mode="lr-tb">
        <style:tab-stops/>
      </style:paragraph-properties>
    </style:style>
    <style:style style:name="MP16" style:family="paragraph">
      <style:paragraph-properties fo:margin-left="3.81cm" fo:margin-right="0cm" fo:margin-top="0cm" fo:margin-bottom="0cm" fo:line-height="100%" fo:text-align="start" fo:text-indent="0cm" style:punctuation-wrap="hanging" loext:tab-stop-distance="0cm" style:writing-mode="lr-tb">
        <style:tab-stops/>
      </style:paragraph-properties>
    </style:style>
    <style:style style:name="MP17" style:family="paragraph">
      <style:paragraph-properties fo:margin-left="5.08cm" fo:margin-right="0cm" fo:margin-top="0cm" fo:margin-bottom="0cm" fo:line-height="100%" fo:text-align="start" fo:text-indent="0cm" style:punctuation-wrap="hanging" loext:tab-stop-distance="0cm" style:writing-mode="lr-tb">
        <style:tab-stops/>
      </style:paragraph-properties>
    </style:style>
    <style:style style:name="MP18" style:family="paragraph">
      <style:paragraph-properties fo:margin-left="0cm" fo:margin-right="0cm" fo:margin-top="0.282cm" fo:margin-bottom="0cm" fo:line-height="100%" fo:text-align="center" fo:text-indent="0cm" style:punctuation-wrap="hanging" loext:tab-stop-distance="0cm" style:writing-mode="lr-tb">
        <style:tab-stops/>
      </style:paragraph-properties>
    </style:style>
    <style:style style:name="MP19" style:family="paragraph">
      <style:paragraph-properties fo:margin-left="0cm" fo:margin-right="0cm" fo:margin-top="0.176cm" fo:margin-bottom="0cm" fo:line-height="100%" fo:text-align="start" fo:text-indent="0cm" style:punctuation-wrap="hanging" loext:tab-stop-distance="0cm" style:writing-mode="lr-tb">
        <style:tab-stops/>
      </style:paragraph-properties>
    </style:style>
    <style:style style:name="MP20" style:family="paragraph">
      <style:paragraph-properties fo:margin-left="0.953cm" fo:margin-right="0cm" fo:margin-top="0.247cm" fo:margin-bottom="0cm" fo:line-height="100%" fo:text-align="start" fo:text-indent="-0.953cm" style:punctuation-wrap="hanging" loext:tab-stop-distance="0cm" style:writing-mode="lr-tb">
        <style:tab-stops/>
      </style:paragraph-properties>
    </style:style>
    <style:style style:name="MP21" style:family="paragraph">
      <style:paragraph-properties fo:margin-left="2.064cm" fo:margin-right="0cm" fo:margin-top="0.212cm" fo:margin-bottom="0cm" fo:line-height="100%" fo:text-align="start" fo:text-indent="-0.794cm" style:punctuation-wrap="hanging" loext:tab-stop-distance="0cm" style:writing-mode="lr-tb">
        <style:tab-stops/>
      </style:paragraph-properties>
    </style:style>
    <style:style style:name="MP22" style:family="paragraph">
      <style:paragraph-properties fo:margin-left="3.175cm" fo:margin-right="0cm" fo:margin-top="0.176cm" fo:margin-bottom="0cm" fo:line-height="100%" fo:text-align="start" fo:text-indent="-0.635cm" style:punctuation-wrap="hanging" loext:tab-stop-distance="0cm" style:writing-mode="lr-tb">
        <style:tab-stops/>
      </style:paragraph-properties>
    </style:style>
    <style:style style:name="MP23" style:family="paragraph">
      <style:paragraph-properties fo:margin-left="4.445cm" fo:margin-right="0cm" fo:margin-top="0.141cm" fo:margin-bottom="0cm" fo:line-height="100%" fo:text-align="start" fo:text-indent="-0.635cm" style:punctuation-wrap="hanging" loext:tab-stop-distance="0cm" style:writing-mode="lr-tb">
        <style:tab-stops/>
      </style:paragraph-properties>
    </style:style>
    <style:style style:name="MP24" style:family="paragraph">
      <style:paragraph-properties fo:margin-left="5.715cm" fo:margin-right="0cm" fo:margin-top="0.141cm" fo:margin-bottom="0cm" fo:line-height="100%" fo:text-align="start" fo:text-indent="-0.635cm" style:punctuation-wrap="hanging" loext:tab-stop-distance="0cm" style:writing-mode="lr-tb">
        <style:tab-stops/>
      </style:paragraph-properties>
    </style:style>
    <style:style style:name="MP25" style:family="paragraph">
      <style:paragraph-properties fo:margin-left="0cm" fo:margin-right="0cm" fo:margin-top="0.212cm" fo:margin-bottom="0cm" fo:line-height="100%" fo:text-align="start" fo:text-indent="0cm" style:punctuation-wrap="hanging" loext:tab-stop-distance="0cm" style:writing-mode="lr-tb">
        <style:tab-stops/>
      </style:paragraph-properties>
    </style:style>
    <style:style style:name="MP26" style:family="paragraph">
      <style:paragraph-properties fo:margin-left="0.953cm" fo:margin-right="0cm" fo:margin-top="0.212cm" fo:margin-bottom="0cm" fo:line-height="100%" fo:text-align="start" fo:text-indent="-0.953cm" style:punctuation-wrap="hanging" loext:tab-stop-distance="0cm" style:writing-mode="lr-tb">
        <style:tab-stops/>
      </style:paragraph-properties>
    </style:style>
    <style:style style:name="MP27" style:family="paragraph">
      <style:paragraph-properties fo:margin-left="2.064cm" fo:margin-right="0cm" fo:margin-top="0.176cm" fo:margin-bottom="0cm" fo:line-height="100%" fo:text-align="start" fo:text-indent="-0.794cm" style:punctuation-wrap="hanging" loext:tab-stop-distance="0cm" style:writing-mode="lr-tb">
        <style:tab-stops/>
      </style:paragraph-properties>
    </style:style>
    <style:style style:name="MP28" style:family="paragraph">
      <style:paragraph-properties fo:margin-left="3.175cm" fo:margin-right="0cm" fo:margin-top="0.141cm" fo:margin-bottom="0cm" fo:line-height="100%" fo:text-align="start" fo:text-indent="-0.635cm" style:punctuation-wrap="hanging" loext:tab-stop-distance="0cm" style:writing-mode="lr-tb">
        <style:tab-stops/>
      </style:paragraph-properties>
    </style:style>
    <style:style style:name="MP29" style:family="paragraph">
      <style:paragraph-properties fo:margin-left="0cm" fo:margin-right="0cm" fo:margin-top="0.106cm" fo:margin-bottom="0cm" fo:line-height="100%" fo:text-align="start" fo:text-indent="0cm" style:punctuation-wrap="hanging" loext:tab-stop-distance="0cm" style:writing-mode="lr-tb">
        <style:tab-stops/>
      </style:paragraph-properties>
    </style:style>
    <style:style style:name="MT1" style:family="text">
      <style:text-properties fo:font-variant="normal" fo:text-transform="none" fo:color="#000000" loext:opacity="100%" style:text-line-through-style="none" style:text-line-through-type="none" style:text-position="0% 100%" style:font-name="Calibri" fo:font-size="44pt" fo:letter-spacing="normal" fo:language="en" fo:country="US" fo:font-style="normal" style:text-underline-style="none" fo:font-weight="normal" style:text-underline-mode="continuous" style:text-overline-mode="continuous" style:text-line-through-mode="continuous" style:letter-kerning="true" style:font-size-asian="44pt" style:font-style-asian="normal" style:font-weight-asian="normal" style:font-size-complex="44pt" style:font-style-complex="normal" style:font-weight-complex="normal"/>
    </style:style>
    <style:style style:name="MT2" style:family="text">
      <style:text-properties fo:font-variant="normal" fo:text-transform="none" fo:color="#000000" loext:opacity="100%" style:text-line-through-style="none" style:text-line-through-type="none" style:text-position="0% 100%" style:font-name="Calibri" fo:font-size="32pt" fo:letter-spacing="normal" fo:language="en" fo:country="US" fo:font-style="normal" style:text-underline-style="none" fo:font-weight="normal" style:text-underline-mode="continuous" style:text-overline-mode="continuous" style:text-line-through-mode="continuous" style:letter-kerning="true" style:font-size-asian="32pt" style:font-style-asian="normal" style:font-weight-asian="normal" style:font-size-complex="32pt" style:font-style-complex="normal" style:font-weight-complex="normal"/>
    </style:style>
    <style:style style:name="MT3" style:family="text">
      <style:text-properties fo:font-variant="normal" fo:text-transform="none" fo:color="#000000" loext:opacity="100%" style:text-line-through-style="none" style:text-line-through-type="none" style:text-position="0% 100%" style:font-name="Calibri" fo:font-size="28pt" fo:letter-spacing="normal" fo:language="en" fo:country="US" fo:font-style="normal" style:text-underline-style="none" fo:font-weight="normal" style:text-underline-mode="continuous" style:text-overline-mode="continuous" style:text-line-through-mode="continuous" style:letter-kerning="true" style:font-size-asian="28pt" style:font-style-asian="normal" style:font-weight-asian="normal" style:font-size-complex="28pt" style:font-style-complex="normal" style:font-weight-complex="normal"/>
    </style:style>
    <style:style style:name="MT4" style:family="text">
      <style:text-properties fo:font-variant="normal" fo:text-transform="none" fo:color="#000000" loext:opacity="100%" style:text-line-through-style="none" style:text-line-through-type="none" style:text-position="0% 100%" style:font-name="Calibri" fo:font-size="24pt" fo:letter-spacing="normal" fo:language="en" fo:country="US"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5" style:family="text">
      <style:text-properties fo:font-variant="normal" fo:text-transform="none" fo:color="#000000" loext:opacity="100%" style:text-line-through-style="none" style:text-line-through-type="none" style:text-position="0% 100%" style:font-name="Calibri" fo:font-size="20pt" fo:letter-spacing="normal" fo:language="en" fo:country="US"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MT6" style:family="text">
      <style:text-properties fo:font-variant="normal" fo:text-transform="none" fo:color="#898989" loext:opacity="100%" style:text-line-through-style="none" style:text-line-through-type="none" style:text-position="0% 100%" style:font-name="Calibri" fo:font-size="12pt" fo:letter-spacing="normal" fo:language="en" fo:country="US"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MT7" style:family="text">
      <style:text-properties fo:font-variant="normal" fo:text-transform="none" fo:color="#000000" loext:opacity="100%" style:text-line-through-style="none" style:text-line-through-type="none" style:text-position="0% 100%" style:font-name="Aptos" fo:font-size="12pt" fo:letter-spacing="normal" fo:language="en" fo:country="GB"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MT8" style:family="text">
      <style:text-properties fo:font-variant="normal" fo:text-transform="none" fo:color="#000000" loext:opacity="100%" style:text-line-through-style="none" style:text-line-through-type="none" style:text-position="0% 100%" style:font-name="Aptos" fo:font-size="12pt" fo:letter-spacing="normal" fo:language="en" fo:country="US"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MT9" style:family="text">
      <style:text-properties fo:font-variant="normal" fo:text-transform="none" fo:color="#898989" loext:opacity="100%" style:text-line-through-style="none" style:text-line-through-type="none" style:text-position="0% 100%" style:font-name="Calibri" fo:font-size="32pt" fo:letter-spacing="normal" fo:language="en" fo:country="US" fo:font-style="normal" style:text-underline-style="none" fo:font-weight="normal" style:text-underline-mode="continuous" style:text-overline-mode="continuous" style:text-line-through-mode="continuous" style:letter-kerning="true" style:font-size-asian="32pt" style:font-style-asian="normal" style:font-weight-asian="normal" style:font-size-complex="32pt" style:font-style-complex="normal" style:font-weight-complex="normal"/>
    </style:style>
    <style:style style:name="MT10" style:family="text">
      <style:text-properties fo:text-transform="uppercase" fo:color="#000000" loext:opacity="100%" style:text-line-through-style="none" style:text-line-through-type="none" style:text-position="0% 100%" style:font-name="Calibri" fo:font-size="40pt" fo:letter-spacing="normal" fo:language="en" fo:country="US" fo:font-style="normal" style:text-underline-style="none" fo:font-weight="bold" style:text-underline-mode="continuous" style:text-overline-mode="continuous" style:text-line-through-mode="continuous" style:letter-kerning="true" style:font-size-asian="40pt" style:font-style-asian="normal" style:font-weight-asian="bold" style:font-size-complex="40pt" style:font-style-complex="normal" style:font-weight-complex="bold"/>
    </style:style>
    <style:style style:name="MT11" style:family="text">
      <style:text-properties fo:font-variant="normal" fo:text-transform="none" fo:color="#898989" loext:opacity="100%" style:text-line-through-style="none" style:text-line-through-type="none" style:text-position="0% 100%" style:font-name="Calibri" fo:font-size="20pt" fo:letter-spacing="normal" fo:language="en" fo:country="US"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MT12" style:family="text">
      <style:text-properties fo:font-variant="normal" fo:text-transform="none" fo:color="#000000" loext:opacity="100%" style:text-line-through-style="none" style:text-line-through-type="none" style:text-position="0% 100%" style:font-name="Calibri" fo:font-size="18pt" fo:letter-spacing="normal" fo:language="en" fo:country="US"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MT13" style:family="text">
      <style:text-properties fo:font-variant="normal" fo:text-transform="none" fo:color="#000000" loext:opacity="100%" style:text-line-through-style="none" style:text-line-through-type="none" style:text-position="0% 100%" style:font-name="Calibri" fo:font-size="24pt" fo:letter-spacing="normal" fo:language="en" fo:country="US" fo:font-style="normal" style:text-underline-style="none" fo:font-weight="bold" style:text-underline-mode="continuous" style:text-overline-mode="continuous" style:text-line-through-mode="continuous" style:letter-kerning="true" style:font-size-asian="24pt" style:font-style-asian="normal" style:font-weight-asian="bold" style:font-size-complex="24pt" style:font-style-complex="normal" style:font-weight-complex="bold"/>
    </style:style>
    <style:style style:name="MT14" style:family="text">
      <style:text-properties fo:font-variant="normal" fo:text-transform="none" fo:color="#000000" loext:opacity="100%" style:text-line-through-style="none" style:text-line-through-type="none" style:text-position="0% 100%" style:font-name="Calibri" fo:font-size="16pt" fo:letter-spacing="normal" fo:language="en" fo:country="US" fo:font-style="normal" style:text-underline-style="none" fo:font-weight="normal" style:text-underline-mode="continuous" style:text-overline-mode="continuous" style:text-line-through-mode="continuous" style:letter-kerning="true" style:font-size-asian="16pt" style:font-style-asian="normal" style:font-weight-asian="normal" style:font-size-complex="16pt" style:font-style-complex="normal" style:font-weight-complex="normal"/>
    </style:style>
    <style:style style:name="MT15" style:family="text">
      <style:text-properties fo:font-variant="normal" fo:text-transform="none" fo:color="#000000" loext:opacity="100%" style:text-line-through-style="none" style:text-line-through-type="none" style:text-position="0% 100%" style:font-name="Calibri" fo:font-size="20pt" fo:letter-spacing="normal" fo:language="en" fo:country="US" fo:font-style="normal" style:text-underline-style="none" fo:font-weight="bold" style:text-underline-mode="continuous" style:text-overline-mode="continuous" style:text-line-through-mode="continuous" style:letter-kerning="true" style:font-size-asian="20pt" style:font-style-asian="normal" style:font-weight-asian="bold" style:font-size-complex="20pt" style:font-style-complex="normal" style:font-weight-complex="bold"/>
    </style:style>
    <style:style style:name="MT16" style:family="text">
      <style:text-properties fo:font-variant="normal" fo:text-transform="none" fo:color="#000000" loext:opacity="100%" style:text-line-through-style="none" style:text-line-through-type="none" style:text-position="0% 100%" style:font-name="Calibri" fo:font-size="14pt" fo:letter-spacing="normal" fo:language="en" fo:country="US" fo:font-style="normal" style:text-underline-style="none" fo:font-weight="normal" style:text-underline-mode="continuous" style:text-overline-mode="continuous" style:text-line-through-mode="continuous" style:letter-kerning="true" style:font-size-asian="14pt" style:font-style-asian="normal" style:font-weight-asian="normal" style:font-size-complex="14pt" style:font-style-complex="normal" style:font-weight-complex="normal"/>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4">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5">
      <text:list-level-style-number text:level="1" style:num-format="">
        <style:list-level-properties/>
        <style:text-properties style:use-window-font-color="true" fo:font-size="45%"/>
      </text:list-level-style-number>
      <text:list-level-style-number text:level="2" style:num-format="">
        <style:list-level-properties text:space-before="1.27cm"/>
        <style:text-properties style:use-window-font-color="true" fo:font-size="45%"/>
      </text:list-level-style-number>
      <text:list-level-style-number text:level="3" style:num-format="">
        <style:list-level-properties text:space-before="2.54cm"/>
        <style:text-properties style:use-window-font-color="true" fo:font-size="45%"/>
      </text:list-level-style-number>
      <text:list-level-style-number text:level="4" style:num-format="">
        <style:list-level-properties text:space-before="3.81cm"/>
        <style:text-properties style:use-window-font-color="true" fo:font-size="45%"/>
      </text:list-level-style-number>
      <text:list-level-style-number text:level="5" style:num-format="">
        <style:list-level-properties text:space-before="5.08cm"/>
        <style:text-properties style:use-window-font-color="true" fo:font-size="45%"/>
      </text:list-level-style-number>
      <text:list-level-style-number text:level="6" style:num-format="">
        <style:list-level-properties text:space-before="6.35cm"/>
        <style:text-properties style:use-window-font-color="true" fo:font-size="45%"/>
      </text:list-level-style-number>
      <text:list-level-style-number text:level="7" style:num-format="">
        <style:list-level-properties text:space-before="7.62cm"/>
        <style:text-properties style:use-window-font-color="true" fo:font-size="45%"/>
      </text:list-level-style-number>
      <text:list-level-style-number text:level="8" style:num-format="">
        <style:list-level-properties text:space-before="8.89cm"/>
        <style:text-properties style:use-window-font-color="true" fo:font-size="45%"/>
      </text:list-level-style-number>
      <text:list-level-style-number text:level="9" style:num-format="">
        <style:list-level-properties text:space-before="10.16cm"/>
        <style:text-properties style:use-window-font-color="true" fo:font-size="45%"/>
      </text:list-level-style-number>
      <text:list-level-style-bullet text:level="10" text:bullet-char="●">
        <style:list-level-properties text:space-before="5.4cm" text:min-label-width="0.6cm"/>
        <style:text-properties fo:font-family="OpenSymbol" style:use-window-font-color="true" fo:font-size="45%"/>
      </text:list-level-style-bullet>
    </text:list-style>
    <text:list-style style:name="ML6">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7">
      <text:list-level-style-bullet text:level="1" text:bullet-char="•">
        <style:list-level-properties text:min-label-width="0.953cm"/>
        <style:text-properties fo:font-family="Arial" style:font-family-generic="swiss" style:font-pitch="variable" style:use-window-font-color="true" fo:font-size="100%"/>
      </text:list-level-style-bullet>
      <text:list-level-style-bullet text:level="2" text:bullet-char="•">
        <style:list-level-properties text:space-before="1.111cm" text:min-label-width="0.953cm"/>
        <style:text-properties fo:font-family="Arial" style:font-family-generic="swiss" style:font-pitch="variable" style:use-window-font-color="true" fo:font-size="100%"/>
      </text:list-level-style-bullet>
      <text:list-level-style-bullet text:level="3" text:bullet-char="•">
        <style:list-level-properties text:space-before="2.223cm" text:min-label-width="0.953cm"/>
        <style:text-properties fo:font-family="Arial" style:font-family-generic="swiss" style:font-pitch="variable" style:use-window-font-color="true" fo:font-size="100%"/>
      </text:list-level-style-bullet>
      <text:list-level-style-bullet text:level="4" text:bullet-char="•">
        <style:list-level-properties text:space-before="3.493cm" text:min-label-width="0.953cm"/>
        <style:text-properties fo:font-family="Arial" style:font-family-generic="swiss" style:font-pitch="variable" style:use-window-font-color="true" fo:font-size="100%"/>
      </text:list-level-style-bullet>
      <text:list-level-style-bullet text:level="5" text:bullet-char="•">
        <style:list-level-properties text:space-before="4.763cm" text:min-label-width="0.953cm"/>
        <style:text-properties fo:font-family="Arial" style:font-family-generic="swiss" style:font-pitch="variable" style:use-window-font-color="true" fo:font-size="100%"/>
      </text:list-level-style-bullet>
      <text:list-level-style-bullet text:level="6" text:bullet-char="•">
        <style:list-level-properties text:space-before="6.032cm" text:min-label-width="0.953cm"/>
        <style:text-properties fo:font-family="Arial" style:font-family-generic="swiss" style:font-pitch="variable" style:use-window-font-color="true" fo:font-size="100%"/>
      </text:list-level-style-bullet>
      <text:list-level-style-bullet text:level="7" text:bullet-char="•">
        <style:list-level-properties text:space-before="7.302cm" text:min-label-width="0.953cm"/>
        <style:text-properties fo:font-family="Arial" style:font-family-generic="swiss" style:font-pitch="variable" style:use-window-font-color="true" fo:font-size="100%"/>
      </text:list-level-style-bullet>
      <text:list-level-style-bullet text:level="8" text:bullet-char="•">
        <style:list-level-properties text:space-before="8.572cm" text:min-label-width="0.953cm"/>
        <style:text-properties fo:font-family="Arial" style:font-family-generic="swiss" style:font-pitch="variable" style:use-window-font-color="true" fo:font-size="100%"/>
      </text:list-level-style-bullet>
      <text:list-level-style-bullet text:level="9" text:bullet-char="•">
        <style:list-level-properties text:space-before="9.842cm" text:min-label-width="0.953cm"/>
        <style:text-properties fo:font-family="Arial" style:font-family-generic="swiss" style:font-pitch="variable" style:use-window-font-color="true" fo:font-size="100%"/>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8">
      <text:list-level-style-bullet text:level="1" text:bullet-char="–">
        <style:list-level-properties text:space-before="0.159cm" text:min-label-width="0.794cm"/>
        <style:text-properties fo:font-family="Arial" style:font-family-generic="swiss" style:font-pitch="variable" style:use-window-font-color="true" fo:font-size="100%"/>
      </text:list-level-style-bullet>
      <text:list-level-style-bullet text:level="2" text:bullet-char="–">
        <style:list-level-properties text:space-before="1.27cm" text:min-label-width="0.794cm"/>
        <style:text-properties fo:font-family="Arial" style:font-family-generic="swiss" style:font-pitch="variable" style:use-window-font-color="true" fo:font-size="100%"/>
      </text:list-level-style-bullet>
      <text:list-level-style-bullet text:level="3" text:bullet-char="–">
        <style:list-level-properties text:space-before="2.381cm" text:min-label-width="0.794cm"/>
        <style:text-properties fo:font-family="Arial" style:font-family-generic="swiss" style:font-pitch="variable" style:use-window-font-color="true" fo:font-size="100%"/>
      </text:list-level-style-bullet>
      <text:list-level-style-bullet text:level="4" text:bullet-char="–">
        <style:list-level-properties text:space-before="3.651cm" text:min-label-width="0.794cm"/>
        <style:text-properties fo:font-family="Arial" style:font-family-generic="swiss" style:font-pitch="variable" style:use-window-font-color="true" fo:font-size="100%"/>
      </text:list-level-style-bullet>
      <text:list-level-style-bullet text:level="5" text:bullet-char="–">
        <style:list-level-properties text:space-before="4.921cm" text:min-label-width="0.794cm"/>
        <style:text-properties fo:font-family="Arial" style:font-family-generic="swiss" style:font-pitch="variable" style:use-window-font-color="true" fo:font-size="100%"/>
      </text:list-level-style-bullet>
      <text:list-level-style-bullet text:level="6" text:bullet-char="–">
        <style:list-level-properties text:space-before="6.191cm" text:min-label-width="0.794cm"/>
        <style:text-properties fo:font-family="Arial" style:font-family-generic="swiss" style:font-pitch="variable" style:use-window-font-color="true" fo:font-size="100%"/>
      </text:list-level-style-bullet>
      <text:list-level-style-bullet text:level="7" text:bullet-char="–">
        <style:list-level-properties text:space-before="7.461cm" text:min-label-width="0.794cm"/>
        <style:text-properties fo:font-family="Arial" style:font-family-generic="swiss" style:font-pitch="variable" style:use-window-font-color="true" fo:font-size="100%"/>
      </text:list-level-style-bullet>
      <text:list-level-style-bullet text:level="8" text:bullet-char="–">
        <style:list-level-properties text:space-before="8.731cm" text:min-label-width="0.794cm"/>
        <style:text-properties fo:font-family="Arial" style:font-family-generic="swiss" style:font-pitch="variable" style:use-window-font-color="true" fo:font-size="100%"/>
      </text:list-level-style-bullet>
      <text:list-level-style-bullet text:level="9" text:bullet-char="–">
        <style:list-level-properties text:space-before="10.001cm" text:min-label-width="0.794cm"/>
        <style:text-properties fo:font-family="Arial" style:font-family-generic="swiss" style:font-pitch="variable" style:use-window-font-color="true" fo:font-size="100%"/>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9">
      <text:list-level-style-bullet text:level="1" text:bullet-char="•">
        <style:list-level-properties text:space-before="0.318cm" text:min-label-width="0.635cm"/>
        <style:text-properties fo:font-family="Arial" style:font-family-generic="swiss" style:font-pitch="variable" style:use-window-font-color="true" fo:font-size="100%"/>
      </text:list-level-style-bullet>
      <text:list-level-style-bullet text:level="2" text:bullet-char="•">
        <style:list-level-properties text:space-before="1.429cm" text:min-label-width="0.635cm"/>
        <style:text-properties fo:font-family="Arial" style:font-family-generic="swiss" style:font-pitch="variable" style:use-window-font-color="true" fo:font-size="100%"/>
      </text:list-level-style-bullet>
      <text:list-level-style-bullet text:level="3" text:bullet-char="•">
        <style:list-level-properties text:space-before="2.54cm" text:min-label-width="0.635cm"/>
        <style:text-properties fo:font-family="Arial" style:font-family-generic="swiss" style:font-pitch="variable" style:use-window-font-color="true" fo:font-size="100%"/>
      </text:list-level-style-bullet>
      <text:list-level-style-bullet text:level="4" text:bullet-char="•">
        <style:list-level-properties text:space-before="3.81cm" text:min-label-width="0.635cm"/>
        <style:text-properties fo:font-family="Arial" style:font-family-generic="swiss" style:font-pitch="variable" style:use-window-font-color="true" fo:font-size="100%"/>
      </text:list-level-style-bullet>
      <text:list-level-style-bullet text:level="5" text:bullet-char="•">
        <style:list-level-properties text:space-before="5.08cm" text:min-label-width="0.635cm"/>
        <style:text-properties fo:font-family="Arial" style:font-family-generic="swiss" style:font-pitch="variable" style:use-window-font-color="true" fo:font-size="100%"/>
      </text:list-level-style-bullet>
      <text:list-level-style-bullet text:level="6" text:bullet-char="•">
        <style:list-level-properties text:space-before="6.35cm" text:min-label-width="0.635cm"/>
        <style:text-properties fo:font-family="Arial" style:font-family-generic="swiss" style:font-pitch="variable" style:use-window-font-color="true" fo:font-size="100%"/>
      </text:list-level-style-bullet>
      <text:list-level-style-bullet text:level="7" text:bullet-char="•">
        <style:list-level-properties text:space-before="7.62cm" text:min-label-width="0.635cm"/>
        <style:text-properties fo:font-family="Arial" style:font-family-generic="swiss" style:font-pitch="variable" style:use-window-font-color="true" fo:font-size="100%"/>
      </text:list-level-style-bullet>
      <text:list-level-style-bullet text:level="8" text:bullet-char="•">
        <style:list-level-properties text:space-before="8.89cm" text:min-label-width="0.635cm"/>
        <style:text-properties fo:font-family="Arial" style:font-family-generic="swiss" style:font-pitch="variable" style:use-window-font-color="true" fo:font-size="100%"/>
      </text:list-level-style-bullet>
      <text:list-level-style-bullet text:level="9" text:bullet-char="•">
        <style:list-level-properties text:space-before="10.16cm" text:min-label-width="0.635cm"/>
        <style:text-properties fo:font-family="Arial" style:font-family-generic="swiss" style:font-pitch="variable" style:use-window-font-color="true" fo:font-size="100%"/>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10">
      <text:list-level-style-bullet text:level="1" text:bullet-char="–">
        <style:list-level-properties text:space-before="0.318cm" text:min-label-width="0.635cm"/>
        <style:text-properties fo:font-family="Arial" style:font-family-generic="swiss" style:font-pitch="variable" style:use-window-font-color="true" fo:font-size="100%"/>
      </text:list-level-style-bullet>
      <text:list-level-style-bullet text:level="2" text:bullet-char="–">
        <style:list-level-properties text:space-before="1.429cm" text:min-label-width="0.635cm"/>
        <style:text-properties fo:font-family="Arial" style:font-family-generic="swiss" style:font-pitch="variable" style:use-window-font-color="true" fo:font-size="100%"/>
      </text:list-level-style-bullet>
      <text:list-level-style-bullet text:level="3" text:bullet-char="–">
        <style:list-level-properties text:space-before="2.54cm" text:min-label-width="0.635cm"/>
        <style:text-properties fo:font-family="Arial" style:font-family-generic="swiss" style:font-pitch="variable" style:use-window-font-color="true" fo:font-size="100%"/>
      </text:list-level-style-bullet>
      <text:list-level-style-bullet text:level="4" text:bullet-char="–">
        <style:list-level-properties text:space-before="3.81cm" text:min-label-width="0.635cm"/>
        <style:text-properties fo:font-family="Arial" style:font-family-generic="swiss" style:font-pitch="variable" style:use-window-font-color="true" fo:font-size="100%"/>
      </text:list-level-style-bullet>
      <text:list-level-style-bullet text:level="5" text:bullet-char="–">
        <style:list-level-properties text:space-before="5.08cm" text:min-label-width="0.635cm"/>
        <style:text-properties fo:font-family="Arial" style:font-family-generic="swiss" style:font-pitch="variable" style:use-window-font-color="true" fo:font-size="100%"/>
      </text:list-level-style-bullet>
      <text:list-level-style-bullet text:level="6" text:bullet-char="–">
        <style:list-level-properties text:space-before="6.35cm" text:min-label-width="0.635cm"/>
        <style:text-properties fo:font-family="Arial" style:font-family-generic="swiss" style:font-pitch="variable" style:use-window-font-color="true" fo:font-size="100%"/>
      </text:list-level-style-bullet>
      <text:list-level-style-bullet text:level="7" text:bullet-char="–">
        <style:list-level-properties text:space-before="7.62cm" text:min-label-width="0.635cm"/>
        <style:text-properties fo:font-family="Arial" style:font-family-generic="swiss" style:font-pitch="variable" style:use-window-font-color="true" fo:font-size="100%"/>
      </text:list-level-style-bullet>
      <text:list-level-style-bullet text:level="8" text:bullet-char="–">
        <style:list-level-properties text:space-before="8.89cm" text:min-label-width="0.635cm"/>
        <style:text-properties fo:font-family="Arial" style:font-family-generic="swiss" style:font-pitch="variable" style:use-window-font-color="true" fo:font-size="100%"/>
      </text:list-level-style-bullet>
      <text:list-level-style-bullet text:level="9" text:bullet-char="–">
        <style:list-level-properties text:space-before="10.16cm" text:min-label-width="0.635cm"/>
        <style:text-properties fo:font-family="Arial" style:font-family-generic="swiss" style:font-pitch="variable" style:use-window-font-color="true" fo:font-size="100%"/>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11">
      <text:list-level-style-bullet text:level="1" text:bullet-char="»">
        <style:list-level-properties text:space-before="0.318cm" text:min-label-width="0.635cm"/>
        <style:text-properties fo:font-family="Arial" style:font-family-generic="swiss" style:font-pitch="variable" style:use-window-font-color="true" fo:font-size="100%"/>
      </text:list-level-style-bullet>
      <text:list-level-style-bullet text:level="2" text:bullet-char="»">
        <style:list-level-properties text:space-before="1.429cm" text:min-label-width="0.635cm"/>
        <style:text-properties fo:font-family="Arial" style:font-family-generic="swiss" style:font-pitch="variable" style:use-window-font-color="true" fo:font-size="100%"/>
      </text:list-level-style-bullet>
      <text:list-level-style-bullet text:level="3" text:bullet-char="»">
        <style:list-level-properties text:space-before="2.54cm" text:min-label-width="0.635cm"/>
        <style:text-properties fo:font-family="Arial" style:font-family-generic="swiss" style:font-pitch="variable" style:use-window-font-color="true" fo:font-size="100%"/>
      </text:list-level-style-bullet>
      <text:list-level-style-bullet text:level="4" text:bullet-char="»">
        <style:list-level-properties text:space-before="3.81cm" text:min-label-width="0.635cm"/>
        <style:text-properties fo:font-family="Arial" style:font-family-generic="swiss" style:font-pitch="variable" style:use-window-font-color="true" fo:font-size="100%"/>
      </text:list-level-style-bullet>
      <text:list-level-style-bullet text:level="5" text:bullet-char="»">
        <style:list-level-properties text:space-before="5.08cm" text:min-label-width="0.635cm"/>
        <style:text-properties fo:font-family="Arial" style:font-family-generic="swiss" style:font-pitch="variable" style:use-window-font-color="true" fo:font-size="100%"/>
      </text:list-level-style-bullet>
      <text:list-level-style-bullet text:level="6" text:bullet-char="»">
        <style:list-level-properties text:space-before="6.35cm" text:min-label-width="0.635cm"/>
        <style:text-properties fo:font-family="Arial" style:font-family-generic="swiss" style:font-pitch="variable" style:use-window-font-color="true" fo:font-size="100%"/>
      </text:list-level-style-bullet>
      <text:list-level-style-bullet text:level="7" text:bullet-char="»">
        <style:list-level-properties text:space-before="7.62cm" text:min-label-width="0.635cm"/>
        <style:text-properties fo:font-family="Arial" style:font-family-generic="swiss" style:font-pitch="variable" style:use-window-font-color="true" fo:font-size="100%"/>
      </text:list-level-style-bullet>
      <text:list-level-style-bullet text:level="8" text:bullet-char="»">
        <style:list-level-properties text:space-before="8.89cm" text:min-label-width="0.635cm"/>
        <style:text-properties fo:font-family="Arial" style:font-family-generic="swiss" style:font-pitch="variable" style:use-window-font-color="true" fo:font-size="100%"/>
      </text:list-level-style-bullet>
      <text:list-level-style-bullet text:level="9" text:bullet-char="»">
        <style:list-level-properties text:space-before="10.16cm" text:min-label-width="0.635cm"/>
        <style:text-properties fo:font-family="Arial" style:font-family-generic="swiss" style:font-pitch="variable" style:use-window-font-color="true" fo:font-size="100%"/>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protected="true"/>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mer&gt;</text:page-number></text:p>
        </draw:text-box>
      </draw:frame>
    </style:handout-master>
    <style:master-page style:name="Master1-Office-Them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Title Placeholder 1" presentation:style-name="Mpr1" draw:text-style-name="MP6" draw:layer="backgroundobjects" svg:width="22.86cm" svg:height="3.175cm" svg:x="1.27cm" svg:y="0.763cm" presentation:class="title">
        <draw:text-box>
          <text:p text:style-name="MP5"><text:span text:style-name="MT1">Click to edit Master title style</text:span></text:p>
        </draw:text-box>
      </draw:frame>
      <draw:frame draw:name="Text Placeholder 2" presentation:style-name="Mpr2" draw:text-style-name="MP6" draw:layer="backgroundobjects" svg:width="22.86cm" svg:height="12.572cm" svg:x="1.27cm" svg:y="4.445cm" presentation:class="outline">
        <draw:text-box>
          <text:list text:style-name="ML3">
            <text:list-item>
              <text:p text:style-name="MP7"><text:span text:style-name="MT2">Click to edit Master text styles</text:span></text:p>
              <text:list>
                <text:list-item>
                  <text:p text:style-name="MP8"><text:span text:style-name="MT3">Second level</text:span></text:p>
                  <text:list>
                    <text:list-item>
                      <text:p text:style-name="MP9"><text:span text:style-name="MT4">Third level</text:span></text:p>
                      <text:list>
                        <text:list-item>
                          <text:p text:style-name="MP10"><text:span text:style-name="MT5">Fourth level</text:span></text:p>
                          <text:list>
                            <text:list-item>
                              <text:p text:style-name="MP11"><text:span text:style-name="MT5">Fifth level</text:span></text:p>
                            </text:list-item>
                          </text:list>
                        </text:list-item>
                      </text:list>
                    </text:list-item>
                  </text:list>
                </text:list-item>
              </text:list>
            </text:list-item>
          </text:list>
        </draw:text-box>
      </draw:frame>
      <draw:frame draw:name="Date Placeholder 3" presentation:style-name="Mpr3" draw:text-style-name="MP6" draw:layer="backgroundobjects" svg:width="5.927cm" svg:height="1.014cm" svg:x="1.27cm" svg:y="17.657cm" presentation:class="date-time">
        <draw:text-box>
          <text:p text:style-name="MP12"><text:span text:style-name="MT6"><text:date style:data-style-name="D1" text:date-value="2024-04-22">4/22/24</text:date></text:span></text:p>
        </draw:text-box>
      </draw:frame>
      <draw:frame draw:name="Footer Placeholder 4" presentation:style-name="Mpr4" draw:text-style-name="MP6" draw:layer="backgroundobjects" svg:width="8.043cm" svg:height="1.014cm" svg:x="8.678cm" svg:y="17.657cm" presentation:class="footer">
        <draw:text-box>
          <text:p/>
        </draw:text-box>
      </draw:frame>
      <draw:frame draw:name="Slide Number Placeholder 5" presentation:style-name="Mpr3" draw:text-style-name="MP6" draw:layer="backgroundobjects" svg:width="5.927cm" svg:height="1.014cm" svg:x="18.203cm" svg:y="17.657cm" presentation:class="page-number">
        <draw:text-box>
          <text:p text:style-name="MP13"><text:span text:style-name="MT6"><text:page-number>&lt;nummer&gt;</text:page-number></text:span></text:p>
        </draw:text-box>
      </draw:frame>
      <presentation:notes style:page-layout-name="PM2">
        <draw:frame draw:name="Header Placeholder 1" presentation:style-name="Mpr5" draw:text-style-name="MP6" draw:layer="backgroundobjects" svg:width="8.255cm" svg:height="1.274cm" svg:x="0cm" svg:y="0cm" presentation:class="header">
          <draw:text-box>
            <text:p/>
          </draw:text-box>
        </draw:frame>
        <draw:frame draw:name="Date Placeholder 2" presentation:style-name="Mpr5" draw:text-style-name="MP6" draw:layer="backgroundobjects" svg:width="8.255cm" svg:height="1.274cm" svg:x="10.791cm" svg:y="0cm" presentation:class="date-time">
          <draw:text-box>
            <text:p text:style-name="MP13"><text:span text:style-name="MT7"><text:date style:data-style-name="D1" text:date-value="2024-04-22">22/04/24</text:date></text:span></text:p>
          </draw:text-box>
        </draw:frame>
        <draw:page-thumbnail draw:name="Slide Image Placeholder 3" presentation:style-name="Master1-Office-Theme-title" draw:layer="backgroundobjects" svg:width="15.24cm" svg:height="8.572cm" svg:x="1.905cm" svg:y="3.175cm" presentation:class="page"/>
        <draw:frame draw:name="Notes Placeholder 4" presentation:style-name="Mpr6" draw:text-style-name="MP6" draw:layer="backgroundobjects" svg:width="15.24cm" svg:height="10.001cm" svg:x="1.905cm" svg:y="12.224cm" presentation:class="notes">
          <draw:text-box>
            <text:p text:style-name="MP12"><text:span text:style-name="MT8">Click to edit Master text styles</text:span></text:p>
            <text:list text:style-name="ML5">
              <text:list-item>
                <text:list>
                  <text:list-item>
                    <text:p text:style-name="MP14"><text:span text:style-name="MT8">Second level</text:span></text:p>
                    <text:list>
                      <text:list-item>
                        <text:p text:style-name="MP15"><text:span text:style-name="MT8">Third level</text:span></text:p>
                        <text:list>
                          <text:list-item>
                            <text:p text:style-name="MP16"><text:span text:style-name="MT8">Fourth level</text:span></text:p>
                            <text:list>
                              <text:list-item>
                                <text:p text:style-name="MP17"><text:span text:style-name="MT8">Fifth level</text:span></text:p>
                              </text:list-item>
                            </text:list>
                          </text:list-item>
                        </text:list>
                      </text:list-item>
                    </text:list>
                  </text:list-item>
                </text:list>
              </text:list-item>
            </text:list>
          </draw:text-box>
        </draw:frame>
        <draw:frame draw:name="Footer Placeholder 5" presentation:style-name="Mpr7" draw:text-style-name="MP6" draw:layer="backgroundobjects" svg:width="8.255cm" svg:height="1.274cm" svg:x="0cm" svg:y="24.126cm" presentation:class="footer">
          <draw:text-box>
            <text:p/>
          </draw:text-box>
        </draw:frame>
        <draw:frame draw:name="Slide Number Placeholder 6" presentation:style-name="Mpr7" draw:text-style-name="MP6" draw:layer="backgroundobjects" svg:width="8.255cm" svg:height="1.274cm" svg:x="10.791cm" svg:y="24.126cm" presentation:class="page-number">
          <draw:text-box>
            <text:p text:style-name="MP13"><text:span text:style-name="MT7"><text:page-number>&lt;nummer&gt;</text:page-number></text:span></text:p>
          </draw:text-box>
        </draw:frame>
      </presentation:notes>
    </style:master-page>
    <style:master-page style:name="Master1-Layout1-title-Title-Slid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Title 1" presentation:style-name="Mpr8" draw:text-style-name="MP6" draw:layer="backgroundobjects" svg:width="21.59cm" svg:height="4.083cm" svg:x="1.905cm" svg:y="5.918cm" presentation:class="title">
        <draw:text-box>
          <text:p text:style-name="MP5"><text:span text:style-name="MT1">Click to edit Master title style</text:span></text:p>
        </draw:text-box>
      </draw:frame>
      <draw:frame draw:name="Subtitle 2" presentation:style-name="Mpr9" draw:text-style-name="MP6" draw:layer="backgroundobjects" svg:width="17.78cm" svg:height="4.868cm" svg:x="3.81cm" svg:y="10.795cm" presentation:class="subtitle">
        <draw:text-box>
          <text:p text:style-name="MP18"><text:span text:style-name="MT9">Click to edit Master subtitle style</text:span></text:p>
        </draw:text-box>
      </draw:frame>
      <draw:frame draw:name="Date Placeholder 3" presentation:style-name="Mpr10" draw:text-style-name="MP6" draw:layer="backgroundobjects" svg:width="5.927cm" svg:height="1.014cm" svg:x="1.27cm" svg:y="17.657cm" presentation:class="date-time">
        <draw:text-box>
          <text:p text:style-name="MP12"><text:span text:style-name="MT6"><text:date style:data-style-name="D1" text:date-value="2024-04-22">4/22/24</text:date></text:span></text:p>
        </draw:text-box>
      </draw:frame>
      <draw:frame draw:name="Footer Placeholder 4" presentation:style-name="Mpr11" draw:text-style-name="MP6" draw:layer="backgroundobjects" svg:width="8.043cm" svg:height="1.014cm" svg:x="8.678cm" svg:y="17.657cm" presentation:class="footer">
        <draw:text-box>
          <text:p/>
        </draw:text-box>
      </draw:frame>
      <draw:frame draw:name="Slide Number Placeholder 5" presentation:style-name="Mpr10" draw:text-style-name="MP6" draw:layer="backgroundobjects" svg:width="5.927cm" svg:height="1.014cm" svg:x="18.203cm" svg:y="17.657cm" presentation:class="page-number">
        <draw:text-box>
          <text:p text:style-name="MP13"><text:span text:style-name="MT6"><text:page-number>&lt;nummer&gt;</text:page-number></text:span></text:p>
        </draw:text-box>
      </draw:frame>
      <presentation:notes style:page-layout-name="PM2">
        <draw:frame draw:name="Header Placeholder 1" presentation:style-name="Mpr12" draw:text-style-name="MP6" draw:layer="backgroundobjects" svg:width="8.255cm" svg:height="1.274cm" svg:x="0cm" svg:y="0cm" presentation:class="header">
          <draw:text-box>
            <text:p/>
          </draw:text-box>
        </draw:frame>
        <draw:frame draw:name="Date Placeholder 2" presentation:style-name="Mpr12" draw:text-style-name="MP6" draw:layer="backgroundobjects" svg:width="8.255cm" svg:height="1.274cm" svg:x="10.791cm" svg:y="0cm" presentation:class="date-time">
          <draw:text-box>
            <text:p text:style-name="MP13"><text:span text:style-name="MT7"><text:date style:data-style-name="D1" text:date-value="2024-04-22">22/04/24</text:date></text:span></text:p>
          </draw:text-box>
        </draw:frame>
        <draw:page-thumbnail draw:name="Slide Image Placeholder 3" presentation:style-name="Master1-Layout1-title-Title-Slide-title" draw:layer="backgroundobjects" svg:width="15.24cm" svg:height="8.572cm" svg:x="1.905cm" svg:y="3.175cm" presentation:class="page"/>
        <draw:frame draw:name="Notes Placeholder 4" presentation:style-name="Mpr13" draw:text-style-name="MP6" draw:layer="backgroundobjects" svg:width="15.24cm" svg:height="10.001cm" svg:x="1.905cm" svg:y="12.224cm" presentation:class="notes">
          <draw:text-box>
            <text:p text:style-name="MP12"><text:span text:style-name="MT8">Click to edit Master text styles</text:span></text:p>
            <text:list text:style-name="ML5">
              <text:list-item>
                <text:list>
                  <text:list-item>
                    <text:p text:style-name="MP14"><text:span text:style-name="MT8">Second level</text:span></text:p>
                    <text:list>
                      <text:list-item>
                        <text:p text:style-name="MP15"><text:span text:style-name="MT8">Third level</text:span></text:p>
                        <text:list>
                          <text:list-item>
                            <text:p text:style-name="MP16"><text:span text:style-name="MT8">Fourth level</text:span></text:p>
                            <text:list>
                              <text:list-item>
                                <text:p text:style-name="MP17"><text:span text:style-name="MT8">Fifth level</text:span></text:p>
                              </text:list-item>
                            </text:list>
                          </text:list-item>
                        </text:list>
                      </text:list-item>
                    </text:list>
                  </text:list-item>
                </text:list>
              </text:list-item>
            </text:list>
          </draw:text-box>
        </draw:frame>
        <draw:frame draw:name="Footer Placeholder 5" presentation:style-name="Mpr14" draw:text-style-name="MP6" draw:layer="backgroundobjects" svg:width="8.255cm" svg:height="1.274cm" svg:x="0cm" svg:y="24.126cm" presentation:class="footer">
          <draw:text-box>
            <text:p/>
          </draw:text-box>
        </draw:frame>
        <draw:frame draw:name="Slide Number Placeholder 6" presentation:style-name="Mpr14" draw:text-style-name="MP6" draw:layer="backgroundobjects" svg:width="8.255cm" svg:height="1.274cm" svg:x="10.791cm" svg:y="24.126cm" presentation:class="page-number">
          <draw:text-box>
            <text:p text:style-name="MP13"><text:span text:style-name="MT7"><text:page-number>&lt;nummer&gt;</text:page-number></text:span></text:p>
          </draw:text-box>
        </draw:frame>
      </presentation:notes>
    </style:master-page>
    <style:master-page style:name="Master1-Layout2-obj-Title-and-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Title 1" presentation:style-name="Mpr15" draw:text-style-name="MP6" draw:layer="backgroundobjects" svg:width="22.86cm" svg:height="3.175cm" svg:x="1.27cm" svg:y="0.763cm" presentation:class="title">
        <draw:text-box>
          <text:p text:style-name="MP5"><text:span text:style-name="MT1">Click to edit Master title style</text:span></text:p>
        </draw:text-box>
      </draw:frame>
      <draw:frame draw:name="Content Placeholder 2" presentation:style-name="Mpr16" draw:text-style-name="MP6" draw:layer="backgroundobjects" svg:width="22.86cm" svg:height="12.572cm" svg:x="1.27cm" svg:y="4.445cm" presentation:class="title">
        <draw:text-box>
          <text:list text:style-name="ML7">
            <text:list-item>
              <text:p text:style-name="MP7"><text:span text:style-name="MT2">Click to edit Master text styles</text:span></text:p>
            </text:list-item>
          </text:list>
          <text:list text:style-name="ML8">
            <text:list-item>
              <text:list>
                <text:list-item>
                  <text:p text:style-name="MP8"><text:span text:style-name="MT3">Second level</text:span></text:p>
                </text:list-item>
              </text:list>
            </text:list-item>
          </text:list>
          <text:list text:style-name="ML9">
            <text:list-item>
              <text:list>
                <text:list-item>
                  <text:list>
                    <text:list-item>
                      <text:p text:style-name="MP9"><text:span text:style-name="MT4">Third level</text:span></text:p>
                    </text:list-item>
                  </text:list>
                </text:list-item>
              </text:list>
            </text:list-item>
          </text:list>
          <text:list text:style-name="ML10">
            <text:list-item>
              <text:list>
                <text:list-item>
                  <text:list>
                    <text:list-item>
                      <text:list>
                        <text:list-item>
                          <text:p text:style-name="MP10"><text:span text:style-name="MT5">Fourth level</text:span></text:p>
                        </text:list-item>
                      </text:list>
                    </text:list-item>
                  </text:list>
                </text:list-item>
              </text:list>
            </text:list-item>
          </text:list>
          <text:list text:style-name="ML11">
            <text:list-item>
              <text:list>
                <text:list-item>
                  <text:list>
                    <text:list-item>
                      <text:list>
                        <text:list-item>
                          <text:list>
                            <text:list-item>
                              <text:p text:style-name="MP11"><text:span text:style-name="MT5">Fifth level</text:span></text:p>
                            </text:list-item>
                          </text:list>
                        </text:list-item>
                      </text:list>
                    </text:list-item>
                  </text:list>
                </text:list-item>
              </text:list>
            </text:list-item>
          </text:list>
        </draw:text-box>
      </draw:frame>
      <draw:frame draw:name="Date Placeholder 3" presentation:style-name="Mpr17" draw:text-style-name="MP6" draw:layer="backgroundobjects" svg:width="5.927cm" svg:height="1.014cm" svg:x="1.27cm" svg:y="17.657cm" presentation:class="date-time">
        <draw:text-box>
          <text:p text:style-name="MP12"><text:span text:style-name="MT6"><text:date style:data-style-name="D1" text:date-value="2024-04-22">4/22/24</text:date></text:span></text:p>
        </draw:text-box>
      </draw:frame>
      <draw:frame draw:name="Footer Placeholder 4" presentation:style-name="Mpr18" draw:text-style-name="MP6" draw:layer="backgroundobjects" svg:width="8.043cm" svg:height="1.014cm" svg:x="8.678cm" svg:y="17.657cm" presentation:class="footer">
        <draw:text-box>
          <text:p/>
        </draw:text-box>
      </draw:frame>
      <draw:frame draw:name="Slide Number Placeholder 5" presentation:style-name="Mpr17" draw:text-style-name="MP6" draw:layer="backgroundobjects" svg:width="5.927cm" svg:height="1.014cm" svg:x="18.203cm" svg:y="17.657cm" presentation:class="page-number">
        <draw:text-box>
          <text:p text:style-name="MP13"><text:span text:style-name="MT6"><text:page-number>&lt;nummer&gt;</text:page-number></text:span></text:p>
        </draw:text-box>
      </draw:frame>
      <presentation:notes style:page-layout-name="PM2">
        <draw:frame draw:name="Header Placeholder 1" presentation:style-name="Mpr19" draw:text-style-name="MP6" draw:layer="backgroundobjects" svg:width="8.255cm" svg:height="1.274cm" svg:x="0cm" svg:y="0cm" presentation:class="header">
          <draw:text-box>
            <text:p/>
          </draw:text-box>
        </draw:frame>
        <draw:frame draw:name="Date Placeholder 2" presentation:style-name="Mpr19" draw:text-style-name="MP6" draw:layer="backgroundobjects" svg:width="8.255cm" svg:height="1.274cm" svg:x="10.791cm" svg:y="0cm" presentation:class="date-time">
          <draw:text-box>
            <text:p text:style-name="MP13"><text:span text:style-name="MT7"><text:date style:data-style-name="D1" text:date-value="2024-04-22">22/04/24</text:date></text:span></text:p>
          </draw:text-box>
        </draw:frame>
        <draw:page-thumbnail draw:name="Slide Image Placeholder 3" presentation:style-name="Master1-Layout2-obj-Title-and-Content-title" draw:layer="backgroundobjects" svg:width="15.24cm" svg:height="8.572cm" svg:x="1.905cm" svg:y="3.175cm" presentation:class="page"/>
        <draw:frame draw:name="Notes Placeholder 4" presentation:style-name="Mpr20" draw:text-style-name="MP6" draw:layer="backgroundobjects" svg:width="15.24cm" svg:height="10.001cm" svg:x="1.905cm" svg:y="12.224cm" presentation:class="notes">
          <draw:text-box>
            <text:p text:style-name="MP12"><text:span text:style-name="MT8">Click to edit Master text styles</text:span></text:p>
            <text:list text:style-name="ML5">
              <text:list-item>
                <text:list>
                  <text:list-item>
                    <text:p text:style-name="MP14"><text:span text:style-name="MT8">Second level</text:span></text:p>
                    <text:list>
                      <text:list-item>
                        <text:p text:style-name="MP15"><text:span text:style-name="MT8">Third level</text:span></text:p>
                        <text:list>
                          <text:list-item>
                            <text:p text:style-name="MP16"><text:span text:style-name="MT8">Fourth level</text:span></text:p>
                            <text:list>
                              <text:list-item>
                                <text:p text:style-name="MP17"><text:span text:style-name="MT8">Fifth level</text:span></text:p>
                              </text:list-item>
                            </text:list>
                          </text:list-item>
                        </text:list>
                      </text:list-item>
                    </text:list>
                  </text:list-item>
                </text:list>
              </text:list-item>
            </text:list>
          </draw:text-box>
        </draw:frame>
        <draw:frame draw:name="Footer Placeholder 5" presentation:style-name="Mpr21" draw:text-style-name="MP6" draw:layer="backgroundobjects" svg:width="8.255cm" svg:height="1.274cm" svg:x="0cm" svg:y="24.126cm" presentation:class="footer">
          <draw:text-box>
            <text:p/>
          </draw:text-box>
        </draw:frame>
        <draw:frame draw:name="Slide Number Placeholder 6" presentation:style-name="Mpr21" draw:text-style-name="MP6" draw:layer="backgroundobjects" svg:width="8.255cm" svg:height="1.274cm" svg:x="10.791cm" svg:y="24.126cm" presentation:class="page-number">
          <draw:text-box>
            <text:p text:style-name="MP13"><text:span text:style-name="MT7"><text:page-number>&lt;nummer&gt;</text:page-number></text:span></text:p>
          </draw:text-box>
        </draw:frame>
      </presentation:notes>
    </style:master-page>
    <style:master-page style:name="Master1-Layout3-secHead-Section-Header"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Title 1" presentation:style-name="Mpr22" draw:text-style-name="MP6" draw:layer="backgroundobjects" svg:width="21.59cm" svg:height="3.784cm" svg:x="2.006cm" svg:y="12.241cm" presentation:class="title">
        <draw:text-box>
          <text:p text:style-name="MP12"><text:span text:style-name="MT10">Click to edit Master title style</text:span></text:p>
        </draw:text-box>
      </draw:frame>
      <draw:frame draw:name="Text Placeholder 2" presentation:style-name="Mpr23" draw:text-style-name="MP6" draw:layer="backgroundobjects" svg:width="21.59cm" svg:height="4.167cm" svg:x="2.006cm" svg:y="8.074cm" presentation:class="outline">
        <draw:text-box>
          <text:list text:style-name="ML3">
            <text:list-item>
              <text:p text:style-name="MP19"><text:span text:style-name="MT11">Click to edit Master text styles</text:span></text:p>
            </text:list-item>
          </text:list>
        </draw:text-box>
      </draw:frame>
      <draw:frame draw:name="Date Placeholder 3" presentation:style-name="Mpr24" draw:text-style-name="MP6" draw:layer="backgroundobjects" svg:width="5.927cm" svg:height="1.014cm" svg:x="1.27cm" svg:y="17.657cm" presentation:class="date-time">
        <draw:text-box>
          <text:p text:style-name="MP12"><text:span text:style-name="MT6"><text:date style:data-style-name="D1" text:date-value="2024-04-22">4/22/24</text:date></text:span></text:p>
        </draw:text-box>
      </draw:frame>
      <draw:frame draw:name="Footer Placeholder 4" presentation:style-name="Mpr25" draw:text-style-name="MP6" draw:layer="backgroundobjects" svg:width="8.043cm" svg:height="1.014cm" svg:x="8.678cm" svg:y="17.657cm" presentation:class="footer">
        <draw:text-box>
          <text:p/>
        </draw:text-box>
      </draw:frame>
      <draw:frame draw:name="Slide Number Placeholder 5" presentation:style-name="Mpr24" draw:text-style-name="MP6" draw:layer="backgroundobjects" svg:width="5.927cm" svg:height="1.014cm" svg:x="18.203cm" svg:y="17.657cm" presentation:class="page-number">
        <draw:text-box>
          <text:p text:style-name="MP13"><text:span text:style-name="MT6"><text:page-number>&lt;nummer&gt;</text:page-number></text:span></text:p>
        </draw:text-box>
      </draw:frame>
      <presentation:notes style:page-layout-name="PM2">
        <draw:frame draw:name="Header Placeholder 1" presentation:style-name="Mpr26" draw:text-style-name="MP6" draw:layer="backgroundobjects" svg:width="8.255cm" svg:height="1.274cm" svg:x="0cm" svg:y="0cm" presentation:class="header">
          <draw:text-box>
            <text:p/>
          </draw:text-box>
        </draw:frame>
        <draw:frame draw:name="Date Placeholder 2" presentation:style-name="Mpr26" draw:text-style-name="MP6" draw:layer="backgroundobjects" svg:width="8.255cm" svg:height="1.274cm" svg:x="10.791cm" svg:y="0cm" presentation:class="date-time">
          <draw:text-box>
            <text:p text:style-name="MP13"><text:span text:style-name="MT7"><text:date style:data-style-name="D1" text:date-value="2024-04-22">22/04/24</text:date></text:span></text:p>
          </draw:text-box>
        </draw:frame>
        <draw:page-thumbnail draw:name="Slide Image Placeholder 3" presentation:style-name="Master1-Layout3-secHead-Section-Header-title" draw:layer="backgroundobjects" svg:width="15.24cm" svg:height="8.572cm" svg:x="1.905cm" svg:y="3.175cm" presentation:class="page"/>
        <draw:frame draw:name="Notes Placeholder 4" presentation:style-name="Mpr27" draw:text-style-name="MP6" draw:layer="backgroundobjects" svg:width="15.24cm" svg:height="10.001cm" svg:x="1.905cm" svg:y="12.224cm" presentation:class="notes">
          <draw:text-box>
            <text:p text:style-name="MP12"><text:span text:style-name="MT8">Click to edit Master text styles</text:span></text:p>
            <text:list text:style-name="ML5">
              <text:list-item>
                <text:list>
                  <text:list-item>
                    <text:p text:style-name="MP14"><text:span text:style-name="MT8">Second level</text:span></text:p>
                    <text:list>
                      <text:list-item>
                        <text:p text:style-name="MP15"><text:span text:style-name="MT8">Third level</text:span></text:p>
                        <text:list>
                          <text:list-item>
                            <text:p text:style-name="MP16"><text:span text:style-name="MT8">Fourth level</text:span></text:p>
                            <text:list>
                              <text:list-item>
                                <text:p text:style-name="MP17"><text:span text:style-name="MT8">Fifth level</text:span></text:p>
                              </text:list-item>
                            </text:list>
                          </text:list-item>
                        </text:list>
                      </text:list-item>
                    </text:list>
                  </text:list-item>
                </text:list>
              </text:list-item>
            </text:list>
          </draw:text-box>
        </draw:frame>
        <draw:frame draw:name="Footer Placeholder 5" presentation:style-name="Mpr28" draw:text-style-name="MP6" draw:layer="backgroundobjects" svg:width="8.255cm" svg:height="1.274cm" svg:x="0cm" svg:y="24.126cm" presentation:class="footer">
          <draw:text-box>
            <text:p/>
          </draw:text-box>
        </draw:frame>
        <draw:frame draw:name="Slide Number Placeholder 6" presentation:style-name="Mpr28" draw:text-style-name="MP6" draw:layer="backgroundobjects" svg:width="8.255cm" svg:height="1.274cm" svg:x="10.791cm" svg:y="24.126cm" presentation:class="page-number">
          <draw:text-box>
            <text:p text:style-name="MP13"><text:span text:style-name="MT7"><text:page-number>&lt;nummer&gt;</text:page-number></text:span></text:p>
          </draw:text-box>
        </draw:frame>
      </presentation:notes>
    </style:master-page>
    <style:master-page style:name="Master1-Layout4-twoObj-Two-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Title 1" presentation:style-name="Mpr29" draw:text-style-name="MP6" draw:layer="backgroundobjects" svg:width="22.86cm" svg:height="3.175cm" svg:x="1.27cm" svg:y="0.763cm" presentation:class="title">
        <draw:text-box>
          <text:p text:style-name="MP5"><text:span text:style-name="MT1">Click to edit Master title style</text:span></text:p>
        </draw:text-box>
      </draw:frame>
      <draw:frame draw:name="Content Placeholder 2" presentation:style-name="Mpr30" draw:text-style-name="MP6" draw:layer="backgroundobjects" svg:width="11.218cm" svg:height="12.572cm" svg:x="1.27cm" svg:y="4.445cm" presentation:class="title">
        <draw:text-box>
          <text:list text:style-name="ML7">
            <text:list-item>
              <text:p text:style-name="MP20"><text:span text:style-name="MT3">Click to edit Master text styles</text:span></text:p>
            </text:list-item>
          </text:list>
          <text:list text:style-name="ML8">
            <text:list-item>
              <text:list>
                <text:list-item>
                  <text:p text:style-name="MP21"><text:span text:style-name="MT4">Second level</text:span></text:p>
                </text:list-item>
              </text:list>
            </text:list-item>
          </text:list>
          <text:list text:style-name="ML9">
            <text:list-item>
              <text:list>
                <text:list-item>
                  <text:list>
                    <text:list-item>
                      <text:p text:style-name="MP22"><text:span text:style-name="MT5">Third level</text:span></text:p>
                    </text:list-item>
                  </text:list>
                </text:list-item>
              </text:list>
            </text:list-item>
          </text:list>
          <text:list text:style-name="ML10">
            <text:list-item>
              <text:list>
                <text:list-item>
                  <text:list>
                    <text:list-item>
                      <text:list>
                        <text:list-item>
                          <text:p text:style-name="MP23"><text:span text:style-name="MT12">Fourth level</text:span></text:p>
                        </text:list-item>
                      </text:list>
                    </text:list-item>
                  </text:list>
                </text:list-item>
              </text:list>
            </text:list-item>
          </text:list>
          <text:list text:style-name="ML11">
            <text:list-item>
              <text:list>
                <text:list-item>
                  <text:list>
                    <text:list-item>
                      <text:list>
                        <text:list-item>
                          <text:list>
                            <text:list-item>
                              <text:p text:style-name="MP24"><text:span text:style-name="MT12">Fifth level</text:span></text:p>
                            </text:list-item>
                          </text:list>
                        </text:list-item>
                      </text:list>
                    </text:list-item>
                  </text:list>
                </text:list-item>
              </text:list>
            </text:list-item>
          </text:list>
        </draw:text-box>
      </draw:frame>
      <draw:frame draw:name="Content Placeholder 3" presentation:style-name="Mpr30" draw:text-style-name="MP6" draw:layer="backgroundobjects" svg:width="11.218cm" svg:height="12.572cm" svg:x="12.912cm" svg:y="4.445cm" presentation:class="title">
        <draw:text-box>
          <text:list text:style-name="ML7">
            <text:list-item>
              <text:p text:style-name="MP20"><text:span text:style-name="MT3">Click to edit Master text styles</text:span></text:p>
            </text:list-item>
          </text:list>
          <text:list text:style-name="ML8">
            <text:list-item>
              <text:list>
                <text:list-item>
                  <text:p text:style-name="MP21"><text:span text:style-name="MT4">Second level</text:span></text:p>
                </text:list-item>
              </text:list>
            </text:list-item>
          </text:list>
          <text:list text:style-name="ML9">
            <text:list-item>
              <text:list>
                <text:list-item>
                  <text:list>
                    <text:list-item>
                      <text:p text:style-name="MP22"><text:span text:style-name="MT5">Third level</text:span></text:p>
                    </text:list-item>
                  </text:list>
                </text:list-item>
              </text:list>
            </text:list-item>
          </text:list>
          <text:list text:style-name="ML10">
            <text:list-item>
              <text:list>
                <text:list-item>
                  <text:list>
                    <text:list-item>
                      <text:list>
                        <text:list-item>
                          <text:p text:style-name="MP23"><text:span text:style-name="MT12">Fourth level</text:span></text:p>
                        </text:list-item>
                      </text:list>
                    </text:list-item>
                  </text:list>
                </text:list-item>
              </text:list>
            </text:list-item>
          </text:list>
          <text:list text:style-name="ML11">
            <text:list-item>
              <text:list>
                <text:list-item>
                  <text:list>
                    <text:list-item>
                      <text:list>
                        <text:list-item>
                          <text:list>
                            <text:list-item>
                              <text:p text:style-name="MP24"><text:span text:style-name="MT12">Fifth level</text:span></text:p>
                            </text:list-item>
                          </text:list>
                        </text:list-item>
                      </text:list>
                    </text:list-item>
                  </text:list>
                </text:list-item>
              </text:list>
            </text:list-item>
          </text:list>
        </draw:text-box>
      </draw:frame>
      <draw:frame draw:name="Date Placeholder 4" presentation:style-name="Mpr31" draw:text-style-name="MP6" draw:layer="backgroundobjects" svg:width="5.927cm" svg:height="1.014cm" svg:x="1.27cm" svg:y="17.657cm" presentation:class="date-time">
        <draw:text-box>
          <text:p text:style-name="MP12"><text:span text:style-name="MT6"><text:date style:data-style-name="D1" text:date-value="2024-04-22">4/22/24</text:date></text:span></text:p>
        </draw:text-box>
      </draw:frame>
      <draw:frame draw:name="Footer Placeholder 5" presentation:style-name="Mpr32" draw:text-style-name="MP6" draw:layer="backgroundobjects" svg:width="8.043cm" svg:height="1.014cm" svg:x="8.678cm" svg:y="17.657cm" presentation:class="footer">
        <draw:text-box>
          <text:p/>
        </draw:text-box>
      </draw:frame>
      <draw:frame draw:name="Slide Number Placeholder 6" presentation:style-name="Mpr31" draw:text-style-name="MP6" draw:layer="backgroundobjects" svg:width="5.927cm" svg:height="1.014cm" svg:x="18.203cm" svg:y="17.657cm" presentation:class="page-number">
        <draw:text-box>
          <text:p text:style-name="MP13"><text:span text:style-name="MT6"><text:page-number>&lt;nummer&gt;</text:page-number></text:span></text:p>
        </draw:text-box>
      </draw:frame>
      <presentation:notes style:page-layout-name="PM2">
        <draw:frame draw:name="Header Placeholder 1" presentation:style-name="Mpr33" draw:text-style-name="MP6" draw:layer="backgroundobjects" svg:width="8.255cm" svg:height="1.274cm" svg:x="0cm" svg:y="0cm" presentation:class="header">
          <draw:text-box>
            <text:p/>
          </draw:text-box>
        </draw:frame>
        <draw:frame draw:name="Date Placeholder 2" presentation:style-name="Mpr33" draw:text-style-name="MP6" draw:layer="backgroundobjects" svg:width="8.255cm" svg:height="1.274cm" svg:x="10.791cm" svg:y="0cm" presentation:class="date-time">
          <draw:text-box>
            <text:p text:style-name="MP13"><text:span text:style-name="MT7"><text:date style:data-style-name="D1" text:date-value="2024-04-22">22/04/24</text:date></text:span></text:p>
          </draw:text-box>
        </draw:frame>
        <draw:page-thumbnail draw:name="Slide Image Placeholder 3" presentation:style-name="Master1-Layout4-twoObj-Two-Content-title" draw:layer="backgroundobjects" svg:width="15.24cm" svg:height="8.572cm" svg:x="1.905cm" svg:y="3.175cm" presentation:class="page"/>
        <draw:frame draw:name="Notes Placeholder 4" presentation:style-name="Mpr34" draw:text-style-name="MP6" draw:layer="backgroundobjects" svg:width="15.24cm" svg:height="10.001cm" svg:x="1.905cm" svg:y="12.224cm" presentation:class="notes">
          <draw:text-box>
            <text:p text:style-name="MP12"><text:span text:style-name="MT8">Click to edit Master text styles</text:span></text:p>
            <text:list text:style-name="ML5">
              <text:list-item>
                <text:list>
                  <text:list-item>
                    <text:p text:style-name="MP14"><text:span text:style-name="MT8">Second level</text:span></text:p>
                    <text:list>
                      <text:list-item>
                        <text:p text:style-name="MP15"><text:span text:style-name="MT8">Third level</text:span></text:p>
                        <text:list>
                          <text:list-item>
                            <text:p text:style-name="MP16"><text:span text:style-name="MT8">Fourth level</text:span></text:p>
                            <text:list>
                              <text:list-item>
                                <text:p text:style-name="MP17"><text:span text:style-name="MT8">Fifth level</text:span></text:p>
                              </text:list-item>
                            </text:list>
                          </text:list-item>
                        </text:list>
                      </text:list-item>
                    </text:list>
                  </text:list-item>
                </text:list>
              </text:list-item>
            </text:list>
          </draw:text-box>
        </draw:frame>
        <draw:frame draw:name="Footer Placeholder 5" presentation:style-name="Mpr35" draw:text-style-name="MP6" draw:layer="backgroundobjects" svg:width="8.255cm" svg:height="1.274cm" svg:x="0cm" svg:y="24.126cm" presentation:class="footer">
          <draw:text-box>
            <text:p/>
          </draw:text-box>
        </draw:frame>
        <draw:frame draw:name="Slide Number Placeholder 6" presentation:style-name="Mpr35" draw:text-style-name="MP6" draw:layer="backgroundobjects" svg:width="8.255cm" svg:height="1.274cm" svg:x="10.791cm" svg:y="24.126cm" presentation:class="page-number">
          <draw:text-box>
            <text:p text:style-name="MP13"><text:span text:style-name="MT7"><text:page-number>&lt;nummer&gt;</text:page-number></text:span></text:p>
          </draw:text-box>
        </draw:frame>
      </presentation:notes>
    </style:master-page>
    <style:master-page style:name="Master1-Layout5-twoTxTwoObj-Comparison"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Title 1" presentation:style-name="Mpr36" draw:text-style-name="MP6" draw:layer="backgroundobjects" svg:width="22.86cm" svg:height="3.175cm" svg:x="1.27cm" svg:y="0.763cm" presentation:class="title">
        <draw:text-box>
          <text:p text:style-name="MP5"><text:span text:style-name="MT1">Click to edit Master title style</text:span></text:p>
        </draw:text-box>
      </draw:frame>
      <draw:frame draw:name="Text Placeholder 2" presentation:style-name="Mpr37" draw:text-style-name="MP6" draw:layer="backgroundobjects" svg:width="11.223cm" svg:height="1.777cm" svg:x="1.27cm" svg:y="4.264cm" presentation:class="outline">
        <draw:text-box>
          <text:list text:style-name="ML3">
            <text:list-item>
              <text:p text:style-name="MP25"><text:span text:style-name="MT13">Click to edit Master text styles</text:span></text:p>
            </text:list-item>
          </text:list>
        </draw:text-box>
      </draw:frame>
      <draw:frame draw:name="Content Placeholder 3" presentation:style-name="Mpr38" draw:text-style-name="MP6" draw:layer="backgroundobjects" svg:width="11.223cm" svg:height="10.976cm" svg:x="1.27cm" svg:y="6.041cm" presentation:class="title">
        <draw:text-box>
          <text:list text:style-name="ML7">
            <text:list-item>
              <text:p text:style-name="MP26"><text:span text:style-name="MT4">Click to edit Master text styles</text:span></text:p>
            </text:list-item>
          </text:list>
          <text:list text:style-name="ML8">
            <text:list-item>
              <text:list>
                <text:list-item>
                  <text:p text:style-name="MP27"><text:span text:style-name="MT5">Second level</text:span></text:p>
                </text:list-item>
              </text:list>
            </text:list-item>
          </text:list>
          <text:list text:style-name="ML9">
            <text:list-item>
              <text:list>
                <text:list-item>
                  <text:list>
                    <text:list-item>
                      <text:p text:style-name="MP28"><text:span text:style-name="MT12">Third level</text:span></text:p>
                    </text:list-item>
                  </text:list>
                </text:list-item>
              </text:list>
            </text:list-item>
          </text:list>
          <text:list text:style-name="ML10">
            <text:list-item>
              <text:list>
                <text:list-item>
                  <text:list>
                    <text:list-item>
                      <text:list>
                        <text:list-item>
                          <text:p text:style-name="MP23"><text:span text:style-name="MT14">Fourth level</text:span></text:p>
                        </text:list-item>
                      </text:list>
                    </text:list-item>
                  </text:list>
                </text:list-item>
              </text:list>
            </text:list-item>
          </text:list>
          <text:list text:style-name="ML11">
            <text:list-item>
              <text:list>
                <text:list-item>
                  <text:list>
                    <text:list-item>
                      <text:list>
                        <text:list-item>
                          <text:list>
                            <text:list-item>
                              <text:p text:style-name="MP24"><text:span text:style-name="MT14">Fifth level</text:span></text:p>
                            </text:list-item>
                          </text:list>
                        </text:list-item>
                      </text:list>
                    </text:list-item>
                  </text:list>
                </text:list-item>
              </text:list>
            </text:list-item>
          </text:list>
        </draw:text-box>
      </draw:frame>
      <draw:frame draw:name="Text Placeholder 4" presentation:style-name="Mpr37" draw:text-style-name="MP6" draw:layer="backgroundobjects" svg:width="11.227cm" svg:height="1.777cm" svg:x="12.903cm" svg:y="4.264cm" presentation:class="outline">
        <draw:text-box>
          <text:list text:style-name="ML5">
            <text:list-item>
              <text:p text:style-name="MP25"><text:span text:style-name="MT13">Click to edit Master text styles</text:span></text:p>
            </text:list-item>
          </text:list>
        </draw:text-box>
      </draw:frame>
      <draw:frame draw:name="Content Placeholder 5" presentation:style-name="Mpr38" draw:text-style-name="MP6" draw:layer="backgroundobjects" svg:width="11.227cm" svg:height="10.976cm" svg:x="12.903cm" svg:y="6.041cm" presentation:class="title">
        <draw:text-box>
          <text:list text:style-name="ML7">
            <text:list-item>
              <text:p text:style-name="MP26"><text:span text:style-name="MT4">Click to edit Master text styles</text:span></text:p>
            </text:list-item>
          </text:list>
          <text:list text:style-name="ML8">
            <text:list-item>
              <text:list>
                <text:list-item>
                  <text:p text:style-name="MP27"><text:span text:style-name="MT5">Second level</text:span></text:p>
                </text:list-item>
              </text:list>
            </text:list-item>
          </text:list>
          <text:list text:style-name="ML9">
            <text:list-item>
              <text:list>
                <text:list-item>
                  <text:list>
                    <text:list-item>
                      <text:p text:style-name="MP28"><text:span text:style-name="MT12">Third level</text:span></text:p>
                    </text:list-item>
                  </text:list>
                </text:list-item>
              </text:list>
            </text:list-item>
          </text:list>
          <text:list text:style-name="ML10">
            <text:list-item>
              <text:list>
                <text:list-item>
                  <text:list>
                    <text:list-item>
                      <text:list>
                        <text:list-item>
                          <text:p text:style-name="MP23"><text:span text:style-name="MT14">Fourth level</text:span></text:p>
                        </text:list-item>
                      </text:list>
                    </text:list-item>
                  </text:list>
                </text:list-item>
              </text:list>
            </text:list-item>
          </text:list>
          <text:list text:style-name="ML11">
            <text:list-item>
              <text:list>
                <text:list-item>
                  <text:list>
                    <text:list-item>
                      <text:list>
                        <text:list-item>
                          <text:list>
                            <text:list-item>
                              <text:p text:style-name="MP24"><text:span text:style-name="MT14">Fifth level</text:span></text:p>
                            </text:list-item>
                          </text:list>
                        </text:list-item>
                      </text:list>
                    </text:list-item>
                  </text:list>
                </text:list-item>
              </text:list>
            </text:list-item>
          </text:list>
        </draw:text-box>
      </draw:frame>
      <draw:frame draw:name="Date Placeholder 6" presentation:style-name="Mpr39" draw:text-style-name="MP6" draw:layer="backgroundobjects" svg:width="5.927cm" svg:height="1.014cm" svg:x="1.27cm" svg:y="17.657cm" presentation:class="date-time">
        <draw:text-box>
          <text:p text:style-name="MP12"><text:span text:style-name="MT6"><text:date style:data-style-name="D1" text:date-value="2024-04-22">4/22/24</text:date></text:span></text:p>
        </draw:text-box>
      </draw:frame>
      <draw:frame draw:name="Footer Placeholder 7" presentation:style-name="Mpr40" draw:text-style-name="MP6" draw:layer="backgroundobjects" svg:width="8.043cm" svg:height="1.014cm" svg:x="8.678cm" svg:y="17.657cm" presentation:class="footer">
        <draw:text-box>
          <text:p/>
        </draw:text-box>
      </draw:frame>
      <draw:frame draw:name="Slide Number Placeholder 8" presentation:style-name="Mpr39" draw:text-style-name="MP6" draw:layer="backgroundobjects" svg:width="5.927cm" svg:height="1.014cm" svg:x="18.203cm" svg:y="17.657cm" presentation:class="page-number">
        <draw:text-box>
          <text:p text:style-name="MP13"><text:span text:style-name="MT6"><text:page-number>&lt;nummer&gt;</text:page-number></text:span></text:p>
        </draw:text-box>
      </draw:frame>
      <presentation:notes style:page-layout-name="PM2">
        <draw:frame draw:name="Header Placeholder 1" presentation:style-name="Mpr41" draw:text-style-name="MP6" draw:layer="backgroundobjects" svg:width="8.255cm" svg:height="1.274cm" svg:x="0cm" svg:y="0cm" presentation:class="header">
          <draw:text-box>
            <text:p/>
          </draw:text-box>
        </draw:frame>
        <draw:frame draw:name="Date Placeholder 2" presentation:style-name="Mpr41" draw:text-style-name="MP6" draw:layer="backgroundobjects" svg:width="8.255cm" svg:height="1.274cm" svg:x="10.791cm" svg:y="0cm" presentation:class="date-time">
          <draw:text-box>
            <text:p text:style-name="MP13"><text:span text:style-name="MT7"><text:date style:data-style-name="D1" text:date-value="2024-04-22">22/04/24</text:date></text:span></text:p>
          </draw:text-box>
        </draw:frame>
        <draw:page-thumbnail draw:name="Slide Image Placeholder 3" presentation:style-name="Master1-Layout5-twoTxTwoObj-Comparison-title" draw:layer="backgroundobjects" svg:width="15.24cm" svg:height="8.572cm" svg:x="1.905cm" svg:y="3.175cm" presentation:class="page"/>
        <draw:frame draw:name="Notes Placeholder 4" presentation:style-name="Mpr42" draw:text-style-name="MP6" draw:layer="backgroundobjects" svg:width="15.24cm" svg:height="10.001cm" svg:x="1.905cm" svg:y="12.224cm" presentation:class="notes">
          <draw:text-box>
            <text:p text:style-name="MP12"><text:span text:style-name="MT8">Click to edit Master text styles</text:span></text:p>
            <text:list text:style-name="ML5">
              <text:list-item>
                <text:list>
                  <text:list-item>
                    <text:p text:style-name="MP14"><text:span text:style-name="MT8">Second level</text:span></text:p>
                    <text:list>
                      <text:list-item>
                        <text:p text:style-name="MP15"><text:span text:style-name="MT8">Third level</text:span></text:p>
                        <text:list>
                          <text:list-item>
                            <text:p text:style-name="MP16"><text:span text:style-name="MT8">Fourth level</text:span></text:p>
                            <text:list>
                              <text:list-item>
                                <text:p text:style-name="MP17"><text:span text:style-name="MT8">Fifth level</text:span></text:p>
                              </text:list-item>
                            </text:list>
                          </text:list-item>
                        </text:list>
                      </text:list-item>
                    </text:list>
                  </text:list-item>
                </text:list>
              </text:list-item>
            </text:list>
          </draw:text-box>
        </draw:frame>
        <draw:frame draw:name="Footer Placeholder 5" presentation:style-name="Mpr43" draw:text-style-name="MP6" draw:layer="backgroundobjects" svg:width="8.255cm" svg:height="1.274cm" svg:x="0cm" svg:y="24.126cm" presentation:class="footer">
          <draw:text-box>
            <text:p/>
          </draw:text-box>
        </draw:frame>
        <draw:frame draw:name="Slide Number Placeholder 6" presentation:style-name="Mpr43" draw:text-style-name="MP6" draw:layer="backgroundobjects" svg:width="8.255cm" svg:height="1.274cm" svg:x="10.791cm" svg:y="24.126cm" presentation:class="page-number">
          <draw:text-box>
            <text:p text:style-name="MP13"><text:span text:style-name="MT7"><text:page-number>&lt;nummer&gt;</text:page-number></text:span></text:p>
          </draw:text-box>
        </draw:frame>
      </presentation:notes>
    </style:master-page>
    <style:master-page style:name="Master1-Layout6-titleOnly-Title-Only"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Title 1" presentation:style-name="Mpr44" draw:text-style-name="MP6" draw:layer="backgroundobjects" svg:width="22.86cm" svg:height="3.175cm" svg:x="1.27cm" svg:y="0.763cm" presentation:class="title">
        <draw:text-box>
          <text:p text:style-name="MP5"><text:span text:style-name="MT1">Click to edit Master title style</text:span></text:p>
        </draw:text-box>
      </draw:frame>
      <draw:frame draw:name="Date Placeholder 2" presentation:style-name="Mpr45" draw:text-style-name="MP6" draw:layer="backgroundobjects" svg:width="5.927cm" svg:height="1.014cm" svg:x="1.27cm" svg:y="17.657cm" presentation:class="date-time">
        <draw:text-box>
          <text:p text:style-name="MP12"><text:span text:style-name="MT6"><text:date style:data-style-name="D1" text:date-value="2024-04-22">4/22/24</text:date></text:span></text:p>
        </draw:text-box>
      </draw:frame>
      <draw:frame draw:name="Footer Placeholder 3" presentation:style-name="Mpr46" draw:text-style-name="MP6" draw:layer="backgroundobjects" svg:width="8.043cm" svg:height="1.014cm" svg:x="8.678cm" svg:y="17.657cm" presentation:class="footer">
        <draw:text-box>
          <text:p/>
        </draw:text-box>
      </draw:frame>
      <draw:frame draw:name="Slide Number Placeholder 4" presentation:style-name="Mpr45" draw:text-style-name="MP6" draw:layer="backgroundobjects" svg:width="5.927cm" svg:height="1.014cm" svg:x="18.203cm" svg:y="17.657cm" presentation:class="page-number">
        <draw:text-box>
          <text:p text:style-name="MP13"><text:span text:style-name="MT6"><text:page-number>&lt;nummer&gt;</text:page-number></text:span></text:p>
        </draw:text-box>
      </draw:frame>
      <presentation:notes style:page-layout-name="PM2">
        <draw:frame draw:name="Header Placeholder 1" presentation:style-name="Mpr47" draw:text-style-name="MP6" draw:layer="backgroundobjects" svg:width="8.255cm" svg:height="1.274cm" svg:x="0cm" svg:y="0cm" presentation:class="header">
          <draw:text-box>
            <text:p/>
          </draw:text-box>
        </draw:frame>
        <draw:frame draw:name="Date Placeholder 2" presentation:style-name="Mpr47" draw:text-style-name="MP6" draw:layer="backgroundobjects" svg:width="8.255cm" svg:height="1.274cm" svg:x="10.791cm" svg:y="0cm" presentation:class="date-time">
          <draw:text-box>
            <text:p text:style-name="MP13"><text:span text:style-name="MT7"><text:date style:data-style-name="D1" text:date-value="2024-04-22">22/04/24</text:date></text:span></text:p>
          </draw:text-box>
        </draw:frame>
        <draw:page-thumbnail draw:name="Slide Image Placeholder 3" presentation:style-name="Master1-Layout6-titleOnly-Title-Only-title" draw:layer="backgroundobjects" svg:width="15.24cm" svg:height="8.572cm" svg:x="1.905cm" svg:y="3.175cm" presentation:class="page"/>
        <draw:frame draw:name="Notes Placeholder 4" presentation:style-name="Mpr48" draw:text-style-name="MP6" draw:layer="backgroundobjects" svg:width="15.24cm" svg:height="10.001cm" svg:x="1.905cm" svg:y="12.224cm" presentation:class="notes">
          <draw:text-box>
            <text:p text:style-name="MP12"><text:span text:style-name="MT8">Click to edit Master text styles</text:span></text:p>
            <text:list text:style-name="ML5">
              <text:list-item>
                <text:list>
                  <text:list-item>
                    <text:p text:style-name="MP14"><text:span text:style-name="MT8">Second level</text:span></text:p>
                    <text:list>
                      <text:list-item>
                        <text:p text:style-name="MP15"><text:span text:style-name="MT8">Third level</text:span></text:p>
                        <text:list>
                          <text:list-item>
                            <text:p text:style-name="MP16"><text:span text:style-name="MT8">Fourth level</text:span></text:p>
                            <text:list>
                              <text:list-item>
                                <text:p text:style-name="MP17"><text:span text:style-name="MT8">Fifth level</text:span></text:p>
                              </text:list-item>
                            </text:list>
                          </text:list-item>
                        </text:list>
                      </text:list-item>
                    </text:list>
                  </text:list-item>
                </text:list>
              </text:list-item>
            </text:list>
          </draw:text-box>
        </draw:frame>
        <draw:frame draw:name="Footer Placeholder 5" presentation:style-name="Mpr49" draw:text-style-name="MP6" draw:layer="backgroundobjects" svg:width="8.255cm" svg:height="1.274cm" svg:x="0cm" svg:y="24.126cm" presentation:class="footer">
          <draw:text-box>
            <text:p/>
          </draw:text-box>
        </draw:frame>
        <draw:frame draw:name="Slide Number Placeholder 6" presentation:style-name="Mpr49" draw:text-style-name="MP6" draw:layer="backgroundobjects" svg:width="8.255cm" svg:height="1.274cm" svg:x="10.791cm" svg:y="24.126cm" presentation:class="page-number">
          <draw:text-box>
            <text:p text:style-name="MP13"><text:span text:style-name="MT7"><text:page-number>&lt;nummer&gt;</text:page-number></text:span></text:p>
          </draw:text-box>
        </draw:frame>
      </presentation:notes>
    </style:master-page>
    <style:master-page style:name="Master1-Layout7-blank-Blank"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Date Placeholder 1" presentation:style-name="Mpr50" draw:text-style-name="MP6" draw:layer="backgroundobjects" svg:width="5.927cm" svg:height="1.014cm" svg:x="1.27cm" svg:y="17.657cm" presentation:class="date-time">
        <draw:text-box>
          <text:p text:style-name="MP12"><text:span text:style-name="MT6"><text:date style:data-style-name="D1" text:date-value="2024-04-22">4/22/24</text:date></text:span></text:p>
        </draw:text-box>
      </draw:frame>
      <draw:frame draw:name="Footer Placeholder 2" presentation:style-name="Mpr51" draw:text-style-name="MP6" draw:layer="backgroundobjects" svg:width="8.043cm" svg:height="1.014cm" svg:x="8.678cm" svg:y="17.657cm" presentation:class="footer">
        <draw:text-box>
          <text:p/>
        </draw:text-box>
      </draw:frame>
      <draw:frame draw:name="Slide Number Placeholder 3" presentation:style-name="Mpr50" draw:text-style-name="MP6" draw:layer="backgroundobjects" svg:width="5.927cm" svg:height="1.014cm" svg:x="18.203cm" svg:y="17.657cm" presentation:class="page-number">
        <draw:text-box>
          <text:p text:style-name="MP13"><text:span text:style-name="MT6"><text:page-number>&lt;nummer&gt;</text:page-number></text:span></text:p>
        </draw:text-box>
      </draw:frame>
      <draw:frame presentation:style-name="Master1-Layout7-blank-Blank-title" draw:layer="backgroundobjects" svg:width="45.719cm" svg:height="4.771cm" svg:x="2.54cm" svg:y="1.14cm" presentation:class="title" presentation:placeholder="true">
        <draw:text-box/>
      </draw:frame>
      <draw:frame presentation:style-name="Master1-Layout7-blank-Blank-outline1" draw:layer="backgroundobjects" svg:width="45.719cm" svg:height="16.572cm" svg:x="2.54cm" svg:y="6.686cm" presentation:class="outline" presentation:placeholder="true">
        <draw:text-box/>
      </draw:frame>
      <presentation:notes style:page-layout-name="PM2">
        <draw:frame draw:name="Header Placeholder 1" presentation:style-name="Mpr52" draw:text-style-name="MP6" draw:layer="backgroundobjects" svg:width="8.255cm" svg:height="1.274cm" svg:x="0cm" svg:y="0cm" presentation:class="header">
          <draw:text-box>
            <text:p/>
          </draw:text-box>
        </draw:frame>
        <draw:frame draw:name="Date Placeholder 2" presentation:style-name="Mpr52" draw:text-style-name="MP6" draw:layer="backgroundobjects" svg:width="8.255cm" svg:height="1.274cm" svg:x="10.791cm" svg:y="0cm" presentation:class="date-time">
          <draw:text-box>
            <text:p text:style-name="MP13"><text:span text:style-name="MT7"><text:date style:data-style-name="D1" text:date-value="2024-04-22">22/04/24</text:date></text:span></text:p>
          </draw:text-box>
        </draw:frame>
        <draw:page-thumbnail draw:name="Slide Image Placeholder 3" presentation:style-name="Master1-Layout7-blank-Blank-title" draw:layer="backgroundobjects" svg:width="15.24cm" svg:height="8.572cm" svg:x="1.905cm" svg:y="3.175cm" presentation:class="page"/>
        <draw:frame draw:name="Notes Placeholder 4" presentation:style-name="Mpr53" draw:text-style-name="MP6" draw:layer="backgroundobjects" svg:width="15.24cm" svg:height="10.001cm" svg:x="1.905cm" svg:y="12.224cm" presentation:class="notes">
          <draw:text-box>
            <text:p text:style-name="MP12"><text:span text:style-name="MT8">Click to edit Master text styles</text:span></text:p>
            <text:list text:style-name="ML5">
              <text:list-item>
                <text:list>
                  <text:list-item>
                    <text:p text:style-name="MP14"><text:span text:style-name="MT8">Second level</text:span></text:p>
                    <text:list>
                      <text:list-item>
                        <text:p text:style-name="MP15"><text:span text:style-name="MT8">Third level</text:span></text:p>
                        <text:list>
                          <text:list-item>
                            <text:p text:style-name="MP16"><text:span text:style-name="MT8">Fourth level</text:span></text:p>
                            <text:list>
                              <text:list-item>
                                <text:p text:style-name="MP17"><text:span text:style-name="MT8">Fifth level</text:span></text:p>
                              </text:list-item>
                            </text:list>
                          </text:list-item>
                        </text:list>
                      </text:list-item>
                    </text:list>
                  </text:list-item>
                </text:list>
              </text:list-item>
            </text:list>
          </draw:text-box>
        </draw:frame>
        <draw:frame draw:name="Footer Placeholder 5" presentation:style-name="Mpr54" draw:text-style-name="MP6" draw:layer="backgroundobjects" svg:width="8.255cm" svg:height="1.274cm" svg:x="0cm" svg:y="24.126cm" presentation:class="footer">
          <draw:text-box>
            <text:p/>
          </draw:text-box>
        </draw:frame>
        <draw:frame draw:name="Slide Number Placeholder 6" presentation:style-name="Mpr54" draw:text-style-name="MP6" draw:layer="backgroundobjects" svg:width="8.255cm" svg:height="1.274cm" svg:x="10.791cm" svg:y="24.126cm" presentation:class="page-number">
          <draw:text-box>
            <text:p text:style-name="MP13"><text:span text:style-name="MT7"><text:page-number>&lt;nummer&gt;</text:page-number></text:span></text:p>
          </draw:text-box>
        </draw:frame>
      </presentation:notes>
    </style:master-page>
    <style:master-page style:name="Master1-Layout8-objTx-Content-with-Caption"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Title 1" presentation:style-name="Mpr55" draw:text-style-name="MP6" draw:layer="backgroundobjects" svg:width="8.356cm" svg:height="3.228cm" svg:x="1.27cm" svg:y="0.758cm" presentation:class="title">
        <draw:text-box>
          <text:p text:style-name="MP12"><text:span text:style-name="MT15">Click to edit Master title style</text:span></text:p>
        </draw:text-box>
      </draw:frame>
      <draw:frame draw:name="Content Placeholder 2" presentation:style-name="Mpr56" draw:text-style-name="MP6" draw:layer="backgroundobjects" svg:width="14.199cm" svg:height="16.259cm" svg:x="9.931cm" svg:y="0.758cm" presentation:class="title">
        <draw:text-box>
          <text:list text:style-name="ML7">
            <text:list-item>
              <text:p text:style-name="MP7"><text:span text:style-name="MT2">Click to edit Master text styles</text:span></text:p>
            </text:list-item>
          </text:list>
          <text:list text:style-name="ML8">
            <text:list-item>
              <text:list>
                <text:list-item>
                  <text:p text:style-name="MP8"><text:span text:style-name="MT3">Second level</text:span></text:p>
                </text:list-item>
              </text:list>
            </text:list-item>
          </text:list>
          <text:list text:style-name="ML9">
            <text:list-item>
              <text:list>
                <text:list-item>
                  <text:list>
                    <text:list-item>
                      <text:p text:style-name="MP9"><text:span text:style-name="MT4">Third level</text:span></text:p>
                    </text:list-item>
                  </text:list>
                </text:list-item>
              </text:list>
            </text:list-item>
          </text:list>
          <text:list text:style-name="ML10">
            <text:list-item>
              <text:list>
                <text:list-item>
                  <text:list>
                    <text:list-item>
                      <text:list>
                        <text:list-item>
                          <text:p text:style-name="MP10"><text:span text:style-name="MT5">Fourth level</text:span></text:p>
                        </text:list-item>
                      </text:list>
                    </text:list-item>
                  </text:list>
                </text:list-item>
              </text:list>
            </text:list-item>
          </text:list>
          <text:list text:style-name="ML11">
            <text:list-item>
              <text:list>
                <text:list-item>
                  <text:list>
                    <text:list-item>
                      <text:list>
                        <text:list-item>
                          <text:list>
                            <text:list-item>
                              <text:p text:style-name="MP11"><text:span text:style-name="MT5">Fifth level</text:span></text:p>
                            </text:list-item>
                          </text:list>
                        </text:list-item>
                      </text:list>
                    </text:list-item>
                  </text:list>
                </text:list-item>
              </text:list>
            </text:list-item>
          </text:list>
        </draw:text-box>
      </draw:frame>
      <draw:frame draw:name="Text Placeholder 3" presentation:style-name="Mpr57" draw:text-style-name="MP6" draw:layer="backgroundobjects" svg:width="8.356cm" svg:height="13.031cm" svg:x="1.27cm" svg:y="3.986cm" presentation:class="outline">
        <draw:text-box>
          <text:list text:style-name="ML3">
            <text:list-item>
              <text:p text:style-name="MP29"><text:span text:style-name="MT16">Click to edit Master text styles</text:span></text:p>
            </text:list-item>
          </text:list>
        </draw:text-box>
      </draw:frame>
      <draw:frame draw:name="Date Placeholder 4" presentation:style-name="Mpr58" draw:text-style-name="MP6" draw:layer="backgroundobjects" svg:width="5.927cm" svg:height="1.014cm" svg:x="1.27cm" svg:y="17.657cm" presentation:class="date-time">
        <draw:text-box>
          <text:p text:style-name="MP12"><text:span text:style-name="MT6"><text:date style:data-style-name="D1" text:date-value="2024-04-22">4/22/24</text:date></text:span></text:p>
        </draw:text-box>
      </draw:frame>
      <draw:frame draw:name="Footer Placeholder 5" presentation:style-name="Mpr59" draw:text-style-name="MP6" draw:layer="backgroundobjects" svg:width="8.043cm" svg:height="1.014cm" svg:x="8.678cm" svg:y="17.657cm" presentation:class="footer">
        <draw:text-box>
          <text:p/>
        </draw:text-box>
      </draw:frame>
      <draw:frame draw:name="Slide Number Placeholder 6" presentation:style-name="Mpr58" draw:text-style-name="MP6" draw:layer="backgroundobjects" svg:width="5.927cm" svg:height="1.014cm" svg:x="18.203cm" svg:y="17.657cm" presentation:class="page-number">
        <draw:text-box>
          <text:p text:style-name="MP13"><text:span text:style-name="MT6"><text:page-number>&lt;nummer&gt;</text:page-number></text:span></text:p>
        </draw:text-box>
      </draw:frame>
      <presentation:notes style:page-layout-name="PM2">
        <draw:frame draw:name="Header Placeholder 1" presentation:style-name="Mpr60" draw:text-style-name="MP6" draw:layer="backgroundobjects" svg:width="8.255cm" svg:height="1.274cm" svg:x="0cm" svg:y="0cm" presentation:class="header">
          <draw:text-box>
            <text:p/>
          </draw:text-box>
        </draw:frame>
        <draw:frame draw:name="Date Placeholder 2" presentation:style-name="Mpr60" draw:text-style-name="MP6" draw:layer="backgroundobjects" svg:width="8.255cm" svg:height="1.274cm" svg:x="10.791cm" svg:y="0cm" presentation:class="date-time">
          <draw:text-box>
            <text:p text:style-name="MP13"><text:span text:style-name="MT7"><text:date style:data-style-name="D1" text:date-value="2024-04-22">22/04/24</text:date></text:span></text:p>
          </draw:text-box>
        </draw:frame>
        <draw:page-thumbnail draw:name="Slide Image Placeholder 3" presentation:style-name="Master1-Layout8-objTx-Content-with-Caption-title" draw:layer="backgroundobjects" svg:width="15.24cm" svg:height="8.572cm" svg:x="1.905cm" svg:y="3.175cm" presentation:class="page"/>
        <draw:frame draw:name="Notes Placeholder 4" presentation:style-name="Mpr61" draw:text-style-name="MP6" draw:layer="backgroundobjects" svg:width="15.24cm" svg:height="10.001cm" svg:x="1.905cm" svg:y="12.224cm" presentation:class="notes">
          <draw:text-box>
            <text:p text:style-name="MP12"><text:span text:style-name="MT8">Click to edit Master text styles</text:span></text:p>
            <text:list text:style-name="ML5">
              <text:list-item>
                <text:list>
                  <text:list-item>
                    <text:p text:style-name="MP14"><text:span text:style-name="MT8">Second level</text:span></text:p>
                    <text:list>
                      <text:list-item>
                        <text:p text:style-name="MP15"><text:span text:style-name="MT8">Third level</text:span></text:p>
                        <text:list>
                          <text:list-item>
                            <text:p text:style-name="MP16"><text:span text:style-name="MT8">Fourth level</text:span></text:p>
                            <text:list>
                              <text:list-item>
                                <text:p text:style-name="MP17"><text:span text:style-name="MT8">Fifth level</text:span></text:p>
                              </text:list-item>
                            </text:list>
                          </text:list-item>
                        </text:list>
                      </text:list-item>
                    </text:list>
                  </text:list-item>
                </text:list>
              </text:list-item>
            </text:list>
          </draw:text-box>
        </draw:frame>
        <draw:frame draw:name="Footer Placeholder 5" presentation:style-name="Mpr62" draw:text-style-name="MP6" draw:layer="backgroundobjects" svg:width="8.255cm" svg:height="1.274cm" svg:x="0cm" svg:y="24.126cm" presentation:class="footer">
          <draw:text-box>
            <text:p/>
          </draw:text-box>
        </draw:frame>
        <draw:frame draw:name="Slide Number Placeholder 6" presentation:style-name="Mpr62" draw:text-style-name="MP6" draw:layer="backgroundobjects" svg:width="8.255cm" svg:height="1.274cm" svg:x="10.791cm" svg:y="24.126cm" presentation:class="page-number">
          <draw:text-box>
            <text:p text:style-name="MP13"><text:span text:style-name="MT7"><text:page-number>&lt;nummer&gt;</text:page-number></text:span></text:p>
          </draw:text-box>
        </draw:frame>
      </presentation:notes>
    </style:master-page>
    <style:master-page style:name="Master1-Layout9-picTx-Picture-with-Caption"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Title 1" presentation:style-name="Mpr63" draw:text-style-name="MP6" draw:layer="backgroundobjects" svg:width="15.24cm" svg:height="1.574cm" svg:x="4.979cm" svg:y="13.335cm" presentation:class="title">
        <draw:text-box>
          <text:p text:style-name="MP12"><text:span text:style-name="MT15">Click to edit Master title style</text:span></text:p>
        </draw:text-box>
      </draw:frame>
      <draw:frame draw:name="Picture Placeholder 2" presentation:style-name="Mpr64" draw:text-style-name="MP6" draw:layer="backgroundobjects" svg:width="15.24cm" svg:height="11.43cm" svg:x="4.979cm" svg:y="1.702cm" presentation:class="title">
        <draw:text-box>
          <text:p/>
        </draw:text-box>
      </draw:frame>
      <draw:frame draw:name="Text Placeholder 3" presentation:style-name="Mpr65" draw:text-style-name="MP6" draw:layer="backgroundobjects" svg:width="15.24cm" svg:height="2.236cm" svg:x="4.979cm" svg:y="14.909cm" presentation:class="outline">
        <draw:text-box>
          <text:list text:style-name="ML3">
            <text:list-item>
              <text:p text:style-name="MP29"><text:span text:style-name="MT16">Click to edit Master text styles</text:span></text:p>
            </text:list-item>
          </text:list>
        </draw:text-box>
      </draw:frame>
      <draw:frame draw:name="Date Placeholder 4" presentation:style-name="Mpr66" draw:text-style-name="MP6" draw:layer="backgroundobjects" svg:width="5.927cm" svg:height="1.014cm" svg:x="1.27cm" svg:y="17.657cm" presentation:class="date-time">
        <draw:text-box>
          <text:p text:style-name="MP12"><text:span text:style-name="MT6"><text:date style:data-style-name="D1" text:date-value="2024-04-22">4/22/24</text:date></text:span></text:p>
        </draw:text-box>
      </draw:frame>
      <draw:frame draw:name="Footer Placeholder 5" presentation:style-name="Mpr67" draw:text-style-name="MP6" draw:layer="backgroundobjects" svg:width="8.043cm" svg:height="1.014cm" svg:x="8.678cm" svg:y="17.657cm" presentation:class="footer">
        <draw:text-box>
          <text:p/>
        </draw:text-box>
      </draw:frame>
      <draw:frame draw:name="Slide Number Placeholder 6" presentation:style-name="Mpr66" draw:text-style-name="MP6" draw:layer="backgroundobjects" svg:width="5.927cm" svg:height="1.014cm" svg:x="18.203cm" svg:y="17.657cm" presentation:class="page-number">
        <draw:text-box>
          <text:p text:style-name="MP13"><text:span text:style-name="MT6"><text:page-number>&lt;nummer&gt;</text:page-number></text:span></text:p>
        </draw:text-box>
      </draw:frame>
      <presentation:notes style:page-layout-name="PM2">
        <draw:frame draw:name="Header Placeholder 1" presentation:style-name="Mpr68" draw:text-style-name="MP6" draw:layer="backgroundobjects" svg:width="8.255cm" svg:height="1.274cm" svg:x="0cm" svg:y="0cm" presentation:class="header">
          <draw:text-box>
            <text:p/>
          </draw:text-box>
        </draw:frame>
        <draw:frame draw:name="Date Placeholder 2" presentation:style-name="Mpr68" draw:text-style-name="MP6" draw:layer="backgroundobjects" svg:width="8.255cm" svg:height="1.274cm" svg:x="10.791cm" svg:y="0cm" presentation:class="date-time">
          <draw:text-box>
            <text:p text:style-name="MP13"><text:span text:style-name="MT7"><text:date style:data-style-name="D1" text:date-value="2024-04-22">22/04/24</text:date></text:span></text:p>
          </draw:text-box>
        </draw:frame>
        <draw:page-thumbnail draw:name="Slide Image Placeholder 3" presentation:style-name="Master1-Layout9-picTx-Picture-with-Caption-title" draw:layer="backgroundobjects" svg:width="15.24cm" svg:height="8.572cm" svg:x="1.905cm" svg:y="3.175cm" presentation:class="page"/>
        <draw:frame draw:name="Notes Placeholder 4" presentation:style-name="Mpr69" draw:text-style-name="MP6" draw:layer="backgroundobjects" svg:width="15.24cm" svg:height="10.001cm" svg:x="1.905cm" svg:y="12.224cm" presentation:class="notes">
          <draw:text-box>
            <text:p text:style-name="MP12"><text:span text:style-name="MT8">Click to edit Master text styles</text:span></text:p>
            <text:list text:style-name="ML5">
              <text:list-item>
                <text:list>
                  <text:list-item>
                    <text:p text:style-name="MP14"><text:span text:style-name="MT8">Second level</text:span></text:p>
                    <text:list>
                      <text:list-item>
                        <text:p text:style-name="MP15"><text:span text:style-name="MT8">Third level</text:span></text:p>
                        <text:list>
                          <text:list-item>
                            <text:p text:style-name="MP16"><text:span text:style-name="MT8">Fourth level</text:span></text:p>
                            <text:list>
                              <text:list-item>
                                <text:p text:style-name="MP17"><text:span text:style-name="MT8">Fifth level</text:span></text:p>
                              </text:list-item>
                            </text:list>
                          </text:list-item>
                        </text:list>
                      </text:list-item>
                    </text:list>
                  </text:list-item>
                </text:list>
              </text:list-item>
            </text:list>
          </draw:text-box>
        </draw:frame>
        <draw:frame draw:name="Footer Placeholder 5" presentation:style-name="Mpr70" draw:text-style-name="MP6" draw:layer="backgroundobjects" svg:width="8.255cm" svg:height="1.274cm" svg:x="0cm" svg:y="24.126cm" presentation:class="footer">
          <draw:text-box>
            <text:p/>
          </draw:text-box>
        </draw:frame>
        <draw:frame draw:name="Slide Number Placeholder 6" presentation:style-name="Mpr70" draw:text-style-name="MP6" draw:layer="backgroundobjects" svg:width="8.255cm" svg:height="1.274cm" svg:x="10.791cm" svg:y="24.126cm" presentation:class="page-number">
          <draw:text-box>
            <text:p text:style-name="MP13"><text:span text:style-name="MT7"><text:page-number>&lt;nummer&gt;</text:page-number></text:span></text:p>
          </draw:text-box>
        </draw:frame>
      </presentation:notes>
    </style:master-page>
    <style:master-page style:name="Master1-Layout10-vertTx-Title-and-Vertical-Tex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Title 1" presentation:style-name="Mpr71" draw:text-style-name="MP6" draw:layer="backgroundobjects" svg:width="22.86cm" svg:height="3.175cm" svg:x="1.27cm" svg:y="0.763cm" presentation:class="title">
        <draw:text-box>
          <text:p text:style-name="MP5"><text:span text:style-name="MT1">Click to edit Master title style</text:span></text:p>
        </draw:text-box>
      </draw:frame>
      <draw:frame draw:name="Vertical Text Placeholder 2" presentation:style-name="Mpr72" draw:text-style-name="MP6" draw:layer="backgroundobjects" svg:width="22.86cm" svg:height="12.572cm" svg:x="1.27cm" svg:y="4.445cm" presentation:class="outline">
        <draw:text-box>
          <text:list text:style-name="ML3">
            <text:list-item>
              <text:p text:style-name="MP7"><text:span text:style-name="MT2">Click to edit Master text styles</text:span></text:p>
              <text:list>
                <text:list-item>
                  <text:p text:style-name="MP8"><text:span text:style-name="MT3">Second level</text:span></text:p>
                  <text:list>
                    <text:list-item>
                      <text:p text:style-name="MP9"><text:span text:style-name="MT4">Third level</text:span></text:p>
                      <text:list>
                        <text:list-item>
                          <text:p text:style-name="MP10"><text:span text:style-name="MT5">Fourth level</text:span></text:p>
                          <text:list>
                            <text:list-item>
                              <text:p text:style-name="MP11"><text:span text:style-name="MT5">Fifth level</text:span></text:p>
                            </text:list-item>
                          </text:list>
                        </text:list-item>
                      </text:list>
                    </text:list-item>
                  </text:list>
                </text:list-item>
              </text:list>
            </text:list-item>
          </text:list>
        </draw:text-box>
      </draw:frame>
      <draw:frame draw:name="Date Placeholder 3" presentation:style-name="Mpr73" draw:text-style-name="MP6" draw:layer="backgroundobjects" svg:width="5.927cm" svg:height="1.014cm" svg:x="1.27cm" svg:y="17.657cm" presentation:class="date-time">
        <draw:text-box>
          <text:p text:style-name="MP12"><text:span text:style-name="MT6"><text:date style:data-style-name="D1" text:date-value="2024-04-22">4/22/24</text:date></text:span></text:p>
        </draw:text-box>
      </draw:frame>
      <draw:frame draw:name="Footer Placeholder 4" presentation:style-name="Mpr74" draw:text-style-name="MP6" draw:layer="backgroundobjects" svg:width="8.043cm" svg:height="1.014cm" svg:x="8.678cm" svg:y="17.657cm" presentation:class="footer">
        <draw:text-box>
          <text:p/>
        </draw:text-box>
      </draw:frame>
      <draw:frame draw:name="Slide Number Placeholder 5" presentation:style-name="Mpr73" draw:text-style-name="MP6" draw:layer="backgroundobjects" svg:width="5.927cm" svg:height="1.014cm" svg:x="18.203cm" svg:y="17.657cm" presentation:class="page-number">
        <draw:text-box>
          <text:p text:style-name="MP13"><text:span text:style-name="MT6"><text:page-number>&lt;nummer&gt;</text:page-number></text:span></text:p>
        </draw:text-box>
      </draw:frame>
      <presentation:notes style:page-layout-name="PM2">
        <draw:frame draw:name="Header Placeholder 1" presentation:style-name="Mpr75" draw:text-style-name="MP6" draw:layer="backgroundobjects" svg:width="8.255cm" svg:height="1.274cm" svg:x="0cm" svg:y="0cm" presentation:class="header">
          <draw:text-box>
            <text:p/>
          </draw:text-box>
        </draw:frame>
        <draw:frame draw:name="Date Placeholder 2" presentation:style-name="Mpr75" draw:text-style-name="MP6" draw:layer="backgroundobjects" svg:width="8.255cm" svg:height="1.274cm" svg:x="10.791cm" svg:y="0cm" presentation:class="date-time">
          <draw:text-box>
            <text:p text:style-name="MP13"><text:span text:style-name="MT7"><text:date style:data-style-name="D1" text:date-value="2024-04-22">22/04/24</text:date></text:span></text:p>
          </draw:text-box>
        </draw:frame>
        <draw:page-thumbnail draw:name="Slide Image Placeholder 3" presentation:style-name="Master1-Layout10-vertTx-Title-and-Vertical-Text-title" draw:layer="backgroundobjects" svg:width="15.24cm" svg:height="8.572cm" svg:x="1.905cm" svg:y="3.175cm" presentation:class="page"/>
        <draw:frame draw:name="Notes Placeholder 4" presentation:style-name="Mpr76" draw:text-style-name="MP6" draw:layer="backgroundobjects" svg:width="15.24cm" svg:height="10.001cm" svg:x="1.905cm" svg:y="12.224cm" presentation:class="notes">
          <draw:text-box>
            <text:p text:style-name="MP12"><text:span text:style-name="MT8">Click to edit Master text styles</text:span></text:p>
            <text:list text:style-name="ML5">
              <text:list-item>
                <text:list>
                  <text:list-item>
                    <text:p text:style-name="MP14"><text:span text:style-name="MT8">Second level</text:span></text:p>
                    <text:list>
                      <text:list-item>
                        <text:p text:style-name="MP15"><text:span text:style-name="MT8">Third level</text:span></text:p>
                        <text:list>
                          <text:list-item>
                            <text:p text:style-name="MP16"><text:span text:style-name="MT8">Fourth level</text:span></text:p>
                            <text:list>
                              <text:list-item>
                                <text:p text:style-name="MP17"><text:span text:style-name="MT8">Fifth level</text:span></text:p>
                              </text:list-item>
                            </text:list>
                          </text:list-item>
                        </text:list>
                      </text:list-item>
                    </text:list>
                  </text:list-item>
                </text:list>
              </text:list-item>
            </text:list>
          </draw:text-box>
        </draw:frame>
        <draw:frame draw:name="Footer Placeholder 5" presentation:style-name="Mpr77" draw:text-style-name="MP6" draw:layer="backgroundobjects" svg:width="8.255cm" svg:height="1.274cm" svg:x="0cm" svg:y="24.126cm" presentation:class="footer">
          <draw:text-box>
            <text:p/>
          </draw:text-box>
        </draw:frame>
        <draw:frame draw:name="Slide Number Placeholder 6" presentation:style-name="Mpr77" draw:text-style-name="MP6" draw:layer="backgroundobjects" svg:width="8.255cm" svg:height="1.274cm" svg:x="10.791cm" svg:y="24.126cm" presentation:class="page-number">
          <draw:text-box>
            <text:p text:style-name="MP13"><text:span text:style-name="MT7"><text:page-number>&lt;nummer&gt;</text:page-number></text:span></text:p>
          </draw:text-box>
        </draw:frame>
      </presentation:notes>
    </style:master-page>
    <style:master-page style:name="Master1-Layout11-vertTitleAndTx-Vertical-Title-and-Tex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Vertical Title 1" presentation:style-name="Mpr78" draw:text-style-name="MP6" draw:layer="backgroundobjects" svg:width="5.715cm" svg:height="16.254cm" svg:x="18.415cm" svg:y="0.763cm" presentation:class="title">
        <draw:text-box>
          <text:p text:style-name="MP5"><text:span text:style-name="MT1">Click to edit Master title style</text:span></text:p>
        </draw:text-box>
      </draw:frame>
      <draw:frame draw:name="Vertical Text Placeholder 2" presentation:style-name="Mpr79" draw:text-style-name="MP6" draw:layer="backgroundobjects" svg:width="16.722cm" svg:height="16.254cm" svg:x="1.27cm" svg:y="0.763cm" presentation:class="outline">
        <draw:text-box>
          <text:list text:style-name="ML3">
            <text:list-item>
              <text:p text:style-name="MP7"><text:span text:style-name="MT2">Click to edit Master text styles</text:span></text:p>
              <text:list>
                <text:list-item>
                  <text:p text:style-name="MP8"><text:span text:style-name="MT3">Second level</text:span></text:p>
                  <text:list>
                    <text:list-item>
                      <text:p text:style-name="MP9"><text:span text:style-name="MT4">Third level</text:span></text:p>
                      <text:list>
                        <text:list-item>
                          <text:p text:style-name="MP10"><text:span text:style-name="MT5">Fourth level</text:span></text:p>
                          <text:list>
                            <text:list-item>
                              <text:p text:style-name="MP11"><text:span text:style-name="MT5">Fifth level</text:span></text:p>
                            </text:list-item>
                          </text:list>
                        </text:list-item>
                      </text:list>
                    </text:list-item>
                  </text:list>
                </text:list-item>
              </text:list>
            </text:list-item>
          </text:list>
        </draw:text-box>
      </draw:frame>
      <draw:frame draw:name="Date Placeholder 3" presentation:style-name="Mpr80" draw:text-style-name="MP6" draw:layer="backgroundobjects" svg:width="5.927cm" svg:height="1.014cm" svg:x="1.27cm" svg:y="17.657cm" presentation:class="date-time">
        <draw:text-box>
          <text:p text:style-name="MP12"><text:span text:style-name="MT6"><text:date style:data-style-name="D1" text:date-value="2024-04-22">4/22/24</text:date></text:span></text:p>
        </draw:text-box>
      </draw:frame>
      <draw:frame draw:name="Footer Placeholder 4" presentation:style-name="Mpr81" draw:text-style-name="MP6" draw:layer="backgroundobjects" svg:width="8.043cm" svg:height="1.014cm" svg:x="8.678cm" svg:y="17.657cm" presentation:class="footer">
        <draw:text-box>
          <text:p/>
        </draw:text-box>
      </draw:frame>
      <draw:frame draw:name="Slide Number Placeholder 5" presentation:style-name="Mpr80" draw:text-style-name="MP6" draw:layer="backgroundobjects" svg:width="5.927cm" svg:height="1.014cm" svg:x="18.203cm" svg:y="17.657cm" presentation:class="page-number">
        <draw:text-box>
          <text:p text:style-name="MP13"><text:span text:style-name="MT6"><text:page-number>&lt;nummer&gt;</text:page-number></text:span></text:p>
        </draw:text-box>
      </draw:frame>
      <presentation:notes style:page-layout-name="PM2">
        <draw:frame draw:name="Header Placeholder 1" presentation:style-name="Mpr82" draw:text-style-name="MP6" draw:layer="backgroundobjects" svg:width="8.255cm" svg:height="1.274cm" svg:x="0cm" svg:y="0cm" presentation:class="header">
          <draw:text-box>
            <text:p/>
          </draw:text-box>
        </draw:frame>
        <draw:frame draw:name="Date Placeholder 2" presentation:style-name="Mpr82" draw:text-style-name="MP6" draw:layer="backgroundobjects" svg:width="8.255cm" svg:height="1.274cm" svg:x="10.791cm" svg:y="0cm" presentation:class="date-time">
          <draw:text-box>
            <text:p text:style-name="MP13"><text:span text:style-name="MT7"><text:date style:data-style-name="D1" text:date-value="2024-04-22">22/04/24</text:date></text:span></text:p>
          </draw:text-box>
        </draw:frame>
        <draw:page-thumbnail draw:name="Slide Image Placeholder 3" presentation:style-name="Master1-Layout11-vertTitleAndTx-Vertical-Title-and-Text-title" draw:layer="backgroundobjects" svg:width="15.24cm" svg:height="8.572cm" svg:x="1.905cm" svg:y="3.175cm" presentation:class="page"/>
        <draw:frame draw:name="Notes Placeholder 4" presentation:style-name="Mpr83" draw:text-style-name="MP6" draw:layer="backgroundobjects" svg:width="15.24cm" svg:height="10.001cm" svg:x="1.905cm" svg:y="12.224cm" presentation:class="notes">
          <draw:text-box>
            <text:p text:style-name="MP12"><text:span text:style-name="MT8">Click to edit Master text styles</text:span></text:p>
            <text:list text:style-name="ML5">
              <text:list-item>
                <text:list>
                  <text:list-item>
                    <text:p text:style-name="MP14"><text:span text:style-name="MT8">Second level</text:span></text:p>
                    <text:list>
                      <text:list-item>
                        <text:p text:style-name="MP15"><text:span text:style-name="MT8">Third level</text:span></text:p>
                        <text:list>
                          <text:list-item>
                            <text:p text:style-name="MP16"><text:span text:style-name="MT8">Fourth level</text:span></text:p>
                            <text:list>
                              <text:list-item>
                                <text:p text:style-name="MP17"><text:span text:style-name="MT8">Fifth level</text:span></text:p>
                              </text:list-item>
                            </text:list>
                          </text:list-item>
                        </text:list>
                      </text:list-item>
                    </text:list>
                  </text:list-item>
                </text:list>
              </text:list-item>
            </text:list>
          </draw:text-box>
        </draw:frame>
        <draw:frame draw:name="Footer Placeholder 5" presentation:style-name="Mpr84" draw:text-style-name="MP6" draw:layer="backgroundobjects" svg:width="8.255cm" svg:height="1.274cm" svg:x="0cm" svg:y="24.126cm" presentation:class="footer">
          <draw:text-box>
            <text:p/>
          </draw:text-box>
        </draw:frame>
        <draw:frame draw:name="Slide Number Placeholder 6" presentation:style-name="Mpr84" draw:text-style-name="MP6" draw:layer="backgroundobjects" svg:width="8.255cm" svg:height="1.274cm" svg:x="10.791cm" svg:y="24.126cm" presentation:class="page-number">
          <draw:text-box>
            <text:p text:style-name="MP13"><text:span text:style-name="MT7"><text:page-number>&lt;numm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generator>LibreOffice/24.2.2.2$Windows_X86_64 LibreOffice_project/d56cc158d8a96260b836f100ef4b4ef25d6f1a01</meta:generator>
    <dc:title>Networking Case study</dc:title>
    <meta:creation-date>2006-08-16T00:00:00Z</meta:creation-date>
    <dc:date>2024-04-22T10:44:17Z</dc:date>
    <meta:editing-cycles>2</meta:editing-cycles>
    <meta:editing-duration>PT0S</meta:editing-duration>
    <meta:document-statistic meta:object-count="303"/>
  </office:meta>
</office:document-meta>
</file>